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nux Libertine" svg:font-family="'Linux Libertine', Georgia"/>
    <style:font-face style:name="Mangal1" svg:font-family="Mangal"/>
    <style:font-face style:name="sans-serif" svg:font-family="sans-serif, Arial"/>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2"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Times New Roman" style:font-size-complex="14pt" style:language-complex="hi" style:country-complex="IN"/>
    </style:style>
    <style:style style:name="P3" style:family="paragraph" style:parent-style-name="Standard">
      <style:paragraph-properties fo:line-height="150%" fo:text-align="justify" style:justify-single-word="false"/>
      <style:text-properties fo:color="#000000" style:font-name="Times New Roman" fo:font-size="14pt" fo:letter-spacing="normal" fo:language="pl" fo:country="PL" style:font-size-asian="14pt" style:language-asian="zh" style:country-asian="CN" style:font-size-complex="14pt" style:language-complex="hi" style:country-complex="IN"/>
    </style:style>
    <style:style style:name="P4" style:family="paragraph" style:parent-style-name="Standard">
      <style:paragraph-properties fo:line-height="150%" fo:text-align="justify" style:justify-single-word="false"/>
      <style:text-properties fo:color="#000000" style:font-name="Times New Roman" fo:font-size="14pt" fo:letter-spacing="normal"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letter-spacing="normal" style:font-size-asian="14pt" style:font-name-complex="Times New Roman" style:font-size-complex="14pt"/>
    </style:style>
    <style:style style:name="P6"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7" style:family="paragraph" style:parent-style-name="Standard">
      <style:paragraph-properties fo:line-height="150%" fo:text-align="justify" style:justify-single-word="false"/>
      <style:text-properties fo:color="#000000" style:font-name="Times New Roman" fo:font-size="16pt" fo:letter-spacing="normal" fo:font-weight="bold" style:font-size-asian="16pt" style:font-weight-asian="bold" style:font-size-complex="16pt" style:font-weight-complex="bold"/>
    </style:style>
    <style:style style:name="P8" style:family="paragraph" style:parent-style-name="Standard">
      <style:paragraph-properties fo:line-height="150%" fo:text-align="justify" style:justify-single-word="false"/>
      <style:text-properties fo:color="#000000" fo:font-size="14pt" fo:letter-spacing="normal" style:font-size-asian="14pt" style:font-size-complex="14pt"/>
    </style:style>
    <style:style style:name="P9" style:family="paragraph" style:parent-style-name="Standard">
      <style:paragraph-properties fo:line-height="150%" fo:text-align="justify" style:justify-single-word="false"/>
      <style:text-properties fo:color="#000000" fo:font-size="14pt" style:font-size-asian="14pt" style:font-size-complex="14pt"/>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200%" fo:text-align="justify" style:justify-single-word="false"/>
    </style:style>
    <style:style style:name="P12" style:family="paragraph" style:parent-style-name="Standard" style:master-page-name="Standard">
      <style:paragraph-properties fo:line-height="150%" fo:text-align="justify" style:justify-single-word="false" style:page-number="auto"/>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weight-complex="normal"/>
    </style:style>
    <style:style style:name="T3" style:family="text">
      <style:text-properties fo:font-style="italic" style:font-style-asian="italic" style:font-style-complex="italic"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font-weight-complex="normal"/>
    </style:style>
    <style:style style:name="T6" style:family="text">
      <style:text-properties fo:font-variant="normal" fo:text-transform="none" fo:color="#000000" style:font-name="Arial" fo:font-size="14pt" fo:letter-spacing="normal" fo:language="pl" fo:country="PL" fo:font-style="italic" fo:font-weight="bold" style:font-size-asian="14pt" style:language-asian="zh" style:country-asian="CN" style:font-style-asian="italic" style:font-weight-asian="bold" style:font-name-complex="sans-serif" style:font-size-complex="14pt" style:language-complex="hi" style:country-complex="IN" style:font-style-complex="italic" style:font-weight-complex="bold"/>
    </style:style>
    <style:style style:name="T7" style:family="text">
      <style:text-properties fo:font-variant="normal" fo:text-transform="none" fo:font-style="normal" fo:font-weight="normal" style:font-style-asian="normal" style:font-weight-asian="normal" style:font-name-complex="sans-serif"/>
    </style:style>
    <style:style style:name="T8" style:family="text">
      <style:text-properties fo:font-variant="normal" fo:text-transform="none" fo:letter-spacing="normal" fo:language="de" fo:country="DE" fo:font-style="normal" fo:font-weight="normal" style:font-style-asian="normal" style:font-weight-asian="normal" style:font-name-complex="Linux Libertine"/>
    </style:style>
    <style:style style:name="T9" style:family="text">
      <style:text-properties fo:font-variant="normal" fo:text-transform="none" fo:letter-spacing="normal" fo:font-style="normal" fo:font-weight="normal" style:font-style-asian="normal" style:font-weight-asian="normal" style:font-name-complex="sans-serif"/>
    </style:style>
    <style:style style:name="T10" style:family="text">
      <style:text-properties fo:letter-spacing="normal"/>
    </style:style>
    <style:style style:name="T11" style:family="text">
      <style:text-properties fo:letter-spacing="normal" fo:language="pl" fo:country="PL"/>
    </style:style>
    <style:style style:name="T12" style:family="text">
      <style:text-properties fo:letter-spacing="normal" fo:language="pl" fo:country="PL" style:language-asian="zh" style:country-asian="CN" style:language-complex="hi" style:country-complex="IN"/>
    </style:style>
    <style:style style:name="T13" style:family="text">
      <style:text-properties fo:letter-spacing="normal" fo:font-style="italic" style:font-style-asian="italic" style:font-style-complex="italic"/>
    </style:style>
    <style:style style:name="T14" style:family="text">
      <style:text-properties fo:letter-spacing="normal" fo:font-style="normal" style:font-style-asian="normal" style:font-style-complex="normal"/>
    </style:style>
    <style:style style:name="T15" style:family="text">
      <style:text-properties fo:letter-spacing="normal" fo:language="de" fo:country="DE" fo:font-weight="normal" style:font-weight-asian="normal" style:font-name-complex="Times New Roman"/>
    </style:style>
    <style:style style:name="T16" style:family="text">
      <style:text-properties fo:letter-spacing="normal" style:font-name-complex="Times New Roman"/>
    </style:style>
    <style:style style:name="T17" style:family="text">
      <style:text-properties fo:color="#000000" style:font-name="Times New Roman" fo:font-size="14pt" fo:letter-spacing="normal" style:font-size-asian="14pt" style:font-name-complex="Times New Roman" style:font-size-complex="14pt"/>
    </style:style>
    <style:style style:name="T18" style:family="text">
      <style:text-properties fo:color="#000000" style:font-name="Times New Roman" fo:font-size="14pt" fo:letter-spacing="normal" style:font-size-asian="14pt" style:font-size-complex="14pt"/>
    </style:style>
    <style:style style:name="T19" style:family="text">
      <style:text-properties fo:color="#000000" style:font-name="Times New Roman" fo:font-size="14pt" fo:letter-spacing="normal" fo:language="de" fo:country="DE" fo:font-weight="normal" style:font-size-asian="14pt" style:font-weight-asian="normal" style:font-name-complex="Times New Roman" style:font-size-complex="14pt"/>
    </style:style>
    <style:style style:name="T20" style:family="text">
      <style:text-properties fo:color="#000000" style:font-name="Times New Roman" fo:font-size="14pt" fo:letter-spacing="normal" fo:font-style="italic" style:font-size-asian="14pt" style:font-style-asian="italic" style:font-size-complex="14pt" style:font-style-complex="italic"/>
    </style:style>
    <style:style style:name="T21" style:family="text">
      <style:text-properties fo:color="#000000" style:font-name="Times New Roman" fo:font-size="14pt" fo:letter-spacing="normal" style:font-name-asian="Courier" style:font-size-asian="14pt" style:font-name-complex="Courier" style:font-size-complex="14pt"/>
    </style:style>
    <style:style style:name="T22" style:family="text">
      <style:text-properties fo:color="#000000" style:font-name="Times New Roman" fo:font-size="14pt" fo:letter-spacing="0.018cm" fo:font-weight="normal" style:font-size-asian="14pt" style:font-weight-asian="normal" style:font-name-complex="Times New Roman" style:font-size-complex="14pt" style:font-weight-complex="normal"/>
    </style:style>
    <style:style style:name="T23" style:family="text">
      <style:text-properties fo:letter-spacing="0.018cm" style:font-name-complex="Times New Roman" style:font-weight-complex="normal"/>
    </style:style>
    <style:style style:name="T24" style:family="text">
      <style:text-properties fo:color="#800000" style:font-name="Times New Roman" fo:font-size="14pt" fo:letter-spacing="0.018cm" fo:font-weight="normal" style:font-size-asian="14pt" style:font-weight-asian="normal" style:font-name-complex="Times New Roman" style:font-size-complex="14pt" style:font-weight-complex="normal"/>
    </style:style>
    <style:style style:name="T25" style:family="text">
      <style:text-properties fo:color="#800000" fo:letter-spacing="0.018cm" style:font-name-complex="Times New Roman"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Domyślna_20_czcionka_20_akapitu"><text:span text:style-name="T1">ROZDZIAŁ VIII – RZECZPOSPOLITA W LATACH 1676-1683.</text:span></text:span></text:p>
      <text:h text:style-name="Heading_20_2" text:outline-level="2"><text:span text:style-name="Domyślna_20_czcionka_20_akapitu"><text:span text:style-name="T4">1. Pokój i stabilizacja wewnętrzna kraju. </text:span></text:span></text:h>
      <text:p text:style-name="P1"><text:span text:style-name="Domyślna_20_czcionka_20_akapitu"><text:span text:style-name="T2"/></text:span></text:p>
      <text:p text:style-name="P1"><text:span text:style-name="Domyślna_20_czcionka_20_akapitu"><text:span text:style-name="T2">Mimo licznych sukcesów politycznych odniesionych w kraju i w polityce zagranicznej - na razie, na koniec roku 1676, sytuacja jest nadal trudna dla Sobieskiego, gdyż wydarzenia ostatnich lat skomplikowały wewnętrzny obraz państwa, pojawiły się nowe zagrożenia, a między zakładaną rzeczywistością i praktykę często widoczne były sprzeczności. Zawieszone, a zarazem spotęgowane bezczynnością, na czas wojny problemy ujawniły się wraz z ustanowieniem pokoju ze zdwojoną siłą. Reform uchwalonych przez skonfederowany sejm elekcyjny na nie udało się w wojennej zawierusze skutecznie wdrożyć, lub postanowiono je odłożyć na później. W najbliższym czasie już panującego pokoju reformy będą przynosić umiarkowane efekty, a więc rozczarowywać. Opozycja magnacka jest co prawda - dzięki aresztowaniu, wygnaniu lub sterroryzowaniu jej przywódców, oraz po pozbawieniu urzędów i niekiedy zbrojnym poskromieniu zorganizowanego oporu jej najbardziej buntowniczego skrzydła, o wiele słabsza i rozbita niż kiedykolwiek, ale nie ma gwarancji, iż nie odrodzi się wraz wzrostem niezadowolenia z rządów Jana III. Nie znaczy to również, że szlachta nadal się nie burzy i głośno nie manifestuje swojego niezadowolenia, a w śród magnatów nie brak pozornych przyjaciół króla, jacy poza oficjalnymi deklaracjami życzliwości dla niego, są gotowi budować na gruzach rozbitej opozycji, nowego jej wcielenia i prowadzić polityki wymierzonej w plany dworu. Gdzieniegdzie może nawet wciąż dochodzić nadal do prób ponownego zawiązywania konfederacji „przeciw absolutyzmowi" i uzurpacji Sobieskich, w czym sekundują krążące paszkwile atakujące monarchę. Odciąga to wojska królewskie od innych zadań i zmusza monarchę do szukania szybkiego pokoju państwami, z jakimi toczy wojny, mimo iż wydawać by się mogło, iż w zasięgu ręki były znacznie większe zdobycze, niż zadowalanie się połowicznymi sukcesami. Sama armia wymaga też troski, jest ona podstawowym gwarantem władzy, ale jej wierność jest kosztowana, a panujący w RON mechanizm skarbowy, choć zreformowany dopiero </text:span></text:span><text:soft-page-break/><text:span text:style-name="Domyślna_20_czcionka_20_akapitu"><text:span text:style-name="T2">co, krzepnie i dociera się, wymaga czasu aby nabrał odpowiedniej efektywności. W ten sposób trzeba zrezygnować z marzeń o odzyskaniu Kamieńca Podolskiego w najbliższym czasu, wymuszeniu na cesarzu jakiś cesji na Śląska, włączenia Nowej Marchii zabranej Brandenburgii. Na stworzenie zawodowej administracji potrzeba czasu, a póki co pobór podatków i zarządzanie krajem kuleje, co rodzi określone problemy wewnętrzne. W dodatku, choć mamy sojusz z Francją i Szwecja oraz ułożone stosunki z Turcją i z Tatarami, to cesarz jest na nas śmiertelnie obrażony, choć pogodzony z spacyfikowaniem profrancuskiego kursu Jana III kosztem Wielkiego Elektora. Brandenburgia, choć zrujnowana i bezsilna, oczywiście że paja żądzy zemsty i szuka wszelkich sposobów, aby prowadzić nieprzyjacielską politykę względem Rzeczpospolitej. Moskwa, choć zajęta wewnętrznymi sprawami, w każdej chwili może rozpocząć wojnę. Nasi sojusznicy nie są ani wypróbowani, ani stali w swoich politycznych kalkulacjach. Sojusz z Francją jest też już papierowy, w zasadzie zdewaluowany rozejściem się interesów obu stron i działaniami podejmowanymi na własną rękę przez nie. Partia francuska w Warszawie nieubłaganie idzie w kierunku konfrontacji z polityką Jana III, którego dotąd była gwarantką. Także stosunki ze Szwedami ochłodziły się i oba kraje odmiennie są zadowolone z efektów sojuszu, inaczej już na siebie patrzą. Szwedzi nie osiągnęli nic z wojny, to Rzeczpospolita uzyskała Prusy, jakie przecież też były w kręgu zainteresowania szwedzkiej polityki. Sama Rzeczpospolita doznała kolejnych zniszczeń i spustoszeń. Są problemy z finansowaniem wojska, które trzeba w takim wypadku częściowo zwinąć. Obraz ówczesnej scenografii wewnętrznej dopełniają bandy dezerterów, które krążą po kraju. Skarb powoli się zapełnia, a więc armia - podstawa władzy Sobieskiego nie jest do końca zadowolona z owoców jego rządów, co może być potencjalnie bardzo groźne dla niego. Jest zmuszony szczególnie uważnie zająć się wszelkimi sprawami armii i dokonać jej rebucji w sposób, jakie nie obniży jego popularności wśród żołnierzy. </text:span></text:span></text:p>
      <text:p text:style-name="P1"><text:span text:style-name="Domyślna_20_czcionka_20_akapitu"><text:span text:style-name="T2">Kraj nie był jeszcze wolny od różnych zabiegów uderzających w autorytet króla lub jeszcze bardziej – inicjatyw zmierzających do jego detronizacji lub wywołania groźnych niepokojów w Rzeczpospolitej. Z różnych ośrodków przychodziły te </text:span></text:span><text:soft-page-break/><text:span text:style-name="Domyślna_20_czcionka_20_akapitu"><text:span text:style-name="T2">zagrożenia. Upatrywać można ich jako efekty wrogich intryg obcych państw, sprzysiężeń poufnie zawieranych pomiędzy szlachtą lub jej warcholskim poczynaniom, których dla usprawiedliwienia się dorabiano głębsze polityczne motywy. O mającym w dużej mierze charakter królewskiej prowokacji sądzie nad spiskowcami przy okazji sejmu 1676roku napiszemy później. Na razie skupmy się na tych antykrólewskich inicjatywach, które były efektem faktycznych działań sił Sobieskiemu wrogich. </text:span></text:span></text:p>
      <text:p text:style-name="P1"><text:span text:style-name="Domyślna_20_czcionka_20_akapitu"><text:span text:style-name="T2">Szczególnie groźne wydawały się działania Fryderyka Wilhelma Hohenzollerna, dla którego pokój legnicki nie oznaczał szczerego wyrzeczenia się pretensji do Prus. Już w październiku 1676roku posłał on do Królewca swych oficerów Gottfrieda von Perbanda (1639-1692) i Johanna Georga von Tettau (1650-1713)</text:span></text:span></text:p>
      <text:p text:style-name="P1"><text:span text:style-name="Domyślna_20_czcionka_20_akapitu"><text:span text:style-name="T2">z misją wywołania niepokojów w Prusach i nawiązania relacji z stronnikami elektorskimi, których wpływy i kariery zakończyły się wraz z nadejściem polskiego panowania. Miano wywołać zaburzenia na tle religijnym rozsiewając pogłoski o planowanych prześladowaniu kościołów luterańskich i konwersji mieszkańców na katolicyzm, przy czym wobec opornych miano zastosować przymus. Zimą i wiosną 1677roku wysiłki szpiegów lektora przyniosły pewien skutek, tym bardziej, iż mnisi katoliccy zaczęli masowo przenikać do Prus. Na pograniczu miejscowi proboszczowie poczęli sobie też śmiało i prowokacyjnie czynić konsekrując nowe świątynie i nakłaniając mieszkańców Prus do przejścia na katolicyzm. Do najpoważniejszego incydentu w związku z tym doszło z okazji bożego ciała 17 czerwca we parafii św. Rocha w Janowie nad Orzycem, gdy pochód przeszedł przez granicę i rozjuszył mieszkańców pruskiej Nidzicy. Doszło to bijatyki, a potem w dniu 4 września <text:s/>spłonął kościół w Janowie o co oskarżono ludność Prus. Echa tego zajścia doszły do Królewca. Wojewoda królewiecki zaalarmował króla Jana III a ten w dniu 29 września 1677roku wysłał list do stanów pruskich, w jakim zapewniał o swym przywiązaniu do tolerancji religijnej. Pisał o wysłaniu komisji mediacyjnej w jakiej skład weszli <text:s/>- przedstawiciel Korony wojewoda płocki Samuel Prażmowski, stanu duchownego <text:s/>Stanisław Dąbski oraz Jan Jerzy Schliebien (zm. 1696), krewny <text:s/>wojewody królewieckiego, sekretarzem komisji został Fryderyk Reussner <text:s text:c="2"/>(1642 </text:span></text:span><text:soft-page-break/><text:span text:style-name="Domyślna_20_czcionka_20_akapitu"><text:span text:style-name="T2">-1678). Komisja ta udała się do obu miejscowości dla rozładowania napięcia w listopadzie tegoż roku. Miano zbadać sprawę, poskromić wichrzycieli i osądzić winnych przestępstw. Jako rękojmie woli królewskiej, Jan III wymusił usunięcie dotychczasowego proboszcza z Janowa <text:s/>i polecił biskupom wydania zakazu prowadzenia przez zakonników akcji misyjnej w Prusach. Z drugiej strony doprowadzono do <text:s/>wydania pod katowski miecz sprawców śmierci dwóch zakonników, których w dniu 17 czerwca porwano i zamęczono w Nidzicy oraz sprawców uwięzienia i torturowania latem tegoż roku dominikanina w Działdowie. Na pewien czas atmosfera opadła, ale na przełomie kolejnej dekady konflikty religijne znów się zaogniły, sprawa trafiła na forum sejmu. Innym jednak efektem działania wysłanników Sobieskiego było natrafienie na elektorski spisek w Królewcu. Poinformowano o tym króla w dniu 20 listopada 1677roku. Jan III wysłał swych zaufanych ludzi – Krzysztofa von Rappa i Urlicha von Pircha (o których szerzej będzie później) dla rozpoznania sprawy, sam będąc blisko Gdańska sprawę tą pilnie obserwował. Dochodzenie trwało kilka miesięcy, w pierwszych raportach informowano o planie zamachu na króla w Gdańsku, ale wyjazd władcy z miasta zamiary te pokrzyżował, choć jak mawiano w Gdańsku mieli być ludzie czekający tylko sposobności, aby nocą wejść do monarszych kwater i dokonać skrytobójstwa. Mówiono, iż na ten cel przesłano im 30 000 talarów, choć brak było dowodów na bezpośrednią inicjatywę elektora brandenburskiego w tym względzie. Kolejne plotki były jeszcze fantastyczne, gdyż sugerowano, iż za śmiercią prymasa Olszowskiego w Gdańsku stoi brandenburska trucizna. Trudno ocenić na ile intryga ta była prawdziwa, a na ile stanowiła konfabulację fantastycznych domniemań i realnych zagrożeń. W końcu natrafiono na głównych organizatorów, w lipcu 1678roku udało się do nich przeniknąć a potem we wrześniu wielu z nich aresztować, gdy w realizacji był zamiar wywołania w Królewcu zamieszek pod fałszywym pretekstem obciążenia prowincji ogromną sumą 1 mln talarów na budowę floty królewskiej, której dowództwo miało być powierzone Gdańskowi oraz wysprzedaży majątków książęcych koronnym magnatom, którzy popierali Sobieskiego. Raniony Gottfried von Perband zdołał jednak ujść na holenderskim okręcie w dniu 11 września do </text:span></text:span><text:soft-page-break/><text:span text:style-name="Domyślna_20_czcionka_20_akapitu"><text:span text:style-name="T2">Hamburga. Johann Georg von Tettau zdołał natomiast ujść do Mitawy i przez kilka miesięcy ukrywał się, aby w końcu przedostać się do szwedzkiej Rygi. Osądzono jednak ich popleczników, którzy udzielili im pomocy lub ją obiecali. Idąc za radą miejscowych stanów większość z nich – razem 18 mieszczan królewieckich, dwóch mieszkańców Tylży, trzech Frydlądu, jednego Wystrucia, Welawy i Olsztyna, łaską królewska zostało ocaleni przed śmiercią, doznali skromniejszych kar, jak pobyt w wieży, czy konfiskata majątku. Na śmierć skazano cztery osoby, które nie były pruskimi obywatelami, lecz osobami przyjezdnymi. Wśród nich byli gdańszczanin, mieszkaniec Świecia, oraz dwóch podanych księcia brandenburskiego – z Kołobrzegu i Frankfurtu nad Odrą. Ścięto ich w dniu 20 grudnia 1678roku na królewieckim rynku w obecności pruskich senatorów. Po fiasku tej inicjatywy Wielki Elektor ożywił swe kontakty z oficjalną, możnowładczą opozycją, korumpując i przekonując miejscowe elity, aktualnie po to głównie, aby utorować do szczęśliwego finału swe plany małżeństwa swego syna Ludwika z Karoliną Radziwiłłówną. <text:s/>Potem,w <text:s/>następstwie tego spisku, odbyły się kolejne procesy dotyczące ośmiu szlachciców pruskich, którzy mieli pomagać elektorskiemu szpiegowi, ciągnęły się one do roku 1681, także w tym przypadku król okazywał się wspaniałomyślny. Sześciu oskarżonych uniewinniono, jeden zbiegł w tym czasie, ostatni zmarł przed końcem procesu.</text:span></text:span></text:p>
      <text:p text:style-name="P1"><text:span text:style-name="Domyślna_20_czcionka_20_akapitu"><text:span text:style-name="T2">W Koronie i na Litwie nadal dochodziło też do zaburzeń polegających na bojkocie przez szlachtę postanowień sejmu walnego. Na sejmikach relacyjnych odrzucano postanowienia sejmu, postanowiono ich nie respektować, głównie dotyczyło to spraw podatkowych. Te ekscesy nawracały, szlachta czyniła to nawet wobec ustaleń sejmów wcześniejszych niż bieżący. Wątpliwości dotyczące pierwszych sejmów za czasów Jana III prowokowały szlachtę do bojkotu nawet wiele lat potem, wszystko zależało od aktualnych nastrojów i buńczuczności szlacheckich trybunów. Radzono sobie w ten sposób, iż król zwoływał kolejny sejmik, przy czym informował tylko zaufanych sobie, wysyłał mediatorów dla pozyskania niezdecydowanych, a w pobliże nakazywał udać się wojsku. Zwykle to skutkowało. Zdarzały się też zajazdy i podburzanie szlachty do zbrojnego wymuszania oddawania tenut lub opierania się ich </text:span></text:span><text:soft-page-break/><text:span text:style-name="Domyślna_20_czcionka_20_akapitu"><text:span text:style-name="T2">wydawaniu nowym właścicielom do wygaśnięciu praw do nich przez dotychczasowych dzierżawców, lub ich spadkobierców, którzy nie chcieli respektować nowego prawa odnośnie starostw. W interesującym nas okresie z podobnymi sprawami mamy do czynienia szczególnie w przypadku uciekinierów z ziem będących pod okupacja turecką. </text:span></text:span></text:p>
      <text:p text:style-name="P1"><text:span text:style-name="Domyślna_20_czcionka_20_akapitu"><text:span text:style-name="T2">Najbardziej znane ówczesne przypadki dotyczyły np. walki rodziny Przyjemskich, konkretnie Andrzeja Przyjemskiego chorążego kaliskiego (1632-1677) wraz z synem Aleksandrem (1650-1694) <text:s/>- niedawnych aktywnych politycznie rokoszan o schedę w postaci starostwa kolskiego po śmierci ich krewnego Piotra - kasztelana średzkiego, także konfederata, który umarł w roku 1674. Starostwo kolskie należało do najzasobniejszych <text:s/>w Wielkopolsce, a rodzina Przyjemskich do ścisłego grona miejscowej elity. Formalnie w roku 1675 pogodzili się z monarchą, ale nie zaprzestali starań o przejęcia tenuty kolskiej i opierania się próbom uszczuplenia ich ojcowizny na podstawie wyroków trybunały, który za podniesienie buntu domagał się sekwestrowania na skarb publiczny miasta Koźmina i ponad 20 okolicznych wsi, który na sejmie roku 1676 ogłoszono. Początkowo zamierzali układać się to z podskarbim Morsztynem ofiarując mu 30 000zł, to szukając poparcia u Sapiehów i doprowadzając do małżeństwa Aleksandra z ich ówczesną protegowana Zofią Korwin Gosiewską, ale tego małżeństwa politycznie nie dało się wykorzystać, gdy wpływy sapieżyńskie na Litwie runęły. W roku 1677 jednak spór o starostwo kolskie wkroczył w etap decydujący i w dniu 30 marca przyznano za kwotę 3500zł rocznie prawo do <text:s/>tego starostwa Piotrowi Opalińskiemu (1940-1691) na lat 10. Przyjemskich to zburzyło i dla podkreślenia swych praw do starostwa - na zasadzie działu spadku, dokonali zajazdu przy pomocy opłaconych stronników i podburzonej miejscowej szlachty do jakiego doszło w dniu 30 września 1677roku. Próbował bezskutecznie mediować wojewoda Jan Opaliński (1629-1684), brat nowego starosty, ale szybko spór ten przeistoczył się w walkę między obu rodzinami. Opalińscy dominowali w województwie kaliskim - Jan był wojewodą, Piotr starostą kaliskim, obaj zdominowali swymi wpływami ziemię kaliską, w skutek gorliwego popierania nowego monarchy. Szlachta tymczasem głośno zażądała gwarancji i uznania praw </text:span></text:span><text:soft-page-break/><text:span text:style-name="Domyślna_20_czcionka_20_akapitu"><text:span text:style-name="T2">Przyjemskich do ich majątku - grożąc zjazdem generalnym w Wielkopolsce i powołaniem konfederacji, a to było dla dworu niebezpieczne. Doszło oczywiście na tym tle do bratobójczej walki między obiema rodzinami. <text:s/>Opalińscy opowiedzieli najazdem na Koźmin w dniu 15 listopada, mając ku temu trybunalski nakaz egzekucji tychże dóbr, poddanych konfiskacie za zorganizowanie buntu przeciwko królowi. Na rozognienie konfliktu wpłynęło wiele wątków. Zoną wojewody kaliskiego także była Przyjemska - Zofia Teresa (zm. 1692), co prawda z innej linii rodu z Rawicza, ale rodziło to różne pretensje majątkowe. Do tego dochodziły urazy powstały wraz z uczestniczeniem po rożnych stronach w niedawnej walce politycznej w Wielkopolsce, z czego Opalińscy wyciągali korzyści, a Przyjemscy poważne straty. Zachowanie Opalińskich zbudziło jednak sprzeciw szlachty, która obawiała się ich samowoli, obawy o bezpieczeństwa o własne majątki, a poczucie wspólnego zagrożenia dla własnych interesów zjednywała Przyjemskim solidarność wśród szlachty. Pod Krotoszynem zebrała się miejscowa szlachta i pomaszerowała w dniu 8 grudnia na Koźmin,gdzie w dniu następnym doszło do utarczki między siłami obu rodzin, Opalińscy musieli uchodzić. Ośmielony tym sukcesem Andrzej Przyjemski postanowił najechać Rawicz, dokąd uszli jego przeciwnicy. Na to jednak nie mógł pozwolić Sobieski alarmowany o niepokojach w Wielkopolsce. Na miejscu miał swego zaufanego człowieka - kasztelana kaliskiego, a zarazem <text:s/>generała <text:s/>Eliasza Łąckiego, któremu powierzono przywrócić spokój na miejscu. Eliasz Łącki gromadził pod Jarocinem do 9 grudnia, a potem Pępowem swe chorągwie liczące do 500 koni i dwóch kompanii dragonów. Zrewoltowana szlachta pamiętna niedawną brutalnością wojsk królewskich, nie tak zresztą liczna stanęła pod Kobylinem. Szlachta gotował była bronić praw Przyjemskich, ale być narzędziem grabieży, którzy oni zamarzali robić, zatem nie godzili się z Kobylina pójść na Rawicz, wierząc w wieści o zbliżaniu się wojsk królewskich oraz mediatorów. <text:s/>Łącki wysłał do obu stron posłów w dniu 12 grudnia informując o rozkazie królewskim nakazującym obu stronom wstawić się w ciągu czterech niedziel dla rozsądzenia sporu i zaniechania gwałtu. Do zburzonej szlachty udał się Mikołaj Wiktoryn Grudziński (1636-1704) starosta Sochaczewski? a do Opalińskich - Jan Działyński (zm. 1693) ówczesny </text:span></text:span><text:soft-page-break/><text:span text:style-name="Domyślna_20_czcionka_20_akapitu"><text:span text:style-name="T2">podkomorzy chełmiński. Udało się sprawę uspokoić do czasu spodziewanej mediacji, która przestałą być sprawą pilną, gdyż Andrzej Przyjemski jej nie dożył i zmorzony chorobą zmarł w dniu 20 grudnia 1677roku. Sama mediacja uległa dalszej zwłoce, mniej od ojca zapalczywy Andrzej Przyjemski zyskał poparcie Jana III, któremu ekscesy Opalińskich na rękę nie były. Sama mediacja miała miejsce w Warszawie dopiero w marcu 1678roku. Króla reprezentował biskup gnieźnieński Jan Wydżga, kasztelan kaliski Eliasz Łącki oraz kasztelan czernihowski Stanisław Fredro, natomiast Opalińskich - Franciszek Małachowski wojewoda poznański, zaś <text:s/>Opalińskich - Aleksander Załuski wojewoda rawski. Sprawa zakończyła się koniec końców bardzo zaskakującym finałem, o czym świadczył reskrypt wystawiony przez królewską kancelarię 27 marca 1678r. Strony godziły się ze sobą, a Piotr Opaliński brał za żonę Katarzynę córkę Andrzeja Przyjemskiego i w posagu brał od niej włość Borek z przyległościami w powiecie pyzdrskim, jej zapisywał swe prawa do starostwa kolskiego i innych swych majętności. Aleksander Przyjemski zachował prawa do reszty posiadłości rodzinnych, natomiast o przyszłości Koźmina <text:s/>miał zdecydować sejm. Ten rzeczywiście, w roku 1678/79 wśród wielu mniej lub bardziej wartych uwagi spraw majątkowych, których wówczas rozstrzygnięto stał się przedmiotem rozważań sejmowych. W tej sprawie Aleksander Przyjemski dla oczyszczenia w spełni dobrego imienia swej rodziny ustąpił na skarb Rzeczypospolitej praw do tej włości, ale jednocześnie przyznano mu i jego potomkom prawo dożywotnich dzierżaw Koźmina, wyliczono dla niego kwartę i hibernę, następcy przy objęciu tejże włości mieli składać duplę, a wraz z brakiem następców miano obrócić ją w normalne starostwo i oddać w tenutę. Aleksander jak się okazało był ostatnim w tej gałęzi rodu i po 1694 roku Koźmin przeszedł zupełnie do skarbu Rzeczypospolitej. Aleksander nie pogodził się jednak w pełni z obrotem spraw, został stronnikiem Morsztyna w Wielkopolsce, podobnie jak inni Przyjemscy w roku 1682 negatywnie odznaczyli się na obradach sejmu. Także Opalińscy na całym konflikcie stracili. W roku 1678 Jan Opaliński został przesunięty na województwo brzesko-kujawskie, co prawda prestiżowo znaczniejsze w senacie, lecz przynoszące mniej dochodu niż kaliskie, świadomy był też gniewu jaki na siebie </text:span></text:span><text:soft-page-break/><text:span text:style-name="Domyślna_20_czcionka_20_akapitu"><text:span text:style-name="T2">ściągnął od strony Jana III. Jego brat Piotr Opaliński długo czekał na awans senatorski, bowiem w roku 1687 został wojewodą, ale nie kaliskim, ale łęczyckim</text:span></text:span></text:p>
      <text:p text:style-name="P1"><text:span text:style-name="Domyślna_20_czcionka_20_akapitu"><text:span text:style-name="T2">W roku 1679 Aleksander Weryha Darowski w Grodnie porąbał on publicznie portret Jana III Sobieskiego, złorzecząc królowi z powodu panującego prawa, w czasie trwania sejmu. gdyż w jego mniemaniu godziły one w jego przywileje. Jego akt odebrano jako symboliczne królobójstwo i powszechnie potępiono. Zuchwałego szlachcica, natychmiast marszałek pojmał i zesłał do wieży. Jak bowiem różnie osobę monarchy oceniać można było porwanie się na jego, nawet poprzez niszczenie jego podobizny uznawana za akt zbrodniczy i nie mający zrozumienia. Posłowie sejmowi szybko wydali wyrok na niego i polecono go ściąć, ale nim miecz katowski spadł na jego głowę a odrąbano mu rękę, co wobec szlachcica nigdy się nie zdarzało. I żaden głos protestu nie podniósł się w jego obronie, mimo iż tuż przed pojmaniem, dla uzasadnienia swego podstępu usiłował nadać mu szerszego politycznego wymiaru i szukać sojuszników. </text:span></text:span></text:p>
      <text:p text:style-name="P1"><text:span text:style-name="Domyślna_20_czcionka_20_akapitu"><text:span text:style-name="T2">W tym samym roku na kresach Rzeczpospolitej głośnym echem rozniosła się historia jaka zdarzyła się w powiecie Trembowelskim i miała swój wyraźny polityczny aspekt. Wiosną tego roku pojawił się niejaki - Kazimierz Miliński, ale powszechnie sądzi się, iż nie jest to jego prawdziwe nazwisko - byli tacy, którzy znali go pod nazwiskami Gniazdowski lub Płuchowski, tylko imię się zgadzało i herb Wczele - jaki nosił. Przeszłość jego jest bardzo niejasna, uchodził za konfidenta rodziny Wiśniowieckich, ale na to żadnych dowodów nie było. Z akt tej sprawy wynika jedynie, iż wojna z Turcją zastała niemłodego już Milińskiego na Podolu, skąd w nie znanych okolicznościach uciekł na Węgry i najął się do służby w potężnej rodzinie Apafy'ów. Tam też zorganizował sobie kompanię złożoną z Mołdawian, siędmiogrodzian, kozaków i kilkunastu byłych żołnierzy hetmana Wiśniowieckiego i wiosną 1679 powrócił do Polski. Mówiono, iż jest na usługach francuskich i ma zorganizować nowy szlak dla wspierania antyaustriackiej rebelii, lub twierdzono coś zgoła innego - iż wywiódł z Węgier uciekinierów, którzy powstaniu byli przeciwni. W każdym razie w dniu 8 czerwca złożył swoją ofertę na dzierżawę królewszczyzny Mogielnica, liczącej 3 zasobne wsie, co odrzucono bowiem przyznaną ją Samuelowi </text:span></text:span><text:soft-page-break/><text:span text:style-name="Domyślna_20_czcionka_20_akapitu"><text:span text:style-name="T2">Lipskiemu, stolnikowi kijowskiemu, jako zasługę za wierną służbę pod sztandarami króla Jana III. Miliński złożył protest w grodzie w Trembowli, wysłał skargę do wojewody ruskiego, miał sprawę składać przed trybunałem. Starosta miejscowy Łukasz Franciszek Makowiecki <text:s/>starał się zaniepokojony zbrojną gromadą jaka była przy Milińskim, aby wyjaśnił kim są ci ludzie i co zamierza z nimi uczynić. Dociekliwość podparta groźbą użycia siły doprowadziła do napaści na starostę, którego ciężko pobito, a następnie jego ludzie uszli zajmując się po drodze grabieżami, jaki powodowały rosnącą trwogę. Pod Trembowlą zniszczono tenutę Jabłonowską, a potem napadał na wsie w okolicach Kopierzyc, Czortkowa i Jagielnicy. Tam też wiedząc o posłanym pościgu ogłosił w dniu 28 września manifest ogłaszający konfederację wymierzoną w Jana III nazywając go uzurpatorem i zbrodniarzem. Następnie pognał na zachód i dotarł do Mołdawii przeszedł ją pod Zaleszczykami i po kilku dniach ukrywania się zagranicą uderzył w dniu 15 października na Pokucie pod Horodeńką <text:s/>głosząc iż wzywa do buntu przeciw niesprawiedliwym rządom Jana III, ale tym razem spadł w pułapkę. Po napadzie na starostę trembowelskiego z miejscowego zamku ruszyła pogoń - chorągiew Rafała Janickiego, do jakiej dołączyła lekka Szymona Zawiszy stojąca w Satanowie, kompania dragonów z regimentu Stanisława Jabłonowskiego, który pełniła służbę w garnizonie w Husiatyniu, a potem jeszcze kolejna, która stała w Jazłowcu. Gdy Miliński przeprawił się do Mołdawii poszła za nim chorągiew Janickiego - jaki natrafił na wieści o zbiegu, pozostałe siły miały strzec granicy, natomiast do Mołdawii skrycie wymaszerowała z Mogielnicy stojąca tam wówczas chorągiew , Stanisława Ossolińskiego pod namiestnikiem Jerzym Franciszkiem Proszczyńskim, która jednak go nie odnalazła, ale w dniu 14 października starła się z Tatarami pod Werbowcami i zawróciła do kraju. Gdy jednak Miliński znów pojawił się w Rzeczpospolitej to pod Horodeńką spotkał chorągiew Mikołaja Daniłowicza pod namiestnikiem Konstantym Szybińskim i został rozbity 16 października. Jego podkomendni twierdzili, iż zginął w walce i wskazywali na jedno z ciał, ale następnego dnia żołnierze z oddziału Janickiego postępując za <text:s/>zgrają Milińskiego napotkali trzech jeźdźców i rzeczonego rozpoznano po charakterystycznej szramie na </text:span></text:span><text:soft-page-break/><text:span text:style-name="Domyślna_20_czcionka_20_akapitu"><text:span text:style-name="T2">twarzy wśród nich. Oczywiście pojmani zaprzeczali, iż mają coś wspólnego ze sprawą. Przewieziono ich do Lwowa i poddano katowskiemu śledztwu, ale wszyscy milczeli, domniemany Miliński uparcie twierdził, że nazywa się Gniazdowski, ukrywa się przez Turkami bowiem jest uciekinierem spod Bracławia i do niczego go hańbiącego się nie przyznaję. Nie uchroniło to go jednak, jak i dwóch jego towarzyszy sprzed ścięciem jakiego dokonano w dniu 19 grudnia 1679roku. Ten przypadek był najbardziej znany bowiem opisywały go dwa poczytne wówczas pisma ulotne. Jedno to Defensio convicto male accusatione regicide Pana Gwiazdowskiego - które bierze w obronę buntownika, zaś drugie – Monitionem <text:s/>adversus rebellis sceleratus o nazwisku Miliński podającego się za szlachetnie urodzonego Gniazdowskiego, polemizujące z tym pieszym z pozycji legalistycznych i prokrólewskich. Oba informowały, iż na przełomie października i listopada do Lwowa, Lublina i Krakowa rzeczywiście miały dotrzeć kopię manifestu ogłoszonego przez Milińskiego w Jagielnicy, kto je dostarczał i jak kolportował, nie wiadomo, ale sam starostwa lwowskim w liście z dnia 19 listopada do marszałka koronnego informował, iż skonfiskowano kilka takich pism.</text:span></text:span></text:p>
      <text:p text:style-name="P1"><text:span text:style-name="Domyślna_20_czcionka_20_akapitu"><text:span text:style-name="T2">Podobnych, choć mniej spektakularnych incydentów mogło być do roku 1683 kilkanaście, ale bardziej przypominały one znane wcześniej miedzy sąsiedzkie swary o majątek, tyle, że swoje zachowania uczestniczy tłumaczyli koniecznością się egzekucją własnych praw odebranych przez nowe porządki wprowadzone wraz z elekcją Jana Sobieskiego. Nie były to jednak próby organizacji poważnej i szerokiej akcji politycznej. Szlachta najdobitniej odczuwała <text:s/>poczucie krzywdy związanej nieuznaniem praw do różnych królewszczyzn i zwiększonym fiskalizmem państwa. Na to oskarżano się na trybunałach - gdy pozywano za odebraniem praw do posiadanych dzierżaw ziemskich, ta tematyka dominowała w krążących pismach ulotnych w kraju. Oczywiście tliły się spiski, to tych Paców, którzy uszli za granicę, aby zbuntować Litwę, to Grzymułtowskiego i Brezy, którzy usiłowali zagranicą szukać protektorów dla dywersji antysobieskiej, ale ich nie było. Sobieski mógł mieć nieprzyjaciół zagranicą, szczególnie wrogi był mu upokorzony kurfirst brandenburski, ale woleli oni szukać sprzymierzeńców swej polityki wśród </text:span></text:span><text:soft-page-break/><text:span text:style-name="Domyślna_20_czcionka_20_akapitu"><text:span text:style-name="T2">królewskich współpracowników, werbować agentów z jego otoczenia, którzy mieli rzeczywiste wpływy i znaczenie, niż popierać urazy nic nieznaczących i splantowanych zupełnie emigrantów. Wielu z nich, uznawszy daremność szukania wsparcia u obcych władców dla swych krzywd, przygnieceni często materialną nędzą wracali do kraju. Mogli liczyć na królewskie przebaczenie o ile godzili się z nowymi porządkami i obiecali lojalnie przestrzegać obowiązującego prawa. Nie wielu z nich jednak mogło dalej robić kariery, wielu z kolei musiało uznać konfiskatę części swego majątku. W roku 1680 wrócił do Polski zestarzały i schorowany Krzysztof Grzymułtowski i osiadł na ojcowiźnie, do polityki już się nie mieszał. <text:s/>W roku 1681 wrócił na Litwę Konstanty Pac, ale zmuszono go zamieszkania w klasztorze karmelitów w Wilnie, gdzie też dokonał swego żywota. Wielu jednak zagranicą pozostało, tam próbując żyć, służyć nowym władcom, jak Wojciech Breza, który wstąpił do służby elektora Saskiego.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2. Poselstwo do Turcji Jana Gnińskiego – rezultaty misji pokojowej </text:span></text:span></text:h>
      <text:p text:style-name="P1"><text:span text:style-name="Domyślna_20_czcionka_20_akapitu"><text:span text:style-name="T4"/></text:span></text:p>
      <text:p text:style-name="P1"><text:span text:style-name="Domyślna_20_czcionka_20_akapitu"><text:span text:style-name="T2">W dalszej części sejmu ustalono szczegóły poselstwa pokojowego pod kierownictwem wojewody chełmińskiego Jana Gnińskiego do Stambułu, gdyż także ta kwestia, poza bardziej aktualnymi problemami dyplomatycznymi wymagały działania. Była to obietnica zawarta w treści zawartego porozumienia z Turcją, które zresztą też pod pisane bez udziału sejmu, wymagało jego oceny. Szlachta również bałamutnie wyobrażała sobie, iż istnieją szanse na odzyskania Kamieńca i reszty Podola, za przyrzeczenie zniszczenia jego umocnień i obietnice wspólnych działań przeciwko Kozakom i Rosji. Wyposażony w odpowiednie instrukcje i pełnomocnictwa Gniński wyruszył w drogę dopiero we wrześniu po skompletowaniu delegacji i odpowiednich funduszy zarezerwowanych przez posłów i zakończeniu walk z Fryderykiem Wilhelmem. Dokładnie 28 września 1676roku przeszedł granicę i 14 listopada znalazł się w Stambule. Rozmowy były bardzo trudne, żmudne i długotrwałe. Delegację liczącą około 300 ludzi umieszczono w ciasnym budynku i szybko zaczęła ją w obcym klimacie dziesiątkować zaraza. Polityki sułtańscy nie byli skłonni do rozmów, zachowywali się wyniośle, czynili różne trudności w pozytywnym przeprowadzeniu sprawy. Ambasada francuska, wcześniej bardzo przyjaźnie nastawiona do spraw polskich, wobec odchłodzenia stosunków na linii Warszawa-Paryż, nie przejawiała żadnego wsparcia dla poselstwa Gnińskiego. Na pierwszą rozmowę z wezyrem czekał on do dnia 8 stycznia 1677 roku i jak się okazało szanse na przyjęcie traktatu przez sejm nadzwyczajny, między innymi w tym celu zwołanym stało się niemożliwe w tym czasie. Audiencja u sułtana przypadła na dzień 18 lutego i nie miała pomyślnego przebiegu. Turcy potraktowali Polaków obcesowo, sułtan był obrażony, wezyr straszył ponowną wojną. Dopiero wieści o zakończeniu przez Sobieskiego wojny z Brandenburgią i cesarstwem, oraz upadek kalkulacji zakładających wznowienie przez niego wojny z Moskwą (która uwikłana w konflikt z Turcją i pogrążona w wytrząsach wewnętrznych liczyła na długą wojnę RON z cesarstwem i Brandenburgią, a po fiasku swoich przewidywań, nim zdołała </text:span></text:span><text:soft-page-break/><text:span text:style-name="Domyślna_20_czcionka_20_akapitu"><text:span text:style-name="T2">podjąć jakieś agresywne kroki, nie chcąc sprowokować w takiej sytuacji Sobieskiego do wojny, prowadziła wobec niego ugodową i pokojową politykę) przekonały Portę do szybszych działań. Po serii rozmów i audiencji, obie strony ostatecznie wiosną uzgodniły treść pokoju, potwierdzającego zresztą uzgodnienia z pod pisanego rozejmu i w rezultacie, w dniu 5 kwietnia 1677 roku został zawarty ostateczny traktat pokojowy między stronami. Gniński nie zyskał jednak niczego więcej poza wcześniejszym porozumiem, wręcz dawano do zrozumienia, iż Rzeczpospolita zyskała nazbyt wiele i sułtan gotowy jest do rewizji zbrojnej układów, gdyby Polacy chcieli stawia dodatkowe warunki. </text:span></text:span></text:p>
      <text:p text:style-name="P1"><text:span text:style-name="Domyślna_20_czcionka_20_akapitu"><text:span text:style-name="T2">Negocjatorzy Gnińskiego w Stambule nie omieszkali oczywiście straszyć <text:s/>go możliwością zawarcia groźnych układów z Moskwą. Bardzo energicznie grali kartą moskiewską, co budziło w polskim dyplomacie – z gruntu fałszywe i bezpodstawne wrażenie o istnieniu tajnych turecko-rosyjskich negocjacji w tym czasie i zmuszało go do uwzględniania tego złudnego przekonania w swych kalkulacjach. Turcy bardzo wyrachowanie posługiwali się tym sposobem, domyślając się jak bardzo może zmiękczyć polskie stanowisko. Wtórował temu chan Murad Gerej, który przestrzegł dyplomatów polskich, że według wszelkiego prawdopodobieństwa Porta pogodzi się z Moskwą i ostrzegał przed moskiewskim poselstwem, które zbliża się do Stambułu, doprowadzi do zawieszenia broni, co postawi Polskę w mało komfortowej sytuacji. Dla zobrazowania grozy wiosną 1677roku chan zerwał swe dotychczas bardzo przyjacielskie nastawienie do Sobieskiego, czego dowodem było polecenie mobilizowania ord do ataku na Rzeczpospolitej. Był to blef, ale jasnym stawało się, iż skala możliwych negocjacji z Turcją jest bardzo mała. Ambasador francuski w Turcji, Charles-Marie-François Olier, markiz de Nointel (1635—1685), który wraz z kilkoma innymi dyplomatami zachodnimi ostrzegł Gnińskiego o poczynaniach tureckich i zaapelował o jego bezdyskusyjną zgodę na treść układu, którą współredagował pod Kamieńcem w roku 1675.</text:span></text:span></text:p>
      <text:p text:style-name="P1"><text:span text:style-name="Domyślna_20_czcionka_20_akapitu"><text:span text:style-name="T2">Trudności na drodze do uzyskania jakiś dodatkowych ustępstw było jeszcze mnóstwo. Osmanowie z drugiej strony wyrażali gotowość do rewizji postanowień z 1674roku – mówili o swej wspaniałomyślności wówczas, o niewdzięczności </text:span></text:span><text:soft-page-break/><text:span text:style-name="Domyślna_20_czcionka_20_akapitu"><text:span text:style-name="T2">Polaków, którzy domagają się więcej niż powinni i zasługują, a dodatkowo wbrew układom już zawartym ciągle przeciw Turcji intrygują układając się potajemnie z Rosją. W tym tonie ze strony tureckiej była rozmowa, jaką członek poselstwa polskiego, siostrzeniec Gnińskiego, Samuel Proski – przyszły ambasador otrzymał od beja Sulejmana agi w dniu l marca. O żadnych dodatkowych koncesjach terytorialnych ze strony Turcji nie było mowy, sprawa Kamieńca wydawała się też zupełnie przegrana. </text:span></text:span></text:p>
      <text:p text:style-name="P1"><text:span text:style-name="Domyślna_20_czcionka_20_akapitu"><text:span text:style-name="T2">W trzy dni później terdżyman pasza Aleksander Mawrocordato (1636 – 1709) postawił sprawę jasno, iż Turcja nie odda ani kawałka Ukrainy, a raczej gotowa jest znów rozpocząć wojnę, niż na ten temat w polskim posłem rozmawiać. Ponadto domagano się od Polaków jasnej deklaracji uznania wszelkich zaborów tureckich na ziemiach ukraińskich, które były wówczas we władaniu Moskwy, a nawet zrezygnowania na rzecz Porty z praw polskich do Kijowa. Ostatecznie w tym jednym punkcie sprawy nie precyzowano i był to jedyny sukces polskiej dyplomacji. </text:span></text:span></text:p>
      <text:p text:style-name="P1"><text:span text:style-name="Domyślna_20_czcionka_20_akapitu"><text:span text:style-name="T2">W tej sytuacji, w obliczu groźby pogodzenia się Rosji i Turcji, ciągłych knowań różnego rodzaju wrogów Polski, którzy, jak mogli, przeszkadzali w doprowadzeniu do ostatecznej pacyfikacji między Rzeczpospolitą i Portą. Co więcej, i to było kolejną złą wiadomością dla posła polskiego, Mustafa efendi odrzucił zdecydowanie żądania Gnińskiego, aby Turcja wstawiła do swego przyszłego traktatu z Moskwą sprawę zwrotu Polsce ziem zajętych przez Rosjan w wyniku wojny z lat 1654—1667. Mówił, że nie widzi żadnych podstaw do tego, aby Porta zajmowała w tej mierze jakieś zobowiązujące stanowisko i dodał, że Turcy nie będą się pytali, które ziemie są polskie, które moskiewskie, lecz wszystko, co zdobędą, będzie stanowiło ich własność. </text:span></text:span></text:p>
      <text:p text:style-name="P1"><text:span text:style-name="Domyślna_20_czcionka_20_akapitu"><text:span text:style-name="T2">Dopełnieniem traktatu było postanowienie o ustanowieniu komisarzy do szczegółowego rozgraniczania granic, bowiem w kilku miejscach na podstawie układu z roku 1674 były problemy z odniesieniem zapisów do konkretnych miejsc w terenie. Inne uzgodnienia, to powtórzenie punktów o amnestii i prawie Lipków do przesiedlenia2 się z Rzeczypospolitej do Turcji. Dodano szczegółowe zobowiązanie ze strony polskiej, że nie pomoże żadnym wrogom sułtana, gdy on rozpocznie z nimi </text:span></text:span><text:soft-page-break/><text:span text:style-name="Domyślna_20_czcionka_20_akapitu"><text:span text:style-name="T2">wojnę, nie poprze nieprzyjaciół Porty, gdyby napadli na Siedmiogród, nie udzieli żadnego azylu politycznego ani poparcia wojewodom siedmiogrodzkiemu, mołdawskiemu i wołoskiemu ani innym ludziom, którzy by zbuntowali się przeciw sułtanowi, lecz wyda ich bezzwłocznie Porcie.</text:span></text:span></text:p>
      <text:p text:style-name="P1"><text:span text:style-name="Domyślna_20_czcionka_20_akapitu"><text:span text:style-name="T2">Kolejne zapisy traktatu precyzowały, że sułtan potwierdza zrzeczenia się haraczu postanowionego, <text:s/>ustanowionego pokojem buczackim i zobowiązał się do zachowania pokoju, jeśli oczywiście także Polacy nie naruszą go. Artykuł ten był zaznaczał jednocześnie, że pokój może być także naruszony działaniami poddanych królewskich i Turcja zyska wówczas prawo do wypowiedzenia traktatu. <text:s/>Dalsze artykuły zwyczajowo składały się zapewnieniu <text:s text:c="2"/>o <text:s text:c="2"/>powstrzymaniu <text:s text:c="2"/>najazdów tatarskich i w nawiązaniu do układu z roku 1674 zapewnienie pomocy posiłków tatarskich, w zamian na „podarki” w przypadku prowadzania przez RON wojny z państwami innymi niż Turcja i jej sojusznicy. Szlachta na ziemiach zajętych przez Turcję może pozostać na swych ziemiach i przy swych własnościach pod warunkiem płacenia haraczu, dziesięcin i innych obowiązujących podatków od majętności, złożenia odpowiednich przysięgi nowym władcom. Nie odebrane im będą ich majątki i urzędy o ile lojalnie będą uznawać władzę turecką. Ludzie ci będą mogli również swobodnie wyznawać swą wiarę w kościołach nie obróconych dotąd na meczety. </text:span></text:span></text:p>
      <text:p text:style-name="P1"><text:span text:style-name="Domyślna_20_czcionka_20_akapitu"><text:span text:style-name="T2">W dalszym ciągu traktatu jest mowa o wolności handlu, zarówno lądowego, jak i morskiego, z zastrzeżeniem wolności żeglugi dla okrętów gdańskich i będących pod protekcją królewską, czyli należących do kompanii handlowej, o ustaleniu ceł i sądów, czy arbitraży dla kupców, o bezpieczeństwie stad nad granicą – co jest powtórzeniem i usankcjonowaniem zapisów układu z roku 1674. <text:s/>Strony zobowiązywały się do obustronnej wymianie jeńców, oczywiście za okupem, przy czym ci jeńcy polscy, którzy przeszli na islam, repatriacji nie podlegają. W uzupełnieniu do tych najważniejszych zapisów, Turcy zgodzili się przywrócić także prawa zakonnikom rzymskokatolickim w Jerozolimie.</text:span></text:span></text:p>
      <text:p text:style-name="P1"><text:span text:style-name="Domyślna_20_czcionka_20_akapitu"><text:span text:style-name="T2">Przed opuszczeniem granic Turcji zdecydował się Gniński na pozostawienie swego siostrzeńca Samuela Proskiego (1636-1710) jako przedstawiciela dyplomatycznego Rzeczpospolitej w Turcji, uzgodniwszy uprzednio tę sprawę z Mawrocordatem. </text:span></text:span><text:soft-page-break/><text:span text:style-name="Domyślna_20_czcionka_20_akapitu"><text:span text:style-name="T2">Zadanie Proskiego miało polegać w pierwszej kolejności głównie na dopilnowaniu wykonania przez Turków postanowień traktatu i opieki nad organizująca się kompania handlową. Nie uzyskał on pełnomocnictw, do zawierania przez siebie jakichkolwiek nowych układów w imieniu Rzeczpospolitej, a tylko reprezentowania jej na gruncie obowiązujących traktatów. Miał prawo jako obserwator, po uzyskaniu zaproszenia uczestniczyć w wojennych wyprawach Turków, oraz utrzymywać stałą korespondencję w Polską. </text:span></text:span></text:p>
      <text:p text:style-name="P1"><text:span text:style-name="Domyślna_20_czcionka_20_akapitu"><text:span text:style-name="T2">Na tym zakończyła się misja wojewody Gnińskiego, która nie spełniła swych oczekiwań. Turcy postawili twarde warunki, zarówno wielki wezyr, jak reis efendi, terdżyman pasza, chan krymski czy inni interlokutorzy Polaków w Stambule nie przejawili żadnych chęci do ustępstw poza układ wynegocjowany jeszcze w roku 1674, lecz wprost przeciwnie byli skłonni go zerwać, jako przejaw zbyt dużej łagodności ze swej strony wobec Rzeczpospolitej. </text:span></text:span></text:p>
      <text:p text:style-name="P1"><text:span text:style-name="Domyślna_20_czcionka_20_akapitu"><text:span text:style-name="T2">Za takim zachowaniem Turków stały czynniki polityczne, ideologiczne i religijne. Władcy muzułmańscy uważali, że to, iż zdobycze na niewiernych nie podlegają dobrowolnemu zrzeczeniu się ich. Motyw ten uzupełniała wojownicza retoryka i demonstrowanie własnej potęgi, którego nawrót w polityce tureckiej należy wiązać z wielkomocarstwowym renesansem pod rządami Kópriiluch. Nieustępliwość Turcji wiązała się także z oceną działań Sobieskiego, który wszczynając wojnę z Brandenburgią a zwłaszcza z cesarstwem pozbawił się naturalnych sprzymierzeńców dla swej polityki względem Porty. Nie mogła tego zrównoważyć współpraca z Moskwą, w myśl traktatu z roku 1674 zawieszona. Ponadto między oboma krajami istniały sprzeczności, które niweczyły <text:s/>możliwości wspólnej akcji wobec Turcji. Rozwój wydarzeń międzynarodowych w ciągu kolejnych kat wykazał jednak, że Turcy popełnili <text:s/>wielki błąd. Ich nieustępliwość potrzymała w Rzeczpospolitej obawę przed dalszymi tureckimi agresjami, stała za polityką zbliżenia Sobieskiego do cesarza i odpowiadała za ich wspólny front stojący u źródeł klęski tureckiej wyprawy na Wiedeń w roku 1683. <text:s/></text:span></text:span></text:p>
      <text:p text:style-name="P1"><text:span text:style-name="Domyślna_20_czcionka_20_akapitu"><text:span text:style-name="T2">Na wieść o zawarciu pokoju z Turcją w kształcie niekorzystnym dla polskich interesów, wcale nie chroniącym przed agresywnymi poczynaniami Porty Sobieski </text:span></text:span><text:soft-page-break/><text:span text:style-name="Domyślna_20_czcionka_20_akapitu"><text:span text:style-name="T2">wyrażał swe pesymistyczne oceny co do dalszych stosunków z Stambułem. <text:s/>Król obawiał się skutków <text:s/>pokonania Rosji, gdyż otwiera to przed Turkami możliwość ekspansji w Wenecji, na Węgrzech, a przez to narażone na niebezpieczeństwo jest też Małopolska. Pod zagarnięciu przez Turków <text:s text:c="2"/>Kijowa, mogą oni również poważnie zagrozić również Litwie. W takiej sytuacji cały świat chrześcijański staje przed niebezpieczeństwem tureckiej inwazji. Jan III negatywnie odbierał turecką protekcję nad Jerzym Chmielnickim (1641-1685), który będąc w tureckiej niewoli został następnie w roku 1676 przez sułtana Mehmeda IV wyznaczony na hetmana prawobrzeżnej Ukrainy ze stolicą w przygranicznym Humania i sposób godzący w polskie interesy rościł sobie prawa do sprawowania namiestnictwa na Ukrainie. Gotów był wspierać rozruchy chłopstwa, żądać wydawania pogranicznych fortec. Jego władztwo było skąpe, składało się z wąskiego pasa ziemi pogranicznej, jaki przejęli Turcy, zatem starał się przy wparciu i aprobacie Stambułu odrywać kolejne nadgraniczne terytoria. Liczył się również nadania mu zwierzchności nad ziemiami zamieszkałymi przez Kozaków, które Turcja wydarła Rosji i mianowania przez nich także hetmanem Lewobrzeża. Szukał też możliwości intrygowania z Moskwą, na wypadek zmian w politycznych celach Porty. Kruchy pokój i bezpieczeństwo na pograniczu, na co niebagatelny wpływ miały i Tatarskie prowokacje koniecznym sprawiało utrzymywanie licznych wojsk na granicy. Liczne garnizony utrzymywano w Bracławiu, Niemierowie, Winnicy, Lipowcu a dodatkowe siły, przede wszystkim w silnie obsadzonych pozycjach w głębi terytorium RON – w Barze, Białej Cerkwi, Bedyczowie i Pawłowoczy. Bardzo istotne znaczenie miały zyskać wkrótce nowo budowane fortyfikacje w zakolu Dniestru i Zbrucza na wschód od zajętego przez Turków Kamieńca Podolskiego. Okoliczności te zmuszały polskiego króla do utrzymywania licznych załóg pod ogólną komendą Stanisława Jabłonowskiego na pograniczu. W tamtejszych garnizonach ulokowano większą część armii koronnej.</text:span></text:span></text:p>
      <text:p text:style-name="P1"><text:span text:style-name="Domyślna_20_czcionka_20_akapitu"><text:span text:style-name="T2">W istniejących warunkach pod koniec lat siedemdziesiątych XVII wieku powszechna była opinia, iż nie widziano jasnych perspektyw przed Polską w jej stosunkach ze Wschodem. Przewidywano, iż jeśli Turcy pobiją Rosjan, obrócą się przeciw Rzeczypospolitej, jeśli zwyciężą Rosjanie, zagarną całą Ukrainę i wysuną żądania do </text:span></text:span><text:soft-page-break/><text:span text:style-name="Domyślna_20_czcionka_20_akapitu"><text:span text:style-name="T2">wszystkich ziem ruskich.</text:span></text:span></text:p>
      <text:p text:style-name="P1"><text:span text:style-name="Domyślna_20_czcionka_20_akapitu"><text:span text:style-name="T2">Wojewoda chełmiński Jan Gniński do kraju powrócił 12 czerwca 1677 roku. Jego krewny Samuel Proski został w Stambule w randze stałego ambasadora, choć jego pozycja nie wydawała się mocna, z trudem tolerowali go Turcy. Polski dyplomata jak mógł zabiegał o umocnienie swych wpływów, a przede wszystkim bieżąco informować o miejscowej sytuacji króla Jana III. Wiele sprawności polskiej ambasady w kolejnych latach zawdzięczała ona bliskim kontaktom z rozwijającą się w tym samym czasie kampanii handlowej pod protekcją Sobieskiego. Dokonywała ona tego przy aktywnym udziale jezuitów, jacy w ten sposób zyskali też wygodny kamuflaż dla swej działalności w krajach osmańskich, poza uboczną działalnością handlową poszukiwali poddanych korony polskiej, jakich mogliby uwolnić (głównie przez wykup) z niewoli tureckiej. Ich koneksje ułatwiały zawieranie interesów z kupiectwem włoskim oraz francuskim. 2. Wokół sejmu pacyfikacyjnego 1676roku</text:span></text:span></text:p>
      <text:p text:style-name="P6"><text:span text:style-name="T10">Potrzeba ugruntowania pozycji Jana III wraz z koniecznością realizacji kolejnych reform, zdobycia aprobaty dla kolejnych samodzielnych poczynań monarchy w sprawach zagranicznych oraz spełnienia zgłoszonych postulatów w reakcji na funkcjonowanie tych zmian, które wcześniej wprowadzono doprowadziło do zwołania kolejnego sejmu. Sobieski liczył, iż uzyskany prestiż oraz niedawne sukcesy jego polityki przekonają szlachtę do kolejnych zmian a jednocześnie ostudzą ostatecznie wszelkie nastroje opozycyjne. W tym duchu przygotowywano instrukcje poselskie na sejmiki i bardzo interesowano się na dworze królewskim ich organizacją i przebiegiem, dbając aby na sejm przybyli połowie wpierający jego politykę i co najmniej tolerujących jego agresywne działania wobec Brandenburgii, oraz porozumienie z Austrią. Dodatkowo formalnie obowiązujący do czasu zaakceptowania przez sejm układów pokojowych stan wojny powodowało, iż planowany sejm także miał odbyć się pod węzłem konfederacji na czele z królem, co mocno ułatwiało forsowanie przez niego wśród posłów jego pomysłów i zmierzeń. Kolejny sejm zebrał się w zatem w okresie 19 kwietnia - 30 maja 1676 roku. Był to sejm pacyfikacyjny, pierwszy normalny sejm za rządów nowego króla, od chwili jego elekcji, zebrany w chwili braku rozpędzonej wcześniej zbrojnej opozycji, gdy nadal </text:span><text:soft-page-break/><text:span text:style-name="T10">toczyła się pomyślnym kursem wojna z elektorem brandenburskim. Szlachta nastrojona atmosferą dworu obradowała, zgodnie z oczekiwaniami Jana III, pod „laską żołnierską” - Władysława Skoraszewskiego chorążego poznańskiego. Było to sygnałem trwania u sterów władzy i blisko sfer dworskich osób pochodzących ze środowisk wojskowych. Zresztą sama szlachta jakby dając się ponieść wojennemu zapałowi, ale i obawom przed reakcjami króla. nie znajdując wśród senatorów przywódców antykrólewskich działań, zachowywała się bardzo zdyscyplinowanie i powściągliwie obradowała, wystrzegając się <text:s/>zachowań, które wcześniej bardzo źle świadczyły o poziomie funkcjonowania izby poselskiej. Sejm ten poprzedziły sejmiki przedsejmowe wezwane w okresie 20 stycznia - 3 luty, jakie przebiegły bardzo spokojnie, choć obóz dworski bardzo zabiegał o zorganizowanie zgodnie z potrzeba mi politycznymi monarchy, nie rezygnując nawet z posuwania się do nadużyć w rozpowszechnianiu uniwersałów królewskich, np. wobec sejmików oszmańskiego, lidzkiego, bielskiego, aby skompletować delegację przychylną dla króla. Sejmiki relacyjne przypadły na okres 15czerwca – 15 lipca. Nie zanotowano w czasie ich obrad poważniejszych antykrólewskich wystąpień i z zaufaniem podchodzono do efektów zakończonego sejmu. W czasie obrad sejmu walnego w Warszawie i w jej okolicach król skoszarował też swoją gwardię. Ustawił też asystę wojskową obok starostwa warszawskiego, księgi grodzkie ostemplowano, aby nie łamiąc postanowienia o skonfederowania sejmu, ktoś mógł do nich złożyć protest zrywający obrady. Posłowie nie przeciwstawili się temu, choć potem sarkano na ten nowy obyczaj na niektórych sejmikach relacyjnym np. wieluńskim, liwskim, czy mielnickim. W czasie obrad Sobieski informowany o ruchach wojsk kurfirsta niezwłocznie udał się na front, a sam sejm przebiegł o tyle spokojnie, co posłowie świadomi wojny z Brandenburgią, choć coraz mniej popularnej w tym czasie, byli skłonni do podjęcia szybkich decyzji i nieczynienia przeszkód monarsze w udaniu się do Nowej Marchii. Posłom zależało na zaprowadzeniu pokoju wewnętrznego i pogodzeniu się zwaśnionych. Obawiano się niecierpliwości monarchy, który mógł zmuszony przez przewlekłość sejmowania zaniechać swego udziału w wyprawie przeciwko Fryderykowi Wilhelmowi i w retorsji uderzyć na sejm. Dla ludzi </text:span><text:soft-page-break/><text:span text:style-name="T10">pamiętających przebiegł elekcji nie było to pożądaną perspektywą, bezskuteczność oporu i drażnienia króla była tym znamienna, iż żadne warcholstwo nie mogło liczyć na magnacką wówczas protekcję, powiem opozycja słaba i utajona nie śmiała rzucać wyzwania. Był to też sejm licznych precedensów, po jakie sięgnięto z konieczności rozwiązania spraw, które były nowością w ówczesnej rzeczywistości, w sytuacji, kiedy jak rzadko kiedy wcześniej pozycja i znaczenie monarchy były tak duże, a możliwości działań opozycyjnych tak małe. Mimo wszystko doceniano odzyskanie Prus, obawy izby budziły jednak perspektywy eskalacji konfliktu i zapędy do całkowitego podboju Marchii Brandenburskiej, a co za tym idzie wciągnięcia RON w wir ogólnoeuropejskiego konfliktu na wielu frontach, jak to odczytywano, nie zawsze biorąc pod uwagę aktualne uwarunkowania, pod dyktando i w imię jedynie francuskich interesów. Spodziewano się przy tym, iż wszelkie wystąpienia nie pomyśli dworu oraz nie czynienia zadość królewskim propozycjom, zostanie przez dwór odczytanie jako schlebianie brandenburskiej polityce, za działania z inspiracji Hohenzollernów, co oznaczało gniew króla. Doświadczenia z specjalnym trybunałem wymierzonym w niepokornych posłów były bardzo świeże, aby ci myśleli o otwartej konfrontacji. Opozycja więc siedziała cicho i choć nie brakowało propozycji korupcyjnych ze strony zakamuflowanych stronników brandenburskich, skierowanych wobec posłów i senatorów, obyło się bez wystąpień, które uczyniło by sejm miejscem gorszących scen. Szlachta wyczekiwała na efekty nowej kampanii w Nowej Marchii, nie przejawiała większej aktywności, widząc w konsytuacjach przyjętych na sejmie elekcyjnym przed 2 lat świadectwo swoich potrzeb, które na jakiś czas ostudziło zapadł do kolejnych podbój ziem elektora i uwikłania Rzeczpospolitej w długotrwałą wojnę. Zalecano szukania porozumienia z kurfirstem, gdyż w przeciwnym razie ośmieli lub wręcz zmusi pozostałych sąsiadów do wypowiedzenia Polsce wojny. <text:s/>Instrukcję tą przestawił w imieniu senatu wojewoda bełski Marcin Zamoyski, a tekst ułożyła deputacja poszczególnych kół wojewódzkich z rezydentami senatorskimi. Za jej podstawę w zasadniczej części posłużyło stanowisko wypracowane podczas zjazdu szlachty małopolskiej w Nowym Mieście Korczynie na trzy niedzielę przed rozpoczęciem sejmu. Wielce na obradach zaciążyła </text:span><text:soft-page-break/><text:span text:style-name="T10">sprawa zaakceptowania pokoju z Cesarstwem, czego chcieli wszyscy, więc o próbach paraliżu sejmu i roztrząsania spraw drugorzędnych nie było mowy. Wszyscy spodziewali się, iż inne sprawy rozpatrzone będą w kolejnych latach, teraz kwestia pokoju była najistotniejsza i za akceptowano porozumienie z cesarzem zaraz na wstępie, idąc za gremialną zachętą senatorów, głośną zwłaszcza u duchownych, w tym prymasa, który w inauguracyjnej mowie przed izbami dał temu wyraz. Nie zajmowano się tym, iż to sam Sobieski bez nie tylko nawet zgody sejmu, ale nawet szerszych konsultacji z senatorami naznaczył komisarzy i w końcu zawarł układy z Wiedniem, wręcz posłowie byli gotowi podobne działania króla zaakceptować w stosunku do Brandenburgii, byli przybliżyłyby one i przyśpieszyły zawarcie pokoju z kurfirstem. Bolano tylko nad prawem ustanowionym na sejmie poprzednim, który na czas wojny powołał stałe podatki, ale ten wysiłek zaczęto gdzie nie gdzie przyjmowane ze zrozumieniem, jako niezbędny warunek szyb kiego pokoju. Głosy te choć symptomatyczne, dawały odczuwać, iż nieco inna od lat poprzednich jest dotąd nie przejednana postawa szlachty nie godzącej się do podejmowania długotrwałych wysiłków fiskalnych. </text:span></text:p>
      <text:p text:style-name="P4">Był to sejm skromny, cichy, bardzo nieliczny. Pocztów zbrojnych szlachty ściągnęło niezbyt wiele. Gwardia i straż marszałkowska bezwzględnie pilnowały, do miejsca obrad nie zbliżali się uzbrojone poczty. Wszystkie miały odstąpić od Warszawy na 3 mile, w przeciwnym razie gwardia miała je rozbrajać a opornych stawiać prze sąd marszałkowski. Wielu Panów koronnych i litewskich otrzymało polecenie króla, aby doglądać spraw na froncie z obietnicą wynagrodzenia posłuszeństwa nadaniami licznych wakansów na sejmie, dlatego ich udział w obradach być mały. Obecność gwardii studziła też zapędy do okazywania militarnej siły przez szlachtę. Nieliczny wówczas liczebnie senat był spacyfikowany perspektyw rozdawania wakansów, co mocno też dyscyplinowało najbardziej ambitnych i wpływowych reprezentantów izby poselskiej, którzy liczyli nie bez nadziei na senatorskie zaszczyty. </text:p>
      <text:p text:style-name="P4"/>
      <text:p text:style-name="P7">Procesy polityczne na sejmie 1676r. </text:p>
      <text:p text:style-name="P10"><text:span text:style-name="T18">Obrady zwołanego sejmu miały zyskać specyficzny klimat. Określało go </text:span><text:soft-page-break/><text:span text:style-name="T18">zdemaskowanie zimą i wiosną kilku szpiegów rzekomo będących w służbie Wielkiego Elektora. Zarzuty wydawały się naciągane, intryga fantastyczna, wątki przemieszane, a jej aktorzy zbyt marnej rangi, aby dać im większe znaczenie, ale wystarczyło to na zbudowanie napięcia i podejrzliwości, która smarowała tryby dworskich kół i paraliżowała poselską brawurę. Miano ujawnić spisek, pośród grona polskiej szlachty, którzy usiłowali zdobyć poparcie różnych polityków RON i doprowadzić do politycznego kryzysu, oddać na agresję kurfirsta Wielkopolskę i Pomorze. Ujawnieni lub zdemaskowani podejrzani, po krótkim procesię, stanowiącym swoisty precedens w stosunkach prawnych w Rzeczpospolitej, zostali w dniu 26 kwietnia, na początku obrad sejmu, dla przykładu, przed posłami, na rynku w Warszawie ścięci. Wyrok wydał sąd marszałkowski, do jakiego pozew wpłynął za pośrednictwem Jana Wielopolskiego w dniu 20 marca, wg procedury przyjętej przez zebranych w pośpiechu senatorów, mimo pewnych obiekcji marszałka Stanisława Lubomirskiego. W dniu 22 marca przywieziono podejrzanych i zaczęły się ich przesłuchania pod nadzorem warszawskiego kata. Proces, który stopniowo obejmował nowe osoby zakończył się w dniu 22 kwietnia wydaniem wyroków. Dla ośmiu prawdziwych lub domniemanych spiskowców pochodzących z cudzoziemskiej, albo ubogiej szlachty lub pospólstwa zapadł wyrok nakazujący ścięcie. W ten sposób kary wymierzono Benedyktowi Herningowi - Kurlandczykowi i słudze Stefana Czarneckiego, któremu przepisano zorganizowanie całej intrygi i wzięcie za to 4 000 talarów, Aleksandorwi Morrisonowi</text:span><text:span text:style-name="Footnote_20_anchor"><text:span text:style-name="T18"><text:note text:id="ftn1" text:note-class="footnote"><text:note-citation>1</text:note-citation><text:note-body><text:p text:style-name="Footnote">W przeciwieństwie do innych postaci, których nie udało mi się skompletować wśród osób autentycznych był on rzeczywiście zaufanym oficerem D. Wiśniowieckiego i w realu z jego promocji został nobilitowany w roku 1676. </text:p></text:note-body></text:note></text:span></text:span><text:span text:style-name="T18"> – zaufanemu oficerowi Dymitra Wiśniowieckiego, jaki planował jego uwolnienie z Zamościa, Sebastianowi i Wojciechowi Srokowiczom z ziemi podlaskiej, którzy mieli wozić specjalne instrukcje z Berlina, Marceliuszowi Wołtydze – eksjezuicie ekskomunikowano ze stanu zakonnego w roku 1669, który starał się w Wilnie wstąpił w łaski Benedykta Sapiehy, aby namawiać go do zdrady (tutaj była to najpewniej jawna prowokacja ze strony dworu wymierzona w otoczenie usamodzielniającego się Sapiehy, Janowi Kocielskiemu, dzierżawcy i słudze Dymitra Wiśniowieckiego, jaki planował go oswobodzić, aby stanął na czele buntu, Tomaszowi Motylskiemu, dawnemu </text:span><text:soft-page-break/><text:span text:style-name="T18">porucznikowi gwardii i szlachcicowi wielkopolskiemu, który namawiał do buntu w Wielkopolsce, Jakubowi Szramkowskiemu z ziemi chełmskiej, jaki na Wołyniu ludzi buntował i miał werbunki robić dla Wiśniowieckiego oraz Szymonowi Kłębowskiemu z ziemi łęczyckiej, człowiekowi o niespełna rozumu, który za oferował się, iż na sejmie króla napadnie i zabije na rozkaz jakiegoś bliżej nieznanego oficera brandenburskiego, który potajemnie miał przybyć do stolicy. Andrzeja Macieja Graniewski</text:span><text:span text:style-name="Footnote_20_anchor"><text:span text:style-name="T18"><text:note text:id="ftn2" text:note-class="footnote"><text:note-citation>2</text:note-citation><text:note-body><text:p text:style-name="Footnote">Osoba autentyczna.</text:p></text:note-body></text:note></text:span></text:span><text:span text:style-name="T18">, eks żołnierza Wiśniowieckiego, a aktualnie księdza kanonika chełmskiego, który miał przekupić strażników z Zamościu – ze względu za wcześniejsze zasługi i wstawiennictwo senatorów poddano jedynie banicji. <text:s/>Część zarzutów była naciągana, ale część miała swe uzasadnienie, lecz śledztwo miała charakter przypadkowych ustaleń. Wiadomym było, iż Brandenburczycy prowadzą intensywną akcję szpiegowską w RON, zabiegają o zwerbowanie przychylnych ich sprawie polityków w związku z toczącym się sejmie, ale opisany proces miał raczej przestraszyć potencjalnych zdrajców, niż obnażyć w pełni zasięg i obraz elektorskiej intrygi. Innych podejrzewanych, na nazwiska cień położyły głównych podsądnych, wśród których znajdowali się cudzoziemcy, jakich wiązano z intensywnymi zabiegami o wstawiennictwo o interesy elektorskie w kręgach litewskiej, czy wielkopolskiej magnaterii zostało wydalonych z kraju przez rozpoczęciem sejmu lub tuż po jego rozpoczęciu. Wszystko z jednej strony oczyściło środowisko wokół posłów i poddało ich</text:span><text:span text:style-name="T17"> kurateli dworu, z drugiej pozbawiło swobody ruchów i zdolności stawiania oporu. Wielkie zasługi w tropieniu szpiegów i stronników brandenburskich, oraz w przygotowaniu procesu wykazał pruski szlachcic w służbie Sobieskiego Krzystof von Rappe (ok. 1640-1716) krewny pułkownika Otto Ernsta von Rappe. Wykorzystał on swoje osobiste relację z </text:span><text:span text:style-name="T19">Johannem Dietrichem von Hoverbeckiem, dyplomatą brandeburskim i posłem elektorskim w Polsce, aby całą intrygę przygotować i uprawomocnić. Krzysztof von Rappe działał wraz z </text:span><text:span text:style-name="T17">Ulrichem Feliksem von Pirchem (1654-1723), nestorem przyszłego generalskiego rodu von Pirch z ziemi bytowskiej. Obaj działali na przełomie 1675/76 na terenie Prus, Pomorza, Nowej Marchi, Żmudzi, Mazowsza i Wielkopolski przygotowując listy </text:span><text:soft-page-break/><text:span text:style-name="T17">podejrzanych i zarzuty wobec nich. Bez wątpienia natrafili na spisek Aleksandra Morrisona, króry pod koniec 1675roku przebywał w Toruniu, kontaktował się z brandenburskimi zausznikami, a przez Benedykta Herninga brał pieniądze na werbunek ludzi, których miał użyć do odbicia Wiśniowieckiego. Jak ustalono miał on następnie podążyć do Chełma i tam połączyć się z ekspedycją zmobilizowaną w dobrach Wiśniowieckiego z jego sług pod kierownictwem niejakiego Jana Kocielskiego. Zamiary te powstrzymano, w dniu 30 grudnia aresztując Morisona wraz z kurierem o nieznanym nazwisku, który zginął podczas zasadzki w zaułku ulicy Żeglarskiej. Przesłuchany Morisoson powiedział na tyle dużo, iż pierwotne plany nie mogły się powieźć i ekspedycja na Zamość nie została przeprowadzona. </text:span></text:p>
      <text:p text:style-name="P6"><text:span text:style-name="T15">Krzysztof von Rappe i </text:span><text:span text:style-name="T16">Ulrich <text:s/>von Pirch przechwycili oni wiele listów, złamali szyfry, a następnie skompletowali listy popleczników i szpiegów elektorskich, a potem dokonywał aresztowań wraz w wtajemniczonym w tą sprawę wojewodą pomorskim, przy czym dla wywarcia odpowiedniego wrażenia w krąg podejrzeń obok obok rzeczywiście mających jakieś kontakty z opozycją konfederacką lub Brandenburczykami – co wyolbrzymiano, wciągano osoby przypadkowe i fabrykowano w dużej mierze dowody przeciw nim. Podejrzanych osadzano w zamkach w Czersku i Malborku. Do aresztowań i pilnowania więźniów oddelegowano dragonów pod dowództwem płk. Jana Przebendowskiego. Całą tą sprawę propagandowo rozdmuchano, jej a nie sejmowi samemu dając pierwszeństwo w drukach ulotnych, jakie w tym czasie objawiły się w Warszawie. Osoby uznane za najważniejsze przewieziono do Warszawy, aby tam wykonać wyrok. Pomniejsze wykonano w Czersku, gdzie w dniach 3-8 kwietnia 1676roku dokonano 16 wyroków śmierci. Wszyscy, prócz czterech niemieckich szlachciców, byli to ludzie z pospólstwa. <text:s/>Dodatkowo 28 osób skażano na wieże i przetrzymywano w Malborku i w Elblągu. Dodatkowo 26 osób szlacheckiego pochodnia zostało zmuszonych do wyjazdu, gdyż groził im w przeciwnym razie sąd i poważne konsekwencję, pozwolono im uciec dla uniknięcia skandalu. Wśród nich byli komornik z Nidzicy i Działdowa - Balthasar von der Goltz (1610- 1688 ); bogaty ziemianin </text:span>Christoph Friedrich Dohna-Lauck (1652-1734); Georg Friedrich Friedrich von Creytzen (1643-<text:soft-page-break/>1709); starosta Morąga Otto Wilhelm von Perbandt (1635-1706); Georg Friedrich von Eulenburg (1641-1699); starosta lecki Fryderyk Wilhelm von Canitz; starosta szczytnicki Christoph Joachim von Brumsee.W<text:span text:style-name="T16"> dniu 27 września 1676roku w Królewcu zapadły w ich sprawie wyroki o banicji. </text:span></text:p>
      <text:p text:style-name="P4">W samej stolicy przed rozpoczęciem obrad sejmu dragonii królewscy pilnowali drukarń i sprawdzali co zecerze składają do druku, a osoby przyjezdne sprawdzono, jakie pisma ze sobą wiozą i czy wrogiej nie uprawiaj propagandy. Nawet po kościołach i klasztorach miano przeprowadzać podobne kontrole, na co biskupi wnieśli nawet do króla skargę. </text:p>
      <text:p text:style-name="P10"><text:span text:style-name="T18">W cieniu opisanych powyżej egzekucji, przygotowanych w dużej mierze na domysłach i listach proskrypcyjnych, odbywał się właściwy sąd sejmowy nad przywódcami rokoszu przeciwko królowi. Wyglądało, iż były one odpowiednio zainscenizowanym wprowadzeniem do niego. Formalnie król pogodził się z dawnymi konfederatami. Ogłosił on przed sejmem amnestię dla mniej aktywnych jej uczestników, odpowiedni dokument odczytano już na początku obrad. Pozostawała sprawa sądu sejmowego nad przywódcami. Od pomyślnego dla dworu rozwiązania tej wrażliwej i delikatnej kwestii uzależniona była także sprawa ratyfikacji pokoju i ugodowego załatwienia sprawy konfliktu z Berlinem, takie przynajmniej wrażenie robili niektórzy aktywiści obozu królewskiego konfederujący z posłami. Sprawa ta była o tyle wyjątkowa, iż wbrew szlacheckim przywilejom, wręcz jako zasadniczy objaw ich łamania i wstęp do powszechnie pogardzanego </text:span><text:span text:style-name="T20">absolutum dominium</text:span><text:span text:style-name="T18">, praktycznie rzecz ujmując - najważniejsi z rokoszan byli więzieni bez żadnego wyroku w miejscach uosobienia. Dotychczasowa praktyka sądowa, na jaką ogół szlachecki był bardzo czuły, nakazywała ich uwolnić, za poręczeniem obietnicą więźniów stawienia się na sąd sejmowy niezwłocznie. Powinni oni na wolności czekać na sąd, który ocenił by ich winy. Lecz oczywistym było, że mając w pamięci rokosz Lubomirskiego takie posunięcie byłoby nazbyt ryzykowne i groziło rozpaleniem nowego zarzewia wojny domowej, gdyby tylko potężni magnaci zostaliby zwolnieni. Trzeba było dostarczyć pozoru legalizmu całej tej sprawie. Dlatego status rokoszan przypominał status jeńców - skoro z orężem na </text:span><text:soft-page-break/><text:span text:style-name="T18">Rzeczpospolitą porwali się. To jest na Sejm, oraz samego Króla, który przez ten sejm był wybrany i objęty odpowiednimi pełnomocnictwami. Wykorzystano przeciw więzionym dla uzasadnienia ich statusu, interpretując w odpowiedni sposób, zapisy uchwał sejmowych nakazujących królowi naprowadzenie spokoju w kraju i wyznaczających mu w tym celu nadzwyczajne środki na określony czas. Wskazywano również, iż skoro wypowiedzieli Rzeczpospolitej i Królowi wojnę manifestując swe nieposłuszeństwo wobec woli sejmu, wszczynając bunt, dla niepoznaki nazwany konfederacją, jak miał sprawę objaśnić marszałek sejmu Skoraszewski inspirowany przez dwór, to koniecznym było ich odizolowanie. Wobec wielu dochodził też zarzut, iż podnieśli bunt będąc w służbie wojskowej, zatem zastosowanie wobec ich mają też przepisy prawa hetmańskiego, znacznie bardziej po drakońsku traktujące zdradę i niezachowanie wierności, niż prawo cywilne. Choć dosyć sceptycznie do tych wszystkich tłumaczeń podeszli nowo kreowany marszałek Stanisław Lubomirski wchodzący szeroko w rolę opozycjonisty oraz coraz bardziej politycznie izolujący się od polityki dworu Szczęsny Potocki. Na sejmie wygłosili zachowawcze, ale jednak biorące w obronę więźniów opinie, otwarcie formułując swe uwagi, które wcześniej już komunikowali bezpośrednio monarsze wyrażając swe obawy i zaniepokojenie ze stosowania prawa nie korespondującego ze szlacheckim pojmowaniem sprawiedliwości. Na jednak otwarte zerwanie i przeciwstawienie się Janowi III jeszcze jednak wówczas się nie zdecydowali obawiając się przykrych dla siebie konsekwencji. Jednak nie tylko jeńcami byli rokoszanie, dla pozorów starano się wykazać, że zaznawali gościny w domach najprzedniejszych obywateli, w tym wszelkich wygód, ale też i swobód, których więźniowie nie mają. Wszystko to służyło temu, aby nie mieli żadnej pokusy do ucieczki z kraju, czy też utrudniania działania planowego sądu i spokojnie doczekali w czasie wojennym na sejm, który winy rozsądzi i ukarzę wedle swej mądrości. Tak tą kwestię uzupełniająco wyjaśniło zdanie senatu skierowane do posłów, gdy ci wnieśli w dniu 28 kwietnia suplikę żądającą złożenia wyjaśnień na temat nadal więzionych konfederatów. Chodziło też o to, iż poniektórzy z sądzeni mieli być odpowiedzialni za przestępstwa wyrządzone na polu sejmowym lub ich inspirowanie, a więc klasyfikujące się do wieży </text:span><text:soft-page-break/><text:span text:style-name="T18">marszałkowskiej, tyle iż winy znacznie poważniejsze zmuszały sąd sejmowy do przeprowadzenia procesu. Stąd też uzasadniano także prawo do przetrzymywania podejrzanych. Izba poselska zdało się ostrożnie podchodziła do sprawy, niepokojono się, aby ten precedens poczyniono w przyszłości za trwałe rozwiązanie. Dlatego też odpowiednią rezolucję zapisano w konstytucji, iż powtarza się przywilej, który głosi zakaz więzienia szlachcica bez sądowego wyroku. Sam sąd sejmowy odbył się na początku maja, po tym jak stanął 30 kwietnia pokój z Austrią, po oddzielnych sesjach w kolejnych dniach, 5 maja zaczął się proces. Sądzonych sprowadzono do Warszawy w połowie kwietnia wraz z osobistą służbą, ale pod strażami. Dopuszczano do nich senatorów, ale przeważnie byli oni związani z monarchą i jego zdanie mieli im do przekazania. Więźniowie byli też świadomi egzekucji, które poprzedziły sejm, ale sami byli pewni, iż taki koniec ich nie czeka, dawano im do zrozumienia, iż król gotowy do ugody, za ustępstwa jest wiele wstanie im darować. Pośród posłów owszem istniał rodzaj zakłopotania, a co niektórzy pozwalali sobie na wzywanie do odbicia więzionych, ale były to głosy marginalne, nie poparte zorganizowaną wolą większej liczby szlachty, gdyż oznaczałoby to krwaw powtórkę z roku 1674, bo dla posłów popierających króla i jego gwardii stwarzałoby okazję do ostatecznego złamania sejmu, a dla Jana okazję III do drastycznego umniejszenia roli parlamentu. Trzeba też pamiętać, iż namacalne sukcesy polityki Jana III - wewnętrznej i zagranicznej, przekładały się na rzeczywistą popularność i mógł on liczy na oddanie, czy choć sympatię dużej liczby posłów, wybranych zresztą przez sejmiki wg klucza bliskiego interesom dworu. Zrodzona potrzeba refleksji, posłowie umiarkowani i wstrzemięźliwi przed popadaniem w skrajności, uległy senat i dygnitarze zmuszeni przez wojnę do pobyto poza Warszawą lub całkowicie zalezni od królewskiej woli, znacznie ułatwiło sprawne przeprowadzenia procesu, którego rezultat jeszcze bardziej umocnił pozycję i autorytet monarchy. On sam, dla lepszego odbioru sprawy, nie chełpił się nim, wręcz trapił się, stał na uboczu i nie angażował się - aby wyrok był w imieniu Rzeczpospolitej, a kara z woli Sejmu. Proces zakończono w dniu 14 maja, ale ważniejsze były poufne ustalenia wybranych 4 senatorów i 4 posłów (pośród 8 delegatów wyznaczonych w dniu 5 maja przez izbę poselską) z sądzonymi </text:span><text:soft-page-break/><text:span text:style-name="T18">na temat sposobu polubownego, ale jednak respektującego zwycięskie interesy Jana III, rozstrzygnięcie sprawy. Kompromis oznaczał przebaczenie, zaś zatwardziałość miała prowadzić do ferowania wyroków bardzo ostrych. Wyroki wydano w pieszej kolejności nad Dymitrem i Konstantym Wiśniowieckimi i Wacława Leszczyńskiego. Zaocznie wydano wyrok dla pozbawionego buławy hetmana wielkiego litewskiego Michała Paca, który na sąd nie stawił się, a który był wzywany przez całą wiosnę po wszystkich grodach Litwy przez królewskich herodów odczytujących je. Dymitr Wiśniowiecki, z uwagi na dawne zasługi, urodzenie, pozycję i majątek, ukorzywszy słowami - „zdradziłem i sprzeniewierzyłem się Rzeczpospolitej, prawa wierności najjaśniejszemu królowi nie zachowałem i cześć jego spotwarzyłem, pychą i prywatą zrzeszyłem, za obcą sprawę ojczyznę odstąpiłem, do buntu namawiałem, jako sejmu i króla żadnej potwarzy i bezprawia nie zaznawszy, honor swój z hańbiłem, zadośćuczynienie dać chcąc i o darowanie proszę, wszelkie dalsze poszanowanie i wierności jak prawu i majestatowi na swe czasy ślubuję, tak mi dopomóż Bóg i święty krzyż. Amen” - pozyskał przebaczenie. Klękał i wypowiadał słowa roty przysięgi w ten sposób w dniu 15 maja, powtarzając jej treść za biskupem chełmińskim, przed Janem III, który podniósł go na nogi, gdy on na koniec ucałował monarchę w rękę i symboliczne, przez marszałka Lubomirskiego otrzymał szablę, po czym został odprowadzony z sali. Był wolny, ale w kolejnej sali miał złożyć podpis pod określonymi dokumentami przygotowanymi przez kancelarię królewską, których treść włączono do sentencji wyroku, została po chwili odczytana zebranym. W dokumencie zapisano, iż dawny hetman polny zrzeka się - „dotknięty infamią wymienionych składników majątku, to jest przede wszystkim starostw danych mu z dobroci przez ojczyznę, której winny jest zdrady i oddaje musi, rożnych dzierżaw - które „bezprawnie posiadł, z krzywdy ludzkiej, z jakiej przed Rzeczpospolita się wyprawował i w godniejsze ręce oddaje, majętności spornych po jego królewskiej mości zmarłym Michale - jako do innych krewnych, czy też innych ludzi należących, wziętych gwałtem i praw żadnych uznać nie chciał wówczas, wreszcie dóbr Ordynacji Ostrogskiej - które jego nie są, ani nie były, a których spadek chciał tylko z prywaty zagarnąć, a jakie pod Rzeczpospolitą idą pod dalsze w tej sprawie </text:span><text:soft-page-break/><text:span text:style-name="T18">deliberację i innych dóbr darowanych Bogu najwyższemu i kościołowi świętemu, Rzeczpospolitej całej, ludziom inszym i dobrodziejom różnym, oraz Królowi Najjaśniejszemu Janowi III z win swych, aby były zadośćuczynienie wszelkiej nieprawości, której w żalu sądzony wyspowiadałem się, aby pokutę swą przed narodem dokonać”. Mienia tego musiał zrzec się lub zapisać na skarb Rzeczypospolitej, albo wpływowym senatorom, oraz samemu królowi, a po uzyskaniu przebaczenia pozbawiony urządów miał prawo dysponować jedynie odziedziczoną, a i tak poodkrywaną ojcowizną. Dokument szczegółowo opisywał, jaki majątek, czy dobra - komu dokładnie się należą. Rozległe dobra Dymitra Wiśniowieckiego uległy podziałowi między rodziną i osobami trzecimi - w dużej mierze objęto je sekwersem. Włości zbaraska i wołoczyska, obejmująca miasta Zbaraż i Wołoczyszcza oraz 30 wsi z pierwotnych 63 – resztę poddano konfiskacie na skarb publiczny dzieląc na 1-2 wioskowe tenuty przeznaczone dla oficerów oraz rodowy Wiśniowiec pozostały przy Dymitrze Wiśniowieckim. Włość manaczyńska z 3/4 miasta Manaczyna i dwoma przedmieściami oraz większość włości wiśniowieckiej <text:s/>z wsiami Chwałkowce, Czajczyńce, Hryszkowce, Kotiużyńce, Krzywczuki, Maniów i Rakowiec, została przekazana jego żonie. <text:s/>Dobra Czarny Ostrów (jego cześć oraz ta należna jego bratu Konstantemu) w województwie podolskim oraz 1/4 miasta Załoźce i 3 wsie z włości załozieckiej w województwie ruskim podzielono na dwa starostwa i przejęła je Rzeczypospolita w posiadanie. Pierwszymi jej dzierżawcami od roku 1677 na lat 25 stali się - wojewoda wołyński <text:s/></text:span><text:span text:style-name="T21">Jerzy Jan Wandalin Mniszech </text:span><text:span text:style-name="T18">i kijowski Jan Potocki, a wg kontraktu także ich żony oraz inni spadkobiercy na czas obowiązywania okresu dzierżawy. Klucze niemirowski i ładyżyński (częściowo w granicach Turcji) także zostały obrócone na własność Rzeczpospolitej i ofiarowane egzulatom podolskim. Z należnego mu działu po zmarłym szwagrze Samuelu Leszczyńskim Dymitr Wiśniowiecki zachował jedynie <text:s/>dobra siędziów w województwie mazowieckim liczące 5 wsi. Pozostałe dobra przekazane zostały innym rodzinom magnackim - dobra Baranów – miasto i 12 wsi w województwie sandomierskim otrzymał „w wieczyste posiadanie” królewicz Jakub, inne dobra razem 3 miasta i ok. 50 wsi, to jest Czartorysk trafił do Michała </text:span><text:soft-page-break/><text:span text:style-name="T18">Radziwiłła i jego żony Katarzyny z Sobieskich, w zamian za ustąpienie w przyszłości z prawa do dziedziczenia starostw koronnych (co budziło kontrowersję u Radziwiłów, którym jednak nie udało się zyskać praw podobnych jak Lubomirscy czy Glińscy wobec posiadnego starostwa człuchowskiego o co się starali, ale opór posłów koronnch temu przeszkodził)</text:span><text:span text:style-name="Footnote_20_anchor"><text:span text:style-name="T18"><text:note text:id="ftn3" text:note-class="footnote"><text:note-citation>3</text:note-citation><text:note-body><text:p text:style-name="Footnote">I musiało, w ich rękach było najbogatsze starostwo koronne – człuchowskie i wiele mniejszych. </text:p></text:note-body></text:note></text:span></text:span><text:span text:style-name="T18"> i pretensji do posiadłości po Zasławskich, Kołki do Jana Potockiego a Rafałówka została obrócona w dzierżawę i w roku 1677 przekazana na lat 15 Szczęsnemu Potockiemu. Starostwa białocerkiewskie, drahimskie, lubomelskie, kamionackie i soleckie zostały mu odebrane i przekazane nowym tenutariuszom <text:s/>w roku 1677. Majętność Wiewiórka, leżąca w powiecie pilzneńskim województwa sandomierskiego, tytułem odszkodowania dla roszczeń do ordynacji ostrogockiej <text:s/>została <text:s/>przekazana Hieronimowi Lubomirskiemu. </text:span></text:p>
      <text:p text:style-name="P6"><text:span text:style-name="T10">Wycofany do życia prywatnego, pozbawiony widoków pojawienia się na arenie publicznej, były hetman polny i wojewoda bełski Dymitr Wiśniowiecki, niegdyś potężny magnat z rodu książęcego, poróżnił się również z małżonką, która szybko wyzyskała fakt hańby małżonka i wystąpiła o separację, tym bardziej, że była bliską krewną samego króla. Pozbawiony już ambicji politycznych zmarł w roku 1682, w zakupionym trzy lata wcześniej niewielkim zamku Fischbach (</text:span><text:bookmark text:name="firstHeading4"/><text:span text:style-name="T8">Eisenach) </text:span><text:span text:style-name="T10">na terenie Turyngii, gdzie wyjechał jeszcze w 1677 roku. Jego brat Konstanty został potraktowany bardziej ulgowo, mimo iż dłużej i bardziej zdecydowanie walczył w szeregach rokoszan, nie wahając się w sprawie chwycić za oręż. Owszem i on ukrajał się, ale pozostał w kraju, większych strat majątkowych nie odniósł, poza kilkoma drobnymi zapisami na rzecz grona kilku magnatów oraz ustąpiwszy ze wszystkich posiadanych starostw. Konstantemu przypadły trzy miejscowości włości wiśniowieckiej, tj. <text:s/>Stary Wiśniowiec z wsiami Oknin Mały i Oknin Wielki. Zamek w Białej Krynicy wraz z 6 wsiami przekazał królowej Marii Kazimierze. Zachował z dóbr wołyńskich <text:s/>Ożochowce (miasto i około 30 wsi), Antonowce (11 wsi) i Jampol (zamek, miasto i 10 wsi). Oprócz tego książę Konstanty przekazał większość posiadanych przez siebie <text:s/>włości załozieckiej (3/4 miasta i około 20 wsi) w województwie ruskim wraz z posiadaną połową dóbr Czarny Ostrów w </text:span><text:soft-page-break/><text:span text:style-name="T10">województwie podolskim (miasto oraz ponad 30 wsi i części wsi), które jak wspominano obrócono w starostwa. Z majątków ukraińskich książę Konstanty dostał wszystkie dobra odziedziczone po Zbaraskich w województwie kijowskim oraz klucz pohrebyski i daszowski w województwie bracławskim. Był on właścicielem 20 miast i około 90 wsi i hutorów na Ukrainie. Dodajmy Konstanty ks. Wiśniowiecki zachował też wszystkie dobra macierzyste, czyli Dzitwę i Możejków Wielki w powiecie lidzkim. W późniejszych latach nie spotykał go ostracyzm dworu i mógł liczyć na królewska łaskę, powoli odbudowywał znaczenie swe znaczenie i wpływy. W późniejszym okresie jego rodzina miała odzyskać należne jej miejsce i powrócić do senatu. </text:span></text:p>
      <text:p text:style-name="P6"><text:span text:style-name="T10">Wacław Leszczyński utracił niemal cały majątek, chociaż starał się być bardziej nieustępliwy w targach o własny los. Zajęto od niego wszelkie dobra i starostwa, poza dziedziczną majętnością Gołuchów, które musiał przepisać na żonę i potomstwo. Ocalił swe dobra po Czarnieckich zapisując je swoim dzieciom Stefanowi Leszczyńskiemu (1657-1722) Kazimierzowi Ignacemu i Magdalenie, jakie posiadał z związku z <text:s/>Konstancją Joanną Leszczyńską (Czarniecką zm. 1668, córka hetmana Stefana Czarnieckiego). Mimo tego zgodził się jedynie na złożenie słów - „całej Rzeczpospolitej, to jest najjaśniejszemu królowi mości, jaki senatorom, i posłom ślubuję, iż poznawszy swe winy, jako buntu i naruszenia czci monarszej złą radą przywiedziony, nie mając żadnych po prawdzie pretensji do Rzeczpospolitej, przyznaję się do nich, prosząc o miłościwe przebaczenie”. Pozwolono mu pozostać w kraju. Posiadane </text:span>Starostwo Tykocińskie było przynależne działem spadkowym Katarzynie Aleksandrze Branickiej z Czarnieckich, siostrze Konstancji Joanny Leszczyńskiej z Czarnieckich, ale wymagały spłaty na rzecz jej byłego męża oraz dzieci. Jednocześnie miał on pojąc za zonę, co było już w wcześniejszych planach Zofię Wiśniowiecką (1655-1681), córkę Dymitra z pierwszego małżeństwa z Marianną z Zamoyskich (1631-1668), która miała z kolei otrzymać większą część przypadłą w całości ks. Koreckiego po Samuelu Leszczyńskim, oboźnym koronnym i wojewodzie dorbackim. Był to jeden z warunków Dymitra kapitulacji przed Janem III. Druga z jego córek <text:span text:style-name="T9">Eugenią Katarzyną <text:s/>Wiśniowieckich Koniecpolska (przed </text:span><text:soft-page-break/><text:span text:style-name="T9">1658-po 1681)</text:span> była żona kreowanego kasztelana krakowskiego Aleksandra - gorliwego zwolennika króla, który żył z nią jednak w separacji, zaś trzecia Salomea ( zm. 1716rpku) <text:s/>była zakonnicą. </text:p>
      <text:p text:style-name="P5">Kolejny opozycjonista, pisarz polny Stefan Czarniecki przekazał swe dobra, w tym rodową Czarcę córce Zofii Anieli (1667-1723), która pochodziła z jego związku z Katarzyną Hulewicz (ok. 1640-1724). W przyszłości miała zostać żona Michała Potockiego herbu Pilawa (ok. 1660- 1749 roku) - syna Szczęsnego Potockiego. Majętności kasztelana krakowskiego Stanisława Warszyckiego, który wraz z synem Janem zginęli na elekcji przypadły jego córkom, ale postanowiono, iż Rzeczpospolita przejmie twierdzę w <text:span text:style-name="T7">Pilicy, dobra w Zawierciu wraz z górami srebrnymi obok Olkusza. Do dyspozycji państwa wróciło też starostwo piotrkowskie, jakie posiadał wcześniej kasztan krakowski. </text:span></text:p>
      <text:p text:style-name="P8">Inne uchwały sejmu. Opozycja.</text:p>
      <text:p text:style-name="P8">Sejm w toku dalszych obrad ponadto uzupełnił drobne zastrzeżenia zgłoszone przez sejmiki do głównych ustaleń zmieniających porządek ustrojowy przeforsowanych na sejmie elekcyjnych, które pod wpływem praktyki, wymagały do projektowania, były to jednak tylko zmiany bardzo niewielkie i nieistotne. Reasumując efekty działań zebranego w roku 1676 sejmu, trzeba jednak podkreślić, iż czasie jego obrad pojawiły się zaczątki nowej opozycji. Skupiała się ona części oponentów Sobieskiego, którzy jednak podczas elekcji, pod wpływem aktualnych wydarzeń dołączyli jeszcze do niego, ale obecnie powoli zaczęli przechodzi do opozycji. Wśród nic szczególnie należy wyróżnić niektórych wyższych duchownych, czy środowiska skupione wokół marszałka Stanisława Lubomirskiego, wojewody Szczęsnego Potockiego, wojewody kijowskiego Andrzeja Potockiego którzy między sobą też nie pałali wielkim do siebie zaufaniem, jak to było w koronie oraz politycy związani z obozem Sapiehów, którzy w toku rywalizacji na Litwie z Radziwiłłami, coraz wyraźniej usztywniali swoje stanowisko wobec Sobieskiego. Coraz bardziej politycznie usamodzielniali się Lubomirscy i zaczęli zbierać rozproszone grupy malkontentów w Koronie pod swoje skrzydła, w czym pomagała im francuska ambasada, która wobec upadku dotychczasowego wpływu na Sobieskiego, <text:soft-page-break/>zastanawiała się o stworzeniu swej partii od niego niezależnej. Sejm zobligował także króla do szybkiego zakończenia wojny z Brandenburgią, ale nie był wstanie zdecydowanie zagrozić przerwaniem finansowania jego działań. Jedynie, idąc za żądaniami lokalnych sejmików domagano się, ograniczenie do końca roku poziomu finansowania przez nie armii – do poziomu ok. 18 000 stawek, choć również ten postulat nie został jakoś bardzo wyraźnie przedstawiony. Sobieski chcąc uspokoić sytuację rozdał ostanie wakanse i zobowiązał się do szybkiego zakończenia wojny. Proponowany poziom i sposób redukcji armii był też skłonny zaakceptować, wraz z ustanowieniem pokoju. Oczywiście w nowych warunkach politycznych daleko posunięta redukcja natrafiłaby na opór monarchy, który wówczas miał w ręku na tyle dużo mocnych argumentów oraz odpowiednio wysoką pozycję, aby był on skuteczny. Podjęto także uchwał ustanawiając komisję do dokładnego zlustrowania królewszczyzn, szczególnie tych z wakansem i przeznaczonych w pierwszej kolejności do wydzierżawienia na nowych zasadach, wreszcie do zbadania obciążeń, dawnych do nich praw, dożywoci i egzekucji tych, które bezprawnym są posiadaniu. Nastąpił swoisty renesans idei egzekucyjnej, do czego zresztą w preambule tej uchwały zaznaczano przytaczając wspomnienia króla Augusta, ale sformułowane prawo nie szło jakoś bardzo radykalnie, pozycji magnatów nie naruszało w jakiś fundamentalny sposób. Zdawano sobie jednak sprawę z ogromnych kosztów tej operacji, zatem przyjęto, iż komisarze mają być w miarę możliwości wybierani z osób, które są z powodu swych funkcji opłacanie ze skarbu pospolitego, lub żyją z „chleba zasłużonych” dla ojczyzny. Sejmiki dodatkowo w miarę swych środków miały częściowo partycypować w tych kosztach, w tym celu zezwolono im brać pewną niewielką opłatę z lustrowanych tenut, szczególnie tych większych i majętniejszych. Dodatkowo, dla sprawnego zorganizowania całego przedsięwzięcia wybrano każdego województwa po jednym pośle i po senatorze, którzy w swoich województwach mieli spraw lustracji pilnować, a potem w listopadzie zjechać 1676 do Warszawy w Koronie i do Wilna na Litwie, aby je dokładnie omówić, a wysunięte wnioski zakomunikować królowi. Dodatkowo jednak, dla większych ekonomii, w tym, które należały do dóbr stołowych, szczególnie litewskich, powołano osobne <text:soft-page-break/>komisje - do taksowania dochodów, które miały sprawy na miejscu zbadać bezpośrednio i na sejmikach posejmowych dobrać jeszcze do swego składu miejscowych deputatów. Swoje sprawozdania mieli przedstawić na kolejnym sejmie. W tym samym zakresie działali komisarze ustanowieni do sprawy Ordynacji Ostrogskiej. Tutaj wybrano 3 senatorów i 3 posłów z korony, ale spoza Wołynia i nie spokrewnionych do ze stronami, które o ten majątek zabiegali, a przed których wszelcy spadkobiercy i roszczący swoje pretensje do niej mieli przysłać swego delegata i ustalić miejsce oraz czas na zwołanie komisji do rozsądzenia sporu, a potem przedstawienia przed sejmem jej decyzji do oceny, wraz z warunkami na jakich Rzeczpospolita miała zgodzić się na zachowanie tych dóbr w całości. Skończyło się na tym, iż powołana komisja do określenia jej przyszłości zaczęła funkcjonować jako swoisty organ kuratorski starający się zadowolić interesy wszystkich zainteresowanych. Ten stan był po myśli króla, bowiem nie przedkładając ostatecznego planu rozwiązania tej sprawy i odwlekając jej finał mógł liczyć na związanie z własnymi planami osób, jakie w spór o te posiadłości się włączyli w nadziei pozyskania monarszej pomocy w dochodzeniu swych racji. </text:p>
      <text:p text:style-name="P8">Mimo opisanych powyżej bardzo pozytywnych planów powszechnie uważano, iż ze względu na koszty oraz skomplikowany charakter prac, lustrowanie ekonomi zajmie wiele lat, napotykając na liczne komplikacje i długotrwałe procesy sejmu. Jeszcze w czasie sejmu pewne oczywiste w tej kwestii trudności usiłowano rozstrzygnąć. Na pieszym planie pojawiła się sprawa rozległych dóbr knyszyńskich, nad jakimi Jan Gniński dysponował pięcioma dożywociami, a Janowi III bardzo zależało, aby przez jej dobre rozegnanie silniej ze sobą związać wpływowego polityka i to przed jego misją dyplomatyczną do Turcji. Dlatego bardzo zabiegał o przyznanie mu pełnych praw do tego starostwa, ale natrafił na pewien opór senatorów, którzy przecież mieli też rozliczne roszczenia majątkowe, które mieli „dla dobra ogółu” poświęcać. Stanęło na tym, iż sprawę limitowano do następnego sejmu, a w tym czasie miano wypracować sposób rozwiązania, który zadowoli wszystkich i także rozstrzygnie podobne przypadki. Wybiegając nieco w przyszłość, rzeczywiście na kolejnym sejmie, sprawę tą podjęto, nawet bez żadnych wielkich emocji. Uradzono zatem, ze <text:soft-page-break/>to sejm za każdym razem będzie zajmował się indywidualnie podobnymi przypadkami – ustalał sposób i zakres uznawania podobnych roszczeń, a w przypadkach bardzo skomplikowanych, szczególnie gdy będzie wiele stron sporu, oddawać go wpierw pod osąd trybunału, a potem jeszcze raz brać jego wyrok w sytuacjach wyjątkowy jeszcze raz pod namysł sejmu. Jan Gniński otrzymał wówczas na własność starostwo knyszyńskie, które dano mu za dług jaki miał u niego skarb Rzeczpospolitym, ale dobra te otaksowano dodatkowym podatkiem gruntowych. Wyniósł on wówczas 5000zł rocznie, a co 25 lat lub przed objęciem przez nowego posiadacza lub odsprzedaży (nabywca nabywał grunt wraz z doliczonym podatkiem i wszelkimi obciążeniami zapisanymi na nim dla Rzeczpospolitej) miał być naliczany na nowo. Gniński nawet z powodu podobnego obrotu spraw zabiegał o powołaniu ordynacji, ale pomysł ten przekreśliła jego śmierć i brak zainteresowania dla niego u jego następców. <text:s/></text:p>
      <text:p text:style-name="P9"><text:span text:style-name="T10">Doszło także do formalnej zmiany statusu starostwa spiskiego, które ze względu na położenie i pozycję rodu Lubomirskich przekształcono w niepodzielną dzierżawę z prawem jej prostego dziedziczenia przez przedstawicieli rodziny Lubomirskich. W jej skład weszło oprócz dotychczasowego starostwa spiskiego, także większość starostwa czorsztyńskiego (resztę dołączono do starostwa nowotarskiego) oraz fragment starostwa tymbarskiego. W skład tego terytorium wchodziło także tzw. 13 miast spiskich, to jest - Lubowla wraz z zamkiem, Podoliniec i Gniazda oraz 13 miast spiskich wraz z przynależnymi do nich terenami: Biała Spiska, Lubica, Matejowce, Nowa Wieś Spiska, Poprad, Spiska Sobota, Wierzbów, Straże, Ruszkinowce, Wielka, Spiskie Podgrodzie (ale bez spiskiego zamku), Spiskie Włochy, Twarożne i 15 wsi. Tak rozgraniczone starostwo stało się dziedziczną i wieczystą dzierżawą, na tle innych starostw koronnych zyskało więc charakter wyjątkowy. Nie mogło być ono jednak przedmiotem zastawu i sprzedaży, wchodzić w skład posagu lub wiana, przechodzić jedynie w linii męskiej na kolejnych sukcesorów, zaś na boczne gałęzie rodu jedynie za zgodą sejmu. Ze swej strony Lubomirscy mieli otrzymywać załogi w Starej Lubowli – co najmniej 90 ludzi, Czorsztynie – co najmniej 60 ludzi, oraz opłacać 100 żołnierzy załogi na Wawelu. Do tego mieli wypłacać rocznie 2000 zł z </text:span><text:soft-page-break/><text:span text:style-name="T10">tych dóbr na akademie wojskową oraz 1000 złotych posyłać ambasadorowi w Stambule. Każdy nowy sukcesor miał też płacić przy objęciu dóbr płacić podwójną kwartę, jej wymiar na nowo przeliczono i znacznie zwiększono, dobra także nadal były obciążone hiberną. <text:s/>Pierwszym posiadaczem tych dóbr został Stanisław Herakliusz Lubomirski marszałek wielki koronny. </text:span></text:p>
      <text:p text:style-name="P2"><text:span text:style-name="Domyślna_20_czcionka_20_akapitu"><text:span text:style-name="T2">Uzgodniono, iż przy rodzinie Sobieskich zostaną pewne dobra, w pieszym rzędzie wymieniano tutaj starostwo jaworowskie, poza tym starostwa na Pomorzu, dobra baranowskie, o czym już wspominano po Wiśniowieckich oraz Stryj i Kałusz z przyległościami. Miały one zapewnić stosowny byt i być uposażeniem młodszych dzieci królewskich, aby jak pisano - „aby nie zmuszone szukania obcego chleba, na szkodę Rzeczpospolitej nie czyniły je złego.” Sejm potwierdził też prawo Marii Kazimiery do Tarnopola, spadku po pierwszym jej mężu, z którym prowadziła spory z innymi jego dziedzicami, choć echa tej sprawy mimo decyzji posłów odbijały się przed Trybunałami Koronnymi aż do roku 1690.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4. </text:span></text:span><text:span text:style-name="Domyślna_20_czcionka_20_akapitu"><text:span text:style-name="T6">Sejm nadzwyczajny w roku 1677</text:span></text:span></text:h>
      <text:p text:style-name="P1"><text:span text:style-name="Domyślna_20_czcionka_20_akapitu"><text:span text:style-name="T5"/></text:span></text:p>
      <text:p text:style-name="P1"><text:span text:style-name="Domyślna_20_czcionka_20_akapitu"><text:span text:style-name="T2">Po podpisaniu pokoju z Brandenburgią zaszła konieczność zwołania sejmu nadzwyczajnego, który miał go ratyfikować. Oczekiwano też powrotu Jana Gnińskiego, co mogło rodzić konieczność ratyfikacji podpisanych przez niego traktatów. Wreszcie miano na uwadze posłów moskiewskich, jacy mieli by przybyć w trakcie obrad. Wiedziano dobrze, iż ciągle car uwikłany był w wojnę z Turkami i pozwalano sobie na przypuszczenia, iż będzie musiał prowadzić politykę ustępstw wobec Rzeczpospolitej. Jednocześnie spodziewano się rozstrzygnąć pewne kwestie personalne, w tym zniwelować wzrastające rozczarowanie pretendentów do buław koronnych. Chciano po raz ostatni - jak od wielu lat skorzystać z faktu skonfederowania obrad. Sejm nadzwyczajny, zebrał się między 31 marca 1677 a 08 maja 1677 roku i nadal był uznawany za skonfederowany przy królu. Przed jego zwołaniem królewskie uniwersały rozesłane w listopadzie stały się podstawą do zwołania sejmików, których obrady przypadły w kraju między 15 grudnia 1676r. a 15 stycznia 1677r. Sejmiki w koronie przebiegły spokojnie. Lauda i instrukcje poselskie wyrażały radość z powodu zakończenia wojny z Brandenburgią. Dlatego też dla przykładu szlachta sandomierska w Opatowie, sieradzka w Szadku, rawska, czy łęczycka domagały się zmniejszenia odciążeń podatkowych, a szlachta kujawska cofnięcia istniejących podatków, inne województwa w koronie, w zasadzie każdy z sejmików wyrażały sprzeciw przed próbami ustanowienia nowych podatków. Na nadużycia przy wydzierżawianiu starostw uskarżała się szlachta sandomierska i ruska. Sejmiki bełski, kijowski, halicki, chełmiński i wołyński podkreśliły wagę poselstwa Gnińskiego i wyrażały żądanie obarczenia króla obowiązkiem jak najlepszego i pomyślnego unormowaniu relacji z Portą. Szlachta wielkopolska miała poinstruować swych posłów, aby przestrzegli władcę przed próbami prowadzenia niezależnej polityki zagranicznej wbrew woli i zgody sejmu. Szlachta pruska miała żądać dalszych gwarancji swobód religijnych i szukać arbitrażu wokół konfliktów, jakie wybuchły na pograniczu województwa królewieckiego oraz Żmudzi. Wreszcie szlachta mazowiecka, miała zażądać obniżenia taks podatkowych na produkty </text:span></text:span><text:soft-page-break/><text:span text:style-name="Domyślna_20_czcionka_20_akapitu"><text:span text:style-name="T2">pochodzące z dworów lub na ich potrzeby sprowadzane. Na Litwie obraz polityki sejmikowej był inny, bowiem z zasadniczą fazę wszedł tutaj konflikt rodu Sapiehów z wrogimi im magnatami na czele z Radziwiłłami. Z tego też powodu zerwane zostały sejmiki miński, nowogrodzki, wileński, połocki i żmudzki, ponowiono ich obrady na przełomie stycznia i lutego, ale w znów sejmik miński i połocki zostały zerwane. Nabrzmiewający konflikt między Sapiehami a Radziwiłłami na Litwie na sejmie doszedł do swego apogeum, najpierw na przedsejmowych sejmikach litewskich, ale też i koronnych. Zostały on też przez Sobieskiego wykorzystane do wybadana nastrojów szlachty i jej poglądów w kwestii przeszłości urzędu hetmańskiego w Koronie. Sejmiki litewskie nie przyniosły jednoznacznych wyników, dało się natomiast wyczuć intencje Sobieskiego i jego interwencje tam, gdzie trzeba było osłabiać Sapiehów. Ci zyskali poparcie w sejmikach województwach połockich, witebskim i brzesko-litewskim. Na Żmudzi, w powiatach środkowo litewskich mocno zaszkodziła im mocna agitacja dworu, na innych obszarach trwał stan równowagi lub (np. woj. mińskie i nowogrodzkie) przewagę miała frakcja radziłowska. Po pokonaniu Paców, walka o wpływy na Litwie i urzędy stała się bardzo zaciekła, była przedłużeniem dopiero co z likwidowanej konfederacji. Obie strony nie wahały się do zbrojnych napaści na swych adwersarzy, a czujący się znacznie pewniej w sytuacji Sapiehowie szybko uczynili z tej metody główne narzędzie utrwalania swych wpływów. Jedni i drudzy konkurowali o przejmowanie intratnych królewszczyzn lub włości odebranych byłym konfederatom. Sapiehowie poczynali sobie bardziej agresywnie i tym sposobem upatrywali możliwość nacisku na króla w taki sposób, iż musiał ulegać ich żądaniom. Radziwiłłowie byli ustępliwszy, ale licząc na swe bliskie związki z rodziną królewską spodziewali się poparcia z jej strony. Obie strony gotowe były szkodzić sobie nawzajem, dochodząc swych roszczeń organizując zajazdy przy pomocy wojsk pod dowództwem oficerów popierających jedną lub drugą grupę. Doszło nawet z tego powodu do starcia kilku chorągwi prowadzonych przez Kazimierza Sapiehę z żołnierzami uznającymi buławę Michała Radziwiłła pod dowództwem Samuela Kmicica pod Mińskiem w dniu 4 lutego. Motywem było zastraszenie sędziów extraordynaryjnie wezwanych do </text:span></text:span><text:soft-page-break/><text:span text:style-name="Domyślna_20_czcionka_20_akapitu"><text:span text:style-name="T2">rozsądzenia sporów między obiema stronami dotyczących skonfiskowanych posiadłości w województwie mińskim, których postanowił wyłonić miejscowy sejmik zwołany pod radziwiłłowskimi auspicjami. Po obu stronach padli zabici i rani. Sapiehowie miasta nie zajęli, ale sejmik miejscowy został rozgoniony, po czym ich żołnierze wycofali się na kwatery w województwie połockim. Obawiano się nawet ataku Sapiehów na Wilno, dlatego ostrym listem z dnia 18 lutego władca nawoływał Kazimierza i Benedykta Sapiehów do spokoju, a Józef Słuszka w dniu 21 lutego silnym garnizonem (15 chorągwi jazdy, 3 regimenty piesze i regiment dragonów) obsadził Wilno. Jan III rozkazał też przygotować się do wymarszu na Litwę korpusowi wojsk koronnych pod dowództwem Hieronima Lubomirskiego, któremu przydzielono 30 chorągwi jazdy, 4 regimenty piesze i 2 regimenty dragonów. Interwencja królewska ostudziła zapalczywość zwaśnionych. Sapiehowie wyrazili swe ubolewanie i zobowiązali się zbrojnie nie dochodzić swych racji, konflikty rozstrzygnąć przed majestatem królewskim na najbliższym sejmie. Sobieski, aby nie drażnić Litwinów, zatrzymał jednostki armii koronnej nad granicą i polecił im ulokować się w rejonie Łomży.</text:span></text:span></text:p>
      <text:p text:style-name="P1"><text:span text:style-name="Domyślna_20_czcionka_20_akapitu"><text:span text:style-name="T2">W takich poprzedzających go okolicznościach nowy sejm zwołano do Grodna. Rozpoczęcie obrad było spokojne, oczekiwano na króla, jaki z powodu wiosennych słot pojawił się w mieście dopiero 4 kwietnia, przystąpiono do obrania marszałka i wystąpień senatorów. Ciasnota miasta powodowała wiele skarg na warunki sejmowania i pobytu posłów. Najważniejszym punktem obrad na ich początku było przyjęcia traktatów pokojowego z Brandenburgią i potwierdzenia tekstu pokoju z Cesarstwem, jaki zaprzysiężony przez drugą stronę został przez przybyłego na miejsce obrad posła cesarskiego (skądinąd bardzo uroczyście przez króla podejmowanego) hrabiego Jana Krzysztofa na Zierowie Zierowskiego okazany i co odnotowano w konstytucji. Zierowski został rezydentem cesarskim w Warszawie, rola jego z pozoru początkowo skromna na tle siły i pewności siebie francuskich ambasadorów. Pochodził on jednak z bliskiego śląska, znał polski język i obyczaje, łatwo nawiązywał kontakty z sarmatami i sumiennie, dzięki przychylności samego Jana III budował pomosty między Wiedniem i Warszawą. .</text:span></text:span></text:p>
      <text:p text:style-name="P1"><text:soft-page-break/><text:span text:style-name="Domyślna_20_czcionka_20_akapitu"><text:span text:style-name="T2">Te dwa akty - pokój z Brandenburgią jako kluczowy, a misja posła cesarskiego była jakby uzupełnieniem już obowiązującego porozumienia, skupiły mocno uwagę szlachty na konsekwentnym zakończeniu sejmu do końca i pozbawiły zapału do szukania okazji do jego zerwania, mimo iż z biegiem czasu sytuacja robiła się bardzo napięta. Dwór starał się to wykorzystać, ale mimo iż echa przedsejmowych zdarzeń na Litwie skłoniły Sobieskiego do szukania nowych rozstrzygnięć wewnętrznych i starcia z najbardziej niepokornym skrzydłem jego zwolenników, nie posunął się on do bardzo brutalnych kroków. Miał podjąć się mediacji z jednoczesnym umiarkowanym odsądzeniem „prowodyrów” odpowiedzialnych za zamieszanie. Sejm odbywał się na Litwie – w Grodnie, co jednocześnie pomagało, jak i szkodziło w obraniu odpowiedniej taktyki. Na względzie monarcha miał też określone interesy koronne, a od ostatniego sejmu nastroje też się zmieniły i szukanie tylko konfrontacji nie budowało wizerunku władcy, na którym budował przecież prestiż swych rządów. Zaognione stosunki na Litwie dotyczyły rywalizacji Sapiehów z innymi rodami o wpływy, a monarcha zdawał sobie sprawę, jak niezbędnym dla jego pozycji w WXL nie niedopuszczenie do dominacji, którejś ze stron. Jednak Sapiehowie wydali się wychodzić z tego starcia zwycięsko, sprawniej i bezczelniej rozgrywali kolejne polityczne rozdania, przy tym dalecy byli od lojalności i skłonni do prowadzenia samodzielnej, nie liczącej się z wolą dworu polityki wewnętrznej. Z drugiej strony było stronnictwo bardziej różnorodne, pod przewodnictwem związanych rodzinnie z monarchą Radziwiłłom – słabsze bowiem pozbawione wyrobionego i ścisłego kierownictwa, raczej reagujące oporem na aktywność przeciwników, niż kreujące litewską politykę, któremu jednak Sobieski wiele zawdzięczał, pośród jakiego byli najwierniejsi mu ludzie. Rodzina Radziwiłłów pozbawiona była szerszych talentów i hetman Michał Radziwiłł z trudem zdobywał się konfrontacje z Sapiehami. Ostry kurs reprezentował wobec nich wielki zwolennik Jana III hetman polny Józef Słuszka i oboźny litewski Samuel Kmicic, ale byli to w pierwszej kolejności żołnierze, pozbawieni magnackiego rodowodu i większego majątku. Zgromadzone na sejmie audytorium, co prawda złożone z wielu klientów sapieżyńskim, nie było wolne, od umyślnie wprowadzanych przez ich wrogów, posłów nazywających siebie </text:span></text:span><text:soft-page-break/><text:span text:style-name="Domyślna_20_czcionka_20_akapitu"><text:span text:style-name="T2">śmiertelnymi przeciwnikami Domu Sapiehów. Na samej Litwie nie brak było głośnych skarg na krzywdy jakie Sapiehowie wyrządzali miejscowej ludności, posługując się retoryką poskramiania w imię woli królewskiej konfederacji, tylko i wyłącznie dla swego zysku. A czynili tak nadal, mimo iż król deklarował wybaczenie dla dawnych buntowników, rehabilitował i napominał przed kontynuowaniem działań, jakie prowadzili Sapiehowie. Ich przeciwnicy znaleźli opiekę Radziwiłłów i oczekiwali na ruch władcy, jego brak mógł oznaczać zawód i utratę pozycji przez Sobieskiego, w sytuacji, gdy Sapiehowie oddalali się od tronu, wręcz stawali się dla niego groźni. Musiał więc poprzeć ich stanowisko, ale nie mógł tego czynić środkami skrajnymi, bowiem sami Sapiehowie posiadali wystarczającą ilość zwolenników, aby wywołać ze swej strony niepokoje, jakich król nie potrzebował. Odpowiednie wrażenie zrobił Sobieski powtarzając swoje wcześniejsze deklaracje na temat rehabilitacji dawnych litewskich konfederatów, czym zajął już na wstępie obrad określone stanowisko, zgodne z miejscowymi nastrojami, ale także ówczesną polską kulturą polityczną wyczuloną na podobne gesty. Sobieski miał swoim przybyciem pozbawionym triumfalizmu dać znak do pojednania i wybaczenia, na co szlachta oschle taktująca na miejscu jego panowanie odpowiedzieć tym samym. W ten sposób miano też pozbawić Sapiehów cześć argumentacji jaką posługiwali się tłumacząc swoje działania. Świadomie też Sobieski powstrzymywał się od rozdania ostatnich eksponowanych urzędów na Litwie, o należnym ich obsadzeniem wolał czekać do osobistej wizyty w WXL. Sapiehowie bardzo liczyli, iż je otrzymają dla siebie, dlatego też na początku obrad starali się przed królem także robić jak najlepsze wrażenie i demonizować przeciwników, straszyć widmem odradzającej się konfederacji, którą oni tylko są wstanie powstrzymać.</text:span></text:span></text:p>
      <text:p text:style-name="P1"><text:span text:style-name="Domyślna_20_czcionka_20_akapitu"><text:span text:style-name="T2">Na pierwszy rzut oka wydawało się, iż to Sapiehowie mają lepszą pozycje wyjściową do całkowitego zawładnięcia Litwą. Byli bardziej politycznie aktywni, szukali wsparcia zagranicą – w Moskwie, Berlinie i Wiedniu, co nie umknęło Sobieskiemu, prężniej budowali swoje stronnictwo na Litwie oraz dawali do zrozumienia, iż sukces elekcyjny Sobieskiego, jest w dużym stopniu zasługą poparcia jakiego mu wówczas udzielili. Sapiehowie czekali na buław wielką litewską dla Kazimierza i kanclerstwo </text:span></text:span><text:soft-page-break/><text:span text:style-name="Domyślna_20_czcionka_20_akapitu"><text:span text:style-name="T2">wielkie litewskie dla Benedykta oraz daleko posunięte odstępstwa w ich przypadku dotyczące dzierżawienia (wieczystego, dożywotniego i na dotychczasowych zasadach) starostw jakie po zmianie prawa zdołali dla siebie zawłaszczyć w trakcie konfliktu na Litwie. Liczyli na przewodniczenie obradom sejmu jakie zjechał się, w myśl niedawnych ustaleń do Grodna oraz na przewagę posłów litewskich nad jakimi mogli by sprawować pełną kontrolę. Jednocześnie starali się ustawić w pozycji jedynej alternatywy dla polityki prowadzonej przez dwór, jedynej opozycyjnej siły jaka jest wstanie wywierać skuteczne naciski na monarchę. Zawiedli się jednak. Opozycja koronna była nieufna wobec poczynań Sapiehów, traktowała ich kroki jako nazbyt jeszcze ostentacyjne i prowokacyjne. Sobieski, nie bez słuszności jednak, zarzucał Litwinom opieszałe w wcielanie w życie podjętych ostatnimi laty reform. W takim tonie, szczególnie przykrym dla Sapiehów i pochlebnym dla Radziwiłłów wysyłał swe listy na zwoływane sejmiki. W mnożących się, głównie z inspiracji dworu drukach ulotnych, wytykano, iż zmiany szły opornie, konflikty zamiast zamierać, bujnie mnożyły się, pęd ku anarchii był tam znamienny, a wina leżała głównie w przesadnych ambicjach rodu Sapiehów. Król publicznie wygłaszał swoje obiekcje, mając za sobą szlachtę koronną i dążył do pobudzenia idei kompromisu pod swoim dyktandem co znakomicie sprawdzało się na wcześniejszych sejmach, aby jeszcze przeforsować kolejne zmiany, nim szlachta okrzepnie, zmobilizuje się i zintegruje do oporu. Nie mógł jednak, jak wcześniej uciec się do stosowania przemocy, zbyt wiele wysiłków włożono w opanowanie sytuacji wewnętrznej, aby znów wywoływać gwałtowne konflikty i doprowadzi do zdeprecjonowania autorytetu króla. Należało w istniejących okolicznościach zastosować zupełnie inne wybiegi dla osiągnięcia celów. W tej mierze, monarcha niezwykle wzmocniony na tronie, po sukcesach swej polityki wobec cesarstwa i Brandenburgii, które przy miły nieco jednak mało chwalebny pokój z Turcją, miał ogromne możliwości skutecznego oddziaływania na decyzje zgromadzonych posłów i miał niezwykłą okazję, by może ostatni raz na kilka najbliższych lat, przekucia swej popularności na zachowanie sejmu, tym bardziej, iż był to jeszcze sejm skonfederowany. Sobieski uderzył w Sapiehów, nie tylko wobec działań na Litwie - był to tylko pretekst. Król reagował na </text:span></text:span><text:soft-page-break/><text:span text:style-name="Domyślna_20_czcionka_20_akapitu"><text:span text:style-name="T2">coraz bardziej opozycyjne nastawienie tego rodu do jego osoby dwulicowe posunięcia z ich strony, o jakich było już zna w czasie elekcji, mimo oficjalnego poparcia dla niego i akcesu do jego stronnictwa. Za swe zasługi Sapiehowie oczekiwali znacznie więcej niż otrzymali. Owszem dostąpili cenne dygnitarstwa, ale nie tych najistotniejszych, ale odsunięto ich od możliwości poszerzenia swoich włości w stopniu jaki planowali. Odpowiednie nadania otrzymali zresztą nie tyle też Radziwiłłowie, co ich klientela lub przedstawiciele mniej znaczących dotąd rodów i dwór premiował inne rodziny przy licytowania praw do dzierżawienia opustoszałych po konfederacji tenut litewskich. W tym rozżaleniu na króla Sapiehowie skarżyli się często wpływowym biskupom – uważając ich za potencjalnie najbardziej perspektywiczne ośrodki mobilizujące opozycję w Koronie, szczególnie prymasowi, jaki z pozoru wyglądał na osobę politycznie niezależną i neutralną, a przy tym bardzo ważną, ale w rzeczywistości poufnie informował on dwór o całej sprawie i te skargi dochodziły w roku 1676 coraz częściej do uszu króla. Podobnymi słowami Sapiehowie mieli mobilizować swoich zwolenników na sejmikach przed sejmowych pod koniec 1676 roku Z drugiej strony Radziwiłłowie z jakimi spokrewniony był Sobieski, w chwili obecnej naprawdę wiele jemu zawdzięczali, a dodatkowo byli niezwykle lojalni, dlatego też król wsparł własnym autorytetem dążenia na Litwie i buław wielką litewską oddział w ręce Michała Radziwiłła. Nie miał on większych ambicji politycznych, zadowalał się „monarszą łaską”, a swoją energię skupiał w większym zaangażowaniem w swe maniery dewocyjne, niż oddawanie się polityce. Dochodziły do tego kwestie podziału majątku po Dymitrze Wiśniowieckim, jakim zainteresowani Radziwiłłowie też byli, a także przyszłość dóbr po Bogusławie Radziwille, jakie znalazły się w ręku jego córki Ludwiki Karoliny mieszkającej w Berlinie pod opieką Hohenzollernów i stawiało całą sprawę w nieprecyzowanej formie, co nakazywało im szukania bliskim związków z królem.</text:span></text:span></text:p>
      <text:p text:style-name="P1"><text:span text:style-name="Domyślna_20_czcionka_20_akapitu"><text:span text:style-name="T2">Jan III przybył do Grodna wraz z licznym orszaki oraz z żoną i synem, który zasiadł u jego boku pod baldachimem, z wieloma senatorami, którzy mu towarzyszyli. Badał miejscowe nastroje, ściągał zaufanych senatorów, chcąc skupić przy sobie jak największą grupę swych zwolenników podczas dłuższego postoju w Tykocinie, </text:span></text:span><text:soft-page-break/><text:span text:style-name="Domyślna_20_czcionka_20_akapitu"><text:span text:style-name="T2">pomiędzy 17 marca a 30 marca. Wojewoda Jabłonowski, dzięki usilnym naleganiom własnym i żony do Królowej, pewny niemal buławy wielkiej pozostał jednak na Rusi przy wojsku, podobnie jak wojewoda kijowski Andrzej Potocki – pretendujący do buławy polnej, bowiem zima i wiosna nie były na pograniczu spokojne, pojawiło się wiele czambułów tatarskich usiłujących dokonać rabunków, Chan krymski zaś zachowywał się prowokacyjnie, trzeba było też odbudować zdewastowane placówki na granicy, na co wcześniej nie było możliwości. Byli jednak przy Sobieskim i Mikołaj Sieniawski, i Hieronim Lubomirski, których szanse na buławy polne początkowo uważano za mniejsze, ale w tym okolicznościach ich szanse rosły, przeciwstawieni pozornie sobie mieli ścigać się do królewskiej łaski. Spekulowano jednak, iż większe szanse ma Sieniawski, bowiem kawaler maltański Hieronim Lubomirski za wyrządzenie królowej przypadkowego i niezawinionego afektu miał się stać jej prywatnym wrogiem. Pojawił się spośród wpływowych senatorów także wojewoda sieradzki Szczęsny Potocki, któremu nieszczerze król łudził perspektywą kasztelanią krakowską, ale już wówczas nie ufał mu na tyle, aby ją mu zaproponować otwarcie i szczerze, choć w końcu premiował go na wojewodę krakowskiego. Był wojewoda Aleksander Michał Lubomirski – coraz bardziej szwankujący na zdrowiu i zwykle niechętnie udzielający się w aktywności politycznej, któremu władca przyobiecał, czego jednak nie spełnił, iż województwo krakowskie zostanie przy rodzinie Lubomirskich, po to aby przeszkodzić ewentualnej intrydze tejże rodziny pod kierownictwem marszałka wielkiego koronnego Stanisława Lubomirskiego, który jednak nie mając jednak należytego rozeznania w sytuacji w WXL i widząc dobrze, jak niebezpieczne mogą być próby szukania aktualnie porozumienia z Sapiehami, nie planował na sejmie wszczynać z własnej inicjatywy konfliktu. Do Grodna zawitał też lennik Rzeczpospolitej, władca Kurlandii Jakub Kettler. W dniu 6 kwietnia odbył on audiencję u Sobieskiego, potem rozmawiali jeszcze kilkukrotnie, rozstali się dopiero w Wilnie dokąd polski król udał się pod zakończeniu sejmu.</text:span></text:span></text:p>
      <text:p text:style-name="P1"><text:span text:style-name="Domyślna_20_czcionka_20_akapitu"><text:span text:style-name="T2">Sobieski przez cały sejm, po jego otwarciu, umiejętnie lawirował w sprawie obsadzenia dygnitarstwa, tak aby zmusić posłów do szybkiego przyjmowania uchwał po jego myśli. Obsadę urzędu hetmańskiego na Litwie przesunął ostatecznie na </text:span></text:span><text:soft-page-break/><text:span text:style-name="Domyślna_20_czcionka_20_akapitu"><text:span text:style-name="T2">koniec obrad, a wcześniej posłowie zajęli się nie bez wielkiego zainteresowania i emocji propozycjami wysuniętymi w sprawie przyszłości urzędów hetmańskich w Koronie. W mowie tronowej ustami podkanclerza Jana Wielopolskiego wygłoszonej 5 kwietnia, król wyraził swe zaniepokojenie walkami na Litwie i mimowolnie oskarżał obóz Sapiehów o to. Jego słowa i decyzja o takim a nie innym kształcie obrad wzbudziła otwarty sprzeciw Sapiehów, tym bardziej, iż byli rozżaleni przeforsowaniem przez dwór na marszałka sejmu ich osobistego wroga - Andrzeja Kazimierza Kryszpina-Kirszenszteina, nowo kreowanego wojewody mścisławskiego, a potem pomijania ich w kolejnych nominacjach. Szczególne bolesnym dla nich było upadanie nadziei, jakie mimowolnie dawano im do zrozumienia w okresie między sejmikami a sejmem, w kwestii hetmaństwa wielkiego i kanclerstwa, gdy król wciąż się wahając, w tym czasie mianował osoby kompletnie z Sapiehami nie związanymi. Hetmanem wielkim ogłoszono Michała Radziwiłła, który stosowny dyplom królewski otrzymał już w 12 listopada roku poprzedniego, buławę polną otrzymał Józef Słuszka, a kanclerstwo niespodziewanie Jan Karol Czartoryski. Sapiehowie usiłowali jeszcze interweniować i starali się jeszcze pozyskać dla swych zamierzeń marszałka wielkiego litewskiego Aleksandra Hilarego Pałubińskiego, ale on w tym czasie z powodów rodzinnych zbliżył się do Radziwiłłów i zadowolony był z faktu uwzględniania kandydatów jego protegowanych przez Sobieskiego na urzędy wojskowe na Litwie.</text:span></text:span></text:p>
      <text:p text:style-name="P1"><text:span text:style-name="Domyślna_20_czcionka_20_akapitu"><text:span text:style-name="T2">Sapiehowie licząc na pomoc szlachty litewskiej usiłowali nawet dokonać zerwania sejmu, mimo iż był on utworzony pod laską konfederacji, a dalej podważyć i znieść przeforsowane w okresie elekcji reformy, które na Litwie, ale i w Koronie wg ich oceny popularnymi nie były. Srodze się zawiedli, gdy z ich podszeptu w dniu 11 kwietnia protest wnieśli posłowie połoccy. Marszałek sejmu odrzekł, iż obrady są prowadzone pod wiązem konfederacji, zgoda na rozwiązanie sejmu musi zapaść wśród większości, ale wobec pomruki sali, głosowania nie zarządzono. Sobieski cieszył się wówczas ogromnym autorytetem i popularnością, inna opozycja niż osamotnieni Sapiehowie była słaba lub niezwykle ostrożna, a dwór zdecydowany odeprzeć ataki na osobę króla, łącznie z skompromitowaniem Sapiehów oraz </text:span></text:span><text:soft-page-break/><text:span text:style-name="Domyślna_20_czcionka_20_akapitu"><text:span text:style-name="T2">podstawieniem przywódców rodu przez sądem sejmowym, jeśli będą dążyć do zakłócenia obrad. Sobieski wyczuwając zamiary inspiratorów tego incydentu w dniu 14 kwietnia wysłał do Benedykta Sapiehy, podkanclerzego Jana Platera, świeżo wyniesionego na urząd, aby przestrzegł go przed szkodzeniem planom monarchy. Podskarbi litewski przestrogi te zignorował, wiele obiecywał sobie po rozmowach z wybranymi senatorami koronnymi i wierności swej litewskiej klienteli w izbie poselskiej. Sami Sapiehowie byli w tym względzie podzieleni, niektórzy jak Franciszek Stefan Sapieha (zm. 1686), a szczególnie Mikołaj Leon Sapieha (1644-1685), wyrażali swoją wątpliwości i byli skłonni wiernie stać przy władcy niezainteresowani konfrontacją z nim, a gdy doszło do kryzysu pozostali przy królu i w powstały spór się nie angażowali.</text:span></text:span></text:p>
      <text:p text:style-name="P1"><text:span text:style-name="Domyślna_20_czcionka_20_akapitu"><text:span text:style-name="T2">Gdy doszło do rozstrzygnięć w sprawie urzędu hetmańskiego w Koronie, Sapiehowie, przez swoich figurantów, nie kryjąc jednak rzeczywistego autorstwa, zaczęli twardo stawiać kwestię kanclerstwa i buławy litewskiej, mocno akcentując swoje pierwszeństwo do nich, wysunięty przez otoczenie króla 16 kwietnia1677roku Michał Kazimierz Kociełł (wynagrodzony za to województwem trockim) wystąpił z otrą krytyką Sapiehów, zgodnie z intencjami dużej cześć posłów litewskich, za politykę przez nich prowadzoną na Litwie. W odpowiedzi jeszcze tego samego dnia, wbrew obyczajom i konwenansom, wystąpił Benedykt Sapieha atakując władcę i zarzucając mu sprawstwo krwawego przebiegu elekcji. Liczył na zaktywizowanie opozycji koronnej i przerzucenie swych win na sprawstwo Sobieskiego. Benedykt Sapieha dojrzał, iż jego rachuby polityczne nie sprawdziły się i próbował pod nieś zarzuty wymierzone w króla i zarzuci mu, iż to on w roku 1674 roku przyczynił się do rzezi senatorów a potem bezprawnie zmuszał sądy do prześladowania jego prywatnych wrogów. Zarzuty te miały spowodować zerwanie obrad, ale posłowie zareagowali spokojnie, po doświadczeniach ostatnich lat pragnęli jak nigdy spokoju, a Jan III dawał otwarcie sygnały, iż do tego samego dąży. Koroniarze byli wstrzemięźliwi, czekali na reakcje Litwinów, ci podzieleni i bardziej rozżaleni na samowolę Sapiehów, nie zdecydowali się poprzeć podskarbiego i na jego zarzuty zareagowali biernością. Zajęto się natomiast formą ataku, który bezceremonialnie </text:span></text:span><text:soft-page-break/><text:span text:style-name="Domyślna_20_czcionka_20_akapitu"><text:span text:style-name="T2">ugodził majestat. Wzburzyło to senat, wzburzyło i posłów, ci którzy byli najgorliwszymi zwolennikami Jana III, byli gotowi do wszczęcia burdy w jego obronie – być może o to Sapiehom chodziło, ufni, iż trafiając w słaby punkt Króla zmuszą go do ustępstw. Kazimierz Sapieha, wojewoda połocki, dla dopełnienia teatralnej wymowy wystąpienia swego krewnego wyprowadził go sali, w atmosferze gęstniejącego wzburzenia. Temperatura sejmu wzrosła nagle, ale Sobieski od razu zakomunikował, iż województwo wileńskie zostało powierzone Michałowi Kazimierzowi Radziwiłłowi, a kanclerstwo Janowi Karolowi Czartoryskiemu, który na Litwie miał słabe opacie i był nominatem z przypadku, wygodnym dla dworu. Nie to jednak teraz powodowało posłami i senatorami, ale skandal jaki rozgorzał. Sapiehowie, mimo skonfederowanego sejmu, byli gotowi słać uniwersały i wyjechać dla zebrania zwolenników i podjudzonej szlachty na tych obszarach WXL, gdzie czuli się mocni. Nim jednak wyjechali z Grodna, co planowali uczynić w dniu następnym, tymczasowo lokując się w klasztorze franciszkanów, po naradzie w senacie, przybyła do nich delegacja złożona z senatorów reprezentujących koronę i Litwę, pod przywództwem marszałka Pałubińskiego. Zajął w rozmowach stanowisko bliskie interesom Sobieskiego, przestrzegał przed gwardią królewską gotową zbrojnie odpowiedzieć na każdy następny prowokacyjny ruch Sapiehów oraz wojsku królewskim, jakie stało w dużej liczbie na Podlasiu i mogło wkroczyć na Litwę, gdyby lekkomyślnie wywołali na niej rozruchy. Wskazał, iż senat dla pociągnięcia zagrożenia rozruchami, które wystąpienie podskarbiego mogłyby wywołać w Grodnie, zezwolił gwardii królewskiej wzmożenie czujności w mieście, otoczenie chorągwiami litewskimi Radziwiłła wojsk Sapiehów i posłania po koronne chorągwie jakie stały na Polesiu pod komendą ówcześnie Atanazego Mączyńskiego. Wydano też decyzję, aby nikogo z Grodna nie wypuszczano, ani nie wpuszczano. Sapiehowie co prawda mieli kilkaset ludzi pod bronią, ale biwakowali oni, zgodnie z zasadami poza miastem, aż w Jeziorach – razem ok. 1200 ludzi, do jakich zresztą posłano komisarza królewskiego, przy sobie sami mieli jedynie kilku osobową straż oraz służbę. Czasy były już inne i osobowość na tronie nieprzeciętna, niż jeszcze kilka lat temu, aby szukać otwartej konfrontacji z monarchą. Warcholstwo Benedykta Sapiehy nie </text:span></text:span><text:soft-page-break/><text:span text:style-name="Domyślna_20_czcionka_20_akapitu"><text:span text:style-name="T2">opłaciło mu się i dosięgło go samego, pouczono go, iż tym sposobem traci Litwa i jej interesy. Przedstawiono mu stanowisko frakcji radziłowskiej, jaka domagała się ukarania go za obraz majestatu oraz niewielkie poparcie dla niego w izbie poselskiej. Dla pogłębienia początkowego wrażenia, na światło dziennie przez posłami wydobyto i inne zarzuty, jakie gorliwie dwór zbierał przez ostatnie miesiące i zachęcono posłów litewskich na niekrępowane krytykowanie Sapiehów. Domagano się zwrotu ekonomii szawelskiej, która za wierzytelności skarbu Rzeczpospolitej wobec wojewody Pawła Sapiehy pozostawały we władaniu Sapiehów. W dniu 18 kwietnia stanęło, aby w trybie natychmiastowym postawić Benedykta Sapiehę przed sądem za obrazy majestatu, ale także sprzeniewierzenie pieniędzy publicznych, bezprawie przy konfiskacie majątków konfederatów na Litwie, uzurpacje władzy i intrygowanie z obcymi dworami. To był głos izby poselskiej, w senacie panował większy umiar, senatorowie mimo wszystko obawiali się podobnych precedensów, nie było przecież już wtedy wśród nich osób z zapatrywaniem opozycyjnym, którzy na początku, dla zbadania swych możliwości podnosili umiarkowaną krytykę, nie szkodzili, ale też wymownie nie wspierali zamiarów króla. Ten wyczuwając szczególny tembr tego sejmu nie porywał się na działania bezkompromisowe. Co prawda jego otoczenie, wyrażając stanowisko króla dopuszczało jako rozwiązanie nie tylko natychmiastowy sąd sejmowy, ale i wznowienie obrad specjalnego trybunału z czasów konfederacji, lecz podjęto na wstępie sugestię podjęcia próby mediacji. Znów interweniował marszałek Pałubiński, wyraził on wolę króla popartą zgodną opinią senatu oraz presją posłów. Rysował scenariusz polubownego rozstrzygnięcia konfliktu, co ze względu na sytuację Sapiehów, kosztowało by ich porażkę prestiżową, albo konfrontację – boleśniejszą i kosztowniejszą dla nich. Nie byli oni ze sobą mocno niezintegrowani, prym wiódł tandem Benedykt Sapieha i Kazimierz Sapieha, pozostali byli z boku, coraz bardziej zaniepokojeni i zatroskani raptownym odpływem dotychczasowych przyjaciół w obliczu zaistniałego konfliktu. Zaczęła się dyskusja i presja na polubowne zakończenie sprawy i honorowego wyjścia z skandalu. Ceną za to stawała się oczywiście pozycja Benedykta Sapiehy, bezpośrednio odpowiedzialnego za jego eskalację. Był to jednak zwornik i </text:span></text:span><text:soft-page-break/><text:span text:style-name="Domyślna_20_czcionka_20_akapitu"><text:span text:style-name="T2">organizator całego stronnictwa, jego marginalizacja oznaczała upadek wpływów i politycznego znaczenia ludzi z jego otoczenia, ale w obliczu postępującej paniki, daremnie tłumionej wyważonymi ocenami Benedykta Sapiehy, nie to miało już znaczenie. Nawet Kazimierz Sapieha – można wręcz przypuszczać, iż sprowokowany do takiego sądu przez krewnego podskarbiego litewskiego, wyraził sąd, iż dla ratowania znaczenia politycznego muszą go poświęcić, aby na nowo to on mógł mieć dogodny punkt do odzyskania dawnych wpływów, jako człowieka, który zażegnał kryzys przekonując go do ustąpienia. Na odbudowanych w ten sposób pozycjach, czerpiąc z ustępstw jakie i król musiałby z wdzięczności za pośrednictwo poczynić, była szansa na odzyskania znaczenia w dalszych latach oraz integrowania miejscowego niezadowolenia w nowej odsłonie opozycyjnego stronnictwa litewskiego pod przywództwem Sapiehów. Doświadczenia zaś uczyło, iż z upływem lat niezadowolenie do rządów królewskich powinno rosnąć, a koniunktura na działania opozycyjne się wzmagać. W poczuciu przegranej bitwy, ale nie wojny, bo z nowym wodzem składającym wymuszoną kapitulację, dodajmy wodzem jednak znacznie mniejszego formatu i to w trudniejszym czasie, niż pokonany, w dniu 16 kwietnia Benedykt Sapieha pojawił się z orszakiem zwolenników przed królem. Przeprosił za swój uczynek i poprosił o przebaczenie. Senatorowie ujęli się za nim, ale politycznie zbankrutował i upadła jego gwiazda dotąd królująca coraz mocniej – jak się wydawało na niebie WXL. Sądu nad nim nie było, senatorowie powściągliwi w ocenach wypowiadali się zdawkowo, ale wiadomym było, iż dla uspokojenia nastrojów Benedykt Sapieha musi złożyć swoje urzędy co i uczynił. W mieniu króla przemawiał ponownie Kociełł, partię radziwiłłowską reprezentował Jerzy Karol Chodkiewicz mianowany w styczniu wojewoda miński, który był najbardziej aktywny w całym gremium i wkrótce zaczął się wybijać spośród innych polityków litewskich. Senatorowie koronni potraktowali wybryki Sapiehów za wewnętrzną sprawę litewską, dlatego przeważnie milczeli, nie chcieli zajmować stanowiska. Dopuszczony do obrad marszałek sejmu obwieścił posłom rezultat mediacji. Benedykt Sapieha zachował swój majątek i prawa, do senatu jednak nigdy już nie było mu dane wejść, kres karierze przyniosło mu też wyjazd z kraju w roku 1678, co </text:span></text:span><text:soft-page-break/><text:span text:style-name="Domyślna_20_czcionka_20_akapitu"><text:span text:style-name="T2">mu po wcześniejszych precedensach w Koronie zasugerowano. Zadość uczynieniem wobec zniewagi królewskiej miało być pełny zwrot ekonomii szawelskiej przez skarb nadworny. Sapiehowie nie oponowali, bowiem jednocześnie łagodnie potraktował wysunięte z inspiracji dworu przez Michała <text:s/>Kociełła wojewodę trockiego pretensje wobec Benedykta Sapiehy w sprawie nadużyć przy administrowaniu ceł litewskich i przywłaszczeniu bez mała 200 000złotych z tego powodu. Kończąc sprawę rozliczono jednak pozytywnie rachunki podskarbińskie, odnotowując jednak to adnotacją o uczynieniu tego warunkowo, ze względu na interwencję monarchy.</text:span></text:span></text:p>
      <text:p text:style-name="P1"><text:span text:style-name="Domyślna_20_czcionka_20_akapitu"><text:span text:style-name="T2">W sierpniu 1678 roku Benedykt Sapieha opuścił on granice Rzeczpospolitej, udał się najpierw do Berlina, potem do Drezna i Paryża, w końcu trafił do Rzymu z początkiem 1680roku i mieszkał tam, aż do śmierci. 24 września 1681roku przyjął święcenia kapłańskie i został kanonikiem w jednym z rzymskich bazylik (Kościół św. Jerzego na Velabrum). Kazimierz Sapieha – został jedynie skarcony na forum senatu, gdzie zachował krzesło, w całym zdarzeniu zajmując pośrednie znaczenie. Sobieski jednak to zapamiętał, większej też roli nie odegrał z życiu politycznym, marginalizowany, wbrew swym ambicjom, kolejne lata spędził na procesach sądowych wytaczanych mu o majątek i zadawnione sprawy z inspiracji dworu lub jego osobistych przeciwników, jacy tym rządzeniem losu otrzymali ku temu szansę. Nieudana fronda stronnictwa sapieżyńskiego skłoniła sejm w dniu 20 kwietnia do przedłużenia obrad, teraz spieszono się już bardzo, aby wszelkie sprawy doprowadzić do finału, dwór okazał swoją siłę, więc nie wyszukiwano dalszych kontrowersji i okazji do zburzenia. W procedowaniu sejmu przyszło pewne otrzeźwienie. Rozbicie Paców a potem Sapiehów, wydatnie wzmocniło pozycję monarchy w WXL, przerywając negatywne w tym względzie procesy na Litwie, której secesjonistyczne prądy służyły przede wszystkim osamotnianiu się tamtejszej magnaterii względem monarchy od wielu już dziesięcioleci. Od tej chwili rody, które wg dotychczasowej prawidłowości, jeśli nawet uzyskały dominującą pozycję na Litwie, robiły wszystko aby nie wejść w bezpośredni konflikt z królem. Powstały bowiem nowe mechanizmy politycznego oddziaływania na nie, które mogły bardzo szybko pozbawić je dotychczasowej pozycji. Utrwaleniu temu służyła i bezwolna osobowość kreowanego </text:span></text:span><text:soft-page-break/><text:span text:style-name="Domyślna_20_czcionka_20_akapitu"><text:span text:style-name="T2">na najpotężniejszego człowieka w księstwie Michała Kazimierza Radziwiłła – wojewody wileńskiego i hetmana wielkiego. W kolejnych latach Sobieski w decydujących momentach potrafił neutralizować go, a potem zupełnie odsunąć od wpływu na Litwę, gdy zgodnie zresztą z wielkim życzeniem Radziwiłła – w którym pogłębiała się religijna gorliwość posłał go u kresu życia w długą misję dyplomatyczną do Rzymu. Zatem, przynajmniej do końca panowania Jana III, na Litwie panowała nienotowana wcześniej uległość wobec władzy królewskiej, co okazało się być bardzo istotne w kontekście planów wznowienia wojny z Rosją. Rozbicie opozycji antykrólewskiej na Litwie w czasie konfederacji pod przewodnictwem Paców, w dużej mierze przy pomocy Sapiehów, oraz następnie ograniczenie wpływów tychże Sapiehów, przy jednocześnie niewielkich ambicjach ówcześnie reprezentowanych przez Radziwiłłów, z jednej strony ogromnie wzmocniło w WXL pozycję Sobieskiego, a z drugiej umożliwiło robienie karier przedstawicielom innych rodów, którzy pod koniec wieku bardzo wyraźnie zaczęli wchodzić do miejscowych elit. Sejm nadzwyczajny w roku 1677 doprowadził do końca większość spraw i podejmowanych problemów wygenerowanych przez elekcję i wydarzenia, które tuż potem nastąpiły. Sejm rozszedł się w poczuciu ulgi, choć w trakcie jego trwania, mimo sukcesów króla, pokątnie pogłębiła się integracja siły, jakie mogły w przyszłości przeistoczyć się w nową opozycję.</text:span></text:span></text:p>
      <text:p text:style-name="P4">Po zakończeniu sejmu nadzwyczajnego w Grodnie w roku 1677 Jan III w towarzystwie swego dworu i licznego grona senatorów udał się do Gdańska, gdzie miejscowe spory znów zaogniły się i pojawiły się w nich nowe wątki. Delegacja mieszczan gdańskich zjawiła się na sejmie, przedłożyła też swoje prośby przed monarchą podczas audiencji w dniu 7 i 9 kwietnia, który z kolei wysłuchach opinii komisarzy powołanych do zbadania na miejscu sytuacji w czasie jego pieszej wizycie w mieście. Delegaci gdańscy uskarżali się na napiętą sytuację w miejcie, protestowali przeciwko cłu generalnemu i opodatkowaniu handlu wiślanego – dochodziło na tym tle do ostrych zatargów i starć z celnikami, a wojewoda pomorski straszył użyciem wojska, oraz faworyzowaniem innych miast pomorskich i pruskich, przeciwko Gdańskowi. Zażądano potwierdzenia dawnych przywilejów. Sobieski wiedział, iż <text:soft-page-break/>pozyskanie Gdańska i jednocześnie rozbicie jego partykularyzmów będzie dobrze odbierane w społeczeństwie szlacheckim, oraz przyczyni się do wzmocnienia Rzeczpospolitej i samego Gdańska, podupadłego w połowie wieku, stąd te brały się jego problemy społeczne. Dlatego w dniu 10 maja król udał się w kierunku Gdańska, okrężna zresztą drogą. </text:p>
      <text:p text:style-name="P6"><text:span text:style-name="T10">Ta wizyta miała wypaść bardzo okazale, najbardziej okazale i uroczyście ze wszystkich dotychczasowych wizyt monarchy, który umocniony w swojej władzy i w towarzystwie koronowanych – syna i żony, chciał podkreślić swoją pozycję a jednocześnie ukazać swój szczególny stosunek do Gdańska. Z wizytą w mieście nosił się już jesienią 1676roku, a zimą rozpoczęto do niej wstępne przygotowania, termin jej odbycia wyznaczono po sejmie grodzieńskim. Po zakończeniu obrad sejmu, dla przygotowania trasy i uroczystego wjazdu do Gdańska monarchy wyjechali w towarzystwie posłów gdańskich, jacy przybyli do Grodna – marszałek nadworny Sieniawski, wojewoda pomorski Władysław Denhoff i ówczesny podstoli litewski Anatazy Mączyńskie, w niemałej zresztą asyście wojska. Sobieski wypłacił na organizacje wizyty 100 000zł, dodatkowe środki miano pozyskać z jego posiadłości w Prusach i na Pomorzu, mieszczanie gdańscy także obiecali godnie przywitać monarchę i na ten cel wydać z kasy miejskiej 50 000 talarów, licząc na rozwiązanie po ich myśli nieistniejących problemów. Sobieski wyruszył nieśpiesznie, po drodze zawitał do Wilna, dziękując mieszczanom za wierne trwanie podczas konfederacji przy jego władzy. W stolicy Litwy przebywał w okresie 15 maja – 3 czerwca. Tutaj Sobieski odbył naradę w gronie polityków litewskich, jacy towarzyszyli mu po zakończonym sejmie w drodze do Wilna, lub zjechali się do litewskiej stolicy. Wjazd do Wilna także wypadł okazale, ale ze względu na ciąże królowej i jej złe samopoczucie ograniczono niektóre z atrakcji, nie było fajerwerku, uczty wypadły mniej intensywnie niż tego się spodziewano na początku. Po upuszczeniu Wilna, król w obawie o stan żony polecił jej jechać przodem i poczekać na niego w zamku w Gniewie, który parze monarszej bardzo się podobał i ze wcześniejszego w nim pobytu mieli dobre wspomnienia. Do Gniewu królowa dotarła w dniu 10 czerwca, w otoczeniu biskupa Jana Wydżgi i wyniesionego na biskupstwo smoleńskie Michała </text:span><text:soft-page-break/><text:span text:style-name="T10">Radziejowskiego. W oczekiwaniu na męża pielgrzymowała do Pęplina oraz do klasztoru oliwskiego, znalazła się w kręgu intensywnego zainteresowania mieszczan gdańskich, jacy doskonale zdawali sobie sprawę, z jej wpływu (przecenianego) na wolę małżonka i zasypywali ją prezentami przez kolejne delegacje. Brak Sobieskiego przy żonie, wzmogło też aktywność dyplomacji francuskiej, jaka starała się wykorzystać ten moment i wywrzeć na nią naciski w własnym interesie. Izolowany <text:s/>Franciszek Gaston de Bethume - doczepił się uparcie do orszaku królowej, instruował swoją zonę Marię Ludwikę, siostrę polskiej królowej, aby przekonywał ją do francuskiej polityki, a potem korzystając z okazji, zaczął roztaczać przed nią wizję pozyskania od Ludwika XIV tytułu książęcego dla jej ojca </text:span><text:bookmark text:name="firstHeading1"/><text:span text:style-name="T10">- </text:span><text:span text:style-name="T11">Henryka Alberta de la Grange d'Arquien (1613-1707), hulace i utracjuszowi mającego nie najlepszą opinię. W takiej atmosferze, szybko pobyt królowej w Gniewie stał się zarzewiem intryg rodzinnych i miejsce omawiania planów oraz spraw rodu d'Arquien. </text:span></text:p>
      <text:p text:style-name="P4">Sobieski przez Kowno i Tylżę, gdzie zatrzymał się na dłużej w dniach 7-14 czerwca udał się do Królewca. Tam przebywał w okresie 16-24 czerwca, odbywszy naradę pośród wschodniopruskich notabli, ujmując się za ich skargami, wypowiadał pełne narzekania opinie na temat problemów jakie nastręcza mu Gdańsk, oraz przytoczył przykłady wskazanych miast królewskich, jakie wspierają jego wysiłki i są dla Rzeczpospolitej wsparciem. Po opuszczeniu Królewca, a potem jeszcze krótkiego pobytu w Elblągu (w dniach 25 – 28 czerwca) oraz lustracji szkód jakie powódź wyrządziła na Żuławach, w dniu 30 czerwca dołączył do żony w Gniewie. Przez kolejny miesiąc trwały intensywne przygotowania do wjazdu pary królewskiej do Gdańska, a mieszczanie, przez syndyka gdańskiego, który wyszedł na powitanie króla w Elblągu, inaczej niż poprzednio – powoli zdając sobie sprawę z królewskich poglądów na dotyczące Gdańska kwestie, zaczęli nastręczać rożnego rodzaju protokolarne wątpliwości, co do charakteru i przebiegu jego wizyty. Nie chciano w obrębie, ani miasta ani jego dominialnych posiadłości, nie tylko kwaterunków armii koronnej, ani nawet obecności gwardii królewskiej, robiono zastrzeżenia co do duchownych otaczających króla, powołując się na swe religijne przywileje. Oczywiście znaleziono rozwiązania kompromisowe, te wybiegi były rodzajem <text:soft-page-break/>pokazu okazującego potencjalne możliwości gdańszczan sprowokowanych do oporu w przypadku postawienia im twardych warunków, niż rzeczywistym działaniem na rzecz nastawienia przeciwko sobie osoby Króla. W czasie tych przygotowań król wypoczywał, oddawał się rozrywkom i organizowania swoich rozległych dóbr w tej części kraju. Pogoda była przednia, okolica obfitowała w wszelkie dobra, rok zapowiadał się zasobnie i pomyślnie. Do Gniewu przybywali też senatorowie i ministrowie, jacy pragnęli towarzyszyć Janowi III w wjeździe do Gdańska, o jakim spodziewano się niecodziennej pompy i widowiskowości. Dołączył też do niego w dniu 3 lipca Jan Gniński, składając mu osobistą relację ze swego poselstwa w Turcji. W końcu, w dniu 1 sierpnia, orszak królewski wraz z asystą wojskową, gronem urzędników gdańskich i pomorskich notabli, skierował się z Gniewu w kierunku Gdańska. Pochód dotarł do miasta następnego dnia, przenocowano jeszcze pod murami miasta, aby wjechać do Gdańska kolejnego dnia. W dniu 3 sierpnia roku 1677, od rano organizowano uroczysty pochód jakie miał wjechać zza mury Gdańska. Około godz. 15 przez Złotą Bramę przetoczyły się ciężkie wozy wojskowe, potem pojazdy kuchenne i cała reszta, związana z obsługą dworu królewskiego. Nastąpiła pauza, około kwadransa. Następnie pojawił się orszak biskupa warmińskiego – Jana Wydżgi, za nim wozy urzędników różnego szczebla. Potem oczom zgromadzonych licznie mieszczan ukazał się oddział przyboczny konnych semenów, prowadzony przez dwóch Murzynów na wielbłądach. Szli dalej gwardziści królewscy, zwani przez gdańszczan muszkieterami – w nowo skrojonych niebieskich mundurach, jakie na kolejne lata stał się wzorem ich barwy, a w uproszczonej formie został zaadaptowany w innych oddziałach piechoty polskiej. Prowadził ich kawaler De Maligny. Pochód zamykali hajducy z chorągwi piechoty polskiej. To właśnie za nimi maszerowali wyznaczeni przedstawiciele Gdańska: jako pierwsi rzeźnicy – w liberiach i przy broni, dalej czeladnicy kupieccy a dopiero potem sami kupcy. Za nimi jechali opaci klasztorów oliwskiego i pelplińskiego w dwóch karocach zaprzężonych każda w sześć koni. Towarzyszyli im panowie świeccy i duchowni – senatorowie w otoczeniu pocztów i służby. Za karocami szły królewskie konie z pięknymi czaprakami i skórami tygrysimi na grzbiecie, a dalej podwładni ambasadora <text:soft-page-break/>francuskiego w Królestwie Polskim i sam ambasador francuski, z biskupem chełmińskim oraz z wojewodami malborskim i pomorskim. Wreszcie pokazali się czterej królewscy dobosze i ośmiu trębaczy z pasją obwieszczający miastu przybycie władcy. Ukazała się złota karoca, wokół niej jechali husarze chorągwi Aleksandra Polanowskiego oraz kompania nadwornej dragonii i konny poczet oficerów. Przy wrzasku piszczałek, trąb i bębnów król Jan III Sobieski wjeżdżał do Gdańska. Na przyjazd króla miasto przygotowywało się od dawna. Wszystko było zaplanowane i wyreżyserowane co do minuty. Gdy wspomniany królewski orszak zbliżył się do murów miasta, na wałach i fortyfikacjach odpalono salwy na cześć Jana III. Orszak zatrzymano przy Bramie Wyżynnej, gdzie Jego Królewska Mość otrzymał od prezydenta i burmistrza Gdańska Adriana von der Linde <text:s/>(1610–1682), któremu towarzyszyli rajcy - Johann Kratzer i Gabriel Schuman, klucze do miasta. Ten symboliczny gest oznaczał, że odtąd przechodzi ono we władanie króla. Jan III Sobieski wjechał przez Bramę Wyżynną i dalej pojechał ul. Długą w towarzystwie członków Rady Miejskiej w stronę Długiego Targu, gdzie czekała na niego królewska kwatera. Przez cały czas, gdy orszak poruszał się po ulicach miasta, słychać było nie tylko dźwięki trąb i bębnów, dodatkowo z wieży ratuszowej dobiegało uroczyste Te Deum Laudamus. Gdańsk chciał za wszelką ceną pokazać jak bardzo cieszy się z przyjazdu króla. Ta radość była widoczna w wielu miejscach i przyjmowała różne formy. Na przykład na ulicy Długiej, mniej więcej w jej połowie, ustawiono dwie piramidy tryumfalne. Sobieski co prawda Egiptu nie zdobył, ale zwycięstwo nad Turcją zasługiwało na naprawdę wielki pomnik. </text:p>
      <text:p text:style-name="P6"><text:span text:style-name="T10">Na piramidach zaczepiono broń, wieńce z wawrzynu, niezliczone emblematy i napisy po łacinie sławiące zwycięzcę spod Chocimia. Dodatkową atrakcją byli muzykanci, którzy podczas przejazdu pary królewskiej po dwadzieścia razy śpiewali:</text:span><text:span text:style-name="T13"> Vive rex Joannes! Salus nostra vive rex auguste! Triumphator pacifice!</text:span><text:span text:style-name="T10"> Jeszcze bardziej widowiskowa brama ustawiona została w miejscu, gdzie władca miał stanąć na kwaterze. Króla przywitały naturalnej wielkości boginie: Atena Pallas i Junona. Nad portretem Sobieskiego czuwała rzymska bogini Fama, a obok powieszono również wizerunki innych władców: Władysława IV, Jana Kazimierza i Michała Korybuta </text:span><text:soft-page-break/><text:span text:style-name="T10">Wiśniowieckiego. Gdańszczanie wybili kilkadziesiąt złotych donatyw o wartości 20 dukatów, które miano podarować królowi dla upamiętnienia jego wizyty w mieście. Tak rozpoczął się trwający przeszło pół roku pobyt monarszej rodziny w Gdańsku. W Gdańsku w dniu 9 grudnia 1677roku urodził się drugi z królewskich synów – Aleksander Benedykt. Nie bez tarć i targów podpisano porozumienie między stronnictwami mieszczan, pod egidą Jana III, który wymógł określone ustępstwa i zmusił Gdańsk do uległości. Zapowiedzią była audiencja w dniu 5 sierpnia, kiedy Sobieski przedstawił ustami towarzyszącego mu Jana Wielopolskiego, iż kwerenda starych przywilejów Gdańska, którą zlecił w archiwach monarcha wykazuje, iz miasto uzurpuje sobie nielegalnie różne uprawnienia, szczególnie podważające prawo sejmu polskiego do ustalanie podatków i władzę króla polskiego nad miastem. Następnie w otoczeniu dworu zaczęła krążyć anonimowe pismo, o autorstwo którego podejrzewany był Kazimierz Zawadzki, niechętny Gdańszczanom, a obecnie zaufany doradca w sprawach miasta władcy pod tytułem - "</text:span><text:span text:style-name="T13">Rozmowa ważna między szlachcicem polskim a kupcem gdańskim" </text:span><text:span text:style-name="T14">Poddano tak krytyce przywileje i szczególną pozycję Gdańska, który okazuje się niewdzięczny wobec potrzeb całej Rzeczpospolitej i kieruje się ku powszechnej szkodzie swoim wąskim interesem, nie dostrzegając tego, iż wzbraniając się przed udzieleniem pomocy Królowi sami ponoszą poważne straty. Innym zarzutem było ciche wspieranie intryg brandenburskich i szukania popleczników zagranicą bez wiedzy oraz zgody Rzeczpospolitej. W piśmie padają zatem propozycje, w przypadku braku odpowiedzi na łagodną perswazję oraz kompromisowego rozwiązania sporów, wybudowania nowego portu i uzależnienia się Rzeczpospolitej od gdańskiego pośrednictwa. Przytoczone argumenty, które szybko dotarły do wiedzy gdańskich oficjeli, miały poważna moc oddziaływania i domyślano się, iż muszą nie pochodzić z kręgu osób bliskich polityce królewskiej. Obawy z tym związane przyczyniły się do osłabienia woli oporu mieszczan i wyrażenia przez nich zgody na zmiany w ustroju Gdańska i ich zobowiązań wobec całej RON. </text:span></text:p>
      <text:p text:style-name="P4">Uzgodniono w sprawie ustroju miasta, iż trzeci ordynek ulegnie wyraźnemu wzmocnieniu. Dekret z 20 grudnia 1677roku przewidywał, iż trzeci ordynek, tzw. <text:soft-page-break/>rada 100 mężów, jak dotąd dzielić się będzie wedle kwartałów na 4 grupy po 25 osób i w jej składzie będą wchodzić z urzędu reprezentanci najważniejszych 4 cechów głównych (rzeźnicy, piekarze, szewcy i kowale). Trzeci ordynek utrzymał swe prawo do powoływania komisji do zarządzania majątkiem i dochodami stałymi miasta (w Urzędzie Budowlanym i w Kamlarii), poszerzone o możliwość kontroli wydatków miasta. W tym celu miano mianować, z każdego kwartału jednego komisarza, na okres jednego roku, którzy do pełnienia swego mandatu potrzebowali potwierdzenia w kancelarii królewskiej. Mieli oni być dopuszczani do organów podatkowych powołanych przez Radę. Trzeci ordynek zyskał też prawo wysuwania 2 kandydatów na swoich przedstawicieli oraz na mistrzów kwartałów, z których jednego Rada Miejska powoływała na zwolnione stanowisko, a tym samym uzyskał uniezależnienie od decydowania przez Radę Miejską o swoim składzie. Potwierdzono dożywotność funkcji. Wzmocniona została również reprezentacja cechów w Trzecim Ordynku przez podwojenie głosów starszych cechów głównych z 4 do 8 oraz przez zarezerwowanie 8 miejsc dla rzemieślników wybieranych dożywotnio. W każdym kwartale przynajmniej jedno miejsce miało być zagwarantowane dla katolika. Tym samym Trzeci Ordynek liczył 108 osób. Przyznano mu też prawo wnoszenia spraw pod obrady na każdym posiedzeniu ordynków, w razie trudności ze strony Rady Miejskiej wprowadził prawo odwołania się do króla i przewidywano wówczas możliwość przysłania komisarza królewskiego dla rozsądzenia sporu. Przedstawicielem władzy królewskiej w mieście miał być wojewoda pomorski, który powinien być na miejscu z kolei reprezentowany przez burgrabiego. Powtórzono w ten sposób dawniej obowiązujące prawo. Do głównych kompetencji burgrabiego należało reprezentowanie interesów króla polskiego w mieście, orzecznictwo sądowe w sprawach dla niego zastrzeżonych (głównie przestępstwa na drogach publicznych), wystawianie glejtów, egzekwowanie prawa kaduka (prawo do dysponowania majątkiem zmarłego w wypadku braku spadkobierców) i wyroków sądu oficjała kujawskiego w Gdańsku, przyjmowanie przysiąg od sędziów, prokuratorów i obrońców, nadzór nad budową szubienic i wykonywaniem wyroków śmierci.</text:p>
      <text:p text:style-name="P4">Dodatkowo przyznano 1/4 miejsc w Radzie i Ławie kupcom, którzy wysuwali przez <text:soft-page-break/>swe korporacje własnych kandydatów, przez w/w gremia dobieranych do swego składu – dwóch na każde opróżnione, a zarezerwowane dla tej grupy miejsce. Dekret ten przewidywał także, iż na wierność królowi przysięgę mieli składać urzędnicy cywilni – syndyk, podsyndyk, sekretarze miejscy. Długo się targowano o jej treść, król złagodził jej pierwotną wersję i w wg ustalonej formuły, złożyli ją oficjele gdańscy w dniu 15 stycznia 1678roku.</text:p>
      <text:p text:style-name="P4">Ponadto Gdańsk, bez zgody króla mógł otrzymywać garnizon nie większy niż 200 ludzi, który mógł działać jedynie w obrębie murów miejskich i obsadzić umocnienia Wisłoujścia. Pełnił on rolę ogólnie rzecz biorąc policyjną i zwykle pod broń w tym charakterze powoływano obywateli miejscach w trybie doraźnym. Jeśli natomiast sytuacja wymagała by interwencji w obrębie gdańskiego patrymonium wówczas asystować jej działaniom miał komisarz królewski. </text:p>
      <text:p text:style-name="P6"><text:span text:style-name="T10">Niemniej, obok tej formacji policyjnej, <text:s/>miano utworzyć osobny, stały garnizon wojskowy, podlegający dowódcy powołanego przez króla, lecz uzgodnionego z Gdańskiem, w pierwszej kolejności jego obywatela, którego liczebność miano dostosować do niezbędnych potrzeb obronnych i finansowych miasta. Żołnierze mieli stacjonować w arsenale miejskim, który miał powstać na gruncie darowanym przez Gdańsk i nie mieli prawa przebywania w obrębie murów właściwego miasta bez zgody jego władz. Zgodę na to mogła wydać jedynie Rada Miejska. Wojska tego Rada mogła jednak używać do tłumienia zamieszek i w przypadku innych nagłych niebezpieczeństw, po uzyskaniu aprobaty miejscowego wojewody. Koszty jego funkcjonowania miał pokrywać skarb gdański i pospolity, ale na początku istnienia garnizonu koszty z nim związane spadły w większości na miasto, zatem nie osiągnął on planowanej liczebności. Gdańsk łożył na niego ok. 50 000 złotych <text:s/>rocznie. Arsenał morski i jego garnizon stał się również zaczątkiem kształtującej się stałej floty, zapleczem dla jej formowania. W jego pobliżu miano przygotować nabrzeża i warsztaty okrętowe. Mówiono o potrzebie własnej marynarki w kontekście zakazu, dotyczącego szukania opieki zbrojnej flot obcych państw bez zgody królewskiej. Król zobowiązał się, iż w przypadku powołania floty Gdańszczanie będą mieli prawo w pierwszej kolejności korzystać z jej eskorty, wysuwać swoich komisarzy do </text:span><text:soft-page-break/><text:span text:style-name="T10">kontroli jej poczynań i finansów, oraz wysuwać kandydatów na oficerów. Zawinięcie okrętów noszących banderę królewska do Gdańska będzie wymagało zgody komendanta twierdzy w Wisłoujściu, a więc bezpośrednio zgody władz miasta. Z drugiej strony monarcha gwarantował przywileje swobody żeglugi, nie nakładania przez niego embarga bez zgody Rady Miejskiej Gdańska, kontrolowania i konfiskowania okrętów miasta, zbierania z nich ceł na morzu, nakładania aresztów. Przyrzekał, iż Rzeczpospolita nie wybuduje i nie nada szczególnych przywilejów żadnych nowych portów bez aprobaty Gdańszczan, co jednak nie dotyczyło portów prywatnych. </text:span><text:span text:style-name="T12">W kwestiach militarnych uzgodniono ponadto, iż Gdańska poza formacjami policyjnymi, oraz stałym garnizonem wojskowym wystawi również kontyngent dla armii koronnej i będzie go otrzymywać. Podatki ustanowione przez sejm na ten cel miał zbierać oraz administrować nimi we własnym zakresie, w zamian miano znieść dotychczasową formę świadczenia pospolitego ruszenia obowiązującego przez miasto, poza służbą na murach miejskich podczas bezpośredniego oblężenia na wezwanie Rady Miejskiej. Do tej pory formacje milicji mieszczańskiej oparte były o strukturę terytorialną. O przynależności do poszczególnych oddziałów decydowało miejsce zamieszkania obywatela, tzw. <text:s/>kwartał, bazujący na podziale terenowym Głównego Miasta. Powstały w ten sposób 4 podstawowe regimenty: Kwartału Kogi (chorągiew koloru czerwonego), Kwartału Wysokiego (chorągiew biała), Kwartału Szerokiego (chorągiew niebieska), Kwartału Rybackiego (chorągiew pomarańczowa). Uchwałą Rady Miejskiej z 7 lutego 1646 utworzono piąty regiment, tzw. pstrokaty (z uwagi na różnokolorowe chorągwie, pod którymi zbierali się ich członkowie), składający się z obywateli zamieszkałych poza obwałowaniami miejskimi. Legitymujące się prawem miejskim osoby zamieszkałe na terenie Starego Miasta i Starego Przedmieścia inkorporowane były do regimentów głównomiejskich. Jeszcze na początku 1676 roku sformowano z obywateli miejskich ze Starego Przedmieścia dodatkowy regiment zielony. Podstawową i najmniejszą jednostkę straży obywatelskich, w skład której wchodzili mieszczanie z 10 sąsiadujących ze sobą domostw, stanowiła rota dowodzona przez rotmistrza. Od 1646 ustalił się podział na 12 chorągwi przynależnych do każdego kwartału. Oddziały te </text:span><text:soft-page-break/><text:span text:style-name="T12">uzupełniały 3 formacje konne, składające się z kawalerów (nieżonatych obywateli), kupców oraz rzeźników, którzy musieli się wyekwipować na własny koszt, oraz oddział szyprów. Na czele regimentów stali najmłodsi urzędujący rajcy (trzech z Głównego Miasta i jeden ze Starego Miasta). Stanowiska dowódcze, jak również prestiżowe funkcje chorążych, stanowiły na ogół pierwszy etap kariery urzędniczej członków rodów patrycjuszowskich w mieście. W zamian uzgodniono, iż każdy z kwartałów wystawi po jednej kompanii dla regimentu regularnego, oraz drugą w przypadku wybuchu konfliktu i wyprowadzi w pole artylerię - po dwa działa na każdą kompanię, a służący w nich żołnierze pochodzący z Gdańska mieli być zwolnieni z podatków. W przypadku zagrożenia miasta, istniejące oddziały stałego garnizonu i straży miały być suplementowane przez zaciąg ochotniczy obywateli, wówczas zwalnianych z podatków i zorganizowanych w 6 chorągwi, po jednej dla każdego kwartału. Formacja ta miała być używana jedynie do obrony fortyfikacji miejskich</text:span></text:p>
      <text:p text:style-name="P3">Po utworzeniu jednak marynarki wojennej pieniądze przeznaczane na garnizon stały i regiment pieszy w dużej mierze zostały przeznaczone dla niej. Żołnierze regimentu pieszego uzupełniali załogi okrętów, oraz byli przydzielani do służby kolonialnej, nie osiągnął on zatem nigdy przewidywalnej liczebności. </text:p>
      <text:p text:style-name="P3">Ze względu na zasoby miasta miało ono, na wypadek wojny i w razie nagłej potrzeby RON wypłacić na jej rzecz bezzwłocznie i bezpowrotnie (choć dopuszczono możliwość odebrania tych sum przy poborze miejscowych podatków) sumę nie mniejszą niż 300 000zł i kolejne 100 000zł każdego kolejnego roku trwania działań wojennych. </text:p>
      <text:p text:style-name="P6"><text:span text:style-name="T12">W konsekwencji tych wszystkich zmian, na początku roku 1678 płk Kristian von Schweinitz został wyznaczony na komendanta garnizonu gdańskiego, który liczył wówczas 400 ludzi – obsadził on fortyfikacje miejskie oraz placówki w Pucku, Władysławowie i na Helu. Koszt ich utrzymania sięgał sumy ok. 60 000zł. Nie było środków na dalsze powiększenie go do liczby 800, które miał wypłacić skarb RON. Nowy garnizon wszedł w posiadanie części dotychczasowych umocnień utrzymywanych przez miasto, przystąpić miano do ich rekonstrukcji oraz planowano </text:span><text:soft-page-break/><text:span text:style-name="T12">zaadaptować rejon umocnień fortyfikacji Wisłoujścia – poza właściwymi umocnieniami, na cumowisko i port dla okrętów wojennych. Na razie koszty z tym związane spadły na Gdańska, król choć obiecał pomoc, póki co ograniczył się jedynie do podarowania na ten cel 15 000zł, to jest połowy pieniężnego podarku, jaki przed wyjazdem ofiarowała mu Rada Miejska. W dalszej kolejności, na co wstępną zgodę dali senatorzy i połowa wpływów płynących z ceł morskich miała przypaść na budowę floty, jej organizacją miała zając się odpowiednia komisja, której skład i kompetencje jednak wymagały zgody sejmu. Gdańsk miał wesprzeć ze swych dochodów sumą 150 000złotych rocznie flotę po jej utworzeniu. Gdańsk został zatem obłożony ostatecznie sumą ok. 300 000 złotych przeznaczonych na sprawy wojskowe. W szczegółach wyglądało to następująco, początkowo: 50 000 zł na rzecz garnizonu i około 100 000zł na regiment pieszy. Kolejne 150 000zł było jedynie częściowo wybierane, do roku 1679 i miało służyć finansowaniu floty wojennej. Pieniądze, które zebrano przed jej zwerbowaniem posłużyły wsparciu Klamarii i Urzędu Budowlanego Gdańska przy pracach nad poprawą stanu umocnień miasta, na co sejm dał zgodę w roku 1678. Kolejne 60 000 złotych przekazano skarbowi RON w 1679 roku na życzenie królewskie na rzecz szkoły rycerskiej i poprawy stanu umocnień na Podolu.</text:span></text:p>
      <text:p text:style-name="P3">Po utworzeniu floty zwiększyły się stałe obciążenia finansowe miasta: 150 000 złotych Gdańsk płacił na jej rzecz ( z tym przez pierwsze dwa laty częściowo za pieniądze zebrane a nie wydane wcześniej tytułem podatków uchwalonych przez sejm). Dodatkowo kolejne 50 000 złotych - tak jak wcześniej szło na finansowanie garnizonu, dalsze - ok. 100 000 złotych, a były sumy wahające się w tej wysokości, uzależnione od skuteczności egzekucji podatków wedle założonych i obowiązujących stawek, dalej przekazywano formalnie na skarb wojskowy RON i z tego funduszu utrzymywany był liczący ok. 500 żołnierzy regiment pieszy. O jego użyciu, <text:s/>tak jak to uchwalono w 1678 roku, bezpośrednio w walkach poza Gdańskiem, musiała jednak zdecydować Rada Miejska i zezwolić na objęcie na nim komendy hetmańskiej na wyznaczony okres czasu.</text:p>
      <text:p text:style-name="P4">W kwestiach celnych uzgodniono, iż powstaną dwie oddzielne komory celne – <text:s/><text:soft-page-break/>zarządzane i nadzorowane przez komisarzy wyznaczonych osobno przez Gdańsk i króla, z prawem wglądu w księgi rachunkowe przez obie strony i apelacji w przypadku sporów do osoby króla. Jedna przy rogatkach miejskich – miała zbierać myto od towarów spławianych Wisłą do gdańskiego portu lub wożonych drogą lądową, oraz obciążać akcyzą towary gdańskie płynące wgłąb kraju. Towary produkowane i wywożone z Gdańska (w mieście oraz na jego posiadłościach ziemskich) przez jego port miały być wolne od podatków państwowych, ale mogły być na nie nakładane podatki miejskie. W takiej jednak przypadku 1/6 dochodu z tego tytułu miała zasilać skarb Rzeczpospolitej, jako wpływy celne, tytułem dawnego palowego, którego sumy król zrzekł się na rzecz skarbu pospolitego. Wliczyć miano je do ceł morskich. Towary napływające do Gdańska, na potrzeby miasta miały być opodatkowane obowiązującymi i ustalonymi przez miasto stawkami, wedle zbieranych przez miasto opłat portowych, ale tutaj także 1/6 przychodów miano oddawać Rzeczpospolitej i wliczać do ceł morskich. Pozostałe towary, które miano zamiar transportować w głąb Rzeczpospolitej, nawet jeśli transakcji kupna lub sprzedaży dokonano w Gdańsku, miały być clone oraz pobierano od niej akcyzę wedle zwyczajnych stawek. Dochód z tej komory zasilał także cła morskie, akcyza natomiast <text:s/>szła w całości do skarbu publicznego. Gdańsk pobierał opłaty od statków wchodzących do portu gdańskiego i z niego wychodzące oraz na towary wywożone i przywożone drogą wodną. Zależało od aktualnej ceny i wartości, ustalanej na podstawie specyfikacji ładunków potwierdzonych przez urzędników portowych. Od cła palowego zwolnione były tylko towary przeznaczone na ekwipunek <text:s/>dla wojsk polskich, z tego przywileju ustąpił jednak monarcha, wcześniej zwolniony przedmiotów nabywanych na potrzeby dworu. Obok cła palowego występowała jeszcze tzw. culaga, czyli opłata pobierana na potrzeby miasta od towarów przeładowywanych w porcie. Jej wysokość ustalały ordynki, z reguły była wyższa od cła palowego, co zachęcało do pozostawiania towarów w Gdańsku. Dochody płynęły do kasy <text:s/>Kamlarii, zasilając tzw. fundusze posiłkowe na rzecz miasta.</text:p>
      <text:p text:style-name="P4">Dla przeciwdziałaniu przemytowi celnicy królewscy uzyskali możliwość kontrolowania bram miejskich Gdańska w asyście mieszczan oraz otrzymywania <text:soft-page-break/>odpisów jego ksiąg portowych oraz konfiskowania kontrabandy nielegalnie wywożonej z miasta. Towary wytwarzane w Gdańsku, jakie chciano przesłać w głąb RON miały być otaksowane akcyzą pobieraną przez celników. Późniejsze sejmy chętnie dla nich wyznaczały większe stawki. Miasto zostało też objęte zmodyfikowanym szosem, łanowym i pogłównym, wyliczanych na podstawie odrębnych dla miasta tabel, które szły na utrzymania wojska wystawianego przez miasto – regimentu pieszego, garnizonu, wreszcie floty. Na potrzeby sejmiku pomorskiego miasto miało płacić pewną niewielką sumę od kapitałów zwykle 3-4% dochodu rocznego z nich, jakie pod jego opiekę zdeponowano i pieniądze te doliczano do funduszu donatywy kupieckiej. Dla szkatuły królewskiej gdańszczanie mieli wyliczyć królowi 2% pobranego przez siebie na czysto cła palowego, pod odliczeniu części należnej skarbowi pospolitemu, które to wędrowały do niego przez podskarbiego. Z tego tytułu Gdańsk miał być zwolniony z nadzwyczajnych opłat związanych z podejmowaniem dworu w przyszłości. Król ustąpił ze swej władzy nad przedmieściami miasta, ale zagwarantował sobie prawo do utrzymywania własnego młyna uwolnionego od opłat miejskich oraz składu handlowego, z którego miał jedynie płacić cło i opłaty miejskie na zasadach ogólnych, pod warunkiem dzierżawienia ich miejscowym obywatelom. Monarcha miał prawo do płatnego stemplowania sukna gdańskiego. Zyskiwał zatem król możliwość prowadzenia interesów handlowych bez pośrednictwa Gdańszczan, jeśli przedmiot obrotu dotyczył produkcji pochodzącej z jego dóbr lub sprowadzanej na potrzeby dworu. Ograniczono się do lakonicznego zobowiązania, iż władca korzystając z tego przywileju będzie na terenie miasta korzystał z pomocy miejscowego kupiectwa i rekrutował na miejscu personel potrzebny mu do prowadzenia swoich prywatnych interesów. Monarcha pozyskał status porównywalny do tego, jakie posiadali obywatele miasta. Kierując się tą zasadą Jan III uczynił gdańskich kupców odpowiedzialnymi za prowadzenie przez nich jego interesów handlowych na Bałtyku. </text:p>
      <text:p text:style-name="P4">Gdańszczanie zachowali nadal swój monopol do prowadzenia i pośredniczenia wszelkim tranzystancjom handlowym prowadzonych w mieście, poza wspomnianym <text:soft-page-break/>wyjątkiem dotyczącym osoby monarchy. Sobieski w dowód uznania przyznał im tytuł do reprezentowania, nie tylko w Gdańsku, ale w innych portach jego interesów i majestatu. Gdańsk idąc za radą części własnych obywateli, do których zdania przychylił się Jan III zrezygnował z uciążliwych dla handlu zakazów – żeglowania z portu w okresie zimowym, obowiązku pływania pod banderą Gdańska przez siedem lat każdego nowo wybudowanego okrętu handlowego, zgodzili się i patronował powołaniu giełdy handlowej i dopuszczenia do niej kupców zagranicznych reprezentowanych przez miejscowych pośredników lub wykupujących od miasta odpowiednie zezwolenie (prawo rezydencji) i płacących dodatkowy podatek od zysku giełdowego. Dochody z tego tytułu miały być obracane na potrzeby miasta, zarządzane przez urząd Kamlarii. Dochody kamlarii dzielono na: zwyczajne, pochodzące między innymi z Komory Palowej i culagi, młynów, spichrzy i cegielni miejskich, podatku od sum spadkowych wywożonych z miasta, akcyz, kaduków, czynszów gruntowych, wag miejskich, posiadłości wiejskich, ogrodów i parceli miejskich, jarmarku dominikańskiego, straganów handlowych, zapisów w księgach gruntowych, opłat za zbieranie bursztynu, za pilotowanie statków, korzystanie z głębi morskiej, procentów od pożyczonych kapitałów, loterii, sprzedaży skonfiskowanych towarów i innych podatków lub opłat - w tym pogłównego, łanowego, podymnego, czy szosu obracanych na finansowanie zobowiązań wobec RON; oraz nadzwyczajne, zwane funduszami posiłkowymi, pochodzące z opłat pobieranych w formie akcyz, szarwarków, powierzonych urzędów miejskich, podatku spadkowego, od menonitów i żydów, z giełdy, za nadanie obywatelstwa miejskiego. Potem doszły dodatkowe podatki od kapitału, obrotów handlowych oraz tonażu statków mających gdańską banderę. Wydatki kamlarii obejmowały głównie zakupy broni i amunicji, utrzymania garnizonu, spłaty rat królewskich, dotacji dla skarbu Rzeczpospolitej, utrzymanie i remonty budowli publicznych, wynagrodzenie urzędników miejskich oraz dowódców wojskowych, utrzymanie twierdzy Wisłoujście i innych fortyfikacji, koszty reprezentacyjne, odsetki od pożyczonych kapitałów. </text:p>
      <text:p text:style-name="P4">Sobieski robił pewne zabiegi na rzecz pozyskania gdańskiego kapitału do śmielszych poczynań kolonialnych. Wywołano to pewien pozytywny wydźwięk, mówił o <text:soft-page-break/>obiecujących kontaktach handlowych w Turcją, o planach odnowienia współpracy z Jakubem Kettlerem ks. Kurlandzkim, z którym wówczas na ten temat intensywnie korespondował, wreszcie Jan III, mimo uszczuplenia przywilejów Gdańska, nadal widział w nim stolicę handlową kraju, a co za tym idzie inspirował i wpierał wszelkie wysiłki mające na celu odnowienie handlowego ducha ekspansji w jego mieszkańcach. Mimo niewątpliwego umocnienia swego wpływu na miasto zapewnił mu prymat jego monopolu handlowego w RON, mimo gestów popartych także rzeczowymi propozycjami na rzecz innych miasta (Toruń, Królewiec), po ustąpieniu Gdańszczan bardzo pilnował, aby jego monopol handlowy nie uległ szwankowi. <text:s/></text:p>
      <text:p text:style-name="P4">W kwestii religijnej Gdańsk, jak wcześniej przyrzekł, dał grunt pod budowę i 100 000 talarów na wzniesienie świątyni katolickiej, pod warunkami jakie ustalono w roku 1675roku. Resztę brakującej sumy – dalsze ok. 150 000zł zapisał świątyni w swym testamencie biskup Olszowski, który po niespełna miesiącu obecności w Gdańsku dokonał tam swego żywota w <text:s/></text:p>
      <text:p text:style-name="P3">Nie bez kontrowersji i przestrogami przed odwołaniem się do nastrojów pospólstwa Rada Miejska z ciężkim sercem w dniu 14 stycznia 1678roku zaakceptowała królewskie warunki. Ustąpiła wobec wyraźnej przewagi monarchy i solidarnego nastawienia jego otoczenia do problemów miasta. Kolejny sukces polityczny umocnił jeszcze bardziej pozycję Jana III w kraju. Najbardziej niepopularnie odbierała jawność swych obrad i ustępstwa fiskalne. Po osiągnięciu porozumienia, w dniu 31 stycznia monarcha opuścił Gdańsk i w dniu 15 lutego 1678roku dotarł do Warszawy. Królowa ze względu na stan zdrowia i konieczność opieki nad nowo narodzonego syna pozostała w Gdańsku i w jego okolicach do 10 maja i dołączyła pod koniec miesiąca do męża w tym czasie przebywającego w swych ruskich posiadłościach. Przedłużono pobyt królowej dał jej okazję do audytu dóbr pomorskich należących do Sobieskich, a także do zakupu przed podstawione osoby kilku nieruchomości w Gdańsku.</text:p>
      <text:p text:style-name="P1"><text:span text:style-name="Domyślna_20_czcionka_20_akapitu"><text:span text:style-name="T2">Wyjazd monarchy z Gdańska przyśpieszyły niepokojące wieści z Stambułu informujące o podejrzanych negocjacjach rosyjsko-tureckich. Sprawy z tym związane stały się najważniejszym przedmiotem obrad rady senatu zaplanowanej na kwiecień </text:span></text:span><text:soft-page-break/><text:span text:style-name="Domyślna_20_czcionka_20_akapitu"><text:span text:style-name="T2">1678roku do Lublina.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pan text:style-name="Domyślna_20_czcionka_20_akapitu"><text:span text:style-name="T4"/></text:span></text:h>
      <text:h text:style-name="Heading_20_2" text:outline-level="2"><text:span text:style-name="Domyślna_20_czcionka_20_akapitu"><text:span text:style-name="T4"/></text:span></text:h>
      <text:h text:style-name="Heading_20_2" text:outline-level="2"><text:span text:style-name="Domyślna_20_czcionka_20_akapitu"><text:span text:style-name="T4"/></text:span></text:h>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h text:style-name="Heading_20_2" text:outline-level="2"><text:soft-page-break/><text:span text:style-name="Domyślna_20_czcionka_20_akapitu"><text:span text:style-name="T4"/></text:span></text:h>
      <text:h text:style-name="Heading_20_2" text:outline-level="2"><text:span text:style-name="Domyślna_20_czcionka_20_akapitu"><text:span text:style-name="T4"/></text:span></text:h>
      <text:h text:style-name="Heading_20_2" text:outline-level="2"><text:span text:style-name="Domyślna_20_czcionka_20_akapitu"><text:span text:style-name="T4">5. Relacje z Moskwą</text:span></text:span></text:h>
      <text:p text:style-name="P1"><text:span text:style-name="Domyślna_20_czcionka_20_akapitu"><text:span text:style-name="T4"/></text:span></text:p>
      <text:p text:style-name="P1"><text:span text:style-name="Domyślna_20_czcionka_20_akapitu"><text:span text:style-name="T2">Ówczesna atmosfera międzynarodowa była pełna wielu niewiadomych. Nadal tlił się konflikt federacji z koalicją państw pod przywództwem cesarstwa z potężna Francją Ludwika XIV realizującego swe imperialne plany. Krótka wojna z cesarzem prowadzona przez Sobieskiego wyrwała Brandenburgię ze wspomnianego sojuszu i mimo niewątpliwych sukcesów RON, zakończyła się pogorszeniem w ogólnym rozrachunku relacji z Cesarzem, Brandenburgią i Francją, choć jeszcze bardziej zagmatwane stosunki między nimi samymi skutecznie chroniły Rzeczpospolitą od otwartego konfliktu. Jednak na te kierunki trzeba zawsze było być bacznym i uwzględniać przy podejmowaniu politycznych działań na przeciwległych granicach państwa. Poselstwo z Turcji przyniosło pozorny spokój. Zawarty pokój dla Turków wydawał się taktycznym zagraniem, elementem szerszej polityki, która po wyrwaniu z polskich rąk Kamieńca i okopaniu się na wygodnych pozycjach do dalszych agresji w przyszłości obecnie skupiła się na zdobyciu od Moskwy władzy nad kozactwem i Ukrainą, w czym ofiarnie sekundował im Chan (nie bez jednak opozycji części elity tatarskiej opatrującej w tym wstęp do całkowitego podporządkowania Krymu panowaniu tureckiemu). Rosja została osamotniona w swoich wzmaganiach z Portą i nie bez pewnych racji, zaczęła wypominać Polsce układ pokojowy z Turcją, który pozostawiał ich sam na sam ze armią osmańską, choć trzeba przyznać, iż sami bardzo opieszali wykonywali ciążące na nich zobowiązania, gdy to Rzeczpospolita była wystawiona na główny cel agresji osmańskiej. Domyślali się też, iż Polacy uzyskali pokój udzielać poparcia polityce tureckiej wymierzonej w Rosję, a to z kolei uaktywniło jej dyplomację w szukaniu porozumienia w Stambule i składaniu propozycji wspólnych działań obu państw wymierzonych w RON. Nim do tego doszło, to jest w roku 1677 armia turecka Ibrahima Paszy licząca około 120 tys. ludzi skierowała się na Kijów. W 20 sierpnia rozpoczęło się oblężenie Czehrynia. Wkrótce </text:span></text:span><text:soft-page-break/><text:span text:style-name="Domyślna_20_czcionka_20_akapitu"><text:span text:style-name="T2">jednak wojska Grigorija Romodanowskiego (m. 1682) oraz hetmana kozackiego Iwana Samojłowycza (1630 - 1690) pokonały Turków w dniu 7 września w starciu pod Bużynem. Na linii Warszawa – Moskwa nastąpił poważny kryzys dyplomatyczny, obie strony przerzucały na siebie odpowiedzialność za niepowodzenia. Rosjanie oburzali się na bezczynność Polaków, ich jednostronny pokój i domyślali się, iż Turcy godząc się na niego otrzymali polskie przyzwolenie na swobodę działania przeciwko państwu carów. Sobieski twierdził, że gdyby pomoc Rosji nie zawiodła nie musiałby układać się z sułtanem i oddawać mu Kamieńca Podolskiego. Mimo zwycięstwa Romodanowskiego pod Czehryniem i powstrzymania ofensywy Osmanów Moskwa nie paliła się do wojny, prowadziła działania defensywne, czekała na coraz bardziej rozdrażnionych niepowodzeniach Turków, przy jakich wciąż znajdowała się inicjatywa. </text:span></text:span></text:p>
      <text:p text:style-name="P1"><text:span text:style-name="Domyślna_20_czcionka_20_akapitu"><text:span text:style-name="T2">W tym samym czasie z obu chrześcijańskich krajów wyruszają do sułtana poselstwa – Jana Gnińskiego w sprawie pokoju do Turcji, oraz z polecenia królewskiego Andrzeja Modrzejewskiego (na przełomie roku 1677/78, to jest między 20 listopada, a 12 lutego na Krym celem ocieplenia stosunków Tatarami i wysondowania ich możliwości pośredniczenia w rozmowach z Turcją w sprawie budowy koalicji wymienionych państw przeciwko Rosji, a potem do Turcji w okresie 3 marca – 30 maja, gdzie niczego jednak nie osiągnął a jedynie pozostawił nowe wytyczne polskiemu ambasadorowi) w sprawie antyrosyjskiego sojuszu na Krym i do Stambułu oraz Afanasija Porosukowa na dwór sułtana w sprawie sojuszu przeciw Rzeczpospolitej i anulowania układów z roku 1674 między królem polskim a sułtanem. Poseł carski nazywa sułtana „przyjacielem cara”, oferuje mu pomoc wojskową i całą Ukrainę „aż po Kraków i Lublin”. Tymczasem obawy polskie co do możliwości porozumienia rosyjsko-tureckiego i to kosztem polskich interesów stały się bardzo realne, gdy Moskwa podjęła inicjatywę dyplomatyczną <text:s/>mającą <text:s/>na <text:s/>celu <text:s/>zakończenie wojny <text:s/>między <text:s/>obu krajami. W drugiej połowie grudnia 1677 r. wyruszyło z Moskwy poselstwo do sułtana. Na jego czele stanął stolnik Afanasij Porosukow, a członkami byli <text:s text:c="2"/>poddjaczy <text:s text:c="2"/>Fiodor <text:s/>Starkow <text:s text:c="2"/>i <text:s/>tłumacz <text:s text:c="2"/>Grigorij <text:s text:c="2"/>Wołoszaninow. Wieźli powiadomienie o wstąpieniu na tron cara Fiodora i ofertę </text:span></text:span><text:soft-page-break/><text:span text:style-name="Domyślna_20_czcionka_20_akapitu"><text:span text:style-name="T2">przyjaźni z jego strony. Instrukcja przewidywała, iż za bieżącym konfliktem stoją polskie intrygi, a skłóciwszy oba kraje Rzeczpospolita ma teraz możliwość czerpania z ich szkody własnych korzyści. W dalszej jej części znajdowały się ustępy o Ukrainie, nazywanej Małorosją, uzasadniające prawa cara do władania nią. Wzywano w niej do uzyskania od sułtana zapewnienia do pomagania zdradzieckim hetmanom kozackim, którzy zdradziwszy cara udali się pod turecką protekcję. </text:span></text:span></text:p>
      <text:p text:style-name="P1"><text:span text:style-name="Domyślna_20_czcionka_20_akapitu"><text:span text:style-name="T2">W Polsce istniało silne stronnictwo gotowe do wojny z Rosją i rewindykacji rozejmu andruszowskiego, a jego głos był tym dostrzegalny, iż po upadku przeciwników Sobieskiego na Litwie wraz z nimi odeszli politycy zgłaszający ugodowy, umiarkowany, a nawet pozytywny stosunek do Moskwy. Zastąpili ich ludzie w większości opowiadając się za działaniami bezpardonowymi i rewizjonistycznymi wobec Rosji, było ich też wielu w bezpośrednim otoczeniu władcy. Wiele wskazywało na to, że przymierza mogą się odwrócić i jeśli się tak nie stało to za głównego winowajcę tego stanu rzeczy historycy obwiniają pychę Turcji, której wielkomocarstwowa pozycja i poczucie odzyskiwania przytłumionego blasku przez imperium przyćmiła dawną ostrożność wobec możliwości sojuszu antychrześcijańskiego. Turcy postanowili kontynuować walkę z Moskwą. Latem 1678 roku nowy wezyr Kara Mustafa obległ Czehryń. Mimo zaciętej obrony Iwana Rżewskiego a następnie Patricka Gordona (1635-1699) <text:s/>- Szkota w rosyjskiej służbie po miesiącu załoga skapitulowała (oblężenie trwało w dniach 20 lipca – 30 sierpnia). Turcy zdołali jeszcze rozbić posiłkową armii Romodanowskiego 5 września, który trafił do niewoli, a czambuły tatarskie rozlały się głęboko na terenie państwa moskiewskiego, ale mimo tych sukcesów nadchodząca pora roku niweczyła dalsze możliwości wdarcia się w głąb kraju nieprzyjaciela, który choć pobity zachował możliwość dalszego działania. Turkom co prawda udało się opanować większość Ukrainy, ale powodowało też zwrot w polityce Kozaczyzny ubiegającej się o niezależność, a władza hetmańska Jerzego Chmielnickiego słaba i oparta jedynie o turecką pomoc. W takiej sytuacji zmieniły się też polityczne zapatrywania obu stron. Dotąd przejawiająca – z różnych powodów do ustępstw Turcja ostatecznie postawiała na twardy kurs wobec RON, Moskwa natomiast przejawiła zainteresowaniem co </text:span></text:span><text:soft-page-break/><text:span text:style-name="Domyślna_20_czcionka_20_akapitu"><text:span text:style-name="T2">najmniej przedłużeniem rozejmu z Polską, która uwolniona od innych zobowiązań mogła wspólnie z Turcją powziąć agresywne plany przeciw niej. Co prawda nad Bosforem lekceważono rangę otwartej współpracy wraz z RON przeciw Rosji, a w Polsce szczerze też nikt nie dawał wiary realności takiej współpracy, to jednak w Moskwie z tego powodu wciąż tlił się niepokój, jaki miał swój upust w gotowości do kompromisu. Wola ku temu oczywiście przybierała różne rozmiary w zależności z sytuacji na froncie, w roku 1677 i na początku 1678 Moskwa okazywała kurs sztywny, po klęska latem tegoż roku bardziej ustępliwy. </text:span></text:span></text:p>
      <text:p text:style-name="P1"><text:span text:style-name="Domyślna_20_czcionka_20_akapitu"><text:span text:style-name="T2">W dniu 9 kwietnia 1678roku do Lublina zjechali dyplomaci moskiewscy - Iwan Czadajew i Jemelian Ukraincew. <text:s/>W oficjalnej gramocie Fiodora do Jana III, zapowiadającej przybycie jego posłów do Polski, napisano, iż mają oni wspólnie z Polakami ustalić czas i miejsce spotkania na granicy pełnomocnych komisarzy obu stron, którzy przeprowadzić tam mają dalsze rokowania w sprawach istotnych dla zainteresowanych. Jednakże tuż przed wyjazdem do Polski otrzymali oni nowe polecenia, rozszerzone w stosunku do pierwotnych.</text:span></text:span></text:p>
      <text:p text:style-name="P1"><text:span text:style-name="Domyślna_20_czcionka_20_akapitu"><text:span text:style-name="T2">Przede wszystkim w rozmowach z senatorami Rzeczypospolitej mieli popodkreślać wartość przyjaźni i sojuszu z carem, także wyrazić swój zawód z powodu łamania przez Polaków wcześniejszych porozumień z Rosją poprzez podpisywanie układów z sułtanem, wrogiem całego chrześcijaństwa. <text:s/>Jeśli, z uwagi na zaprzysiężony i istniejący stan pokoju między RON a Portą, Sobieskie nie ma możliwości zbrojnej pomocy Moskwie, to powinien na wzgląd na układy z nią, które doznały ostatnimi czasu uszczerbku starać się wypełnić swe zobowiązania poprzez odwiedzenie sułtana kontynuowania wojny z carem. Jeśli napomnienie byłoby nie skuteczne, Jan III powinien Turcji w sprawie jej wojny z Moskwą postawić ultimatum i zbrojnie się za nią ująć. Miano przy tym dowodzić, iż to car w geście przyjaźni zgodziwszy się na rozejm w Andruszowie następnie wsparł wysiłki Polaków w ich zmaganiach z turecką nawałą, a teraz został osamotniony. Instrukcja carska polecała także dyplomatom przestrzec Polaków, aby ci ze swej strony nie wysuwali <text:s/>niemożliwych w istniejącej sytuacji do przyjęcia żądań – politycznych i terytorialnych. Gdy Polacy nie przystaną na przedstawione propozycje, to trzeba odłożyć zawarcie pokoju i </text:span></text:span><text:soft-page-break/><text:span text:style-name="Domyślna_20_czcionka_20_akapitu"><text:span text:style-name="T2">ograniczyć się tylko do przedłużenia rozejmu andruszowskiego. W wypadku gdyby i takie rozwiązanie nie zostało zaakceptowane przez stronę polską, to należy dalsze rokowania odłożyć do kolejnych negocjacji. </text:span></text:span></text:p>
      <text:p text:style-name="P1"><text:span text:style-name="Domyślna_20_czcionka_20_akapitu"><text:span text:style-name="T2">Nakazy dla Czadajewa i Ukrainceowa był niewątpliwie wyrazem dążenia do maksymalne wykorzystanie ówczesnej sytuacji - zarówno powodzenia militarnego Rosji po zwycięstwie czehryńskim., jak i dyplomatycznego osamotnienia RON. Sformułowanie w taki sposób zadań dla dyplomatów rosyjskich nie mogło przynieść namacalnych efektów. Polacy mający już podpisany układ z Turcją spodziewali się zupełnie innego zachowania Rosjan. Różnice w podejściu do sytuacji spowodowały, iż rozmowy w Lublinie nie mogły odegrać żadnej znaczącej roli w uregulowaniu zawikłanych i brzemiennych w konflikty problemów, jakie istniały w stosunkach między Rzecząpospolitą a państwem moskiewskim. Przeciwnie, stosunki te jeszcze bardziej zaogniło – jak miało się okazać w trakcie rozmów. Miały one poważne znaczenie w ukształtowaniu się w łonie senatu silnego stronnictwa za wojną z Rosją, w tym czasie zyskało ono kolejne argumenty dla prowadzenia zdecydowanej polityki względem państwa carów. Wizyta dyplomatów carskich zbiegła się w czasie z rozbudzeniem wśród cześć duchownych senatorów instruowanych przez dyplomację papieską nadziei na bliższą współpracę polsko-rosyjską w ramach wspólnego frontu przeciw Turcji. Król jednak nie podzielał jednak tego zdania. Opinię Sobieskiego potwierdzały rozmowy z posłami moskiewskimi, które były mało konkretne. Sobieski starał się wówczas forsować pomysł mediacji zagranicznej dla rozstrzygnięcia sporów między oboma krajami., co druga strona zdecydowanie odrzucała. Brak było zgody co do okresu na jaki miałby zostać przedłużono rozejm między oboma krajami. Rosjanie nie chcieli precyzować terminu i uzależniali go od polskiej pomocy z wojnie z Turcją, Polacy nie mogli tego uczynić, związani świeżymi z nią układami, chcieli natomiast uzyskać zapewnienie o konkretnej, długoletniej prolongacie rozejmu. Sobieski składał zdecydowane żądania mając już podpisany pokój z Turcją, Rosjanie opierali się temu umacniani swymi dotychczasowymi sukcesami militarnymi. </text:span></text:span></text:p>
      <text:p text:style-name="P1"><text:span text:style-name="Domyślna_20_czcionka_20_akapitu"><text:span text:style-name="T2">Po przybyciu do Lublina Czadajew i Ukraincew spotkali się z rezydentem </text:span></text:span><text:soft-page-break/><text:span text:style-name="Domyślna_20_czcionka_20_akapitu"><text:span text:style-name="T2">moskiewskim w Polsce Wasylem Tiapkinem, który specjalnie w tym celu przybył z Warszawy. Oskarżał się na fakt odsuwania go od dostępu do dworu, na nieprzystępność Sobieskiego, na trudności w prowadzeniu prze z niego działań dyplomatycznych. Tiapkin starał się przedstawić swym rodakom polski punkt widzenia na sprawy relacji połsko-rosyjskich i polsko-tureckich. Zdaniem Tiapkina Sobieski jest względem cara usposobiony przyjaźnie, zajmują go sprawy tureckie i zabezpieczenie zdobyczy w Prusach, rad by doprowadzić do zawarcia trwałego pokoju, ale Moskwa musi ustąpić w tym celu z ziem, które zajęła. Jednocześnie przestrzegł on, iż brak postępu w rozmowach z Rosją wzmacnia w siły stronnictwo gotowe do zbrojnego rozstrzygnięcia spraw spornych i pod jego wpływem może znaleźć się król, w tej chwili na jakiś czas przynajmniej, po zawarciu pokoju z Portą, pozbawiony obaw wobec Turcji. W konsekwencji tych wyjaśnień dyplomaci rosyjscy doszli do wniosku, że jeśli Sobieski chce pokoju, to można wypadać jego wolę składając twarde propozycję stronie polskiej. </text:span></text:span></text:p>
      <text:p text:style-name="P1"><text:span text:style-name="Domyślna_20_czcionka_20_akapitu"><text:span text:style-name="T2">Na pierwszym posiedzeniu z senatorami odbytym 13 kwietnia posłowie moskiewscy zgodnie z instrukcją wygłosili długie przemówienia, którym wskazywali, że to nie Rosja, lecz Polska ponosi pełną winę za to, iż nie doszło do zawarcia przymierza i współdziałania wojskowego między obu krajami, a jako dowód przytaczano wiarołomne zawarcie układów z Turcją w roku 1674. Zarzucano Polakom, iż działali wówczas separatystyczne i nielojalnie względem Moskwy, nie powiadomili niezwłocznie cara o rozmowach z Turcją, prowadzili jej przy nieobecności komisarzy moskiewskich a jedynie powiadomili o tym rezydenta carskiego, który nie miał możliwości odpowiedniego zareagowania na to. Potem zażądali, by im pokazano tekst wspomnianego układu. Stawiając dość ostro te sprawy, opierali się posłowie carscy na postanowieniach poprzednich układów, które niewątpliwie upoważniały ich do tego.</text:span></text:span></text:p>
      <text:p text:style-name="P1"><text:span text:style-name="Domyślna_20_czcionka_20_akapitu"><text:span text:style-name="T2">W odpowiedzi polscy senatorowie stwierdzili przede wszystkim, że król nie chce wracać do spraw przeszłych i do roztrząsania, czy Polacy zawarli układ w roku 1674, gdyż wpierw car nie wywiązał się ze swych obietnic i pozostawili Polskę samą. <text:s/>Dalszej atmosferze prowadzonych w Lublinie negocjacji nie sprzyjało też wysunięte </text:span></text:span><text:soft-page-break/><text:span text:style-name="Domyślna_20_czcionka_20_akapitu"><text:span text:style-name="T2">przez rosyjskich posłów żądanie pokazania tekstu polsko-tureckiego traktatu rozejmowego zawartego w 1674 roku – w odpowiedzi na polskie wyjaśnienia w tej sprawie. Kiedy okazano im kopię układu, Rosjanie podważyli jej autentyczność, nie wierząc, by tak ważny układ był tak lakoniczny. Zażądali też kopii układu pokojowego z roku 1677, który także nie był bardzo obszerny i krótko charakteryzował warunki pokojowe. Zdaniem strony rosyjskiej traktaty ten nie tylko naruszały wcześniejsze porozumienia o koniunkcji sił (połączeniu) przeciwko wspólnemu nieprzyjacielowi, ale też groził skierowaniem całego impetu ekspansji otomańskiej na państwo carów. </text:span></text:span></text:p>
      <text:p text:style-name="P1"><text:span text:style-name="Domyślna_20_czcionka_20_akapitu"><text:span text:style-name="T2">Podczas drugiej konferencji Czadajew i Ukraincew wysunęli jeszcze jeden dezyderat pod adresem negocjatorów polskich i wywołali oburzenie wśród nich. Chodziło o usunięcie z zamku królewskiego w Warszawie obrazów przedstawiających zwycięstwo Polaków nad Rosjanami pod Kłuszynem w r. 1610 i słynną scenę prezentacji królowi Zygmuntowi III przez hetmana Żółkiewskiego wziętych do niewoli kniaziów Szujskich. Uczestniczący w rozmowach, wojewoda ruski Stanisław Jabłonowski, odparł groźnie na te żądania, iż obrazy te zostaną usunięte, ale dopiero wtedy, gdy po nowych zwycięstwach nad Moskwą namalowane zostaną inne. Potem oficjalnie złagodzono ten ton i odpowiedziano, że obrazy będą mogły być zdjęte dopiero wtedy, gdy król i car zawrą między sobą pokój.</text:span></text:span></text:p>
      <text:p text:style-name="P1"><text:span text:style-name="Domyślna_20_czcionka_20_akapitu"><text:span text:style-name="T2">Negocjacje lubelskie wobec tych wszystkich zaszłości trwały niesłychanie krótko. Wobec braku jakiegokolwiek punktu stycznego, w obawie dalszego zadrażnienia sytuacji, zdecydowano się już 16 kwietnia odprawić dyplomatów moskiewskich z zapowiedzią, że rozmowy będą kontynuowane w Moskwie, dokąd udali się posłowie Rzeczypospolitej.</text:span></text:span></text:p>
      <text:p text:style-name="P1"><text:span text:style-name="Domyślna_20_czcionka_20_akapitu"><text:span text:style-name="T2">W dalszym ciągu rozmów w dniu 13 kwietnia dyplomaci moskiewscy poruszyli jeszcze sprawę pobytu czawusza tureckiego w Polsce i zażądali wyjaśnień, po co przybył do Polski. Odpowiedziano im, że czawusz ów nie przedstawił żadnych istotnych i ważnych spraw. W rewanżu zapytano kolei Rosjan, jaka była treść misji Porosukowa, o której Proski donosił ze Stambułu. Dyplomaci rosyjscy oświadczyli, że poseł carski do Stambułu nie otrzymał żadnych takich poleceń, które by mogły </text:span></text:span><text:soft-page-break/><text:span text:style-name="Domyślna_20_czcionka_20_akapitu"><text:span text:style-name="T2">przynieść szkodę królowi i Rzeczypospolitej. Posiedzenie następne, w dniu 14 kwietnia, rozpoczęło się od sporów na temat zbliżającej się w komisji polsko-rosyjskiej, która ma ustalić warunki pokoju „wiecznego" między Rzecząpospolitą i Rosją. Nie osiągnięto jednak porozumienia, Polacy zasłaniali się koniecznością uzyskania zgody sejmu na tego rodzaju negocjacje, a Rosjanie brakiem odpowiednich pełnomocnictw do szczegółowego procedowania dalszego trybu obustronnych negocjacji. Wobec braku jakiegokolwiek postępu w rozmowach, w obawie dalszego zadrażnienia sytuacji, zdecydowano się już 18 kwietnia odprawić dyplomatów moskiewskich z zapowiedzią, że rozmowy będą kontynuowane w Moskwie, dokąd udali się posłowie Rzeczypospolitej.</text:span></text:span></text:p>
      <text:p text:style-name="P1"><text:span text:style-name="Domyślna_20_czcionka_20_akapitu"><text:span text:style-name="T2">Poselstwo moskiewskie na radzie senatorów w Lublinie wylewało na stronę Rzeczpospolitej pretensje o zawarcie separatystycznych układów z Turcją i zarzucali wspólne intrygi przeciwko Rosji, ale jesienią tegoż roku poselstwo polskie spotkało się z bardziej pojednawczą polityką cara. Do Moskwy udało się polskie poselstwo wysłane przez Rzeczpospolitą z misją przedłużenia rozejmu, przy czym spodziewano się uzyskać lepsze warunki niż te w roku 1667, gdyż sytuacja była inna, warunki dla niej pomyślniejsze. W skład delegacji weszła deputacja ustanowiona przez sejm grodzieński w dniu 28 kwietnia 1677r. i króla, jej wyjazd odwlekano, aby nastąpił w momencie jak najpomyślniejszym dla całej spraw, długo też trwało zebranie odpowiedniej sumy dla dyplomatów i świty liczącej kilkaset osób, jaka im towarzyszyła. Po wizycie w lublinie dyplomatów rosyjskich i fiasku rozmów z nimi uznano, iż nadszedł moment wysłania własnej delegacji do cara. W dniu 14 maja 1678roku, z Wilna – miejsca rozpoczęcia podróży, wyruszyli z ramienia Korony wojewoda bracławski Mikołaj Leon Sapieha, wysłany przez WXL wojewoda miński Jerzy Karol Chodkiewicz oraz przedstawiciel Sobieskiego Hieronim Komar i skierowali się w kierunku Moskwy, idąc nieśpiesznie, poselstwo zawitało tam 13 lipca. Z uwagi na wiedzę i praktykę dyplomatyczną rzeczywistą główną postacią poselstwa był Hieronim Komar. W danej mu instrukcji z dnia 8 maja, Jan III nakazuje mu przekonać stronę moskiewską nie tyle, do przedłużenia rozejmu, ale do uzyskania wieczystego pokoju, z jednoczesnym zwrotem ziem zabranych Polsce przez cara. </text:span></text:span><text:soft-page-break/><text:span text:style-name="Domyślna_20_czcionka_20_akapitu"><text:span text:style-name="T2">Miał to uzasadnić koniecznością istnienia trwałego pokoju między oboma państwami, które są wystawione na agresje wspólnych wrogów, Turcję stawiano tutaj oczywiście na pierwszym miejscu. Z Wilna poselstwo liczące około 300 ludzi udało się na Nieśwież, Mińsk, Borysów i Kadzyń ku granicy moskiewskiej.</text:span></text:span></text:p>
      <text:p text:style-name="P1"><text:span text:style-name="Domyślna_20_czcionka_20_akapitu"><text:span text:style-name="T2">Dnia 13 lipca polscy posłowie odbyli niezwykle uroczysty wjazd do Moskwy. Przyjęcie zgotowane im po drodze i w samej stolicy Rosji było tak wspaniałe i uroczyste, że obserwatorzy zagraniczni mogli przypuszczać, iż oznacza to dobre perspektywy dla mających się wkrótce rozpocząć rozmów, spekulowano nawet, iż w geście przyjaźni car odda Polsce Smoleńsk.</text:span></text:span></text:p>
      <text:p text:style-name="P1"><text:span text:style-name="Domyślna_20_czcionka_20_akapitu"><text:span text:style-name="T2">Jednak ceremonialna kurtuazja nie mogła przesłonić twardych realiów politycznych. Ważniejsza od sposobu witania polskiej delegacji był nastrój polityczny wywołany fatalnym przebiegiem poselstwa Czadajewa i Ukraincewa w Lublinie. Wszystko <text:s/>wskazywało na to, iż w Moskwie Rosjanie postawią zdecydowane, jeśli nie twardsze warunki. Upoważniały ich do tego nie tylko niedawne, problematyczne zresztą, jak się miało obecnie okazać, sukcesy w wojnie z Turcją. Istniała w Moskwie jakaś świadomość różnic interesów między poszczególnymi członkami polskiej delegacji. Na zachowaniu rosyjskich negocjatorów ciążyło przekonanie, iż między przedstawicielami Litwy i korony istnieją zasadnicze różnice co do priorytetów i da się je wyzyskać w rozmowach. Liczono na separatystyczne zapatrywania posłów związanych z Litwą i ich bardziej spolegliwe nastawienie wobec Moskwy. </text:span></text:span></text:p>
      <text:p text:style-name="P1"><text:span text:style-name="Domyślna_20_czcionka_20_akapitu"><text:span text:style-name="T2">Do rozmów z Polakami wyznaczonych zostało sześć osób z bliżnym bojarzynem i namiestnikiem nowogrodzkim kniaziem Nikitą Iwanowiczem Odojewskim na czele. Był on znakomicie obeznany ze sprawami polskimi, od dwudziestu już przeszło lat uczestniczący w rokowaniach z Polską, i to zawsze w wysokiej randze. Był nawet na początku rozmów wstanie delikatnie badać lojalność posłów polskich wobec Jana III i sondować perspektywy podniesienia przeciw niemu buntu na Litwie.</text:span></text:span></text:p>
      <text:p text:style-name="P1"><text:span text:style-name="Domyślna_20_czcionka_20_akapitu"><text:span text:style-name="T2">Poza Nikitą Odojewskim stronę moskiewską reprezentowali – jego syn namiestnik astrachański Jaków Nikitycz Odojewski, namiestnik obdorski Wasyl Siemionowicz Wołyński, okolniczy i namiestnik czeboksarski Iwan Afanasjewicz Pronczyszczew, dumski diak Łarian Iwanów, diacy Wasyl Bobinin i Stiepan Połkow. Pierwsze </text:span></text:span><text:soft-page-break/><text:span text:style-name="Domyślna_20_czcionka_20_akapitu"><text:span text:style-name="T2">spotkanie posłów obu stron po uprzednim sprawdzeniu pełnomocnictw odbyło się 16 lipca. Spotkanie polegało na wyrażaniu obustronnych zali, pretensji i oskarżeń. W dwa dni później na prośbę negocjatorów moskiewskich Polacy złożyli specjalny memoriał zawierający rejestr wszystkich dezyderatów ze strony Rzeczypospolitej.</text:span></text:span></text:p>
      <text:p text:style-name="P1"><text:span text:style-name="Domyślna_20_czcionka_20_akapitu"><text:span text:style-name="T2">Polacy oskarżają Rosjan, iż pod początku łamali ustalenia rozejmu adruszewskiego. Nie przysłali posiłków celem wspólnych działań w wojnie z Turcją. Zaniechali udzielenia pomocy w tłumieniu buntów kozackich, którzy następnie udali się pod turecka protekcję. Nie wydali w polskie ręce hetmana Piotra Doroszenki wraz ze wszystkimi dobrami, które zagrabił na szkodę Rzeczpospolitej. Rosja nie zwróciła Kijowa i zagarnęła jeszcze dodatkowo Czehryń. Hetman lewobrzeżny Samojłowicz tytułuje się bezprawnie hetmanem obu stron Dniepru. Podobnie car tytułuje się księciem smoleńskim, czernihowskim i siewierskim, rości sobie pretensję do całej Ukrainy. Polacy przypominają, że Zaporoże stanowi condominium polsko-rosyjskim, czego car, nie przestrzega. Nie przestrzega strona rosyjska również i postanowień w sprawie wolności religijnej na ziemiach okupowanych, nie pozwala się na nabożeństwa i wstępu księżom Rosjanie nie zwrócili też żadnych rzeczy kościelnych i cerkiewnych zabranych w czasie wojny w Rzeczypospolitej. Rosja przetrzymuje nadal polskich jeńców, nie zezwala im na powrót do ojczyzny. <text:s/>Domagają się również Polacy zwrotu archiwów, bibliotek i wszelkich innych rzeczy zgodnie z treścią traktatu. </text:span></text:span></text:p>
      <text:p text:style-name="P1"><text:span text:style-name="Domyślna_20_czcionka_20_akapitu"><text:span text:style-name="T2">Rosjanie oczywiście odrzucili polskie pretensje. Stwierdzili, że nie wiedzą żadnych powodów, by wyrzec się Ukrainy oraz Kijowa i Czehrynia. Winą za nie respektowanie traktatu obarczyli Rzecząpospolitą, która zawarła pokój z Turkami, a król Polski wchodził z sułtanem tureckim i z chanem krymskim w różne kontakty przeciwne układom polsko-rosyjskim i wymierzonych w interesy moskiewskie. Polacy nie byli dłużni i także odrzucili oskarżenia pod swym adresem. Podobnie jak wcześniejsze rozmowy, także i ta runda zaczęła się od ostrych polemik i zarzutów, ale była to norma w wzajemnych kontaktach i nie spodziewano się, iż będą skutkowały zerwaniem dyskusji. </text:span></text:span></text:p>
      <text:p text:style-name="P1"><text:span text:style-name="Domyślna_20_czcionka_20_akapitu"><text:span text:style-name="T2">Na kolejnym spotkaniu w dniu 18 lipca storna polska zaproponowała, iż jest skłonna </text:span></text:span><text:soft-page-break/><text:span text:style-name="Domyślna_20_czcionka_20_akapitu"><text:span text:style-name="T2">przejść nad drugorzędnymi kwestiami spornymi do porozumienia, gdyby Rosjanie udzielili polskiemu władzy pomocy w postaci odszkodowania, w formie najdogodniejszej, czyli pieniężnej. </text:span></text:span></text:p>
      <text:p text:style-name="P1"><text:span text:style-name="Domyślna_20_czcionka_20_akapitu"><text:span text:style-name="T2">Tym razem Rosjanie zareagowali pozytywnie, bowiem w istniejących warunkach, spodziewanej ofensywie tureckiej, to im zależało na przedłużeniu rozejmu, tym bardziej iż ich misja dyplomatyczna do Stambułu okazała się bezowocna. W kwietniu odprawiono posła rosyjskiego z Turcji, obiecując pokój pod warunkiem oddania Czehrynia i innych ziem ukraińskich we władaniu Moskwy, w innym wypadku grożono nową i niszczycielską wojną. </text:span></text:span></text:p>
      <text:p text:style-name="P1"><text:span text:style-name="Domyślna_20_czcionka_20_akapitu"><text:span text:style-name="T2">W Moskwie postanowiono przygotować się do obrony, ale wymagało to dogadania się z Polakami. To musiało wpłynąć na przebieg rozmów polsko-rosyjskich w Moskwie. Rosjanie zaczęli żywić pewne obawy przed możliwością wspólnej akcji przeciw nim króla polskiego i sułtana. Z Krymu dobiegały pogłoski o pośredniczeniu chana w rozmowach między Portą i RON w tej sprawie, co w świetle niektórych punktów traktatu z roku 1674roku było uzasadnione. Również Proski był sondowany na temat wspólnych działań przeciw Rosji, ale wieści na ten temat przeniosły do ambasadora cesarskiego, a potem do Wiednia, a stamtąd w zniekształconej formie do Moskwy, uelastyczniając stanowisko Rosjan. </text:span></text:span></text:p>
      <text:p text:style-name="P1"><text:span text:style-name="Domyślna_20_czcionka_20_akapitu"><text:span text:style-name="T2">Strony skupiły się obecnie na targach dotyczących wysokości sumy, którą miała wypłacić Moskwa. Polacy początków zażądali 6 mln zł, ale druga strona propozycje tą kategorycznie odrzuciła. Następnie w dniu 2 września Rosjanie zaproponowali najpierw 150 000zł, potem 500 000zł. <text:s/>Wkrótce dodano do tego żądanie zwrotu Kijowa, Czehrynia i wolności wyznania dla katolików. Reakcja cara Fiodora <text:s/>była tym razem bardzo zdecydowana <text:s/>i w dniu 8 września <text:s/>wydał on ukaz o „odpuszczeniu" posłów polskich, co oznaczałoby, że ich misja dyplomatyczna zakończyła się niepowodzeniem. Międzyczasie w dniu 6 września przybyła nowa instrukcja z Warszawy, po tym jak polscy posłowie swój raport o postępach i trudnościach w rozmowach. </text:span></text:span></text:p>
      <text:p text:style-name="P1"><text:span text:style-name="Domyślna_20_czcionka_20_akapitu"><text:span text:style-name="T2">W dniu 10 września Polacy zaproponowali nowe warunki porozumienia. Car zaprzysiąc miał zaprzysiąc traktat andruszowski we wszystkich jego punktach, </text:span></text:span><text:soft-page-break/><text:span text:style-name="Domyślna_20_czcionka_20_akapitu"><text:span text:style-name="T2">naznaczyć czas i miejsce komisji polsko-moskiewskiej, zawrzeć w przyszłości z Polską sojusz obronny, w ciągu nowego <text:s/>zawieszenia broni zwrócić Rzeczypospolitej znaczną część ziem zabranych i wreszcie wypłacić jej 2 mln złotych. W zamian Polacy zezwalają w geście dobrej woli zatrzymać mu na czas rozejmu Kijów. I tym razem warunki te nie w całości zostały zaakceptowane przez stronę rosyjską. Rosjanie nie byli skłonni naznaczyć dokładnych terminów i obrad komisji do ustalenia pokoju. Nie chcieli nic słyszeć o oddawaniu zajętych ziem, sprawę kijowa uważali za bez przedmiotową, skoro i tak był pod ich władzą. </text:span></text:span></text:p>
      <text:p text:style-name="P1"><text:span text:style-name="Domyślna_20_czcionka_20_akapitu"><text:span text:style-name="T2">W końcowej fazie rozmów włączył się do nich patriarcha moskiewski Joachim (1621-1690), którego zadanie polegało na złagodzeniu ostrych sporów i wypracowanie kompromisu. W dniu 15 września przestrzegł, iż posłom cara trudno będzie w Warszawie wynegocjować traktat, skoro obecnie w Moskwie nie może do tego dojść. Dla pokreślenia chęci porozumienia zaproponował oddać Polakom kilka pogranicznych miast i wypłacić 200 000 rubli. </text:span></text:span></text:p>
      <text:p text:style-name="P1"><text:span text:style-name="Domyślna_20_czcionka_20_akapitu"><text:span text:style-name="T2">Oświadczenie najwyższego dostojnika rosyjskiego Cerkwi, które zapewne było inspirowane i konsultowane z otoczeniem cara pozwoliło przerwać impas. Polacy mogli liczyć na drobne ale prestiżowo ważne dla ich delegacji ustępstwa w postaci zwrotu Siebieża, Newla i Wieliża oraz bardzo istotnego zasiłku pieniężnego w postaci obietnicy przekazania Rzeczypospolitej miliona złotych. W ten sposób powstały warunki do przedłużenia rozejmu, z tym zastrzeżeniem jeszcze ze strony Rosjan, iż Newel oraz dalsze 200 000 rubli otrzymają Polacy dopiero po zaprzysiężeniu nowego traktatu przez Jana III, które istotnego znaczenia nie miało. Następnie pewna zwłoka nastąpiła podczas reagowania tekstu traktatu, bowiem każdy zapis był długo i sumiennie studiowany przez strony. Z tego powodu ostatecznie traktat zawarto w dniu 8 października. </text:span></text:span></text:p>
      <text:p text:style-name="P1"><text:span text:style-name="Domyślna_20_czcionka_20_akapitu"><text:span text:style-name="T2">Podpisany układ ustanawiał on do dnia 31 marca 1687roku rozejm między stronami, zatem został on zawarty na kolejne lat 9. Przywołano w nim uprzednie traktaty. Zapewniano prawo powrotu polskim jeńcom, ale tylko szlacheckiego i mieszczańskiego pochodzenia, nie objęto nim chłopów. Strony uzgodniły wolność religijna na zajętych przez Rosjan obszarach. Rosjanie mieli też oddać kilka </text:span></text:span><text:soft-page-break/><text:span text:style-name="Domyślna_20_czcionka_20_akapitu"><text:span text:style-name="T2">enumeratywnie wymienionych przedmiotów, które zagrabili. Polacy zapewnili kupcom rosyjskim wolność handlu, pod warunkiem opłacania przez nich podatków wg obowiązujących w RON taryf i wykupienia u wyznaczonych starostów odpowiednich paszportów wg sprecyzowanych w traktacie stawek. Strona rosyjska skarżyła się na wysokie, sięgające w niektórych przypadkach aż 12% cło wybierane od ich kupców przewożących przez RON futra. Polacy mieli ustąpić i zanotowano w traktacie, iż będą oni płacić cło zwykłe, ale muszą wykupywać u starostów specjalne koncesje, paszporty do tego uprawniające na wyznaczony czas. Podstawą ich naliczania miała być deklarowana ilość towaru, jakie kupiec miał zamiar przewozić i czasu, w jakim miał to czynić. Zwrócono stronie polsko – litewskiej Homel, Siebież, Newel i Wieliż, wraz ze wszelkimi dobrami, które w nich było. Car zaoferował też razem 400 tysięcy rubli, czyli przeszło 2mln złotych jako odszkodowania wojenne, płatnych w dwóch równych ratach. Z tego Koronie miano wypłacić 1 330 000zł, a Litwie 670 00zł. Pieniądze te miały być odszkodowaniem za dobra przejęte na okupowanych terytoriach przez Rosję, z tego też kwotę ok. 150 000złotych wybrano na koszty poselstwa, każdy z dyplomatów pobrał wynagrodzenia za 12 000złotych. Sumy te rozliczono całkowicie dopiero na sejmie w roku 1683. Żadne z państw związanych umową nie miało prawa zawierania na własną rękę jakichkolwiek układów wymierzonych w siebie nawzajem, co musiało komplikować wartość układów Polski i Turcji, gdzie zaznaczono przecież wspólne działania wobec Rosji. Niniejsze porozumienie zostało następnie zaprzysiężone przez cara i posłów polskich. </text:span></text:span></text:p>
      <text:p text:style-name="P1"><text:span text:style-name="Domyślna_20_czcionka_20_akapitu"><text:span text:style-name="T2">Wpływ na kształt układów z Rosją miała zagraniczna dyplomacja, szczególnie papieska. W korespondencji Rzymu z Polską widoczne są ślady szerokiej akcji, zmierzającej do zbliżenia traktatem obu państw. Nuncjusz Martelli daje w niej kilkakrotnie szczegółowe relacje z audiencji, jakie miał u króla w celu skłonienia go do zawarcia układu z Moskwą, w okresie maj – wrzesień 1678roku. Miał go w tym wspierać również rezydent cesarski, po wznowieniu kontaktu z Wiedniem, <text:s/>milej <text:s/>teraz znacznie, niż dawniej widziany i podejmowany na dworze polskim. </text:span></text:span></text:p>
      <text:p text:style-name="P1"><text:span text:style-name="Domyślna_20_czcionka_20_akapitu"><text:span text:style-name="T2">Strona rosyjska miała wysłać swych przedstawicieli do Polski, aby traktat został </text:span></text:span><text:soft-page-break/><text:span text:style-name="Domyślna_20_czcionka_20_akapitu"><text:span text:style-name="T2">także zaprzysiężony przez Jana III. Misja ta uległa poważnej zwłoce, z przyczyn wewnętrznych w Rosji, a także z powodu negocjacji z Turcją, dyskusją nad propozycjami wysuwanymi np. z kręgów watykańskich budowy ligi świętej przeciw Osmanom, czy też oczekiwaniu na sejm w Polsce, przed jakim misja dyplomacji carskiej mogła mieć większe możliwości działania. Kolejne poselstwa rosyjskie miały się pojawić w latach 1679 oraz w 1681. </text:span></text:span></text:p>
      <text:p text:style-name="P1"><text:span text:style-name="Domyślna_20_czcionka_20_akapitu"><text:span text:style-name="T2">Posłowie moskiewscy Wasilij Tjapkin oraz Nikita Zotow, którzy w roku 1681 pojawili się z rewizytą na sejmie walnym, wcześniej w Bakczysaraju w dniu 31 stycznia 1681 roku uzyskali pokój od chana krymskiego, a po nieudanej misji w Polsce udali się do Stambułu – pierwotnie celem wykupienia z niewoli Romodanowskiego, po czym na miejscu bez niezbędnych pełnomocnictw Moskwy zawarto pokój w dniu 4 marca 1682 ratyfikowany przez Mehmeda IV. Także Turcja była w tym czasie zmęczona wojną, wybuchały bunty nieopłacanych wojsk, piętrzyły się problemy wewnętrzne, kraj potrzebował chwili oddechu, nim będzie mógł ponowić politykę podbojów.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6. Partie i stronnictwa</text:span></text:span></text:h>
      <text:p text:style-name="P1"><text:span text:style-name="Domyślna_20_czcionka_20_akapitu"><text:span text:style-name="T4"/></text:span></text:p>
      <text:p text:style-name="P1"><text:span text:style-name="Domyślna_20_czcionka_20_akapitu"><text:span text:style-name="T2">Rada senacka jaka zjechała do Lublina w dniach 4 kwietnia – 23 kwietnia 1678roku, miała istotne znaczenie dla spraw wewnętrznych. Dało się bowiem na niej odczuć daleko posuniętą już krystalizację poszczególnych obozów politycznych w kraju. Bez obecności pospolitej szlachty, jaka zdawała się cennym sojusznikiem Sobieskiego, za pomocą jakiej udawało się monarsze zastraszać magnatów. Duże znaczenie miał też przebieg sejmu grodzieńskiego i możliwość integrowania się poszczególnych środowisk, gdy Sobieski dłuższy czas przebywał w Gdańsku. Widzimy przez to mające już jasny ogląd sytuacji i gotowe do głoszenia swych racji – głośno i wbrew intencjom władcy grupy powiązane z poszczególnymi orientacjami politycznymi i ich interesami. Przy formowaniu się wiele znaczenie miały oczywiście prywatne animozje i zawiedzione ambicje, obok rzeczywiście przejawianych sympatii, poglądów, czy pragmatycznych przewidywań. Grupy też nie były też hermetyczne, za to ulegały łatwo doraźnym zachowaniom, zmiennym koniunktorom a ich aktywni uczestnicy podatni na wpływy pozostałych stronnictw. Król wobec nich, nie licząc bezpośrednio z nim związanej partii dworskiej, zachowywał się labilnie, to znaczy usiłował pozyskiwać ich względy lub konfliktować je ze sobą, dla osiągnięcia własnych celów oraz uniemożliwienia gremialnego wystąpienia przeciwko niemu. Była to polityka pełna intryg, ale nadal cieszył się nieposzlakowaną opinią oraz prestiżem i tylko poważne niepowodzenia polityczne oraz klęski militarne mogły tą pozycją zachwiać. Nie mniej skrytych przeciwników miał już wówczas wielu, poufne sprzysiężenia przeciwko niemu stawały się rzeczywistością – bronił go przed nimi jego majestat i działania wiernych mu ludzi, jakich wspierał w karierach. Poszczególne frakcję wyglądały następująco. Partia francuska, początkowo stanowiąca także filar partii królewskiej, pierwotnie bardzo silna, była jednak od początku bardzo niejednorodna, stąd przyszła erozja i z niej wyłoniły się dalsze grupy. Wpływ na to miało usamodzielnienie się polityki Sobieskiego od więzów zobowiązań wobec Francji i błędy ich dyplomatów, którzy nie potrafili tego najpierw powstrzymać, a potem wpływów francuskich odbudować niezależnie od dworu. </text:span></text:span><text:soft-page-break/><text:span text:style-name="Domyślna_20_czcionka_20_akapitu"><text:span text:style-name="T2">Wielu jej członków znalazło się w niej przypadkowo i tylko z obawy przed utratą pozycji w czasie gwałtownych zmian w kraju. Gdy sytuacja się uspokoiła przystąpili do działań niezależnych, wielokrotnie godzących w politykę króla. Przy Janie III zostali tylko ludzie bardzo sprawdzeni, przyjaciele i dawni towarzysze broni, których wspierał wiedząc dobrze, iż w miarę krzepnięcia sytuacji w kraju przybędzie mu wrogów pośród dobranych w czasie elekcji politycznych sojuszników. Obok niego skupiła się też młodsza generacja polityków, którzy liczyli na zbudowanie kariery i majątku w służbie króla, więc nie było wśród nich głośnych nazwisk – senatorskich i dygnitarskich zaledwie kilka, ale mógł na nich liczyć i na nich opierał swoje działania. Z resztek niegdyś wpływowej partii francuskiej, która uległa rozbiciu odejściem od niej samego władcy zrodziła się frakcja jej wiernych aliantów, zapatrzonych we francuskie poparcie i pieniądze, usiłująca wpływać na kształt polityki RON w myśl interesów Ludwika XIV. Szukała ona wsparcia we Francji i w Brandenburgii, gdy te kraje zbliżyły się do siebie, wspierała węgierskich powstańców, szczególnie aktywna w Koronie mało interesowała się sprawami tureckimi i rosyjskimi. Partia cesarska zrodzona z cichych sympatyków Wiednia, którzy uznali władzę Sobieskiego, aktywna pośród wyższego duchowieństwa oraz mocna na Litwie, wroga z zasady zwolennikom Francji, cały czas próbowała montować koalicję przeciw turecką a za tym do ułożenia poprawnych stosunków z Moskwą. Nie wyrażała zgody na żadne bliższe kontakty z państwami niekatolickimi, w polityce wewnętrznej sprecyzowanych żądań nie miała. Ostatnia z grup bardzo nie jednorodna, a przy tym „obrotowa”, była rodzajem kilku różnego rodzaju prywatnych sprzysiężeń mających na cel głównie przeciwdziałania polityce króla. W jej obrębie widzimy inicjatorów pojawiających się przy każdej takiej inicjatywie oraz osób pozyskiwanych doraźnie. Partia ta nie tyle miała własne plany co reagowała opozycyjnie na królewskie poczynania, uważając je za niebezpieczne dla jej interesów. Te interesy można potraktować jako mianownik grupy, czy rodzaj świadomości politycznej przejawianej przez jej uczestników. Były to przekonanie o dążeniu Sobieskiego do absolutum dominium, mimo zachowania instytucji republikańskich, ich reformowanie traktowano, jako wstęp do ich marginalizacji i </text:span></text:span><text:soft-page-break/><text:span text:style-name="Domyślna_20_czcionka_20_akapitu"><text:span text:style-name="T2">fasadowości. Dalej dochodziła obawa o ograniczenie roli magnaterii w państwie. Rekrutowała się ona z najznakomitszych rodów, które w silnej pozycji Jana III upatrywali poważne zagrożenie dla interesów bogatych feudałów, których reprezentowali. Nie mieli jednak żadnego alternatywnego i dalekosiężnego planu politycznego, bazowali na próbach sabotowania zamiarów dworu, ale często mało konsekwentnie. Dlatego też zabiegali oni usilnie o głosy szlacheckiej „tłuszczy” posługując się demagogicznymi hasłami, dążyli do przywrócenia poprzednich porządków, odbudowy dawnej pozycji. Jednak często spotykali się z krytyką samej szlachty, godzącej w najważniejsze urzędy do jakich przedstawiciele tej frakcji, dla podkreślenia swej osoby, mocno aspirowali, a jakie przecież stały się przedmiotem kontroli sejmu. Jeszcze jedną można wskazać tutaj przesłankę – chęć podważenia legalności obioru Jakuba na króla i w dalszej perspektywie jego detronizacji. Partia ta jednak przejawiała dosyć daleko posunięta chęć rewanżu na Rosji i Turcji ze względu na utratę swych majątków na ich rzecz, stosunkowo nieufna do żadnych obcych dworów, choć doraźnie chętnie dająca się przez nie pozyskać, decentralistyczna i elitarystyczna, posiadała pokaźne choć nieumiejętne dysponowanym przez nią zaplecze finansowe. Skupione na kwestiach typowo wewnętrznych, w określonych okolicznościach środowisko to było wyzyskiwane lub rozbijane przez wcześniej opisane frakcje, łącznie z dworską. Z niej rekrutowały one swoich sojuszników dla przeforsowania jakich swoich cząstkowych zamiarów. Ukuła się pośród osób tworzących to stronnictwo zasada, aby wspierać opcję profrancuską lub proaustriacką przeciwnie do aktualnej orientacji monarszej. Gdyby to środowisko było rzeczywiście zorganizowane, a nie było, jego działania byłyby bardzo groźne dla władcy. Nie potrafiło jednak działać poufnie - jego działania docierały do uszu króla, a prywatne sprzeczności interesów, często bardzo prozaiczne powody, sprzeczki, czy względy prestiżowe niwelowały potencjalne niebezpieczeństwo z tej strony dla władcy. Neutralizowano jej działania łatwo za cenę rozdawania urzędów, bronienia ich przed oskarżeniami sejmu, czy skłócaniu w prestiżowych roszadach. W skład poszczególnych partii wchodziły różne osoby i ten skład pod wpływem poszczególnym zdarzeń zmieniał się wielokrotnie i znamiennie, ale można tutaj </text:span></text:span><text:soft-page-break/><text:span text:style-name="Domyślna_20_czcionka_20_akapitu"><text:span text:style-name="T2">przytoczyć kilka nazwisk mających znaczenie istotne lub zachowanie było symptomatyczne dla sytuacji politycznej RON przez resztę rządów Sobieskiego, bo poddziały te poza drobnymi różnicami stały się w ogólnych zarysach dla tej epoki dosyć trwałe i do końca lat 70 XVIII wieku w swej generalnej formie w pełni ukształtowane. Oczywiście sam problem dokładnego określenia personalnego składu poszczególnych frakcji jest złożony, niekiedy bardzo mało czytelny, poddany częstym zmianom dyktowanym przez różnorakie okoliczności. Wpływ na to miało przede wszystkim bieżąca aktywność monarchy i jego otoczenia, dominujące aktualnie kierunki polityki państwa, wreszcie aktywność zagranicznych dyplomatów. Różnie wyglądała też sprawa gorliwości wobec grupy, z jaką się utożsamiano, koniunkturalizm i lawirowanie było symptomatyczne dla ówczesnych polityków. Jedynie z kilku z nich można określić jako niewzruszone filary swych stronnictw, przez wiele lat im patronujące. Podział na zasadnicze stronnictwa polityczne obejmował następujące osoby w poszczególnych ugrupowaniach. Trzonem partii dworskiej byli wierni towarzysze Jana III z okresu jego kariery hetmańskiej i nowi ludzie, często ich protegowani, którzy dopiero wschodzili do służby publicznej. Z drugiej strony była grupa senatorów i dygnitarzy bez wojskowej przeszłości, ale także tworząca środowisko królowi najbliższe. Wśród tych osób należy wskazać na Atanazego Miączyńskiego, który nie posiadał eksponowanego urzędu miał duży wpływ na władcę, mówiono iż kontroluje wszelkie sprawy nadworne. Obok niego był Marek Matczyński, wierny i oddany powiernik całej rodziny. Sobiescy cenili jego lojalność, powierzali mu sprawy poufne i najdelikatniejsze, on też prowadził większą część spraw związanych ekonomią rodziny monarszej. Pełniący w tym okresie funkcję podskarbiego nadwornego Jan Karol Daniłowicz ograniczał swą aktywność, zadowalał się urzędem, choć był też bliskim zwolennikiem monarchy, wieży rodzinne i wojskowej przeszłości czyniły go osobą związaną z dworem. Jego następca Dominik Potocki pełnił tą funkcję krótko, jego następcą został właśnie Anatazy Mączyński, gdy Marek Matczyński na urzędzie zastąpił wypędzonego podskarbiego Andrzeja Morsztyna. Mocno z tronem była związana grupa oficerów, z których cześć miała zrobić w późniejszym okresie wielkie kariery i dorobić się </text:span></text:span><text:soft-page-break/><text:span text:style-name="Domyślna_20_czcionka_20_akapitu"><text:span text:style-name="T2">wielkiego uznania oraz majątku. W tym okresie byli oni zbiorczo nazywani rotmistrzami królewskimi, lub pogardliwie przez oponentów króla jego brytanami, a Jan III posługiwał się nimi w różnych dyskretnych a czasem i brutalnych akcjach. W tym miejscu należy wymienić Jana Przebendowskiego, który za rządów Jakuba Sobieskiego miał wysunąć się na czołowe pozycje w polityce państwa. Obok niego byli też Zygmunt Druszkiewicz, jaki z powodu wieku i zdrowia był angażowany przez monarchę do administrowania jego dóbr, szczególnie na Rusi i prowadził rachunki królewicza Jakuba. Byli też Jan Kos i Jan Górzyński, o których mówiono</text:span></text:span></text:p>
      <text:p text:style-name="P1"><text:span text:style-name="Domyślna_20_czcionka_20_akapitu"><text:span text:style-name="T2"><text:s/>iż są odpowiedzialni za bezpośrednią ochronę i bezpieczeństwo króla.</text:span></text:span></text:p>
      <text:p text:style-name="P1"><text:span text:style-name="Domyślna_20_czcionka_20_akapitu"><text:span text:style-name="T2">Coraz mocniej z królem, choć w sposób dosyć niezależny był związany Jan Gliński, co mu się odpłacało kolejnymi szczeblami kariery, krzesłem senackim i podkanclerstwem koronnym, awansami jego rodziny i protegowanych. Podobną błyskotliwą karierę związaną z silnym powiązaniem z dworem robił Jan Przebendowski, stał się on z wojskowego politycznym przywódcą szlachty pomorskiej, który realizował plany królewskie. Nie co chłodniejszymi zwolennikami partii królewskiej był Adam Sieniawski i Marcin Zamoyski, dyktowane było magnackimi fortunami obu, które pozwalały im na samodzielność. Postawę Sieniawskiego określały jego nadzieję dostąpienia wreszcie buławy wielkiej kosztem kontrkandydatów, przy czym za środek do tego celu uważał wspieranie dworu. Podobne przesłanki na Litwie kierowało zachowaniem Samuela Kmicica, co prawda natura żołnierska była w nim dominująca, ale za sprawą łaski królewskiej przyszły zaszczyty senatorskie. Nie miał on głowy do politycznych intryg, ale żołnierska prostolinijność zjednywała mu litewska szlachtę, a gorliwość przekonywała do polityki królewskiej, jaką szczerze popierał. Dwaj wojewodowie czernihowscy, województwa nie będącego wówczas w granicach województwa byli dobrani spośród wiernych zwolenników Jana III. Byli nimi najpierw Mariusz Stanisław Jaskólski, którego nominacja była warunkowana chęcią jego pozyskania jeszcze podczas zdobywania władzy przez Sobieskiego, dlatego umiarkowanie popierał jego działania. Jego następca Otto Fryderyk Felkierżamb był jednak zupełnie oddany królowi, wiernie służył u jego boku przez wiele lat nim został wynagrodzony </text:span></text:span><text:soft-page-break/><text:span text:style-name="Domyślna_20_czcionka_20_akapitu"><text:span text:style-name="T2">krzesłem senatorskim uchodził za głównego opiekuna dorastającego Jakuba. Rodzina Denhoffów, za wierną służbę wojenną obok króla awansowała do grona senatorskiego, mili oni też silną pozycję w armii, spekulowano iż Jan III ograniczy jurysdykcje hetmańskie nad autoramentem cudzoziemskim i Władysławowi lub Ernestowi powierzy nad nimi główną komendę, wracając do czasów Władysława Wazy i jego projektów w tym zakresie. Nie doszło do tego, ale zajmujące pozycje bliskie osoby monarchy Ernest i Władysław Denhoff stanowili ważną cześć partii dworskiej. Także Marcin Kątski popierał politykę monarchy i robił karierę senatorską, spodziewano się, iż zostanie on w końcu mianowany hetmanem, ale funkcja przełożonego nad artylerią, którą ze szczególną troską wówczas się zajmowano czyniła jego wpływy także znaczące. Pełen lojalności i praworządności wobec monarchy, jak dostrzegano przejmował coraz bardziej jego wojskowe sprawy, gdy królewskie zdrowie coraz mocniej zawodziło. Inną pozycję zajmował Franciszek Gałecki, początkowo bliski sprawom królewskim, wraz z postępami w karierze senatorskiej oddalał się od jego polityki, coraz słabiej ją popierając, czynienie zabiegów mającym go nawrócić poprzez kolejne awanse było przeciw skuteczne. Gałecki stawał się coraz bliższy stronnictwu magnackiemu, gotowy poprzez związki z otoczeniem króla intrygować na jego rzecz, szczególnie w oczach królowej stawał się osobą niepożądaną. Jan Teodor Schlieben pilnował polskich interesów w Prusach, należał do osób mocno i lojalnie związanych z Janem III. Mniej zagorzałymi zwolennikami Jana II byli dwaj kolejni wojewodowie łęczyccy, Stefan Gembicki, a następnie Piotr Opaliński, który wraz z awansem zmienił front na promagnacki, chcąc wydać wyrazowi swoja urazę, gdy spotkał się na królewską krytykę uczestnicząc w konflikcie z rodzina Przyjemskich, co dotąd gorliwemu poplecznikowi władcy zahamowało karierę. Wojewoda mścisławski Andrzej Kazimierz Kryszpin-Kirszensztein należał do osób szczerze popierających na litwie politykę dworską, podobnie jak wojewoda nowogrodzki, początkowo też zaufany Radziwiłłów - Stefan Tyzenhauz. Za mniej aktywnych, ale jednak związanych z dworem uchodzą wojewodowie – płocki Samuel Jerzy Prażmowski oraz podolski Mikołaj Franciszek Daniłowicz. Franciszek Małachowski wojewoda poznański, </text:span></text:span><text:soft-page-break/><text:span text:style-name="Domyślna_20_czcionka_20_akapitu"><text:span text:style-name="T2">natomiast z początkowego zwolennika dworu przemieszczał się na pozycje sprzymierzeńca stronnictwa proaustriackiego, szczególnie w połowie lat 80 XVII wieku a potem lawirowania między różnymi grupami, czy interesami. Podobne stanowisko zajmował wojewoda sandomierski Jan Aleksander Tarło, przy czym mieszanka nieprzejednania i lawirowania były dla jego politycznego oblicza charakterystyczne, potrafił to wspierać działania króla, to zwalczać je łącząc siły z którąś z grup oponujących wobec niej. Stefan Konstanty Piaseczyński od 1687roku wojewodowie smoleński pełnił najpierw przy boku króla różne funkcję, a po latach wiernej służby został wynagrodzony krzesłem senatorskim i przez cały czas był wiernym stronnikiem monarchy. Podobnie jak długoletni wojewoda trocki Michał Kazimierz Kociełł, który stawał się mozolnie odbudowywać popularność Jana III na ziemiach, jakie podczas konfederacji znajdowały przeciw niemu postawę najbardziej niechętną. Za rządów jednak Jakuba Kociełł mający już poważny autorytet zaczął się skłaniać ku działaniom samodzielnym i co najmniej neutralnym wobec polityki królewskiej. Po Michale Radziwille, wojewodzie wileńskim, który należał do grona osób szczególnie blisko, także z powodów rodzinnych związanych z Janem III, o pozycji bardzo mocnej na Litwie, choć nie wykorzystywanej z powodu niewielkich talentów politycznych umożliwiających mu prowadzenie samodzielnych działań, urząd ten przypadł <text:s/>Dominikowi <text:s/>Radziwiłłowie. Początkowo mocno związany był z dworem, przez długie lata do czasów nominacji był obecny w królewskim otoczeniu i cieszył się szczególnymi względami, co zaowocowało tak znaczącą nominacją. Po niej, choć podobnie jak poprzednik pozbawiony szerszego oglądu spraw politycznych i sprawności w działaniu ochłodził swoje poparcie dla inicjatyw królewskich. Zbliżył się do stanowiska kół magnackich i partii procesarskiej, a było to spowodowane tym, iż jako jeden z nielicznych na Litwie obstawał za kontynuowaniem wojny z Turcją i był przeciwny wznawianiu walk z Rosją. Przeciwny konfliktowi był też wojewodowie witebscy Leonard Gabriel Pociej, do czasu jego rozpoczęcia wierny stronnik Jana III, potem odszedł na pozycje neutralne, pewne nadzieje z nim związane miała partia francuska, aby na Litwie odbudować swe wpływy. Wojewodowie wołyński Jerzy Jan Wandalin Mniszech karierą i zaszczyty </text:span></text:span><text:soft-page-break/><text:span text:style-name="Domyślna_20_czcionka_20_akapitu"><text:span text:style-name="T2">zawdzięczał też szczodrej protekcji Jana III, ale na początku lat 80 XVII wieku, jako człowiek zdolny i umiejący zdobyć uznanie w najwyższych kręgach ówczesnych elit dygnitarskich, wyrażał swój sprzeciw przeciw pochopnemu wchodzeniu do wojny z Turcją, sprzyjał francuskiej ambasadzie, a po wypędzeniu Morsztyna łączył się z stronnictwem magnackim, wyrażając w nim frankofilskie zapatrywania. Spośród kasztelanów – Stanisław Koniecpolski, który wyniesiony został na ten pierwszy z urzędów senatorskich w Koronie był protegowanych monarchy, ale sprawami politycznymi nie interesował się przeważnie. Ten zaszczyt miał neutralizować go politycznie, niż służyć zagospodarowaniu jego talentów. Jego następcy angażując się politycznie występowali już bardziej samodzielnie i krytycznie wobec monarchy. Było też kilku kasztelanów świeżej daty, który swe nominacje zawdzięczali żołnierskim zasługom, Wprowadzeni ich do senatu miało wzmocnić monarchę, a oni sami zaliczali się do wiernych stronników Jana III, który z kolei zlecał im różne przy dworze zadania. Do tej grupy należeli – kasztelan sieradzki Marcin Cieński – choć dopiero do roku 1693 po latach wiernej służby u boku króla, kasztelan kaliski Eliasz Łącki, kijowski Stefan Niemirycz, który jednak sympatyzował z Francją i dawał się wciągać w wir jej interesów, uchodził też za poplecznika innowierców, wspominany już Marcin Kąstki, jaki najpierw był kasztelanem lwowskim, kasztelan wołyński Jerzy Wielhorski, kasztelan nowogrodzki Aleksander Woyna, kasztelan halicki Tomasz Karczewski, kasztelan lubaczowski Stanisław Druszkiewicz, <text:s/>kasztelan żarnowski Michał Rzewuski, który jednak dał się poznać także jako organizator pomocy dla insurecji węgierskiej z francuskiego polecenia, ale być może robił to na poufne polecenie Jana III, wreszcie na Litwie kasztelan wileński i przyszły hetman Józef Bogusław Słuszka.</text:span></text:span></text:p>
      <text:p text:style-name="P1"><text:span text:style-name="Domyślna_20_czcionka_20_akapitu"><text:span text:style-name="T2">Wśród dygnitarzy koronnych za osoby z kręgu partii królewskiej zaliczyć można, nie wymienionych wcześniej, przede wszystkim Jana Wielopolskiego, kanclerza wielkiego. Jest to jednak postać wymykająca się łatwym i pobieżnym klasyfikacjom,. Osoba skryta, ale skłonna do intryg, związana i lojalna wobec Jana III, ale umiejąca mu się sprzeciwić i w tym celu dobierająca sobie, często zaskakujących sojuszników. Nie da się go wpisać w jakiś jednoznaczny nurt polityczny, na pewno miał swoje </text:span></text:span><text:soft-page-break/><text:span text:style-name="Domyślna_20_czcionka_20_akapitu"><text:span text:style-name="T2">własne wyobrażenia, choć brakowało mu konsekwencji i jasności tego co proponował. Był obok podskarbiego Andrzeja Morsztyna drugą w kraju osobą tak politycznie wyrobioną swych racji, o ile jednak Morsztyn miał zdecydowanie profrancuskie nastawienie, to kanclerz Wielopolski, skłaniał się raczej ku ostrożnemu wspieraniu opcji procesarskiej. Jego następca na urzędzie podkanclerza Jan Małachowski osobowościowo wyglądał na mniej zdolnego sobowtóra swego poprzednika. Podobnie kunktatorski, służył wiernie Janowi III, ale przychylnie podchodził do Austrii. W przywołanym gronie osób widzimy też, Jana Karola Dolskiego, który cierpliwie odkupywał swe winy za aktywny udział w konfederacji, aż pod koniec rządów Jana III został mianowany marszałkiem wielkim litewskim. Z kręgów wojskowych wywodził się też Marcjan Chełmski, wyniesiony na urząd marszałka nadwornego, pozbawiony politycznych ambicji był jednak pewnym ogniwem w dworskiego stronnictwa, podobnie jak Aleksander Polanowski, chorąży wielki koronny, któremu jednak przypisywano profrancuskie sympatię, miał być przyjacielem Morsztyna, a potem wyrażać swoją niechęć wobec wyprawy pod Wiedeń. Byli też bliskimi zwolennikami króla urzędnicy wojskowy, których funkcje stawały się coraz bardziej tytularne, ale Jana III wynagradzał w ten sposób zasłużonych żołnierzy i trzymał ich przy sobie. Nie byli to politycy, ale żołnierze. Do nich należy zaliczyć oboźnych <text:s/>- Remigian Strzałkowski i jego następcę Rafała Janickiego, strażnika polnego a potem wielkiego koronnego Michał Zbrożka, a na Litwie strażnika wielkiego Jerzego Chodkiewicza, oraz jedynego pośród Sapiehów, który ostał się w poczcie królewskich stronników – generała artylerii litewskiej Leona Bazylego Sapiehę. Obok nich był stary towarzysz broni Jana III – Stefan Bidziński, początkowo strażnik wielki koronny, jaki został senatorem i wojewodą sandomierskim, który także lojalnie służył władcy, przy czym przypisywano mu także profrancuskie sympatie. <text:s text:c="2"/></text:span></text:span></text:p>
      <text:p text:style-name="P1"><text:span text:style-name="Domyślna_20_czcionka_20_akapitu"><text:span text:style-name="T2">Znacznie mniej stronników niż pośród świeckiej elity senatorskiej posiadał Jan III pośród duchownych. Nie zapominano mu wojny z cesarzem, niechętnie patrzono na jego działania godzące w ekonomiczne i polityczne interesy kościoła w Polsce. Na uwagę zasługuję jednak, iż najważniejsi w polskim kościele biskupi gnieźnieńscy </text:span></text:span><text:soft-page-break/><text:span text:style-name="Domyślna_20_czcionka_20_akapitu"><text:span text:style-name="T2">wywodzili się <text:s/>z osób na pewno mu nie wrogich. Andrzej Olszowski, który zmarł 1677 miał pozycję oczywiście najbardziej samodzielną i zdanie mocno na monarsze decyzje wpływające. Jego następca Jan Stefan Wydżga uważany był za osobę oddaną królowi, która nie wykorzystywała swego autorytetu dla oponowania królewskim planom, ochoczo wspierał ideę ożywienia dyplomacji antyosmańskiej. Jego miejsce po śmierci zajął powinowaty Sobieskich, Michał Stefan Radziejowski, który swoją karierę zawdzięczał Janowi III i był za jego życia osobą w pełni mu oddaną. Z biegiem lat jednak rodziła się w nim potrzeba podkreślania swego wpływu i politycznej pozycji, uwikłał się w konszachty z Francją pod koniec życia Jana III, a za rządów Jakuba był już członkiem opozycji antykrólewskiej, jednym z największych przeciwników planów absolutystycznych, o jakie Sobieskich oskarżał. Biskup wileński Andrzej Kotowicz z kolei także należał do senatorów popierających króla, mocno angażował się w wzmacnianie jego autorytetu na Litwie i sprzyjał jego planom antyrosyjskim. Biskup płocki a potem kujawski Bonawentura Madaliński popierał Jana III, z jego protekcji rozwijała się jego duchowna kariera, bardzo wspierał ideę wojny z Turcją, zawiedziony jej przebiegiem zszedł na pozycje bardziej neutralne, odradzał konflikt z Rosją. Tradycyjny bliscy polityce monarszej byli kolejny biskupi Kijowski <text:s/>- Adrian Pikarski, a szczególnie chełmski Kazimierz Szczuka.</text:span></text:span></text:p>
      <text:p text:style-name="P1"><text:span text:style-name="Domyślna_20_czcionka_20_akapitu"><text:span text:style-name="T2">Drugim stronnictwem, pierwotne utożsamianym z dworski, było stronnictwo francuskie, które uzależniało się ale i słabło, wraz z pogłębianiem się politycznego rozbratu między Janem Sobieskim a Ludwikiem XIV. Jego przywódca był wytrawny polityk Jan Andrzej Morsztyn - poeta i dyplomata, którego jednak zdolności były ograniczane postępująca izolacją ze strony władcy, konkurencją innych partii, których do jego projektów nie udało się przekonać, wreszcie pełne oddanie Francji czyniło jego zabiegi mało elastyczne. Wszystko to miało doprowadzić do kompletnego krachu opcji profrancuskiej i ucieczki Morsztyna do Francji, z czym od wielu lat zresztą się nosił i w niej upatrywał spędzenie reszty życia. Obok niego drugim ważnym przedstawicielem tej partii był Franciszek Jan Bieliński, który nawet w skutek zabiegów Morsztyna otrzymał województwo malborskie. <text:tab/>Sojusznikiem </text:span></text:span><text:soft-page-break/><text:span text:style-name="Domyślna_20_czcionka_20_akapitu"><text:span text:style-name="T2">Morsztyna, szczególnie w pierwszych latach pokojowych za rządów Jana III stal się hetman i wojewoda ruski Stanisław Jan Jabłonowski oraz marszałek wielki koronny Stanisław Herakliusz Lubomirski. Obaj liczyli na określone korzyści polityczne i osobiste. Zawiedli się, gdyż po pierwsze Wersal nie był wstanie wypłacać dużych i systematycznych pensji - jak Janowi Sobieskiemu w 1674roku, na co liczyli. Po drugie Lubomirscy, którym przewodził Stanisław Herakliusz, liczyli na korzyści w wspieraniu działań francuskich na Węgrzech, ale ci gdy coraz mocniej wiązali się z Turcją zaczęli być groźni i Panów na Spiszu powstała bardzo groźna i niezręczna sytuacja. Odstępując od angażowania się w sprawy francuskie Stanisław Herakliusz Lubomirski nie chciał jednak zbliżyć się do dworu i mając już wcześniej opozycyjne nastawienia wobec Jana III wokół siebie zaczął kumulować siły opozycyjne, stanowiące główną część składową partii magnackiej. Wojewoda ruski Jan Jabłonowski z kolei oczekiwał, iż dzięki pomocy Morsztyna i francuskich dyplomatów zostanie mu przyznana buława wielka, a potem dobrze nie rozpoznając motywów bieżącej polityki francuskiej dał się wciągnąć w intrygę związaną z upadkiem Morsztyna za co zapłacił niemałą kompromitacją i był zmuszony poprzeć zdecydowanie plany wojenne Jana III przeciw Turcji - jakim był przeciwny, choć jednocześnie został kasztelanem krakowskim. W skutek tego zdarzenia zraził się do Francji, nie chciał w kolejnych latach zostać jej filarem w Rzeczpospolitej, skupił się na lawirowaniu między magnatami a królem. <text:s/>Także inny hetman polny Hieronim Lubomirski uważany był za zwolennika Francji, podobnie liczył jak Jabłonowski, iż zdobędzie buławę wielką, ale jego nie był to w ogóle polityk, tylko żołnierz, ulegał łatwo woli królewskiej, był też lojalny wobec interesów rodzinnych. Gdy te zmieniły się, stał się najpierw gorliwym zwolennikiem cesarza, a potem dzielił swe polityczne zaangażowanie miedzy stronnictwo magnackie i dworskie. Z mniej znaczących osób, które można wiązać z partią francuską wymienić można wojewodę rawskiego Aleksandra Załuskiego, oraz kilka osób, które tuż przed upadkiem Morsztyna zostali przeciągnięci na stronę króla, to jest Jan Aleksander Koniecpolski i Stanisław Morsztyn wyniesiony na urząd kasztelana sandomierskiego. Pośród duchownych do bardzo gorliwych stronników Francji przy tym mocno antydworsko </text:span></text:span><text:soft-page-break/><text:span text:style-name="Domyślna_20_czcionka_20_akapitu"><text:span text:style-name="T2">ustosunkowanych osób zaliczał się biskup poznański Stefan Wierzbowski. <text:s/>Sympatyzował początkowo z tą partią robiący błyskotliwą karierę i popularny w Wielkopolsce Rafał Leszczyński, który był jednak politycznym lawirantem, angażował się w formowanie działań partii magnackiej przede wszystkim, a wraz z słabnięciem wpływów francuskich przerzucił swe sympatię na Austrię, idąc na początku lat 80 XVII wieku po myśli ówczesnych królewskich planów. Ważnym sojusznikiem, ale wymagającym, gdyż zachowujący w ramach uczestniczenia w stronnictwie magnackim wstrzemięźliwość wobec niektórych francuskich propozycji- podobnie jak wielu przedstawicieli tej potężnej rodziny, był wojewoda sieradzki Józef Karol Lubomirski, szykowany prze wiele lat na urząd marszałka wielkiego kornego, początkowo zresztą mało zaangażowany w politykę uchodził za stronnika królewskiego. Nie był on specjalnie zintegrowany w pieszych latach rządów Jana II urzędami, prowadził żywot utracjusza. Narzekał, iż sprawowane godności nie pozwalają mu bez specjalnej zgody na wyjazdy zagranicę, był jednak powolny swej matce - Heleny Tekli Lubomirskiej, jaka z powodzeniem dbała o prestiż syna i skoligacić z królewską siostrzenicą (co nie przeszkodziło mu pod koniec życia Jana III wywołać wielkie skandal, to jest opuścić małżonkę i dzieci, aby w dworku w Niepołomicach zamieszkać z dwórką swej żony). Nominacje królewskie na bardzo eksponowane godności, wobec potęgi nazwiska Józefa Karola Lubomirskiego, miało służyć pohamowywaniu apetytów bardziej ambitnym, a przy tym bardziej samodzielnym politykom pokroju Szczęsnego Potockiego, czy Herakliusza Lubomirskiego, którzy z utęsknieniem patrzyli na województwo i kasztelanie krakowskie. Po śmierci matki i zyskiwaniu wpływów sprawując ważne godności Józef Karol Lubomirski wyzuwał się z królewskiej kurateli i zaczął orbitować wokół stronnictwa francuskiego, ale dotyczyło to już wyraźnie późnego okresu panowania Jana III. Stopniowo w skład tej grupy wchodził też wojewoda płocki Jan Dobrogost Krasicki, ale szersze rozwiniecie się na Francję w jego przypadku zaistniało po ruinie jej wpływów po ucieczce Morsztyna, gdy niespodziewanie - mitygowany przez nowych ambasadę Ludwika XIV zmienił swe wcześniejsze zapatrywanie skierowane generalnie w kierunku Austrii. W tym okresie, </text:span></text:span><text:soft-page-break/><text:span text:style-name="Domyślna_20_czcionka_20_akapitu"><text:span text:style-name="T2">nowym w relacjach francusko-polskich za sojusznika Wersalu uchodził także wojewoda podolski Jan Franciszek Dzieduszycki, lecz nie cieszył się on zbyt dużymi wpływami, aby jego usługi miały szczególną wartość.</text:span></text:span></text:p>
      <text:p text:style-name="P1"><text:span text:style-name="Domyślna_20_czcionka_20_akapitu"><text:span text:style-name="T2">Na Litwie stronnictwem francuskim kierował przede wszystkich kanclerz wielki litewski Jan Karol Czartoryski, dzięki protekcji Morsztyna wyniesiony na ten urząd, jako jego warunek odstąpienia od Sapiehów, z którymi wcześniej prowadził różne poufne negocjacje i interesy. Po jego śmierci spodziewano się, iż urząd kanclerski może objąć inny wybijający się członek stronnictwa francuskiego Mikołaj Franciszek Ogiński, ale król jego kandydatury nie uznał, co interpretowano jako zmierzch wpływów podskarbiego Jana Andrzeja Morsztyna na monarchę. Ostatecznie Ogiński w roku 1685 został wyniesiony na urząd podkanclerza, ale za cenę wyrzeczenia się związków z Francją, co uczynił a następnie głównie angażował się po stronie interesów magnackich. Na Litwie wpływy francuskie były zresztą znacznie mniejsze niż w koronie.</text:span></text:span></text:p>
      <text:p text:style-name="P1"><text:span text:style-name="Domyślna_20_czcionka_20_akapitu"><text:span text:style-name="T2">Stronnictwo procesarskie miało w sobie różne etapy rozwoju. Rosło wraz ochładzaniem się relacji Jana III i Ludwika XIV, zyskiwało poparcie neutralnych magnatów, rozwijało się poprzez inicjatywę królewską wspólnego frontu państw chrześcijańskich przeciw Turcji. W dobie odsieczy wiedeńskiej święciło triumf, ale nie okazało się polityczne trwałe i stabilne, szybko wykruszyło się, pozostali po nim sympatycy Habsburgów, którzy jednak zintegrowanej grupy nie tworzyli. Miejscem szczególnie rozumiejącym interesy cesarskie było środowisko wyższych duchownych i tam dyplomacja austriacka poszukiwała swoich sprzymierzeńców. Co charakterystycznie nie potrafiła ona do swego obozu zwerbować znaczniejszych nazwisk z kręgów polityków litewskich. Przychylnymi Austrii byli w pierwszej kolejności biskupi krakowscy - Andrzej Trzebicki i jego następca Jan Małachowski, choć dawał się początkowo uwodzić Morsztynowi. Z tym rozróżnieniem, iż Trzebnicki podchodził do tego z rezerwą i w czasie wojny z cesarzem, której nie popierał, nie posunął się do działań sprzecznych z racjami Jana III, bojąc się konsekwencji. Jan Małachowski natomiast dzierżył krakowską stolice biskupią w okresie najbardziej sprzyjającym do rozwoju stosunków Warszawy i Wiednia, mocno </text:span></text:span><text:soft-page-break/><text:span text:style-name="Domyślna_20_czcionka_20_akapitu"><text:span text:style-name="T2">im więc sprzyjał, uchodził w Rzeczpospolitej za oddanego adwokata polityki cesarskiej. Sekundował mu w tym biskupi płocki Stanisław Dąbski, oraz arcybiskup lwowski Konstanty Lipski. Wcześniej sprzyjał Austrii także biskup kujawski Stanisław Sarnowski. Wśród magnatów, w pewnym momencie sprzyjał im Rafał Leszczyński, być może koniunkturalnie na fali mobilizacji przed wyprawą pod Wiedeń, cieszący się też mocną pozycją na dworze, ale stawiający niezależne kroki Władysław Łoś, przyszły wojewoda malborski. O rosnącym znaczeniu partii procesarskiej na początku lat 80 XVII wieku. świadczyły coraz ściślejsze kontakty z Wiedniem dwóch magnatów, kolejnych wojewodów sieradzkiego Józefa Karola Lubomirskiego oraz krakowskiego Feliksa Szczęsnego Potockiego, które jednak po roku 1683 uległy zamrożeniu, obaj wrócili na pozycje wcześniejsze w ramach partii magnackiej, oferty wiedeńskie podejmując ostrożnie i pod wieloma zastrzeżeniami. Dłużej związki z Austrią i bardziej dynamiczne utrzymywał wojewoda kijowski Andrzej Potocki, ale król zlecał mu obowiązki nie pozwalające mu produktywnie działać na jej rzecz. Pozostał on także członkiem partii magnackiej, tyle, że o procesarskich sympatiach. Dobre relacje i pomoc dyplomacja cesarska mogła oczekiwać przez wiele lat od wojewody mazowieckiego Wojciech Krasińskiego, który liczył nawet na tytuł książęcy od cesarza, którego jednak nie uzyskał. Przyszły kasztelan wojnicki Franciszek Jordan zaliczał się głównych propagandzistów sprawy austriackiej w dobie jej zagrożenia tureckiego&gt; wyniesiony na krzesło senatorskie wydawał się świadczyć, iż działa on zgodnie z duchem królewskich planów, ale okazało się, iż koniunktura w tej mierze byłą krótka i przelotna. W późniejszym okresie dyplomacja cesarska musiała sięgać po mniej znane nazwiska, aby zaistnieć, starano się dopomóc w karierze skromnym senatorom, aby na nowych stanowiskach przychylnie patrzyli na cesarskie interesy. Tą zasadą kierowano się wobec kasztelana oświęcimskiego a potem sądeckiego Michał Schwarcenberga Czernego oraz jego poprzednika na sądeckiej kasztelanii Mikołaja Przerębskiego, ale nadzieje nie prowadziło to do większych sukcesów. W dalszym latach panowania Jana III jedynym wyraźnym sukcesem dyplomacji austriackiej było kanclerstwo koronne dla Jerzego Albrechta, który stał się osobą najbardziej zaangażowaną w Rzeczpospolitej </text:span></text:span><text:soft-page-break/><text:span text:style-name="Domyślna_20_czcionka_20_akapitu"><text:span text:style-name="T2">na rzecz wspólnych jej działań z cesarzem, a po śmierci Jana III uważany był za jednego z głównych przywódców szerokiego frontu przeciw Jakubowi.</text:span></text:span></text:p>
      <text:p text:style-name="P1"><text:span text:style-name="Domyślna_20_czcionka_20_akapitu"><text:span text:style-name="T2">Ostatnią grupą, co sygnalizowałem wcześniej stanowili ogólnie rzec biorąc politycy, których można nazwać ogólnym terminem magnaci, który jednak nie wyczerpuje różnic i odmiennych dążeń jej członków. Wśród niej były postacie z jednej strony dyspozycyjne dla innych nutów politycznych, zachowując swe sympatie dla króla, dyplomacji francuskiej lub austriackiej, często też zmieniających swe zapatrywania. Byli też ludzie o podejściu bardziej neutralny, oprawiający opozycje legalną, ale byli i tacy, którzy z rożnych przyczyn, w niektórych okresach gotowi byli układać spiski o mocno antydworskim charakterze, szukać sił zewnętrznych dla realizacji tych pomysłów. O braku jednolitości tej grupy świadczyły też podstawowe różnice jej członków na temat zapatrywania się na zasadnicze kierunki polityki zagranicznej, czy wewnętrznej, dominująca reprezentacja interesów lokalnych, czy prywatnych. Obok przywoływanych już wcześniej nazwisk można dodać jeszcze kilka kolejnych postaci. Należy szczególnie wskazać na rodzinę Sapiehów, rozbitą i pozbawiona wpływów, ale nadal ambitną i na tyle znaną, iż starała się swoją obecność okazywać. Jej przedstawiciele kierowali się zawiścią do króla, ale nie potrafili zdecydowanie opowiedzieć się po stronie obozu francuskiego lub habsburskiego, nie mieli zresztą po roku 1677 już tak potężnych wpływów, aby samodzielnie coś więcej znaczyć. W Koronie w tej mierze sprawy tej rodziny reprezentował Mikołaj Leon Sapieha <text:s/>wojewoda bracławski, na Litwie Kazimierz Sapieha, wojewoda połocki, obaj ze sobą nie żyli jednak w najlepszych relacjach osobistych. Na Litwie można wymienić też często konferującego właśnie z Sapiehami wojewodę inflanckiego Gerarda Denhoffa. Generalnie byli oni przeciwnikami wojny z Moskwą, wyrażali secesjonistyczne nastroje Litwy, apelowali o brak angażowania się RON w szerszą politykę międzynarodową, upatrując w tym główną przyczynę wzrostu znaczenia władcy. Własną magnacką linię polityczną reprezentowali już wspominani Lubomirscy i Potoccy. Do nich dopisać należy po fiasku związków z Francją Stanisława Jabłonowskiego, który jednak ciążył dosyć wyraźne w kierunku stronnictwa królewskiego. Za reprezentanta partii magnackiej uchodzili też dwa kolejni </text:span></text:span><text:soft-page-break/><text:span text:style-name="Domyślna_20_czcionka_20_akapitu"><text:span text:style-name="T2">wojewodowie lubelscy – Władysław Rey, choć dopiero pod koniec życia i mało ostentacyjnie, znacznie bardziej aktywnie udzielał się na tym polu Karol Tarło, sugerowano, iż jego wyniesienie na wojewodę było spowodowane naciskiem Potockich, Lubomirskich i Jabłonowskich na króla.</text:span></text:span></text:p>
      <text:p text:style-name="P1"><text:span text:style-name="Domyślna_20_czcionka_20_akapitu"><text:span text:style-name="T2">Osobną grupę stanowili – reprezentujący podobny rys polityczny, jak magnaci, osoby z kręgów elity pruskiej. Oczywiście w ich przypadku na pierwszym palnie było eksponowanie własnych prowincjonalnych interesów i pokątne związki z Berlinem. Siły te reprezentował wojewoda górnopruski Jerzy Krzysztof von Fink Finkenstein oraz kasztelana królewiecki Ahasver von Lehndorff.</text:span></text:span></text:p>
      <text:p text:style-name="P1"><text:span text:style-name="Domyślna_20_czcionka_20_akapitu"><text:span text:style-name="T2">Do tego można doliczyć w końcu niezbyt trwałe, ale wówczas jeszcze bardzo liczące się, choć aktywne tylko na Litwie środowisko skupione wokół najbardziej tam znaczącego wówczas Michała Kazimierza Radziwiłła, w którym tylko on był rozpoznawalną postacią, ale o dużym znaczeniu i wpływach do swej śmierci. Jego przyjazne na ogół związki z dworem nie zjednywały mu przychylności innych frakcji, szczególnie tych jakie pośród rozbitego środowiska konfederatów szukali zwolenników, bowiem oznaczało to konflikt z otoczeniem litewskiego hetmana, który nie czuł się dobrze w takich intrygach i instynktownie szukał oparcia w osobie monarchy, choć można określić stronnictwo wokół niego skupione jako autonomiczne wobec bezpośredniego zaplecza politycznego Jana III. W skład tej grupy wchodziły osoby, które po śmierci swego patrona straciły oparcie i przepłynęły do innych frakcji, głównie jednak dworskiej, będąc w przyszłości ramieniem władzy królewskiej na Litwie</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7. Sejm roku 1678. Dylematy króla Jana III.</text:span></text:span></text:h>
      <text:p text:style-name="P1"><text:span text:style-name="Domyślna_20_czcionka_20_akapitu"><text:span text:style-name="T2"><text:s/><text:line-break/>Następny sejm zebrał się pomiędzy 10 grudnia 1678 a 30 stycznia 1679 roku w Warszawie pod laską Marcina Oborskiego. Poprzedziły go sejmiki, jakie uniwersały królewskie wyznaczyły na okres 1 września – 20 września. Sejmiki miały zwyczajny przebieg, szlachta może śmielej głosiła swe żądania, dwór natomiast niezbyt energicznie przyłożył się do ukształtowania ich obrad. Złożyło się na to brak wówczas inicjatywy Jana III spowodowany zakończeniem etapu umacniania jego władzy, rozpoczęty w roku 1674. Wyartykułowanie nowej koncepcji politycznej wymagało czasu, w roku 1678 powstał okres przejściowy w polityce króla i dopiero zastanawiał się nad decyzjami, które określiły by nowe cele jego polityki. Monarcha dostrzegał rodzącą się opozycję, którą piastowała najsilniejsza siła polityczna obok niego w państwie, czyli partia francuska, która minimalizowana stawała się wroga. Nadchodził pierwszy sejm czasu pokoju, nie skonfederowany, a więc czuły na nastroje szlachty i próby zerwania go pod byle jakim pretekstem. Spodziewać się można było, iż w takich warunkach skrywane dotąd namiętności wydobędą się na światło dzienne i dostarczą wielu pretekstów do przerwania obrad. Nie było to miejsce i czas na forsowanie politycznych pomysłów, które rodziły by opór i wątpliwości. Jan III wiedział dobrze, iż szukanie możliwości rewindykacji ziem utraconych na rzecz Turcji wymaga co najmniej bliskiego sojuszu z Habsburgami, a to uaktywnia pod przewodem francuskim opozycje przeciwko temu, musiał ten problem wewnętrzny zażegnać, nim wstąpi na drogę porozumienia z Austrią. Sobieski w tym czasie, po powrocie z Gdańska zajmował się głównie sprawami gospodarczymi, organizowaniem i poprawą funkcjonowania posiadanych dóbr, jakie przez ostatnie lata były mocno eksploatowane, aż wiele z nich popadło w ruinę. Patronował i inwestował w różne inicjatywy handlowe, to za pośrednictwem kupców zrzeszonych w kompani halowej z Turcją, która zaczęła się rozwijać, to na wspólnych interesach z Jakubem Kettlerem. Zlecił i wsparł budowę umocnień na granicy z Turcją, sam latem 1678roku pilnował budowy umocnień i arsenału we Lwowie. Skupił się też na zakupie i rozbudowie Wilamowa, początkowo skromnego </text:span></text:span><text:soft-page-break/><text:span text:style-name="Domyślna_20_czcionka_20_akapitu"><text:span text:style-name="T2">dworu a następnie okazałej letniej rezydencji pod okiem Augustyna Lucciego (1640-1732). Posiadłość tą, znaną wówczas jako Milanów, w jego imieniu nabył w dniu 23 kwietnia 1677roku jego zaufany przyjaciel Marek Matczyński za kwotę 43 000zł od Stanisława Krzyckiego, podkomorzego kaliskiego, niedawnego przeciwnika z okresu sejmu elekcyjnego. Król nabył wówczas także dobra Powsinek składające się z trzech wsi i dwóch folwarków, które zostały włączone do klucza wilanowskiego. Dodatkowo Jan III nabył jeszcze część dóbr Półkowa na północ od Warszawy, które na cześć żony nazwano Marymontem, a do majątku wilanowskiego dołączono Powsinek, Zawady, Powsin Wielki, Służew i część Wolicy, co dało łącznie 12 wsi i oznaczało skupienie w jednym ręku terenów od Skarpy Warszawskiej do Wisły. Na zachód od pałacu wilanowskiego i drogi czerniakowskiej (lub powsińskiej - traktu wiodącego z Warszawy w kierunku południowym), rozciągały się pola i łąki, a na wschód, między Jeziorem Wilanowskim, a ówczesną odnogą Wisły (w Morysinie), rozciągał się królewski zwierzyniec. Na północ od rezydencji, wzdłuż skraju małej skarpy warszawskiej, znajdowała się wieś Milanów-Wilanów, a na południe folwark. </text:span></text:span></text:p>
      <text:p text:style-name="P1"><text:span text:style-name="Domyślna_20_czcionka_20_akapitu"><text:span text:style-name="T2">Po zakupie Wilanowa Sobieski zlecił rozbudowę wg własnych pomysłów i wymagań rezydencji w Wilanowie, z zasady miała to być jego letnia rezydencja, ale w przeciwieństwie do zamku królewskiego, gdzie nie czuł się dobrze i traktował ja jako rezydencję oficjalną, w Wilanowie lubił przebywać i to tam tętniło życie towarzyskie. Tym bardziej, iż zimową porą lubił natomiast wyjeżdżać na Ruś do swych rodowych włości, gdzie szczególnie upodował sobie Żółkiew i Jaworów. Latem i jesienią kolejnego roku po wyjeździe z Gdańska monarcha przebywał wraz z rodziną na swej ukochanej Rusi i wkładał wiele wysiłku w przywróceniu do należytego porządku tamtejszych posiadłości, odbudowy jej z zniszczeń i dewastacji.</text:span></text:span></text:p>
      <text:p text:style-name="P1"><text:span text:style-name="Domyślna_20_czcionka_20_akapitu"><text:span text:style-name="T2">Być może zrobił to świadomy, dla nabrania oddechu, w chwili gdy nurtowały go inne sprawy, typowo administracyjne, związane z odbudową kraju po wojnie i nowymi inwestycjami. W tym czasie bowiem interesuje się gospodarką i finansami, rozwija interesy Kompanii Handlowej, szkoli pieszych oficerów w „Akademii Marsowej” ufundowanej dla szlachty, buduję rezydencję w Wilanowie. Jego szeregi wiernych towarzyszy wojennych zmagań opustoszały, podstarzali weterani udają się do cywila </text:span></text:span><text:soft-page-break/><text:span text:style-name="Domyślna_20_czcionka_20_akapitu"><text:span text:style-name="T2">gospodarując na własnych lub dzierżawionych posiadłościach, w ich miejsca wchodzi już nowa generacja żołnierzy, jakich wielu zdołało się już odznaczyć w niedawno zakończonych wojnach.</text:span></text:span></text:p>
      <text:p text:style-name="P1"><text:span text:style-name="Domyślna_20_czcionka_20_akapitu"><text:span text:style-name="T2">Władca zajął się też intensywnie swymi dobrami ruskimi – zrujnowanymi przez wojnę, wyeksploatowanymi finansowo podczas pierwszych lat rządów, zdewastowanych przez własnych żołnierzy, jakich często z konieczności musiał w nich kwaterować. Ze względu na istotne walory gospodarcze, bliskość portów, dobrą organizację produkcji, wysoki poziom rolnictwa i mniejsze koszty związane z transportem płodów rolnych, Sobieski rozpoczął gruntowne inwestycje w posiadłościach pomorskich i pruskich. Dążył do ich rozwoju i powiększenia, a przede wszystkim odbudowie po poważnych stratach jeszcze z czasów Potopu szwedzkiego.</text:span></text:span></text:p>
      <text:p text:style-name="P1"><text:span text:style-name="Domyślna_20_czcionka_20_akapitu"><text:span text:style-name="T2">Sejm roku 1678 miał spokojne obrady, przebiegł w stonowanej atmosferze, pod jego koniec wyczuwalna było nawet przygnębienie spowodowane niepowodzeniem misji dyplomatycznej do Turcji Jana Gnińskiego oraz jałowym przebiegiem rozmów z poselstwem rosyjskim, które przed nim zdołało złożyć relację. Rosjanie jednak nie pojawili się, przed zakończeniem sejm, aby pojawić się w późniejszym terminie i uzyskać zaprzysiężenie układu przez Jana III w obecności senatorów, a kolejny sejm miał się tylko do nich odnieść. <text:s/>Nad całością obrad dominowały główne wątki polityki zagranicznej. Nie podjęto również ich znaczących uchwał w kwestiach wewnętrznych i bieżących, z dwóch powodów nie było takiej potrzeby, bo Sobieski uznał, iż sytuacja już na tyle dojrzała, iż opozycja może zacząć przeciwko mu głośno występować. Po drugie - nowe prawo nie było już konieczne, reżim Jana III kontrolował sytuację, dorobek sejmów skonfederowanych był wystarczający do w miarę sprawnego rządzenia w chwili obecnej. Z drugiej strony posłowie, nie wiadomo, czy z biernego oporu wobec króla czy też działając spod wpływem intrygujących stronnictw nie przejawiali większego zainteresowania obradami i nie przejawiali większej inicjatywy. Artykułowane przez nich potrzeby nie mieściły się w kręgu propozycji, jakie dwór mógł dopuścić pod obrady, w głównej mierze ograniczały się do poselskich instrukcji narzekających na zwiększenie obciążeń podatkowych i zmożeniu dyscypliny fiskalnej. Skupiono się na jednej, dominującej i </text:span></text:span><text:soft-page-break/><text:span text:style-name="Domyślna_20_czcionka_20_akapitu"><text:span text:style-name="T2">ważnej kwestii, która wzbudziła emocję, to jest omówiono i zaakceptowano pokój z Turcją, przy niemej aprobacie i w ponurym nastoju. Misja nad Bosforem okazała się daremna, a kolejne groźby tureckie niepokojące. Zawiedzeni posłowie z ziem pod osmańską okupacją czuli się zdradzeni, gotowi do politycznego ekstremizmu, jedynie powszechna w reszcie RON wola zawarcia pokoju – manifestowana przez cały sejm ukróciła hasła wzywające do zerwania obrad, ale zadra, rozgoryczenie i frustracja w sercach części posłów pozostała. Konkluzją niejako i streszczeniem spraw poruszonych na <text:s/>sejmie była wypowiedziana w dniu 15 grudnia <text:s/>1678 roku mowa tronowa. Wśród kilku spraw wewnętrznych podkreślających konieczność podniesienia kraju z ruiny wojennej, zajmowała się rozważaniami na temat polityki wschodniej. Król sondował nastroje poselskie opinią, iż jest przeciwny pozostawianiu całej sprawy kolejnemu sejmowi. Wskazywał na konieczność działań szybkich i dyskretnych, a przewlekanie sprawy temu nie sprzyja. Rada senatorów też nie jest odpowiednią, gdyż <text:s text:c="2"/>to sejm musi wydać zgodę na dodatkowe podatki. <text:s/>Dalsze punkty mowy zawierają uzupełniające główną treść projekty nawiązania umowy pojednawczej z Moskwą, oraz wyprawienie poselstw do Rzymu, Wiednia, Wenecji, Paryża <text:s/>i Madrytu, aby pozyskać od nich trwały sojusz. Propozycje te posłowie odbierali, jako zamiary króla utrzymania na dotychczasowej stopie armii i wstęp do kolejnych obciążeń podatkowych – traktowano to z niechęcią i daleko posuniętą rezerwą. Na to szlachta zgodzić się nie mogła, deklarując na sejmikach opór przeciwko dalszym zwiększaniu obciążeń fiskalnym i utrzymywania powiększonej armii.</text:span></text:span></text:p>
      <text:p text:style-name="P1"><text:span text:style-name="Domyślna_20_czcionka_20_akapitu"><text:span text:style-name="T2">Odezwa królewska zyskała pewien pozytywny rezonans ze strony uczestników sejmu. Wśród głosów stawiającym tą sprawę w porządku obrad, pojawiła się na razie nieśmiało kreślona idea Ligi Świętej przeciwko Turcji, propozycja poufna wpisana in archiwum, która została zaprezentowana przez Jana Małachowskiego, biskupa chełmińskiego, w czym słusznie jednak domyślano się królewskiej inspiracji i wstęp do rozmów z cesarstwem na temat sojuszu. Reakcją na tą mowę wygłoszoną 20 grudnia 1678roku były sygnały z kręgów ambasady francuskiej, iż dojdzie do zerwania sejmu w przypadku jego decyzji o szukaniu sojuszu zaczepnego i </text:span></text:span><text:soft-page-break/><text:span text:style-name="Domyślna_20_czcionka_20_akapitu"><text:span text:style-name="T2">odpornego z Wiedniem. Nie doszło do tego, ale w udzielającej się wszystkim atmosfery obaw wobec komentarzy definiującym polityczne efekty pokoju Gnińskiego, senatorowie w dniu 17 stycznia zaproponowali – propozycja ta wyszła za zgodą króla od wojewody Jabłonowskiego, aby wysłać poselstwa do krajów europejskich z misją poszukiwania krajów gotowych wstąpić do szerokiego obozu antytureckiego. Na tą propozycję przystano powszechnie, nawet partia francuska, bowiem dzierżący nad nią wówczas już ster Jan Andrzej Morsztyn przewidywał, iż da mu to okazję do wyjazdu do Francji i w Wersalu na miejscu możliwość skonsultowania planów jego partii Ludwikiem XIV, skoordynowania działań i sanację wpływów francuskich w Rzeczpospolitej. W tym czasie moc oddziaływania ambasady francuskiej malała, zniecierpliwiony Ludwik XIV doprowadził do zmiany swego przedstawiciela odwołując de Bethuma, którego familiarne związki z <text:s/>Sobieskimi nie były już atutem i został wysunięty w jego miejsce markiz de Vitry, odwołany z Wiednia. Po pokoju w Nijmegen dochodzi także do jeszcze bardziej ścisłego związania Berlina z polityką francuską. Z drugiej strony wystąpiły dosyć śmiało opinie uważające konflikt turecki za nie warty pochopnego wszczynania i zadowolenia się efektami misji Gnińskiego. Radzono zabezpieczyć Ukrainę od tureckiej i tatarskiej agresji dodatkowymi paktami, a w zamian zyskać sposobność do pacyfikacji stosunków z Rosją i wymuszenia, nawet za pomocą oręża, wycofania się z ziem Rzeczpospolitej jaką zajęła. Stanowisko to obserwujemy u wojewody ruskiego Stanisława Jabłonowskiego w podobnym duchu, ale mniej rzeczowo i gorliwie na ten temat wypowiadał się nawet podskarbi Morsztyn.</text:span></text:span></text:p>
      <text:p text:style-name="P1"><text:span text:style-name="Domyślna_20_czcionka_20_akapitu"><text:span text:style-name="T2">W związku z tymi nastrojami oraz podpisaniem pokoju pojawiła się też sprawa zmniejszenia komputu wojska, przejawiana przez część izby nie bez zainteresowania partii magnackiej, ale żadnych decyzji wiążącej na ten temat nie podjęto. Stronnictwo profrancuskie i procesarskie póki co widziało w armii RON narzędzie realizacji polityki swych pryncypałów i były zbyt słabe, żeby o tą kwestię toczyć bój z monarchą, którego otoczenie zdawało sobie doskonale sprawę, jak dla jego <text:s/>dotychczasowego znaczenia ważne jest utrzymywanie rozbudowanych sił zbrojnych. Brak w tym względzie uchwał w mocy obowiązującego prawa zachowywał zatem </text:span></text:span><text:soft-page-break/><text:span text:style-name="Domyślna_20_czcionka_20_akapitu"><text:span text:style-name="T2">armię w jej dotychczasowej formie i liczebności. Powszechnie kontentowało się jako wystarczającym fiaskiem rozbudowy wojska, o czym mowa tronowa mówiła i utrzymania wszelkich obciążeń z nim związanych na dotychczasowym poziomie.</text:span></text:span></text:p>
      <text:p text:style-name="P1"><text:span text:style-name="Domyślna_20_czcionka_20_akapitu"><text:span text:style-name="T2">Poruszono temat Ordynacji Ostrogockiej, swoją relację z zleconych prac zdała komisja powołana na poprzednim sejmie. Z jej imieniu przemówił Andrzej Potocki, wojewoda kijowski. Do jej przejęcia występowali matka ostatniego z ordynatów Aleksandra Janusza ks. Zasławskiego – Katarzyna Zasławska voto Radziwiłłówna z domu Sobieska, jej córka <text:s/>Teofila Wiśniowiecka-Zasławska a przez to też jej mąż Dymitr Wiśniowiecki i jego spadkobiercy, gdyż wspólnego potomstwa nie mieli, oraz Hieronim Lubomirski występujący z imieniu Zakonu Kawalerów Maltańskich. W rzeczywistości Radziwiłłowie mieli nikłe szanse na uwzględnienie swych praw, Dymitr Wiśniowiecki został odsunięty wraz przegraniem konfliktu z Janem III, pozostawała córka przedostatniego ordynata Janusza Dominika ks. Zasławskiego, siostrzenica samego króla. Ordynacja Ostrogska przeszła ostatecznie we władanie Teofili Wiśniowieckiej-Zasławskiej, decyzją sejmu z dnia 10 stycznia 1679roku. W uzupełnieniu trzeba stwierdzić, iż kompromis został ułatwiony jej zabiegami o unieważnienie małżeństwa z Dymitrem Wiśniowieckim, co otwierało pole do mariaży ułatwiających zawarcie zgody na temat ordynacji. <text:s/>Było to pomyśli dworu i nie wywołało większych protestów. Gdyby ustanowiona dziedziczka nie miała ona już potomstwa, sejm miał powołać komisję, która podjęła by się mediacji i dokonała podziału pozostawionych dóbr między wszystkich uznanych za uprawnionych do spadku i wszelkie ciążące na niej zobowiązania, które wraz z nim przejmowano. Sejm wymienił w konstytucji osoby, a także ich potomków, jakie to prawo mieli posiadać. Kawalerów maltańskich odsunięto od prawa do dziedziczenia ordynacji. Tłumaczono to faktem, iż co prawda sejm respektował fundację ordynacji, to jednak formalnie jej statusu nie zatwierdzał i dopiero teraz widząc potrzebę jej zachowania mimo braku następców wedle wytycznych fundatora stan ten naprawia i godzi się również na dziedziczenie do niej praw także w linii żeńskiej. Król zawiódł się na <text:s/>pomocy Kawalerów Maltańskich planach budowy antytureckiego sojuszu (wymiana listów między stronami nie dała żadnych nadziei, była jedynie pustą kurtuazją), aby </text:span></text:span><text:soft-page-break/><text:span text:style-name="Domyślna_20_czcionka_20_akapitu"><text:span text:style-name="T2">wspierać ich sprawę, a nikt w kraju nie był zainteresowany – może poza Hieronimem Lubomirskim, żeby te rozległe dobra oddać w obce ręce. Skończyło się zatem na powołanej <text:s/>fundacji z majątku ordynacji na rzecz zakonu maltańskiego w postaci włości Sulżyńce, które przekazano w zarząd Hieronimowi Lubomirskiemu, jako rodzaj zadośćuczynienia obok wspominanej włości Wiewiórka. Było to raptem rocznie 1500zł na szpital maltański, jaki został powołany w Warszawie z dochodów ordynacji, dwie wsie przekazane na jego stałe utrzymanie, oraz cztery następne przekazane Lubomirskiemu, jako dożywotne uposażenie patrona wspomnianego szpitala. Przebywać w nim mieli wg statusu - „szlachta zasłużona, a uboga, chorobą i kalectwem dotknięta, aby dni swe ostatnie pobożnie do Boga mogła pójść.” Uznano za nie byłe akty fundacyjne przewidujące przekazanie ordynacji pod zarząd zakonu maltańskiego, udowadniając, iż wcześniej już prawo to skasowano przyznając ją na własność linii ostrogosko-zasławskiej. Spośród dóbr nie objętych ordynacją wydzielono niektóre kompleksy i oddano je innym spadkobiercom roszczących sobie protencję do majątku po Dominiku Ostrogoskim-Załawskim i jego synu Aleksandrze. Wyglądało to w następujący sposób jeśli chodzi o jego matkę i siostrę: Katarzyna Radziwiłłówna otrzymała dożywotnio Tuchlę, Stare Sioło i Tarnów oraz należący do ordynacji klucz stepański, po jej śmierci włości te miały przejść na Radziwiłłów, Teofila zaś prawie całą ordynację, na którą składały się klucze: Ostróg (połowa), Międzyrzecz, Dubno, Szepetyn, Stepań, Deraźna, Bereźnica, Stary Konstantynów, Kuźmin, Bazalia, Krasiłów i Lutowiż - w województwie wołyńskim, Cudnów, Piątek, Januszpol, Miropol, Krasnopol, Czartoryja i Wilsk - w województwie kijowskim oraz Pików, Hlińsk i Nowy Ostrożek - w województwie bracławskim. Ze swej strony Katarzyna Radziwiłłówna za zdecydowaną pomoc koronowanego brata w zachowaniu większości ordynacji w jej rodzinie przekazuje w roku 1680 Janowi III dobra w postaci starostwa wejherowskiego. Decyzją sejmu w roku 1679 dobra te miały zostać obrócone w dobra stołowe po śmierci Jana III.</text:span></text:span></text:p>
      <text:p text:style-name="P1"><text:span text:style-name="Domyślna_20_czcionka_20_akapitu"><text:span text:style-name="T2">Sama ordynacja otrzymała zupełnie obowiązki militarne i skarbowe. Sprawą tą zajęto się gruntownie i konkretnie. Poza utrzymaniem stałej załogi na Dubnie w liczbie co najmniej 300 żołnierzy, miała wystawić chorągiew husarską 100 konną i drugą </text:span></text:span><text:soft-page-break/><text:span text:style-name="Domyślna_20_czcionka_20_akapitu"><text:span text:style-name="T2">podobną liczebnie na czas wojny, oraz 300 osobowy regiment piechoty. W czasie wojny regiment pieszy miał zostać rozbudowany do 1000 ludzi, do tego miało dojść 200 dragonów i cztery 120 konne chorągwie kozackie. Wojsko to w czasie pokoju miało być pod kontrolą ordynata i kwaterować jedynie w granicach jego dóbr. Miał przy nim być jednak oddelegowany oficer hetmański, w ówczesnych dokumentach występujący jago kapitan wojsk ordynackich, za żołdzie w połowie płatnym przez skarb publiczny, a w połowie przez ordynata, który miał prawo lustrować oddziały ordynackie, a w przypadku wojny dopilnować ich mobilizacji i przyprowadzać je do obozu wojskowego. Jednostki w takim czasie miały przechodzić pod dowództwo hetmańskie, z tym, iż kadra miała być wyznaczona przez ordynata, jaki dysponował dodatkowo szefostwa (patentem pułkownika) nad mobilizowanymi przez niego oddziałami i mógł nim dowolnie dysponować. W czasie pokoju, jak i wojny na majątku ordynacji ciążyły zwyczajne podatki oraz zobowiązania finansowe, tyle że z pewnymi wyjątkami w postaci cła generalnego i akcyzy zostały one objęte pełną reskrypcją podatkową przeprowadzaną przez ordynata. Taksowanie dóbr ordynacji miał zajmować się komisja wspólna podskarbiego, delegatów poselskich i deputatów województw wołyńskiego, kijowskiego i bracławskiego, na jakich obszarze leżały majątki ordynackie. Dodatkowo sumą 2000 złotych rocznie z dochodu ordynata miano wspomagać sejmik wołyński, 3000 złotych akademię wojskową, 1000 złotych bazylikę w Łucku oraz 2000złotych ambasadora w Stambule. Dalsze 50 000 złotych tytułem stałej taksy miał ordynat wypłacać skarbowi pospolitemu co 10 lat, lub na wypadek wybuchu wojny, wtedy też dobra te miały być wyłączane zupełnie z posiadanego immunitetu skarbowego, podlegać wyjątkowo jeśli chodzi o dobra prywatne egzekucji hiberny, lecz po najniższej stawce. Każdy nowy ordynat przed przejęciem jej majątku miał przed królem składać hołd, a ten zasięgając opinii senatu i uzyskując zgodę sejmu, miał możliwość ustanawiać nowe obowiązki, jakie miały przypaść ordynacji. W przypadku uchylania się od wspominanych obowiązków Król miał obowiązek pociągnięcia ordynata pod sąd sejmowy, a następnie wg wyroku wyegzekwować go za pomocą wojska. <text:s/></text:span></text:span></text:p>
      <text:p text:style-name="P1"><text:span text:style-name="Domyślna_20_czcionka_20_akapitu"><text:span text:style-name="T2">Szlachta zaakceptowała królewskie układy z Gdańskiem. Było to podyktowane </text:span></text:span><text:soft-page-break/><text:span text:style-name="Domyślna_20_czcionka_20_akapitu"><text:span text:style-name="T2">przekonaniem, iż dzięki nim zmalała samodzielność miasta, a wzrosła rola w finansowaniu potrzeb Rzeczpospolitej i zmuszono mieszczan do prowadzenia polityki handlowej bardziej uwzględniającej interes szlachty. Mniejsze zrozumienia zyskiwała konieczność utrzymania floty, ale zadziałał tutaj autorytet króla, który przez senatorów dowodził, iż jest to istotny element porozumienia z Gdańskiem i zabezpiecza on interesy króla i stanów Rzeczpospolitej a jednocześnie jest to niezbędny środek przeciwko odwetowym poczynaniom Wielkiego Elektora i jego sojuszników. Przekazane pieniądze na flotę miały służyć także utrzymaniu twierdz oraz arsenałów nadmorskich, zapewnić bezpieczeństwo północnej granicy, podczas gdy przez państwem stały zadania w związku z odzyskaniem ziem utraconych na rzecz Moskwy i Turcji w dalszej perspektywie. Argumentacja ta była w atmosferze sejmu zdominowanego przez Jana III na tyle uznawana przez posłów, iż bez werbalnych i zauważalnych kontrowersji projekt ten izby zaakceptowała i wniesiona został konsytuacja z dniem 13 stycznia 1680roku - O porządkach morskich jak i sprawach do nich przynależnych między Rzeczpospolitą a Królewskim Miastem Gdańsk, to jest o ordynacji obrony na morzu." Mocą tego porozumienia <text:s/>powołano organy zajmujące się kwestiami morskimi, ich jednak dokładny status miał zostać stworzony przez monarchę na podstawie dalszych negocjacji miedzy senatem - oddelegowano do niego kasztelana gdańskiego, chełmińskiego, królewieckiego, wojewodę pomorskiego, malborskiego i królewieckiego, a miastem Gdańsk oraz innymi delegacjami miast portowych zgodnie z potrzebą. Pozwalano królowi trzymać okręty wojenne, ale jedynie za zgodą i przy aprobacie miast portowych, za jego pieniądze lub wpływy pochodzące z miast portowych i gospodarki morskiej. Nie pozwolono obciążać żadnych dóbr koronnych ani litewskich na potrzeby marynarski wojennej ani fortyfikacji z nią związanych.</text:span></text:span></text:p>
      <text:p text:style-name="P1"><text:span text:style-name="Domyślna_20_czcionka_20_akapitu"><text:span text:style-name="T2">Na sejmie doszło to akceptacji układów z księciem kurlandzkim Jakubem Ketllerem ostatecznie uznających jego prawa do awulsów w Ziemi Pityńskiej, co było wcześniej przedmiotem wątpliwości wysuniętych przez sejm. Zdecydowane poparcie udzielone prawom księcia kurlandzkiego <text:s/>przez Jana III przypieczętowało ich wspólne plany handlowe oraz kolonizacyjne.</text:span></text:span></text:p>
      <text:p text:style-name="P1"><text:soft-page-break/><text:span text:style-name="Domyślna_20_czcionka_20_akapitu"><text:span text:style-name="T2">Sejm zaakceptował też, przywołując jednocześnie przywilej królewski dotyczący obsadzania stolic biskupich i mianowania duchownych senatorów, iż w przypadku nie obsadzenia diecezji, dochody z nich płynące, nie obciążane innymi zapisami, będą wędrować do skarbu pospolitego, jako jego dochody nadzwyczajne rozliczane przez podskarbiego. Podobnie regulacje miały dotyczyć również opactw i kanonii obsadzanych bezpośrednio przez monarchę. Przeforsowano to prawo wbrew opinii duchownych, ale ich stanowisko było osłabione wakatem na urzędzie dwu ważnych biskupstw - krakowskiego i lwowskiego, przy czym powodowało to wygenerowanie kolejnego problemu wokół jakiego mogły toczyć się negocjacje Rzeczpospolitej i Rzymu w sprawie wspólnego sojuszu przeciw Turcji. Dochody z samego biskupstwa krakowskiego wynosiły ok. 700 000 - 800 000 złotych, z lwowskiego nie całe 100 000 złotych.</text:span></text:span></text:p>
      <text:p text:style-name="P1"><text:span text:style-name="Domyślna_20_czcionka_20_akapitu"><text:span text:style-name="T2">W tle sejmu toczyła się kompromitująca w wielu oczach monarchę sprawa niejakiego Brisaciera, o której szeptano powszechnie i półsłówkami, co mocno godziło w monarszy autorytet. Wiele plotkowano na ten temat kierując się donosami z kręgów dyplomatów i partii francuskiej, które wyolbrzymiały pojawiające się wątki. Faktycznie była to sprawa bardzo zagadkowa, tym bardziej iż wyszła na świat dzienny tuż przed zwołaniem sejmu, w czasie gdy porozumienie polityczne między Ludwikiem XIV a Janem III stało się martwym. Wedle długo kursującej legendy Brisacier był naturalnym synem Sobieskiego z młodzieńczych czasów paryskich, owocem przelotnego romansu jaki miał wówczas młody magnat w roku 1647.</text:span></text:span></text:p>
      <text:p text:style-name="P1"><text:span text:style-name="Domyślna_20_czcionka_20_akapitu"><text:span text:style-name="T2">Zatem, w roku 1676, w dobie, gdy stosunki nowego króla polskiego z Ludwikiem XIV można jeszcze uznawać za nadwątlone, ale nadal serdeczne, wystąpili do niego Sobiescy, z prośbą, aby udzielił on im zezwolenia na kupno dóbr ziemskich we Francji i połączenie z nimi tytułu książęcego. Król francuski oczywiście był pewny, że choǳi o starego d'Arquien – ojca królowej, bowiem ten temat przewijał się już wcześniej i był przedmiotem intensywnych zabiegów polskiej pary królewskiej. Król Ludwik był skłonny na to się zgodzić, jako wiele niekosztujący, ale mocny argument utrzymujący Jana III w jego obozie politycznym, ale jakież było jego zdumienie, gdy się dowiedział niebawem, że osobą za jaką stoi protekcja króla polskiego jest — </text:span></text:span><text:soft-page-break/><text:span text:style-name="Domyślna_20_czcionka_20_akapitu"><text:span text:style-name="T2">podrzędny urzędniczyna w kancelarii królowej Francji o nazwisku <text:s/>Brisacier. Równocześnie w tym czasie, na początku 1677 roku mnich-karmelita, nowy sekretny wysłannik z Polski, przedstawił Ludwikowi własnoręczny list Sobieskiego, w którym ten stwierdza, że pan Brisacier jest potomkiem starożytnego rodu w Polsce, spokrewnionego z jego domem, i że on, król polski, równocześnie nadaje matce jego, pani Brisacier, tytuł „pierwszej damy polskiej ze złotym kluczem”</text:span></text:span></text:p>
      <text:p text:style-name="P1"><text:span text:style-name="Domyślna_20_czcionka_20_akapitu"><text:span text:style-name="T2">Ludwik XIV, stał się głęboko podejrzliwy wobec tej sprawy, czuł że kryje się za nią jakaś głębsza intryga, która może wystawić jego imię na poważne stary, zatem przystąpił do wywiadu. Okazało się, że rekomendacja króla polskiego była jedynie wynikiem interwencji, której tajemnicze źródło kryło się we Francji. Pretensje pana Brisacier, przedstawione Sobieskiemu, były poparte imieniem i podpisem królowej francuskiej. Jej portret, bogato ozdobiony klejnotami, znalazła sama królowa Marysieńka w zrewidowanych bagażach tajnego wysłannika z Francji. Własnoręczny podpis królowej Marii Teresy wraz z listem przedstawiono królowi polskiemu, prosząc go w jej imieniu wszelką pomoc, jakiej zażąda pan Brisacier. Działający w imieniu królowej Francji, wytłumaczył królowi Sobieskiemu że pan Brisacier jest potomkiem starożytnego rodu polskiego, mięǳy innymi krewnym Sobieskich i w związku z tym prosi go o protekcje w załatwieniu swych spraw. Tłumaczył, że przodek jego opuścił Polskę udając się z Henrykiem Walezym do Francji, gǳie roǳina jego podupadła, a pierwotne nazwisko „Bryzacierski” zniekształciło się.</text:span></text:span></text:p>
      <text:p text:style-name="P1"><text:span text:style-name="Domyślna_20_czcionka_20_akapitu"><text:span text:style-name="T2">Jakim sposobem Sobieski — wraz z żoną — uwierzył w te opowieści, w cały ten zainscenizowany pokaz. Trudno w istocie zrozumieć, jakimi też wiedziony przesłankami interweniując u Ludwika XIV w tej sprawie. Nietakt królestwa polskich była niewątpliwa, niemniej sprawa do dzisiaj pozostaje bardzo tajemnicza. We Francji oczywiście stwierdzono, że Sobieskich oszukano, że królowa francuska ani nie pisała listu, ani o niczym nie wie, nie ma nic wspólnego z całą intrygą, a pan Brisacier i jego wspólnicy to szalbierze. Mimo że jego i osoby z nim związane wtrącono do Bastylii wiosną 1677roku, to przed końcem roku zostali oni zwolnieni bez wymierzenia im jakieś dotkliwszej kary.</text:span></text:span></text:p>
      <text:p text:style-name="P1"><text:span text:style-name="Domyślna_20_czcionka_20_akapitu"><text:span text:style-name="T2">Francuskie dochodzenie stwierdziło, iż podpis królowej był fałszywy, ale </text:span></text:span><text:soft-page-break/><text:span text:style-name="Domyślna_20_czcionka_20_akapitu"><text:span text:style-name="T2">jednocześnie brylanty przy portrecie były prawdziwe a pół miliona liwrów deponowane na zakup dóbr też było prawdziwe. Pan Brisacier, znalazłszy się na wolności, wciąż miał dużo pieniędzy i wraz ze swoimi towarzyszami nie wyrażali żadnej skruchy. Co za tym wszystkim się kryło, pojawiło się wiele sugestii. Mówiono o jakieś intrydze na dworze wersalskim, która miała zdyskredytować królową francuską i posłużyć się w tym celu <text:s/>Brisacierem, posądzić przy okazji ją o jakieś nieczyste interesy i romanse. Inni tłumaczyli sprawę wybiegiem samego Ludwika XIV, który skłoniwszy się w kierunku Brandenburgii szukał pretekstu do zerwania Sobieskim ale i skompromitowania go przy tym. Jeszcze inni mówili o wspólnej intrydze wielkiego elektora i tych polityków francuskich, którzy byli przeciwni angażowaniu się Francji w polskie sprawy, jaka miała skompromitować Jana III i poróżnić go ostatecznie, wskutek zaszłości osobistych ze jego dotychczasowym burbońskim protektorem. Pewne okazało się jednak, że ta sprawa fatalnie się odbiła na ojcu królowej Panu d'Arquien i skomplikowała jego starania o godności w ojczyźnie. Sejm miał też o czym plotkować, a dwór nad czym intrygować, aby znaleźć źródło i winnych zamieszania. Powszechnie sądzono, iż za sprawą Brisaciera musiały też stać jakieś znaczące persony w otoczeniu króla, skoro ją do uwagi królewskiej dopuszczono, spekulowano tutaj o osobach mających szczególnie dobre relację z dyplomacji francuskimi lub odbierających paryskich wysłanników, którzy przybywali poza ambasadą, ale żadnych namacalnych dowodów nie znaleziono.</text:span></text:span></text:p>
      <text:p text:style-name="P1"><text:span text:style-name="Domyślna_20_czcionka_20_akapitu"><text:span text:style-name="T2">Wśród późniejszych ocen tego sejmu, oceniano, iż Sobieski, ufny w swój pozycji i przekonany o braku konieczności uchwalania nowych praw, zaniechał wzmożonej aktywności na sejmikach przez sejmowych, czego owocem był fakt, iż na posłów wyznaczono wiele osób królowi niechętnych. W rezultacie jego propozycje nowego otwarcia w polityce zagranicznej nie porwały izb, zdało się to wskazywać, iż nie ma on przemożnego wpływu na nie. Obrady rozgrzeszyły się po podjęciu decyzji w sprawach pobocznych, skupiając się na wątkach polityki wewnętrznej. Nadal nie wyczerpany, choć już schyłkowy był reformatorski zapał szlachty. Zrodzony na polu elekcji w roku 1674, ocucił ją z letargu a impulsywna natura szlacheckiej umysłowości przez kila kolejnych lat angażowała się w padające od trony propozycje </text:span></text:span><text:soft-page-break/><text:span text:style-name="Domyślna_20_czcionka_20_akapitu"><text:span text:style-name="T2">zmian w państwie.</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8. Młody Król – dzieciństwo Jakuba. Młodsi synowie królewscy.</text:span></text:span></text:h>
      <text:p text:style-name="P1"><text:span text:style-name="Domyślna_20_czcionka_20_akapitu"><text:span text:style-name="T4"/></text:span></text:p>
      <text:p text:style-name="P1"><text:span text:style-name="Domyślna_20_czcionka_20_akapitu"><text:span text:style-name="T2">W cieniu polityki ojcowskiej dorastał młody Jakub, pierwszy od stuleci polski królewicz za życia ojca namaszczony na następcę do korony. Rodzice starali się podnosić jego prestiż i stopniowo coraz bardziej, za pomocą odpowiednich środków, poskreślać jego prawa i status. W roku 1678 Pałac Kazimierzowski został przekazany do dyspozycji Jakuba, choć miało upłynąć jeszcze kilka lat nim ojciec pozwolił mu tam samodzielnie zamieszkać – przypadło to na czasy odsieczy wiedeńskiej (kiedy Jakub pod kontrolą oczywiście doraźnie zorganizowanej rady pod nieobecność ojca miał pełnić kierownicza rolę w kraju). W latach 1678-1682 jego rezydencję przebudowano, druga faza tych prac przypadła na lata 1686-1692, gdy przyszło mu zamieszkać tam z nowo poślubioną żoną. Pierwsze lata jednak upłynęły mu oczywiście pod kuratelą pedagogów, jacy teraz mieli wg instrukcji królewskich edukować młodego monarchę do roli jaką miał w przyszłości pełnić. Okres ten datuję się od roku 1675, kiedy w zasadzie spod władzy matki i przypadkowych nauczycieli przeszedł pod kuratelę wyznaczonych pedagogów. Oprócz dobranego grona nauczycieli i wychowawców, wokół Jakuba zaczęto organizować również dwór, początkowo skromny i nieliczny, złożony z synów koronnych i litewskich magnatów. Nie brakło w nim także dzieci polityków prowadzących politykę przeciwną monarsze, którzy liczyli, iż w ten sposób będą mieli wpływ na Jakuba i ugruntują swoją pozycję i wpływy swych rodzin na dworze przyszłego władcy, o ile jego następstwo na tronie rzeczywiście nastąpi. Jan III widział zaś w tym drogę do poskromienia wrogich sobie sił i stworzenia u boku Jakuba, kształtowanego od najmłodszych lat, równo z nim wzrastającego stronnictwa, które pomorze mu w czasie jego panowania. Przyszłość miała pokazać, na ile słuszne były nadzieje poszczególnych stron.</text:span></text:span></text:p>
      <text:p text:style-name="P1"><text:span text:style-name="Domyślna_20_czcionka_20_akapitu"><text:span text:style-name="T2">Istota edukacji Jakuba wyglądała następująco, wybiegając nieco w przód, ale po to aby u zarania kształtowania się jego osobowości przedstawić jego drogę dorastania. Edukację „młodego króla” - królewicza Jakuba oparto na nauczaniu formalnym i realnym. Właśnie ok. roku 1677/78, po zakończeniu „heroicznej” epoki panowania </text:span></text:span><text:soft-page-break/><text:span text:style-name="Domyślna_20_czcionka_20_akapitu"><text:span text:style-name="T2">Jana III zajął się bardzo intensywnie wychowaniem i nauką swego następcy. Jej podstawą miały być przedmioty retoryczno-filozoficzne, ale także i historia z geografią, na co nalegał ojciec. W przeciwieństwo do dworów zachodnioeuropejskich nauka ceremoniałów i etykiety nie były dominujące, ale jak pokazały kolejne lata w tych przedmiotach, mimo uwag ojca, Jakub przejawiał najwięcej pilności, być może podświadomie podejrzewający słaby legalizm swego następstwa starał się to niwelować przesadnym epatowaniem przywiązania do ceremoniału i nawykiem dbania o własną powierzchowność.</text:span></text:span></text:p>
      <text:p text:style-name="P1"><text:span text:style-name="Domyślna_20_czcionka_20_akapitu"><text:span text:style-name="T2">Nauka retoryki miała być osnową wykształcenia Jakuba, jej nauczycielem został Marcin Winkler, pracujący w katedrze wymowy Akademii Krakowskiej. Jednak okazało się, że jest on zwolennikiem „latynizmu i czczego werbalizmu”. Opowiadał się za stylem charakteryzującym się napuszonym i przeładowanym alegoriami. Osiągnięcia królewicza Jakuba na tym polu, polegające w komponowaniu wypracowań wg wskazówek szkoły reprezentowanej przez były nauczyciela nie były zachęcające. Cały sens tych wysiłków polegał na przygotowywaniu mowy na temat różnych klasycznych moralnych sentencji, poprzedzonej sporządzeniem objaśniającego je wypracowania po łacinie, czasami także po polsku. Z czasem pojawiły się też wątki polityczne, ale nie miały one charakteru twórczego, lecz w dużym stopniu nosiły na sobie piętno werbalizmu. Negatywnie wpłynąć to mogło na wyrobienie się cech charakteru i postaw politycznych, co z opóźnieniem dostrzegł jednak Sobieski i doszło do zmiany nauczyciela, lecz pewne negatywne nawyki w myśleniu Jakuba okazały się w nim trwałe. Wątpliwości ojca nie dotyczył jednak sam styl retoryki, w jaką syn miał się wdrożyć, co jej treść i brak większej ilości elementów podejmujących kwestie, z którymi Jakub jako samodzielny monarcha będzie musiał się spotykać i na nie reagować. Dlatego też nowym głównym nauczycielem i wychowawcą Jakuba na początku roku 1677 został Jan Kwiatkiewicz (1630-1703) – jezuita, profesor wymowy, filozofii, teologii i matematyki</text:span></text:span></text:p>
      <text:p text:style-name="P1"><text:span text:style-name="Domyślna_20_czcionka_20_akapitu"><text:span text:style-name="T2">Wiele miejsca w jego metodzie edukacji królewicza Jakuba zajęło wychowanie go w duchu odpowiednio dobranej postawy filozoficznej. Według niej budowano program edukacji. Przygotowana instrukcja zalecała stoicyzm, jako najodpowiedniejszy, bo </text:span></text:span><text:soft-page-break/><text:span text:style-name="Domyślna_20_czcionka_20_akapitu"><text:span text:style-name="T2">uodparniający na zmienność losu, rzecz często dotykającą władców. Jednak efekty tej doktryny filozoficznej w dalszym życiu Jakuba mogły przyczynić się do skłonności do przejawianej bezwładności, decyzyjnej apatii i obojętności do spraw jakie go i państwa dotyczyły. Nie popadał w przesadne stany emocjonalne, nie podejmował brawurowych i zaskakujących decyzji, tylko swe panowanie oparł na trwaniu w pewnym dryfie oznaczającym się godzeniem z losem wyznaczanym przez decyzję innych ludzi. Uzupełnieniem wspomnianych założeń filozoficznych, miały być również szacunek dla cnoty i sławy, a ich umocnieniu służyły przykłady dzielności przodków. Znamienny był w rodzinie królewskiej kult życia i postaw Stefana Żółkiewskiego, przywoływano też czyny przodków z rodziny Sobieskich, bardzo dużo mówiono o tragicznie poległym Marku. Zwracano też uwagę na niebezpieczeństwo nadmiernej żądzy władzy, szczególnie uczulano na to Jakuba, któremu miał przypaść tron po ojcu w Rzeczpospolitej przywiązanej do swych praw i przywilejów. Treści te znajdowały się w centrum tematów omawianych między nauczycielem i Jakubem, na jakich podstawie uczeń sporządzał swe rozprawy. Z biegiem lat doszły do nich zagadnienia odnoszących się do spraw publicznych i funkcjonowania państwa, a także traktujących o ważności i randze służby wojskowej, choć tylko w kontekście ogólnego pojmowania władzy i wagi życiowej dzielności w przypadku monarchy. Zacieśniał się też pewien polityczny widnokrąg, który miał wyznaczać obszar przyszłej politycznej działalności Jakuba i uwarunkowania, jakim będzie ona poddawana. Podkreślono zatem szczególny charakter stosunków z Turcją i konieczność zapewnienia stałego pokoju z jej strony, oraz osłabienie Rzeczpospolitej, które nie pozwala jej na prowadzenia polityki aktywnej, a jedynie zachowawczej. Nie podjęto jednak sprawy zmiany tej niekorzystnej prawidłowości. Jedynie pojawiły się wątki traktujące o stylu pełnienia władzy monarszej, w jakiej zalecano kierować się enigmatycznie zdefiniowanymi terminami – uprzejmości, hojności, miłosierdzia i niezależności od pochlebców, oraz religijności, która jest podstawą funkcjonowania prawa i wyznacznikiem pragnień obywateli. Wydaję się, iż Jan III zalecił, aby edukacja Jakuba skupiła się na przygotowaniu go do roli Króla, zatem wątki związane ze sprawami obronności, zachwalające czyn zbrojne i osobiste </text:span></text:span><text:soft-page-break/><text:span text:style-name="Domyślna_20_czcionka_20_akapitu"><text:span text:style-name="T2">przymioty żołnierskie zostały potraktowane powierzchownie. Jakub miał zostać wychowany w duchu dworskim i salonowym. Odmienne zdanie wykazywał Jan III wobec młodszych synów, w Aleksandrze upatrywał prawdopodobnie swego następcy na polu bitewnym, więc w tym kierunku – z mało obiecującymi zresztą skutkami starał się prowadzić jego edukację, a w przypadku Konstantego, przy najmniej w pieszym okresie, na przygotowaniu go do najwyższych godności duchownych.</text:span></text:span></text:p>
      <text:p text:style-name="P1"><text:span text:style-name="Domyślna_20_czcionka_20_akapitu"><text:span text:style-name="T2">Po zakończeniu podstawowego kursu nauczania, ok. roku 1678roku rozpoczął się drugi jego etap. Nadal istotne znaczenia miały studia retoryczne, poszerzono jednak naukę historii, geografii i języki nowożytnych, rozwinięto — filozofię, prawo i matematykę. Wówczas miał on się kształcić pod opieką kilku nauczycieli — specjalistów z rożnych przedmiotów. Nauki te pobierał wraz z kuzynami — Jerzym i Karolem Radziwiłłami, którzy byli mu najbliżsi oraz innymi młodzieńcami, którzy weszli w skład „młodego dworu” pośród paniczów z najznakomitszych domów Rzeczpospolitej. Wymienić tutaj można: <text:s/>Jana Jabłonowskiego (1669-1731) oraz jego brata Aleksandra (1670-1723), Adama Sieniawskiego (1666-1726), Józefa Potockiego (1666-1723) <text:s/>i jego brat Jerzego (1670-1747), Karola Stanisława Radziwiłła (1669-1719), Jerzego Józefa Radziwiłła <text:s/>(1668 - 1689), Bogusława Ernesta Denhoffa (1665-1734) i jego krewnego Otto Magnusa Denhoffa (1665-1717), Józefa <text:s/>Wandalina Mniszka (1670-1747), Teodora Andrzeja Potockiego (1664-1738) i jego brata Stefana Potockiego ( 1665 - 1730), Stanisława Ledóchowskiego (1666 - 1725), braci Jerzego Aleksandra Lubomirskiego (1669-1735) i Jerzego Dominika Lubomirskich (1665-1727), a także braci Jerzego Stanisława Sapiehę ( 1668-1732 ) oraz Michała Franciszka Sapiehę ( 1670- 1700). Wszyscy pośród nich, którzy dożyli wieku dojrzałego mieli podczas panowania Jakuba I odgrywać poważną rolę polityczną w kraju, jako zwolennicy tronu lub jego oponenci, z różną intensywnością manifestując przy tym swoją postawę lub jej charakter przez kolejne lata. Nieuległa jednak wątpliwości, iż obdarzeni między sobą odmiennymi talentami kierowali się <text:s/>namiętnościami, które powstawały z przyjaźni, lojalności, podziwu ale i zazdrości oraz uprzedzeń wykształconych w okresie wspólnej edukacji u boku królewicza. W większości przypadków, po latach ich związki z Jakubem I istniały nadal, choć różny </text:span></text:span><text:soft-page-break/><text:span text:style-name="Domyślna_20_czcionka_20_akapitu"><text:span text:style-name="T2">miały charakter i przebieg. W roku 1682 Jakuba powierzono doktorowi praw Sebastianowi Piskorskiemu (1636-1707), którego zaletą było, iż nie unikał zajęć praktycznych. Miał on nauczyć królewicza podstaw znajomości prawa i administracji. Zdaniem nauczyciela, Jakub wykazywał wielkie zainteresowanie przede wszystkim prawem. </text:span></text:span></text:p>
      <text:p text:style-name="P1"><text:span text:style-name="Domyślna_20_czcionka_20_akapitu"><text:span text:style-name="T2">Pośród nauczanych przedmiotów, zgodnie z ówczesną modą znalazła się, także matematyka. Jej celem było przygotowanie uczniów do działań wojennych o charakterze inżynieryjnym i artyleryjskim. Ponieważ nie było nikogo w Polsce odpowiedniego do jej nauczania, z wrocławskiego kolegium jezuitów sprowadzono Adama Adamandego Kochańskiego, potem matematyka i bibliotekarza królewskiego. Mocno miał się on potem związać na długie lata z rodzinom Sobieskich. Jego obecność stała się powodem przesadnych spekulacji na temat wpływu jezuitów na politykę królewska, czy też informowania Wiednia o jego zamiarach. Co prawda w programie edukacyjnym królewicza znalazło się miejsce dla wszystkich zajęć przewidzianych dla młodego szlachcica — szermierki, jeździectwa, sztuki walki, dowodzenia, a także śpiewu i tańca, ale stopniowo bardziej się nim przypatrywał, niż w nich uczestniczył, za to jego „dwór” przypatrywał się jego zajęciom z „wykwintnego ceremoniału”. Na przełomie roku 1680/81 pułkownik i wojewoda inflancki Otton Fryderyk Felkierżamb, rozpoczął nauczać Jakuba spraw wojskowych, ale w taki sposób, jak mu powiedziano, aby przekazane treści mogły być interesujące i przydatne dla monarchy, a nie żołnierza. Wszystkie te wysiłki miały być świadomym dążeniem do przygotowania Jakuba do roli władcy i rządzenia państwem, co mu sejm elekcyjny w 1674roku, gdy był jeszcze małych chłopcem wyznaczył. Oceniając wykształcenie odebrane przez królewicza, można powiedzieć, że co prawda była to nauka nasycona treścią teoretyczną i wpajająca wychowankowi potrzebę lektury i zdobywania wiedzy, ale pozbawiona okazji do kształtowania jego charakteru, w dominującym stopniu ukierunkowana na rolę, do której go wyznaczono, zatem z zasady powierzchowna, teatralna i salonowa.</text:span></text:span></text:p>
      <text:p text:style-name="P1"><text:span text:style-name="Domyślna_20_czcionka_20_akapitu"><text:span text:style-name="T2">Wrodzone cechy Jakuba miały też niemały wpływ na jej rezultaty. Miał być królewicz z natury być zmienny, kapryśny i emocjonalny, niechętny ludziom obcym, </text:span></text:span><text:soft-page-break/><text:span text:style-name="Domyślna_20_czcionka_20_akapitu"><text:span text:style-name="T2">zapewne z powodu głębokiej nieufności do tego czego dobrze poznać nie zdołał. W obejściu i swej powierzchowności, wraz z upływającymi latami młodości coraz bardziej sfrancuziały, zapatrzony w francuskie wzorce zachowań, stylu i obyczaju. Imponował mu francuski styl bycia, skłonności i postrzeganie świata tamtejszego arystokraty. Był to efekt pierwszej reakcji młodego i niezupełnie rozwiniętego jeszcze umysłu Jakuba, na świadomość tego kim jest i jakie nie tyle będzie pełnił, ale w zasadzie już pełni wraz z ojcem urząd – najważniejszy w kraju. Na pojawienie się tej świadomości – jej rozwój i formę można upatrywać we wpływie Marii Kazimiery i jej otoczenia na królewicza, która energiczna z natury i zapatrzona w francuskie wzorce kierowała Jakubem w taki sposób i czyniła wokół niego taką atmosferę, aby czuł się jak udzielny władca i jego zachowanie dobitnie ucinało wszelkie wątpliwości co do jego prawa do tronu. Młodsi Sobiescy choć wzrastali także w atmosferze dworu i przysługującej im pozycji dzieci królewskich, pozbawieni tego piętna, mogli czuć się swobodniej i z mniejszymi konwenansami traktować swe życie, choć w dorosłym już życiu nie mogło im zabraknąć i zazdrości o pozycję brata. Jakub król bez władzy, musiał ostentacyjnie jednak obnosić się ze swoją osobą, choćby budził tym śmiech i lekceważenie. Te nawyki zaś pozostały w nim, nawet gdy samodzielnie objął ster rządów w kraju po śmierci ojca. Za jego życia, jednak – co popularności mu nie przynosiło, ograniczał się do pozorów, gestu i tytulatury.</text:span></text:span></text:p>
      <text:p text:style-name="P1"><text:span text:style-name="Domyślna_20_czcionka_20_akapitu"><text:span text:style-name="T2">Młodsi synowie Sobieskich — Aleksander Benedykt (1677-1714) i Konstanty Władysław (1680-1726), jak już wspomniano, od początku życia wzrastali w nieco innej niż starszy brat atmosferze i inna przed nimi rysowała się przyszłość, a co za tym ich edukacja nakierowana była przede wszystkim na książęcą pozycję, jaką zdobyła rodzina. Ponieważ przebywali nieustannie na dworze, blisko koronowanych rodziców, musiało to odbić się na charakterze ich edukacji. W codzienności młodszych królewiczów dominowały obowiązki związane z funkcjonowaniem dworu i licznymi podróżami rodziców. Ich proces kształcenia był zakotwiczony w powszechnie obowiązujących kanonach retorycznej szkoły ówczesnej pedagogiki z nowszymi tendencjami przekazania wiedzy historycznej i politycznej, w tym przede wszystkim geografii. Miała to być w dużej mierze nauka praktyczna, osadzona w </text:span></text:span><text:soft-page-break/><text:span text:style-name="Domyślna_20_czcionka_20_akapitu"><text:span text:style-name="T2">polskich realiach i środowisku dworskim, jakiej celem było wszechstronne przygotowanie uczniów, z określonymi akcentami, do życia, które precyzyjnie wobec nich rozpisane jeszcze nie zostało i rysowało się w niewiadomych. Głównym pedagogiem młodszych książąt stał się pochodzący z Krakowa Remigian Suszycki <text:s/>. Obok tego znalazły się elementy teorii wojskowej i inżynieryjnej, którą intensywnie usiłowano zainteresować szczególnie Aleksandra. To ostatnie zadanie powierzono inżynierowi i kapitanowi krolewskiemu Francois Charlesowi Hocquartowi (Okarowi, jak pisał to nazwisko król), a następnie kawalerowi de Neufmaison. Nad życiem religijnym, w czym starano się mocno rozwinąć Konstantego, z miernym skutkiem, zajmował się przeor Chryzostom Gołębiowski (ok. 1654 – 1700), który miał zrezygnować z powodu niewielkim sukcesów, potem zaś dalsze próby rozwinięcia u Konstantego nawyków dewocyjnych zarzucono, gdy wszedł w lata młodzieńce i zupełnie na nie okazał się głuchy. Ponadto Aleksander i Konstanty poznawali retorykę pod kontrolą przebywającego Krakowie Marcina Winklera, któremu wysyłali swoje prace. Ćwiczenia te miały dotyczyć przede wszystkim wydarzeń bieżących, a Król pragnął widzieć te wypracowania. Zalecał także synom lekturę autorów starożytnych a w mniejszym stopniu średniowiecznych. Przygotował dla nich zestawienie książek. Lista ta była dosyć długa, a tematyka obszerna, ale nie sposób ocenić na ile instrukcje te przez jego synów zostały zrealizowane. Naczelnym pedagogiem młodszych królewiczów został Remigian Suszycki. Był człowiekiem wszechstronnym — znawcą filozofii i prawa. Stać go było na krytykę panujących stosunków i bardzo postępowych haseł. Zyskał też pewne znaczenie intelektualne na dworze. Panegirysta i poeta w korespondencji prywatnej zdradzał zręczność publicysty i ciętego krytyka rządów oligarchii, szczególnie czuły na nadużycia magnaterii, jako ideolog republikanizmu pod koniec panowania Jana III zyskiwał też swymi poglądami wpływy na pospolitą szlachtę, nie bez zachęt ze strony królewskiego otoczenia. Nauka pod jego kierunkiem była oparta na metodzie zwięzłej, lapidarnej, rutynowej ale bardzo efektywnej, niemal definicyjnym wykładem opartym na pytaniach i odpowiedziach. Forma ta choć nie zachęcała do samodzielnego myślenia i zdobywania wiedzy, uczyła refleksu i szybkości myślenia. </text:span></text:span><text:soft-page-break/><text:span text:style-name="Domyślna_20_czcionka_20_akapitu"><text:span text:style-name="T2">Był do odwrót od myślenia spekulacyjnego, nie dbano o ilość przekazywanych wiadomości i rozbudowanie przekazywanych treści szczegółowymi teoriami. Można jednak podać kilka wyjątków od tej reguły. W przypadku geografii, do czego starannie przykładano w kształceniu młodych Sobieskich starania, bardzo wyczerpująco omawiano poszczególnych państwa europejskich łącznie z ich historią i wiadomościami o ich ustroju. Nauce przedmiotów teoretycznych towarzyszyło nabywanie umiejętności dworskich — tańca, konwersacji, zwłaszcza francuskiej i włoskiej. Jednak w późniejszym czasie, nie tylko otoczenie dzieci królewskich, ale i oni sami narzekali na marny poziom umiejętności władania językiem francuskim wyniesionym z początkowych lat nauki. Tak jak kiedyś jego ojciec Jakub Sobieski, tak i monarcha, przygotował dla swych dzieci instrukcje wychowawcze, ale w przypadku Jakuba nie miały one większego znaczenia i sprowadzały się do kilku zaleceń, dopiero w przypadku młodszych synów, przygotował ją bardzo starannie i wyczerpująco w najdrobniejszych szczegółach. Dokładnie omawiała ona każdodniowy rozkład zajęć synów. Pobudka o siódmej, następnie toaleta, modły, śniadanie. Od ósmej do dziesiątej lekcje, a potem nabożeństwo – w przypadku Kontentego miały dochodzić dodatkowe nauki religijne i modlitwy, potem miał być obiad. Od piętnastej znowu dwie godziny nauki. Przewidziano czas na geografię, filozofię i historię oraz teorię wojskową. Życie dworskie jednak powodowało, że czasu na rzeczywistą naukę i skupienie się nad lekcjami mieli królewicze o wiele mniej. Jednak efekty kształcenia młodszych synów królewskich były gorsze aniżeli w przypadku królewicza Jakuba. Nie zdołano wyrobić w nich siły charakteru, metodyczności i przywiązania do obowiązku, gdyż co dzień byli odciągani od nauki – bez żadnych konsekwencji i przykrości. Z biegiem czasu stało się to osnową ich zachowań. Wyrobiło to w nich skłonność do całkowitego ulegania własnym zachciankom, w żaden sposób nie próbując świadomie i konsekwentnie kształtować swego losu i krytycznie oceniać swe działania. Dominować zaczęło w ich poczynaniach emocjonalne traktowanie swych doświadczeń i uzależnienie od najbliższych, czym jeszcze ingerencje rodzinny w nich to umacniało. Aleksander był ulubieńcem Marii Kazimiery, uległy i posłuszny jej zdaniu nie potrafił wyzwolić się </text:span></text:span><text:soft-page-break/><text:span text:style-name="Domyślna_20_czcionka_20_akapitu"><text:span text:style-name="T2">spod jej dominującego wpływu. Konstanty ulegał presji Jakuba, z jakim był bardzo uczuciowo związany i większość z swych zamierzeń z nim konsultował, licząc się z jego zdaniem. Pewien infantylizm ich postaw w życiu dorosłym, spowodowany, być może wbrew sugestiom ojca, hermetyczną i ckliwą atmosferą życia królewskiego dworu zorganizowaną przez Marię Kazimierę wokół swych dzieci, nie daje podstaw do pozytywnej oceny wychowania, jakie odebrali. Rzeczywiste wychowanie odebrali oni „nieoficjalnie”, pośród spraw zwykłych i codziennych, wśród poruszeń i zdarzeń chaotycznie toczących się pośród życia dworskiego, a nie podług szczegółowo rozpisanej i sumiennie zastosowanej instrukcji wychowawczej. W edukacji królewiczów Sobieskich dostrzegamy niespójność i niekorzystną dwoistość, gdy obok elementów narodowych – limitowanych im przez nauczycieli w sposób mało atrakcyjny, pojawiły się także kosmopolityczne, jakim tym chętniej interesowali się i ulegali, im były ona powierzchownie zachwycające. Treści te chłonęli z nieformalnych źródeł, a pozbawienie wrodzonej, a przez oficjalne kształcenie nie wyrobionej zdolności, ich należytej krytyki, nie potrafili ich należycie ocenić.</text:span></text:span></text:p>
      <text:p text:style-name="P1"><text:span text:style-name="Domyślna_20_czcionka_20_akapitu"><text:span text:style-name="T2">Obraz lat dziecięcych i młodzieńczych królewskich dzieci, czas kiedy wypełniony oprócz Jakuba, który zdołał jeszcze wejść w życie dorosłe za życia ojca, jego panowaniem, można uzupełnić krótką charakterystyką wyglądu i powierzchowności jego synów w tym okresie. Generalizując znane przekazy można skrótowo opisać każdego z jego synów. Nad Jakubem, co oczywiste ciążył nimb oficjalnego następcy. Oceny więc jego wyglądu były zatem znacząco przesadzone przez pochlebców, lub zanadto krzywdzące, gdy wychodziły one od wrogów rodziny Sobieskich. Sumując jednak te opinie wypada stwierdzić, iż kilkunastoletni Jakubie prezentował powierzchowność „miłą i ujmującej”. Był wzrostu średniego, czarnych włosów, bardzo szczupły, z wysokim i piskliwym głosem, lecz nie kobiecym jak go dyskredytować się starano i twarzą suchotnika ni urodziwej, nie pozbawionej jednak wdzięku i pogody, a szczególnie rozmarzonych, przyciągających i interesujących oczu. Miał też wygięte wskutek skoliozy ciało, ale nie czyniło go to kaleką. Ubierał się po francusku, co było spowodowane ingerencją od najmłodszych lat matki, czym wzbudzał tym niechęć wśród Polaków. Ojciec dostrzegał to i zachęcał do zmiany </text:span></text:span><text:soft-page-break/><text:span text:style-name="Domyślna_20_czcionka_20_akapitu"><text:span text:style-name="T2">jego wizerunku, im bardziej przybywało mu choćby tylko reprezentacyjnych obowiązków. Na oficjalnych więc spotkaniach, z okazji sejmów, audiencji, czy poselstw, do jakich zawsze go dopuszczano po roku 1676roku i siadywano obok ojca, ubierany był w strój polski. Nie pasował jednak na niego, więc nie czuł się w nim dobrze. Nie miał bowiem wyglądu Sarmackiego, skrajnie daleki od prezencji swego ojca. W obyciu sprawiał wrażenie przesadnie delikatnego, na tle dostojnych dygnitarzy jego drobna postać i nieszczególny wygląd wrażenie to jeszcze pogłębiało. Ożywiało go życie dworskie – tańce, zabawy i śpiew, miał być humoru kapryśnego, melancholik z charakteru, potrafił być w kameralnych kontaktach uprzejmy, wspaniałomyślny i rozrzutny. Nie brakowało mu rozumu i umiejętności zadumy, lecz często ulegając emocjonalnych odruchom i nadwrażliwości nad swą osobą, zachowywał się lekkomyślnie i wahliwie. Była to natura popędliwa, ale dworskie życie wyrobiło w nim poczucie godności i zamiłowanie do wdzięku. Przejawiał chęć do nauki, miał pociąg do języków obcych, choć zarzucano mu, iż oszczędny w rozmowach, nie wiele ma godnego do powiedzenia.</text:span></text:span></text:p>
      <text:p text:style-name="P1"><text:span text:style-name="Domyślna_20_czcionka_20_akapitu"><text:span text:style-name="T2">Młodszy Aleksander miał prezentować się inaczej od brata – także biorąc i sumując ze sobą rożne opinie na jego temat. Mówiono, iż jest bardzo popularny i lubiany, gdyż prezentował się bardzo okazale, był sarmackiej urody, postawny i dobrze zbudowany, nad wiek rosły, twarzy bardzo „swojskiej” dla Polaków, ujmował swym pociągiem do ćwiczeń fizycznym, jak również siłą, energią i witalnością. Podobny bardzo do ojca z lat jego młodości. Niechętny jednak do klasycznych nauk, zdradzał jednak zamiłowania artystyczne. Uwielbiał swobodę i samodzielność, zdradzał ten rodzaj polotu kawalerskiego bliski duszy polskiej szlachty, ale bardzo liczył się przy tym z matką. Humoru miał być na pozór pysznego, w gruncie rzeczy jednak dobry i miłosierny dla biednych, postać ma taką, że go szanować i bać się było trzeba. Dlatego wiązano z nim nadzieję z karierą wojskową, z którymi się pogodził, ale w trudach z nią związanych bardzo ciężko było mu wytrwać. Daleki był o niedostatków z nią związanych uciekał o w melancholię pod wpływem obowiązków, to szukał wymyślnych rozrywek. Konstanty, dorastający w cieniu młodszych braci, miał odznaczać się nie szczególną urodą, podobny w tym do Jakuba, choć pełniejszy i </text:span></text:span><text:soft-page-break/><text:span text:style-name="Domyślna_20_czcionka_20_akapitu"><text:span text:style-name="T2">lepiej od niego zbudowany, ujmował ludzi z jakimi się zetknął przede wszystkim przyjemnym obejściem i dowcipem. Miał być jednak od najmłodszych lat zgadzać popęd ku efektowności, hojny przez to dla zbytku, także przez to nie stały i nie wytrwały dla dobrego przeprowadzania spraw jakimi się zajął. Bardzo porządny w obyczajach za czasów dzieciństwa i pobożny, potem stał się bardzo czuły na „podniety życia” i przedmioty zbytku. Być może uświadomiony, iż nie czeka go wielka kariera, a przeznaczone jest mu czerpać zaszczyty ze sławy syna wielkiego Jana III i brata panującego Jakuba, postanowił żyć życiem rentiera – bez zgryzot, trosk, zmartwień i rozczarowań, aby wspomagać brata wszędzie tam, gdzie ta podstawa jego trwania mogłaby doznać uszczerbku. W tym wszystkim chciał jednak jakiś ślad po sobie pozostawić, czy to ówczesnych interesować skandalami, w jakich brał udział, czy przyszłe pokolenia różnymi projektami, w jakie się angażował - „pieniędzmi i imieniem”, bo pracą i wysiłkiem nie nawykł.</text:span></text:span></text:p>
      <text:p text:style-name="P1"><text:span text:style-name="Domyślna_20_czcionka_20_akapitu"><text:span text:style-name="T2">Najmłodszy z synów Jana III i Marii Kazimiery - Konstanty oceniany, jako słabego ducha, najbardziej rozpieszczany, żył w atmosferze, która nie stawiała przed nim wielkich wymagań, bowiem nikt nie wiązał z nim większych planów w przeciwieństwie do braci, zwłaszcza Jakuba. Wyznaczona mu kariera duchowna, szybko zdezaktualizowała się wobec oporu samego Konstantego, który wszedł w dorosłe życie już po śmierci ojca. Żył pod dyktando zaborczej matki, był przy czym bardzo i przy tym szczerze związany z braćmi. Do Jakuba, jako najstarszego, a przy tym koronowanego monarchy podchodził ze szczególną estymą, z Aleksandrem relacje były bardziej bezpośrednie i kolokwialne. Żyli ze sobą w poprawnych stosunkach, zazwyczaj serdecznie, poza epizodami małostkowości, które odziedziczyli po matce, ale nie miały one większego znaczenia, gdyż ambicje braci nie krzyżowały się ze sobą i nie konkurowały. Konstanty zachowywał się przy tym często bardzo niefrasobliwie, jakby wycofany i zagubiony, był tym najmłodszych z królewskich synów, mało branego za poważnie ulubieńca dworu, bez realnych wpływów ale i zdolności. Po śmierci ojca młody Konstanty zaczął żyć beztroską księcia wedle konduity i majątku jakie mu pozostawiono, w przyszłych politycznych grach okazywał się pionkiem, a nie <text:s/>ich luminarzem. Dobroduszny utracjusz, choc </text:span></text:span><text:soft-page-break/><text:span text:style-name="Domyślna_20_czcionka_20_akapitu"><text:span text:style-name="T2">nieszkodliwy, zachowujący mimo wszelkich przywar na tyle godności, że trudno go negatywnie ocenić. Prowadził żywot wygodny i rozrzutny, ale potrafił na tyle starannie gospodarować, że majątku swego nie zrujnował i jego krewni odziedziczyli po nim fortunę okazałą. Po koniec życia wycofany niemal zupełnie z oficjalnego życia towarzyskiego na prowincji, z dala od narzuconego mu i nieszczęśliwego ożenku, kończył z legendą światowca jaka do niego przylgnęła z powodu intensywnych podnóży jakie odbywał podczas prawdziwszych lat rządów Jakuba I, jako tajemniczego księcia pomorzańskiego. </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9. Inicjatywy dyplomatyczne – projekt Ligi Świętej.</text:span></text:span></text:h>
      <text:p text:style-name="P1"><text:span text:style-name="Domyślna_20_czcionka_20_akapitu"><text:span text:style-name="T2"/></text:span></text:p>
      <text:p text:style-name="P1"><text:span text:style-name="Domyślna_20_czcionka_20_akapitu"><text:span text:style-name="T2">Zgodnie z konstytucją sejmową, po przygotowaniu funduszy i skompletowaniu delegacji <text:s/>rozjechali się w ciągu lata do obcych dworów ambasadorowie polscy. Ze względu na brak środków koszty podróży mieli ponieść w dużej mierze sami posłowie, potem przedstawić na sejmie rachunki i uzyskać ich zwrot. Na razie mogli liczyć na dotacje królewskie i datki od senatorów.</text:span></text:span></text:p>
      <text:p text:style-name="P1"><text:span text:style-name="Domyślna_20_czcionka_20_akapitu"><text:span text:style-name="T2">Do Paryża z prośbą o poparcie sojuszu antytureckiego wyruszył w dniu 3 czerwca 1679roku Andrzej Morsztyn podskarbi koronny. Dwór, ani sam delegat nie spodziewali się większych sukcesów misji, ale dla podskarbiego była to okazja konsultacji politycznymi z dyplomacją francuską, których partii był w Polsce filarem, a także uzyskania osobistych splendorów – planował zakupić we Francji ziemskie posiadłości oraz uzyskać godność królewskiego sekretarza. Wysłano go do Francji, gdyż liczono, iż mimo wszystko użyje swych wpływów o uzyskanie jakieś korzyści dla Rzeczpospolitej. Andrzej Kazimierz Kryszpin-Kirszensztein wyjechał na rozmowy do Moskwy 30 lipca, w ślad za posłami moskiewskimi, którzy wracali z Grodna do swego kraju. <text:s/>Wielkie poselstwo <text:s/>do Wiednia, Rzymu i Wenecji <text:s/>prowadzone przez Michała Kazimierza Radziwiłła ruszyło w drogę 18 czerwca 1679r. Wielki Hetman Litewski nosił się z wyjazdem prywatnym do Rzymu już w roku 1677 - na co zyskał nawet zgodę na sejmie nadzwyczajnym, ale konieczność ułożenia stosunków na Litwie po zmarginalizowaniu Sapiehów odwlekła realizację tych planów. Miał on jednak w Rzymie grono sprzymierzeńców w kurii, a ponadto zgodził się częściowo koszty podróży pokryć z własnych środków, dlatego senatorowie szybko zdecydowali, aby ważną misję dyplomatyczną do papieża, właśnie jemu powierzyć, nie koniecznie biorąc pod uwagę jego faktyczne talenty. Zachętą dla jego aktywności miała być obietnica wypłacenia Radziwiłłowi dodatkowych pieniędzy z przyznanych przez papieża subwencji lub odzyskanych sum neapolitańskich, na które nadal liczono w Polsce. </text:span></text:span></text:p>
      <text:p text:style-name="P1"><text:span text:style-name="Domyślna_20_czcionka_20_akapitu"><text:span text:style-name="T2">Władysław Morsztyn (zm. 1689), siostrzeniec podskarbiego i jednocześnie pozostawiający w ścisłych związkach z wypędzonymi arianami (dzięki protekcji Jana </text:span></text:span><text:soft-page-break/><text:span text:style-name="Domyślna_20_czcionka_20_akapitu"><text:span text:style-name="T2">III zgromadził i opiekował się pozostawionymi przez arian majątkami w Polsce, wpierał ich interesy na dworze, dbał o diasporę, która mieszkała w Prusach, gdzie administrował tez majątkami królewskimi, wreszcie mocno angażował się w arianką kolonizację Indii Zach.) <text:s text:c="2"/>został wysłany do Anglii oraz Holandii w dniu 18 sierpnia. Na półwysep Iberyjski 18 maja wyruszył kasztelan bracławski Franciszek Koryciński (zm. 1703) wraz z Dominikiem Potockim (1646-1683) oraz Piotrem Korycińskim (1644-1680), po drodze polecono mu także dotrzeć do północnych miast włoskich i tą trasą, omijając Francję dotarł do Hiszpanii i Portugalii. Punkt ciężkości dyplomacji przenosi się na pewien czas poza granice kraju.</text:span></text:span></text:p>
      <text:p text:style-name="P1"><text:span text:style-name="Domyślna_20_czcionka_20_akapitu"><text:span text:style-name="T2">Żeby załagodzić wyraźne rozdźwięki miedzy polityką Watykanu a Rzeczpospolitej, Radziwiłł miał w imieniu swego monarchy odnowić nadszarpnięte relacje i przyrzec jego posłuszeństwo dla stolicy apostolskiej. Michał Radziwiłł uchodził w kraju za zdolnego wojskowego, ale fatalnego polityka i zadufanego w sobie magnata. Zgadzając się na wysłanie poselstwa <text:s/>rada senatu zgodziła się na wyasygnowanie na ten cel 7000 czerwonych złotych, ze względu na wysokie koszty niezbędnej oprawy dla wysyłanego poselstwa, ale nie bardzo wiadomo skąd jej wziąć, stad przedłużały się rozmowy z hetmanem litewskim. Pewien problem, sygnalizowany też głosami szlachty litewskiej i wahaniami samego zainteresowanego budził fakt pozostawienia na czas poselstwa armii litewskiej bez swego zwierzchnika. Ale król miał jasne stanowisko, gotów był wyasygnować ze swej szkatuły część potrzebnych pieniędzy i wydawało się, iż czynił tak, aby osłabić pozycję Radziwiłłów, która właśnie niedawno nadzwyczajnie urosła po rozgonieniu Sapiehów na sejmie. Monarsze zależało, aby w okresie budowy stałego wojska na Litwie kierował nimi nie jego krewny, najpotężniejszy aktualnie magnat litewski, ale powolny i uległy królowi przez niego mocno wpierany hetman polny Józef Słuszka. W tej sytuacji udało się zgromadzić 1000 dukatów od Sobieskiego i 1500 od senatorów, którzy mieli otrzymać zwrot wyłożonej sumy na kolejnym sejmie wedle rachunków, a resztę potrzebnej kwoty miał wyłożyć hetman litewski, który i tak osiągał korzyść, bowiem w tej sytuacji refundowano mu dużą część kosztów prywatnej podróży do Włoch, która i tak przecież planował. Na powrocie mógł też spodziewać się zwrotu kolejnych </text:span></text:span><text:soft-page-break/><text:span text:style-name="Domyślna_20_czcionka_20_akapitu"><text:span text:style-name="T2">kosztów przedstawiać stosowne rachunki przed sejmem, co obiecali mu król i senatorowie. Pełen wiec animuszu, przede wszystkim z powodu peregrynacji do papieża, hetman litewski wyruszył w podróż, wraz z małżonką Katarzyną, siostrą samego króla Jana III. Oczywiście jego prywatne plany w tej sytuacji musiały zostać rozwinięte o wizytę w Wiedniu i w Wenecji, a jego orszak rozrósł się o liczny zastęp osób, których obecność miała podkreślić rangę poselstwa, a więc oficjeli, duchownych i żołnierzy. W kalkulacjach polskich poselstwo Radziwiłła, która miało pojawić się w państwach na jakie najbardziej liczono myśląc o antytureckim sojuszu - Cesarstwie, Wenecji i Rzymie uważano za najważniejsze i pokładano w nim największe nadzieje. Duża część szczegółowych propozycji sformułowanych w instrukcji królewskiej dla Michała Radziwiłła do papieża Innocentego XI była autorstwa biskup krakowski Andrzeja Trzebnickiego. opowiedział się wówczas. Proponował on, aby Rzym płacił rocznie na <text:s/>wojnę z Turcją kwotę 500 000 zł „dobrą monetą". Liczono nadal na podniesienie kwestii zwrotu sum neapolitańskich. W dniu Michał Radziwiłł 10 sierpnia 1679roku pierwszą audiencję na dworze cesarskim. Przekazy o przemówienia Radziwiłła na tej audiencji, nie świadczą dodatnio o zdolnościach dyplomatycznych ambasadora, żaden ich zwrot nie pozwalał znaleźć w nich jakiś konkret. Szablonowe, przeładowane cytatami z pisma świętego i autorów klasycznych, nie zawierają one prócz czczych frazesów oraz nawoływań religijnych prawie żadnej interesującej treści. Odpłacono mu w Wiedniu ogólnikami, nie ufając ani szczerości, ani sensowi złożonych propozycji. Cesarz wszelkie wspólne akcje z Rzeczpospolitą uzależniał od jasnych deklaracji zerwania z Francją i zawarcia trwałych układów z Moskwą – a kompromis w tej mierze wydawał się bardzo odległy. Położenie pogarszały jeszcze pogłoski, które niosły uparcie wieść, że Polska te wysiłki dyplomatyczne uważa za fikcję, intrygę francuską, która ma sprowokować konflikt turecko-habsburski i postawić cesarza samego. Nie wierzono w wojenny zapał w Polakach, bowiem wówczas na granicy panował pokój, strony respektowały porozumienie z roku 1674 oraz traktat Gnińskiego. Sobieski nakazał co prawda budowę twierdz na granicy, ale wskazywało to raczej na obronne zamiary, niż plany wojny.</text:span></text:span></text:p>
      <text:p text:style-name="P1"><text:soft-page-break/><text:span text:style-name="Domyślna_20_czcionka_20_akapitu"><text:span text:style-name="T2">Radziwiłł wyjechał w połowie września z Wiednia bez podpisania jakiejkolwiek, mniej lub więcej zobowiązującej obie strony umowy. Skończyło się na daremnych sondażach. Zły stan dróg, zarządzenia sanitarne władz weneckich, oraz zatarg, jaki z nimi na tym tle wynikł zatrzymały Radziwiłła na granicy przez niemal całą jesień, tak że dopiero w grudniu, rozpoczyna on, wobec udzielonego mu pozwolenia na wjazd do <text:s/>Wenecji, dalszą dyplomatyczną działalność. Wenecjanie byli wyraźnie niechętni jego zabiegom i z przyczyn formalnych odmawiano mu wysłuchania w sprawie propozycji dotyczących polityki wobec Turcji, co bardzo uraziło litewskiego <text:s/>magnata, który mimo przymusowego pobytu na terytorium tego państwa nie mógł liczyć na szersze przedstawienie swych propozycji jego władzom. Nietakt był duży, niemal skandal, który irytował hetmana Radziwiłła, jak i polskich polityków w kraju. Doża wenecki Alvise Contarini (1601–1684) prowadził konsekwencją politykę neutralności i niedrażnienia Turcji, z jaką właśnie zawarto pokój po trudnej i kosztownej wojnie. Nastroje polskich dyplomatów nie poprawiały przychylne gesty i zrozumienie ze strony Francesco Morosiniego <text:s/>(1618 -1694) – przyszłego doży weneckiego, który chętnie z nimi konfederował. Gdy tylko zatem poprawiał się pogoda pod koniec stycznia, w poczuciu niesmaku polskie poselstwo oddaliło się ku Rzymowi. Następnie hetman wielki litewski nieśpiesznie przez Padwę i Loreto, gdzie w Casa Santa pozostawił kosztowne wotum w postaci srebrnego świecznika, udał się z małżonką wprost do Rzymu. Tymczasem nad Tybru dochodziły już wiadomości o niezwykłym bogactwie spowinowaconego z królem litewskiego magnata, którego roczny dochód oceniano na 60 000 talarów. Z niecierpliwością oczekiwano więc przybycia Radziwiłła i jego, jak zapewniały druki ulotne oraz doniesienia rzymskich agentów z północnych Włoch, 300-osobowego orszaku.</text:span></text:span></text:p>
      <text:p text:style-name="P1"><text:span text:style-name="Domyślna_20_czcionka_20_akapitu"><text:span text:style-name="T2">Docierał on powoli pod mury miasta, z uwagi na tempo marszu oraz skłonność jego uczestników do samowolnego oddalania się od głównej kolumny. Michał Radziwiłł w gronie przybocznych przybył do Rzymu incognito 20 lutego 1680roku, następnego dnia dołączyła do niego żona, a dwa dni później wieczorem dotarła reszta orszaku i bagaże, liczne sześciokonne zaprzęgi oraz trzy wielbłądy. Para książęca zamieszkała w wybranym wcześniej pałacu książąt Cesi przy via del Corso, obok kościoła St. </text:span></text:span><text:soft-page-break/><text:span text:style-name="Domyślna_20_czcionka_20_akapitu"><text:span text:style-name="T2">Marcelio ai Corso, w prestiżowej dzielnicy Trevi. W dniu 21 lutego Radziwiłł udał się incognito do kościoła II Gesu, gdzie w obecności kolegium kardynalskiego rozpoczęło się już nabożeństwo czterdziestogodzinne z wystawną oprawą, na które tego właśnie dnia w asyście książąt i szlachty konno przybył sam papież.</text:span></text:span></text:p>
      <text:p text:style-name="P1"><text:span text:style-name="Domyślna_20_czcionka_20_akapitu"><text:span text:style-name="T2">Kiedy dotarł już cały ekwipunek, z 24 lutego wieczorem odbyła się oficjalna entrata Radziwiłła do Rzymu. Na czele orszaku, który zapewne wkroczył do miasta przez Porta del Popolo i następnie przeszedł przez via del Corso, podążało konno 60 pokojowców we wspaniałych strojach oraz 30 bogato wystrojonych husarzy na najlepszych rumakach , za nimi jechała kosztowna kareta z podkanclerzym i jego małżonką, a następnie kolejne powozy, w których zasiadały towarzyszące mu osoby. We wjeździe nie kroczyły owe trzy wielbłądy, które przybyły z księciem do Rzymu - z pewnością nie uszły by one uwadze obserwatorów, bowiem zawsze wywoływały ogromne zainteresowanie. Okazało się, że jedno zwierzę zdechło, a dwa zachorowały i jeśli przeżyją, zostaną ofiarowane księciu Borghese do jego zwierzyńca. Na spotkanie Radziwiłła wyjechały ponadto karety z wysłannikiem ambasadora Francji oraz wiele innych karet z rzymską arystokracją, które potem wzięły udział w entracie, a także powóz z przedstawicielem papieża Pietro Vidoni, sprawującym od 1676 roku funkcję protektora Rzeczypospolitej.</text:span></text:span></text:p>
      <text:p text:style-name="P1"><text:span text:style-name="Domyślna_20_czcionka_20_akapitu"><text:span text:style-name="T2">W rezydencji księcia Borghese czekał na szacownego gościa powitalny podarunek od głowy Kościoła w postaci kosztownych napojów i jedzenia, ofiarowywany jedynie specjalnym gościom Stolicy Apostolskiej. Z zagranicznych obserwatorów najbardziej przyglądał się wizycie polskiego poselstwa ambasador Francji François Hannibal d'Estrees II (1623 - 1687), przy czym starał się zbierać jak najwięcej informacji o jej celu i szczegółach.</text:span></text:span></text:p>
      <text:p text:style-name="P1"><text:span text:style-name="Domyślna_20_czcionka_20_akapitu"><text:span text:style-name="T2">W dniu 26 lutego późnym wieczorem, w orszaku dwunastu karet, podkanclerzy bez małżonki udał się do pałacu kwirynalskiego na pierwszą audiencję do Innocentego, która miała charakter ograniczający się do uwierzytelnianie poselstwa i oracji związanych z jego przywitaniem. W dniu 28 lutego w orszaku dwunastu karet, poprzedzonych 30-osobową grupa służby na koniach, na prywatną audiencję na Kwirynał podążyła Katarzyna Radziwiłłówna, która wzbudziła w Rzymie znacznie </text:span></text:span><text:soft-page-break/><text:span text:style-name="Domyślna_20_czcionka_20_akapitu"><text:span text:style-name="T2">większe zainteresowanie towarzyskie, niż małżonek i była przedmiotem drobiazgowych opisów i relacji. <text:s/>Z powodu rygorystycznie przestrzeganego na dworze papieskim ceremoniału Radziwiłłówna, jako krewna króla, nie mogła być zapewne przyjęta razem z mężem, „zwykłym" arystokratą, którego pobytowi u głowy Kościoła towarzyszyły inne zasady protokolarne. Hetman Wielki Litewski musiał przeżyć to bardzo boleśnie. Nie mógł się także pogodzić z faktem, że jako „jedynie" litewskiemu magnatowi i szwagrowi króla, zgodnie z obowiązującymi na dworze papieskim zwyczajami, nie przysługiwał mu tytuł „Altezza" („Jego Wysokość"), ale „Eccellenza" („Ekscelencja"). Sytuacje tego rodzaju drażniły bardzo liwskiego magnata i negatywnie ciążyły na gotowości sumiennego wypełnieni misji dyplomatycznej jaką mu powierzono. Kardynał Piętro Vidoni, z którym widywał się w czasie swego pobytu w Rzymie niemal codziennie nie budził serdecznych emocji, był wyniosły i oschły, a przy tym z każdym dniem pogarszał się jego stan zdrowia.. </text:span></text:span></text:p>
      <text:p text:style-name="P1"><text:span text:style-name="Domyślna_20_czcionka_20_akapitu"><text:span text:style-name="T2">W dniu 4 marca odbyło się uroczyste nabożeństwo ku czci św. Kazimierza, patrona Litwy i samego księcia kościele nacji polskiej p.w. św. Stanisława, co stało się okazją do kolejnych narad z papieżem i jego otoczeniem na tematy dyplomatyczne. </text:span></text:span></text:p>
      <text:p text:style-name="P1"><text:span text:style-name="Domyślna_20_czcionka_20_akapitu"><text:span text:style-name="T2">Między czasie para książęca odwiedziła byłą królową szwedzką Krystynę Wazównę, która mieszkała w Rzymie. W rozmowie uczestniczył hrabia Władysław de Vasenau, nieślubny syn Władysława IV, dowódca straży przybocznej królowej, teoretycznie ostatni spadkobierca Jagiellonów i Wazów, który, podobnie jak Krystyna, usiłował przejąć część owego hiszpańskiego długu, znanego jako sumy neapolitańskie.</text:span></text:span></text:p>
      <text:p text:style-name="P1"><text:span text:style-name="Domyślna_20_czcionka_20_akapitu"><text:span text:style-name="T2">Na wstępie odniesiono konkretny sukces, bowiem papież poinformował już na wstępie przyjmując polskiego posła, iż Watykan jest skłonny wypłacić subsydium roczne, kwestią do umówienia pozostawiała jego wysokość. Strony targowały się, choć hetman wielki litewski nie miał zdolności do podbijania stawki ponadto co utrzymał w instrukcji opracowywanej w jak się okazało błędnym przeświadczeniu <text:s/>o gotowości Rzymu do wypłaceniu wojennych zasiłków, to sprawy w swoje ręce wziął sekretarz poselstwa, przyszły biskup i kanclerz - Andrzej Chryzostom Załuski (1650-1712) i dzięki poufnym targom udało się uzyskać obietnice, iż papież wypłaci subsydium w wysokości aż 500 000 talarów oraz połowę świętopietrza z włoskich </text:span></text:span><text:soft-page-break/><text:span text:style-name="Domyślna_20_czcionka_20_akapitu"><text:span text:style-name="T2">posiadłości Hiszpanii w przypadku powołania do życia ligi świętej i rozpoczęcia wojny z Turcją. W przypadku jednak zobowiązań politycznych natrafiono na <text:s/>brak konkretnych propozycji i jednoznacznych decyzji ze strony papieża. Choć był on bardzo przychylnie usposobiony dla ligi, szczerze przyznał, iż nic zrobić nie może dla jej formalnego zawiązania, gdyż stanowisko Ludwika XIV paraliżuje wszelkie jego wysiłki. Udał się Radziwiłł do Rzymu przedstawić osobista prośbę Jana III uznającą jego prawo do mianowania opatów na najważniejsze, to jest najbogatsze opactwa, <text:s/>czy uzyskanie zgody na sprowadzenie do Polski zakonu kapucynów. O ile druga z próśb została szybko spełniona, to spraw opactw natrafiała na warunki stawiane przez kurię papieską, która domagała się na aktów fundacyjnych i donacyjnych oraz innych dokumentów, z jakich niebicie wynikało by prawo monarchów polskich do posiadania tego prawa. Papież zdecydował oddać sprawę do rozpatrzenia Kongregacji Konsystorialnej, a następnie wobec nalegań Radziwiłła do specjalnej kongregacji składającej się z 4 kardynałów oraz 6 prałatów, która po dostarczeniu przez stronę Polską dokumentów zdecydowała negatywnie zaopiniować w dniu 4 sierpnia złożoną prośbę i odmówić prawa nominowania przez polskich władców opatów. Później zarzucano Radziwiłłowi, iż jego pośpiesz i naciski bez należytego przygotowania zaszkodziło sprawie. </text:span></text:span></text:p>
      <text:p text:style-name="P1"><text:span text:style-name="Domyślna_20_czcionka_20_akapitu"><text:span text:style-name="T2">Efektem kolejnych rozmów była obietnica, którą Jan III potwierdzał w listach ustanowienia prze z niego stałej ambasady w Rzymie, a proces normalizacji stosunków między oboma państwami nadwątlonych przez politykę pierwszych lat rządów Sobieskiego - przy pozytywnym nastawieniu Innocentego XI do Polaków, miało być wysłanie nowego nuncjusza do Warszawy. Został nim <text:s/>Opizio Pallavicini (1632 - 1700). Ambasadorem w Rzymie mianowany został, mimo młodego wieku, dobrze wykształcony i znający obyczaje watykańskie - Jan Kazimierz Denhoff (1649-1697). Zdążył on poznać nuncjusza papieskiego, który już na początku listopada 1680r. zjawił się w Warszawie, co odwlekło jego wyjazd na placówkę, podobnie jak komplikacje po niespodziewanej śmierci Michała Radziwiłła w drodze powrotnej do Polski. Ostatecznie nominat na ambasadę rzymską przybył na miejsce w marcu 1681r. a następnie przez wiele lat sumiennie i z powodzeniem mia zajmować się </text:span></text:span><text:soft-page-break/><text:span text:style-name="Domyślna_20_czcionka_20_akapitu"><text:span text:style-name="T2">polskimi sprawami w stolicy apostolskiej. </text:span></text:span></text:p>
      <text:p text:style-name="P1"><text:span text:style-name="Domyślna_20_czcionka_20_akapitu"><text:span text:style-name="T2">Tymczasem Radziwiłłowie przygotowywali się do wyjazdu z Wiecznego Miasta, rezygnując z planowanej jeszcze podróży do Neapolu, natomiast w drodze powrotnej mieli zawitać na dwór toskański. Powrót zaplanowano na wrzesień, aby przed jesiennym załamaniem pogody dotrzeć do kraju. Hetman śpieszył do kraju z powodu planowanego na początek kolejnego roku sejmu, w którym powinien uczestniczyć nie tylko, aby zdać relacje z swej misji. Z powodu niespodziewanej choroby księcia, tuż przed planowanym na dzień 31 sierpnia wyjazd Radziwiłłów, przesunięty początkowo na 10 września znacznie się opóźniał. Na febrę zaniemogła także jego żona, która zapewne zaraziła się od męża. Niedyspozycja pary książęcej spowodowała, iż wyjazd doszedł do skutku doszedł w dniu 16 września. Michał Radziwiłł nadal niedomagał, zdrowie jego żony natomiast poprawiło się. Orszak szedł powoli, do Florencji dotarł 24 września. Polskie sprawy miał Medyceuszom przedstawił były legat na ich dworze, obecnie udający się do Polski Opizio Pallavicini, który po kilku dniach pośpieszył do Warszawy. Po krótkiej wizycie i audiencji, podczas jakiej Michał Radziwiłł w obliczu Wielkiego Księcia Toskanii <text:s/>Kosmo III(1642-1723) ledwo stal na nogach, poselstwo polskie udało się w dalsza drogę <text:s/>w dniu 18 października. Stan zdrowia Hetmana wielkiego Litewskiego pogarszał się, słabł coraz bardziej, trudy podroży i nasilająca się febra wyniszczały go. Robiono coraz dłuższe postoje, cześć orszaku wracał szybszym tempem do Polski, aż w dniu 14 listopada, na dzień po dotarciu w Bolonii zmarł książę Michał Kazimierz Radziwiłł - Hetman Wielki Litewski. <text:s/></text:span></text:span></text:p>
      <text:p text:style-name="P1"><text:span text:style-name="Domyślna_20_czcionka_20_akapitu"><text:span text:style-name="T2">Nie lepiej od wiedeńskich i rzymskich zapowiadały się rokowania z Moskwą. <text:s/>Atmosfera antyturecka znajdowała wielkiego agitatora w osobie papieża Innocentego XI, który nie szczędził w <text:s/>uporczywych wysiłków dla popularyzowania fanatycznych dążeniach do zmontowania wielkiej koalicji antymuzułmańskiej, która miała doprowadzić do realizacji mało zgodnych z realizmem planów utworzenia na gruzach imperium osmańskiego nowego chrześcijańskiego cesarstwa wschodniego z królem francuskim jako cesarzem na jego tronie. Stąd brała się wielka aktywność watykańskich dyplomatów, chcących przekonać za wszelką cenę monarchów </text:span></text:span><text:soft-page-break/><text:span text:style-name="Domyślna_20_czcionka_20_akapitu"><text:span text:style-name="T2">europejskich do tego celu i widząca w osobie Jana III cennego sojusznika. Co prawda miano mu za złe jego wcześniejsze zachowanie i czyniono mu afronty dyplomatyczne z tego powodu, ale na przełomie lat 70/80 XVIIwieku zdawano sobie sprawę, iż szeroka akcja antyturecka wymaga jego aktywnego uczestnictwa i poparcia. <text:s/></text:span></text:span></text:p>
      <text:p text:style-name="P1"><text:span text:style-name="Domyślna_20_czcionka_20_akapitu"><text:span text:style-name="T2">Inicjatywa papieska, która posługiwała się zgrabną retoryką, iż Polacy uczynili papieżowi wielką krzywdę wszczynając wojnę z cesarzem i zawierając pokój z Portą, ale mają szansę wykupienia swych win inicjując ideę ligi świętej przeciw niewiernym. Propaganda papieska byłą agresywna ale i przemawiająca do religijnie rozgorączkowanej szlachty na tyle, iż idea wojny z Turcją, mimo naturalnego i uprawnionego lęku prze dnia w kręgach rządowych z powodzeniem przebijała się w szlacheckiej świadomości i mocno odciskiwała się w jej nastrojach. Korespondowały one z wiadomością nadsyłanymi przez rezydenta polskiego w Turcji Samuela Proskiego, który choć prowadził niewielką placówkę, to był bardzo obrotny, a korzystając z wielowiekowej wiedzy wynikłej z polsko-osmańskich kontaktów dostarczał do Warszawy rzetelne obserwacje i wiadomości. Informował skrupulatnie o słabości imperium i nadarzaniu się szansy na jego złamanie w chwili gdy jej witalne siły są poważne nadwątlone. „Porta tak słaba, jako nigdy nie była — pisał w liście do króla z lipca 1679 roku — "</text:span></text:span><text:span text:style-name="Domyślna_20_czcionka_20_akapitu"><text:span text:style-name="T3">ni pieniędzy, ni ludzi, ni rady im nie staje, omnia ab effectu probantur. Gdzie mogą, tam per fas et nefas pieniądze zbierają, a przecie wojsko niepłatne, co w Kamieńcu niedawno, co się w Bagdadzie tam świeżo stało i u nas w Stambule ledwie do tego nie przyszło z tej przyczyny, że pieniędzy nie masz</text:span></text:span><text:span text:style-name="Domyślna_20_czcionka_20_akapitu"><text:span text:style-name="T2">". <text:s/>Miał <text:s/>tu <text:s/>Proski na myśli <text:s/>bunty <text:s/>w armii tureckiej, której stan był wyraźnie zły. Wojny z lat 70 XVIIwieku z tym z Polską i Rzeczpospolitą na dalekich frontach okazały się bardzo kosztowne, a biurokracja turecka nie zdolna do odbudowy poniesionych strat. Turkom brakuje budowy fortec, do uzupełniania garnizonów i wyjścia w pole. Wielki wezyr jest człowiekiem popędliwym, mało ostrożnym i niekonsekwentnym. <text:s/>Jednocześnie polski dyplomata przestrzega, iż Turcy czując się zagrożeni w poważnym stopniu również przez Polaków, nie mogąc zgromadzić wystarczającej ilości wojsk starają się wysyłać do Rzeczpospolitej licznych szpiegów </text:span></text:span><text:soft-page-break/><text:span text:style-name="Domyślna_20_czcionka_20_akapitu"><text:span text:style-name="T2">i <text:s/>szukać pomocy u kozaków Jerzego <text:s/>Chmielnickiego. <text:s text:c="2"/>Posłowie moskiewscy moskiewskimi Wasylem Daudowem i Fiodorem Starkowem w Stambule. Po przedłożeniu rozejmu z Moskwą w roku 1678 uznano na sejmie, iż trzeba o tym oficjalnie zaznajomić sułtana. <text:s/>Misję tę otrzymał Spendowski, który wyruszył na początku czerwca i już w lipcu 1679roku znalazł się w Stambule . Przed kajmakanem w dniu 4 sierpnia zarzekał się, iż układy z Rosją nie przewidują żadnej wspólnej polityki obu państw wobec Turcji, zawierają jedynie te zapisy traktatu andruszowskiego, które nie przewidują sojuszu przeciw sułtanowi, a Polska stoi na gruncie pełnego repetowania zawartego z nią pokoju.</text:span></text:span></text:p>
      <text:p text:style-name="P1"><text:span text:style-name="Domyślna_20_czcionka_20_akapitu"><text:span text:style-name="T2">W takiej atmosferze politycznej i między narodowej w dniu 30 lipca <text:s/>1679 roku z Warszawy <text:s/>wyruszyło kolejne <text:s/>poselstwo polskie do Moskwy. Na czele stanął wojewoda mścisławki Andrzej Kazimierz Kryszpin-Kirszensztein mając do pomocy jako sekretarza poselstwa Jana Gnińskiego juniora, syna wojewody chełmińskiego. Andrzej Kazimierz Kryszpin-Kirszensztein nie należał do grona doświadczonych dyplomatów, Jan Gniński co prawda sekundował swemu ojcu wielokrotnie, ale także samodzielnie nie podejmował żadnych znaczących działań.</text:span></text:span></text:p>
      <text:p text:style-name="P1"><text:span text:style-name="Domyślna_20_czcionka_20_akapitu"><text:span text:style-name="T2">Instrukcję dyplomatyczną posłowie otrzymali 5 lipca z rąk senatorów, którym sejm zlecił to czynić na podstawie ogólnych zadań wpisanych </text:span></text:span><text:span text:style-name="Domyślna_20_czcionka_20_akapitu"><text:span text:style-name="T3">in archivum</text:span></text:span><text:span text:style-name="Domyślna_20_czcionka_20_akapitu"><text:span text:style-name="T2">. Dyplomatom Rzeczypospolitej polecono przede wszystkim, aby po przybyciu do Moskwy starali się o prywatną audiencję u cara. Zalecano im działać dyskretnie i ostrożnie, żeby ukryć znaczenie swej misji przed uwagą Turcji. Swoją rangę posła wielkiego miał Andrzej Kazimierz Kryszpin-Kirszensztein zdradzić dopiero w czasie pierwszej rozmowy z bojarami, których car wyznaczy do prowadzenia z nimi rokowań.</text:span></text:span></text:p>
      <text:p text:style-name="P1"><text:span text:style-name="Domyślna_20_czcionka_20_akapitu"><text:span text:style-name="T2">Następnie ma poseł przystąpić do kwestii zasadniczej, to znaczy do koniunkcji wojsk obu stron, jako warunku niezbędnego i koniecznego dla budowy trwałego sojuszu obu państw przeciw Osmanom. Spraw ta <text:s/>nie doszła do skutku w czasie niedawnego pobytu w Grodnie wielkich posłów cara, którzy wymawiali się to brakiem pełnomocnictw, to koniecznością udzielenia takiej odpowiedzi przed sejmem. Poseł polski winien więc przede wszystkim spytać Rosjan, na jakich warunkach gotów jest car zawrzeć z Polską przymierze wojskowe i obiecać wspólne działania obu armii.</text:span></text:span></text:p>
      <text:p text:style-name="P1"><text:soft-page-break/><text:span text:style-name="Domyślna_20_czcionka_20_akapitu"><text:span text:style-name="T2">Gdyby negocjatorzy moskiewscy nie chcieli ujawnić swych warunków, a zaproponowali przedstawienie polskich, to trzeba przede wszystkim zażądać gwarancji „złączenia sił". Warunek ten musi być bezwzględnie spełniony, gdyż Polacy mieli, jak dotąd, bardzo przykre doświadczenia, ponieważ wbrew ustaleniom traktatowym Rosjanie się z tego nie wywiązywali. Dla przekonania strony rosyjskiej postulowano posługiwać się tymi samymi argumentami jakie kierowano wobec posłów carskich na naradach w Grodnie. Ponadto miano przypominać, iż Rzeczpospolita uzyskała już w r. 1667 w układzie podpisanym w Moskwie zobowiązania do koniunkcji sił obu państw i na pewno nie zgodzi się na nowe gorsze porozumienie w sprawie współdziałania wojskowego z Rosją, skoro wciąż jeszcze obowiązuje wspomniany traktat. Trzeba zażądać jego respektowania lub uzupełnienia go o warunki jeszcze bardziej dla Polski korzystne.</text:span></text:span></text:p>
      <text:p text:style-name="P1"><text:span text:style-name="Domyślna_20_czcionka_20_akapitu"><text:span text:style-name="T2">Dano polskim dyplomatom także pewne pole do ustępstw, zaznaczając, iż nie mogą one mieć jeszcze zobowiązującego charakteru i wymagają zgody sejmu. Miano zatem sugerować stronie rosyjskiej, iż w razie pomyślnego współdziałania armii obu władców, Polska będzie skłonna w przyszłym traktacie pokojowym domagać się jedynie połowy utraconych na rzecz Rosji ziem i pogodzić się na zawsze z odpadnięciem Kijowa. Gdyby Rosjanie podjęli tą inicjatywę, należało odpowiedź, iż będzie to możliwe, gdyby car wysłał armię liczącą 40 0000 żołnierzy oraz pieniędzy na dalsze 10 000 ludzi, które może wystawić Rzeczpospolita. <text:s/>Z drugiej strony oznajmiono, iż Jan III gotów jest <text:s/>wspomagać cara wojskiem liczącym nie mniej niż 45 000ludzi, ale nie jest skłonny udzielać mu wsparcia finansowego. Jednocześnie rokowania miano w różny sposób przewlekać sugerując uzyskania akceptacji przez króla i sejm dla ostatecznego kształtu sojuszu. Stąd też miano powstrzymywać się przed dawaniem wszelkich pisemnych deklaracji Rosjanom przed uzyskaniem odpowiedzi z Warszawy.</text:span></text:span></text:p>
      <text:p text:style-name="P1"><text:span text:style-name="Domyślna_20_czcionka_20_akapitu"><text:span text:style-name="T2">Suplementem do tej instrukcji była osobista rozmowa posłów przed wyjazdem z królem w dniu 23 lipca. Monarcha powtórzył treść wcześniejszej instrukcji od sejmu i dodał własne uwagi. Polecał, aby jego dyplomaci starali się zgromadzić w czasie swej audiencji doświadczonych rosyjskich polityków i dowodzić, że zniszczenie </text:span></text:span><text:soft-page-break/><text:span text:style-name="Domyślna_20_czcionka_20_akapitu"><text:span text:style-name="T2">zagrożenia ze strony Turcji jest wspólnym celem obu państw. Cała strategia ku temu zmierzająca powinna się opierać na dwóch zasadniczych założeniach — zniszczeniu Krymu i dywersji kozackiej na Morzu Czarnym. Wprawdzie Turcy aktualnie nie prowadząc w tej chwili wojny z żadnym z państw zachodnioeuropejskich, mogą przerzucać wszystkie swoje okręty na Morze Czarne, ale istnieje możliwość, że w wyniku wielkiej akcji dyplomatycznej ukonstytuuje się liczna antymuzułmańska koalicja i <text:s/>zostaną zaatakowani na Morzu Śródziemnym, co zmusi ich do umocnienia tam swoich sił. Trzeba więc już teraz poczynić wszelkie przygotowania na Zaporożu i nad Donem. Zachęcani do bezpośredniego ataku na Krym Rosjanie mieli być jednocześnie zapewnieni, Iz w tym samym czasie Sobieski wyprawi się dla osłony ich działań nad Dunaj.</text:span></text:span></text:p>
      <text:p text:style-name="P1"><text:span text:style-name="Domyślna_20_czcionka_20_akapitu"><text:span text:style-name="T2">Nakreśliwszy te dwa zasadnicze cele, które zdaniem Sobieskiego stoją przed zamierzoną koalicją polsko-rosyjską, przechodzi do następnie do omówienia sposobów ich realizacji. Uważa, że Rosjanie i Kozacy posiłkowani przez Kałmuków powinni zaatakować armie nieprzyjacielskie, gdy powracać one będą z kampanii, odepchnięte od Dunaju nad który planował pomaszerować i gdy nastąpi już rozdzielenie sił tureckich od tatarskich. W tym samym czasie armia polska wspierana przez sprzymierzone wojska rosyjskie podjęłaby na wielką skalę dywersję w Mołdawii i na Wołoszczyźnie.</text:span></text:span></text:p>
      <text:p text:style-name="P1"><text:span text:style-name="Domyślna_20_czcionka_20_akapitu"><text:span text:style-name="T2">Gdyby natomiast Turcy wyruszą na przyszłą kampanię olbrzymią siłą i przystąpią do oblężenia Kijowa, wówczas pierwszy plan Jana III nie będzie mógł być zrealizowany od razu. Zlecał zatem wytłumaczenie Rosjanom, iż w podobnym przypadku powinni wtedy pozostawić w Kijowie bitną załogę w sile ok. 20 000. ludzi, naprzeciw zaś Kijowa, po drugiej stronie Dniepru, okopać drugie tyle zaopatrzone we wszystkie niezbędne zapasy na pół roku i nie wydając przy tym nieprzyjacielowi żadnej generalnej bitwy, dbając jedynie o zapewnienie stałą łączność z oblężonym miastem. Jeżeli tak zorganizuje się obronę, Turcy nie zdołają zdobyć Kijowa i wyczerpani będą musieli odstąpić od oblężenia, a wówczas będzie można przystąpić do realizacji nakreślonego uprzednio planu królewskiego i armia Polska odetnie ich atakując na południe. Może zajść jednak jeszcze jedna i komplikacja, gdyby Turcy dla </text:span></text:span><text:soft-page-break/><text:span text:style-name="Domyślna_20_czcionka_20_akapitu"><text:span text:style-name="T2">umocnienia swych pozycji planowali na Zaporożu i nad Dnieprem wznoszenie warownych zamków. Nie można do tego dopuścić <text:s/>i dlatego zdaniem Sobieskiego, <text:s/>car powinien to uprzedzić wysyłając wojska do zlikwidowania tych zamiarów.</text:span></text:span></text:p>
      <text:p text:style-name="P1"><text:span text:style-name="Domyślna_20_czcionka_20_akapitu"><text:span text:style-name="T2">Na ile deklaracje Jana III były rezultatem jego rzeczywistej woli i gotowością do pogodzenia się z utratą ziem na wschodzie w zamian za ścisły sojusz z carem przeciwko sułtanowi, a na ile wybiegiem, który dając Rosjanom szansę bezpośredniego współdziałania z szeroką koalicją państw chrześcijańskich hamowała jej zabiegi przed szukaniem pokoju z Turcją, z jaką włączyła osamotniona i nie odnosiła sukcesów. Dla Jana III trwający konflikt rosyjsko-turecki był bardzo wygodny, osłabiał oba wrogie przecież Rzeczpospolitej kraje i dawał mu szansę wzajemnego dyplomatycznego intrygowania przeciw nim. Na ile też Sobieski ulegał szlacheckim nastrojom i ideom krucjatowym, które jako ówczesny chrześcijanin musiał brać pod wzgląd – trudno jest przewidzieć. Wydaje się jednak, iż starał się prowadzić realistyczną politykę obliczoną na osiągniecie maksymalnych korzyści dla państwa, a przede wszystkim nie dopuścić do współdziałania Rosji i Turcji, gotów był zostać sojusznikiem jednego z nich, aby nie związały się one ze sobą.</text:span></text:span></text:p>
      <text:p text:style-name="P1"><text:span text:style-name="Domyślna_20_czcionka_20_akapitu"><text:span text:style-name="T2">Otrzymawszy wspomniane instrukcję polscy dyplomaci udali się w drogę w <text:s/>dniu 6 sierpnia stanęli w Smoleńsku. Ich misja zapowiadała się bardzo trudno. Rosjanie wyraźnie oświadczyli dyplomatom Rzeczpospolitej, że nie zależy im na szybkich z nimi rozmowach, sytuacja polityczna bowiem nie zmusza ich do tego. Przez wiele dni trzymano ich w Smoleńsku dopiero pod koniec sierpnia zezwolono im udać się do Moskwy, a w końcu 17 września zostali przyjęci na audiencji u cara, która wypadła bardzo chłodno, a już nazajutrz rozpoczęły się rozmowy z wyznaczonymi przez Fiodora bojarami. Na czele jego pełnomocników stał namiestnik rostowski kniaź Iwan Borysowicz Repnin-Oboleński, a w skład grupy weszli ponadto - <text:s/>okolniczy i namiestnik czeboksarski Iwan Afanasjewicz Pronczyszczew, dumski diak Łarion Iwanów, diacy Jemielian Ukraincew i Siemion Pro-topopow. Wielu z nich miało <text:s/>długi staż w służbie dyplomatycznej i doskonale orientowali się w sprawach dotyczących Rzeczypospolitej. Jak się miała szybko okazać w Moskwie <text:s/>nie przywiązywano większego znaczenia do rozmów z poselstwem polskim, a polska </text:span></text:span><text:soft-page-break/><text:span text:style-name="Domyślna_20_czcionka_20_akapitu"><text:span text:style-name="T2">inicjatywa psuła wówczas już zaawansowane rokowania <text:s/>o pokój z Turcją i chanatem krymskim.</text:span></text:span></text:p>
      <text:p text:style-name="P1"><text:span text:style-name="Domyślna_20_czcionka_20_akapitu"><text:span text:style-name="T2">Misja Daudowa i Starkowa, jaka w roku 1678 działała w Stambule nie zyskała ustępstw ze strony sułtana, ale ten zlecił kontynuowanie negocjacji, które w jego imieniu prowadzić miał hospodar mołdawski Jerzy Duca. Wysłał on <text:s/>do Moskwy swego posła, kapitana Jana Bielewicza, który przybył tam 9 maja 1679roku. Następnie tłumaczył, iż Porta jest gotowa do zawarcia pokoju. Dniepr miał wyznaczyć nową granicę, a po stronie rosyjskiej miał znaleźć się Kijów. Rosjanie <text:s/>wprawdzie z zadowoleniem te propozycje i wyrażali zgodę na ich akceptację, ale zażądali jednocześnie, aby Kozacy dnieprzańscy byli w poddaństwie cara Bielewicz po raz drugi w r. 1679 przybył do stolicy Rosji na początku grudnia, a więc w czasie, gdy bawiło tam jeszcze poselstwo polskie, przywożąc odmowną odpowiedź Porty na żądanie Rosji odstąpienia całej Ukrainy. Bielewicz oświadczył wówczas między innymi, że to Polacy sprzeciwiają się kategorycznie temu, by Turcja oddała Ukrainę państwu moskiewskiemu. Także z chanem krymskim car prowadził w tym czasie intensywną akcję dyplomatyczną. Dotyczyła ona na początku głównie wymiany jeńców (chodziło między innymi o <text:s/>Wasyla Borysowicza Szeremietiewa, który przebywał w niewoli tatarskiej od czasów wyprawy cudnowskiej w r. 1660), ale szukano tą drogą także możliwości porozumienia Rosji z chanatem. W dniu 7 marca 1679roku <text:s/>car Fiodor wystosował pismo do chana Murada Gereja wyrażając w nim swą wolę zawarcia z Krymem „wiecznego" pokoju i prosząc, aby chan przysłał w tej sprawie swoich posłów do Moskwy. Wymijającą odpowiedź chana, choć również wyrażającą chęć zakończenia wojny Rosjanie otrzymali pod koniec września, gdy właśnie toczyły się rozmowy z polskimi dyplomatami. <text:s/>Widząc szansę na porozumienia wyruszył na Krym <text:s/>poseł carski Iwan Suchotin.</text:span></text:span></text:p>
      <text:p text:style-name="P1"><text:span text:style-name="Domyślna_20_czcionka_20_akapitu"><text:span text:style-name="T2">Przedmiotem intensywnego sporu między dyplomatami rosyjskimi a polskimi podczas moskiewskich rozmów było dążenie cara do trwałego narzucenia swej zwierzchności ziemiom Ukrainy. Był to kluczowy i dalekosiężny kierunek rosyjskiej polityki, którą starano się realizować zdecydowanie. Popierał ją gorliwie <text:s/>hetman lewobrzeżnej Ukrainy Iwan Samojłowicz. Powiadomiony przez cara o poselstwie </text:span></text:span><text:soft-page-break/><text:span text:style-name="Domyślna_20_czcionka_20_akapitu"><text:span text:style-name="T2">polskim do Moskwy zalecał odrzucić ich propozycje sojusznicze i szukać porozumienia z Turcją i Tatarami, gdyż jego zdaniem zamiary Jana III sprowadzają się wyłącznie do chęci pogłębiania antagonizmu rosyjsko-turckiego, a jego propozycję nie są szczere i wartościowe. Za nieprzejednaną i wrogą postawą wobec Rzeczpospolitej wyrażaną przez Samojłowicza, kryły się także konkretne działania, którym celem było wywołanie antypolskich nastrojów na <text:s/>Ukrainie. Był inspiratorem <text:s/>działań pułkownika kijowskiego Konstantego Sołoninę. W maju 1679roku wystosował on list do sędziego generalnego wojsk zaporoskich, należącego do Kozaków podległych Rzeczypospolitej, wzywając go do zdrady króla polskiego i przejścia na służbę carską. List ten <text:s/>dostał się jednak w ręce Sobieskiego, wywołując jego wielkie oburzenie i niepokój przed możliwością zerwania przez cara układów rozejmowych po zawarciu przez niego traktatu z Turcją i uderzenia na Rzeczpospolitą. Car także, co zostało też przytoczone przez posłami polskimi, miał wysyłać wiosną i latem 1679roku listy do Sobieskiego, w jakich skarżył się na zachowania komendantów twierdz pogranicznych, którzy wchodzą w tajne konferencję z kozakami uznającymi władzę sułtana oraz Tatarami i przepuszczają ich zagony, które dokonują zniszczeń ziem rosyjskich w okolicach Kijowa. Ponadto zarzucano, iż Polacy handlują i zaopatrują we wszystkie konieczne do prowadzenia wojny rzeczy tureckie oddziały walczące na Ukrainie. Sobieski obiecał sprawę zbadać, ale zarzekał się jednocześnie iż wysuwane oskarżenia są bezpodstawne, a wszelkie rozmowy z kozakami sułtańskimi i Tatarami mieszczą się w ramach uprawnionej dyplomacji i nie są wymierzone w Rosjan. Co do handlu podejmują go kupcy na podstawie posiadanych przywilejów i nie można im tego wzbronić. W rzeczywistości częściowo i sam Jan III czerpał z tego profity, bo jak się okazało porozumienia handlowe z roku 1674 umożliwiło Polakom prowadzeni korzystnych interesów w zapatrywaniu armii sułtańskich walczących przeciw Rosjanom – opisać o tym więcej....</text:span></text:span></text:p>
      <text:p text:style-name="P1"><text:span text:style-name="Domyślna_20_czcionka_20_akapitu"><text:span text:style-name="T2">Wzrost napięcia na Ukrainie był kolejnym dobitnym dowodem, że Moskwa nie tylko nie zamierza zwrócić Rzeczypospolitej lewobrzeżnej części Ukrainy, lecz konsekwentnie zmierza ku temu, by przy sprzyjających okolicznościach opanować </text:span></text:span><text:soft-page-break/><text:span text:style-name="Domyślna_20_czcionka_20_akapitu"><text:span text:style-name="T2">cały ten kraj. Wszystkie te umówione powyżej okoliczności miały mieć istotny i negatywny wpływ na obraz rozmów polskiej delegacji w Moskwie.</text:span></text:span></text:p>
      <text:p text:style-name="P1"><text:span text:style-name="Domyślna_20_czcionka_20_akapitu"><text:span text:style-name="T2">Pierwsza konferencja upłynęła zwyczajowo na oracjach, okazywaniu plenipotencji, kłótniach i sporach o formalności – co było już charakterystyczne w negocjacjach między obiema stronami. Rosjanie nie chcieli przystać na żądanie Polaków, by dochowali tajemnicy rokowań. Do omawiania zasadniczych spraw związanych z poselstwem nie przystąpiono zatem i postanowiono zakończyć pierwszą konferencję.</text:span></text:span></text:p>
      <text:p text:style-name="P1"><text:span text:style-name="Domyślna_20_czcionka_20_akapitu"><text:span text:style-name="T2">Drugie posiedzenie odbyło się 21 września. Oboleński tym razem przeszedł od razu do sprawy współdziałania wojskowego między Rosją i Rzeczpospolitą. Polacy wyrazili <text:s/>przekonanie, iż ich propozycje mają szczególne znaczenie, gdyż Rzeczpospolita mając pokój z Portą ryzykuje ogromnie, gdy decyduje się na przymierze z Rosją, ale czyni to dlatego, iż widzi, że ów groźny nieprzyjaciel zaczyna odnosić sukcesy. Musi jednak postępować ostrożnie, niepokoi zaś ją bardzo, że poseł cara bawił w Konstantynopolu, kontakty między carem a chanem też są bardzo ożywione, a hospodar wołoski został pośrednikiem do zawarcia pokoju między wojującymi stronami.</text:span></text:span></text:p>
      <text:p text:style-name="P1"><text:span text:style-name="Domyślna_20_czcionka_20_akapitu"><text:span text:style-name="T2">Dyplomaci moskiewscy odpowiedzieli, iż ich poselstwo miało jedynie na celu wysłuchać żądań sułtana a nie zabiegać formalnie o zakończenie wojny. Z chanem krymskim i hospodarem wołoskim prowadzi się pertraktacje w sprawach sporów granicznych i wymiany jeńców, więc Polacy nie mają czego się obawiać, bowiem car nie układa się za plecami sojuszników, jak to ma zwyczaj czynić Jan III w roku 1674 zawierając układ pod Kamieńcem Podolskim. <text:s/>Kryszpin-Kirszensztein i Gniński zignorowali tą zniewagę, a Rosjanie tymczasem zaczęli domagać się szczegółów koniunkcji sił przeciw Turcji. <text:s/>Wojewoda mścisławski litewski oświadczył że Rzeczpospolita nauczona boleśnie niesłownością Rosjan musi mięć pełne gwarancję wypełnienia przez nich swych zobowiązań po czym przedstawił wojskowe warunki na jakich miało do tego dojść. W toku dalszej dyskusji posłowie polscy oświadczyli, że gwarancją koniunkcji jest oddanie Polsce spornych ziem i wypłacenie subsydiów przez cara i bez tych warunków nie może być mowy o porozumieniu. <text:s text:c="2"/>Rosjanie odrzucili tą propozycję, po czym dodali, czy strona polska za sojusz obietnicę </text:span></text:span><text:soft-page-break/><text:span text:style-name="Domyślna_20_czcionka_20_akapitu"><text:span text:style-name="T2">wysłania im posiłków na czas wojny z Polską 40 000 żołnierzy i wypłacania 600 000 rubli rocznie nie zgodzili by zawrzeć wieczystego pokoju. Otrzymali odpowiedź negatywną. Polacy zostali przy swych żądaniach przedstawiając swoje argumenty, Rosjanie twierdzili, że również są wyczerpani, muszą się liczyć z pogarszającymi się nastrojami w kraju, nie stać ich na wyłożenie sum, których domagają się polscy dyplomaci, nie mając gwarancji pokoju i zachowania ziem jakie zajmują.</text:span></text:span></text:p>
      <text:p text:style-name="P1"><text:span text:style-name="Domyślna_20_czcionka_20_akapitu"><text:span text:style-name="T2">W czasie dalszych rozmów Gniński junior złożył oświadczenie przypominające stronie rosyjskiej, że ich misja nie polega na dyskusji na temat pokoju między krajami, gdyż ta spraw jest przedmiotem porozumienia rozejmowego zawartego przed rokiem, lecz by wynegocjować nowy układ dotyczący sojuszu przeciw Turcji. Rosjanie nie ustąpili jednak i wyraźnie sugerowali, iż łączą kwestie zawarcia ostatecznego pokoju z sojuszem antytureckim, Druga konferencja skończyła się więc znowu bez pozytywnych skutków. Jednocześnie posłowie polscy spotykali się z otwartą wrogością ze strony Rosjan, o czym nie omieszkali informować Warszawy, co z kolei wywoływały u króla i senatorów oburzenie. <text:s/>Kolejna konferencja z dnia 26 września zaczęła się również od nieprzyjemnego akcentu. Oboleński i jego towarzysze zakomunikowali, że car zapoznawszy się z dezyderatami polskimi w sprawie koniunkcji uznał je za niemożliwe do przyjęcia i sprzeczne z efektami jego dyplomatów w Grodnie. Dyskusja, która została w ten sposób sprowokowana przebiegła w atmosferze pełnej pretensji, podejrzeń i oskarżeń. Kryszpin-Kirszensztein wyraził myśl, że żądanie zwrotu zagarniętych miast i ziem oraz udzielenia Polsce pomocy pieniężnej przez Rosję wywołuje tu zdziwienie, ale król polski musi stawiać takie żądania, które są warunkiem tego, by mógł żyć w przyjaźni z carem moskiewskim. Poza tym trzeba pamiętać, że Rzeczpospolita poprzez przymierze z państwem moskiewskim doprowadzi do zerwania pokoju z Turcją i do wybuchu nowej wojny, a wówczas zaś wojska polskie będą musiały przyjąć na siebie główne uderzenie Turków, zanim otrzymają jakąkolwiek pomoc od Moskwy. Rzeczpospolita musi także mieć gwarancję, że układ o przymierzu wojskowym będzie dotrzymany przez Rosjan, by nie znaleźć się ponownie w takiej sytuacji, jak w roku 1672, kiedy to wskutek niedotrzymania traktatu przez cara król utracił </text:span></text:span><text:soft-page-break/><text:span text:style-name="Domyślna_20_czcionka_20_akapitu"><text:span text:style-name="T2">Kamieniec Podolski. Polacy potrzebują zatem namacalnych gwarancji rosyjskich. Rosjanie ten dezyderat przyjęli ze zdecydowaną niechęcią i wypominali ponownie fakt zwarcia w roku 1674 układów Jana III z sułtanem, po negocjacjach skrywanych przed nimi, który ich wystawił na ciosy tureckie. Oburzeni stwierdzeniem Polska przegrała wojnę z Turcją i straciła Kamieniec Podolski z powodu nieudzielenia jej przez cara obiecanej pomocy, odpowiedzieli, iż <text:s/>Polacy stracili Kamieniec dlatego, że źle prowadzili wojnę. Mimo to car chciałby przymierza wojskowego z Rzeczpospolitą, ale nie na takich warunkach, jakie wysuwają Polacy. Kryszpin-Kirszensztein kwitował opinie rosyjską złośliwie wypominając im ich postawę w trakcie utraty Czehrynia, po czym dodał Polacy nie cieszą się tym jednak, a klęski swoje i rosyjskie traktują jako karę Boską za to, że nie doszło do koniunkcji między obu państwami.</text:span></text:span></text:p>
      <text:p text:style-name="P1"><text:span text:style-name="Domyślna_20_czcionka_20_akapitu"><text:span text:style-name="T2">Dyskusja zeszła w dalszym jej toku na kwestie poboczne i przeistoczyła się w wzajemne wypominanie sobie urazów. Oboleński wytknął Polakom, że porównywanie sprawy Czehrynia ze sprawą Kamieńca było niewłaściwe.</text:span></text:span></text:p>
      <text:p text:style-name="P1"><text:span text:style-name="Domyślna_20_czcionka_20_akapitu"><text:span text:style-name="T2">Polscy dyplomaci usiłowali obstawiać przy swoim zdaniu i ponawiać swe żądania. Domagać się oddania okupowanych ziem i subsydiów. Rosjanie dopytywali dlaczego teraz chcą pieniędzy, gdyż wcześniejsze układy o współdziałaniu wojskowych tego nie przewidywały, dodając iż Rosja jest w takim położeniu finansowym, które wyklucza aby mogła wypłacać żądane kwoty. Zachęcano polaków do szukani wsparcia u papieża i innych władców chrześcijańskich. Kryszpin-Kirszensztein odpowiedział, iż wcześniej układy zakładały jedynie sojusz defensywny, a po utracie ziem podolskich koniecznym jest nadania mu wymiaru ofensywnego i z tego powodu znacznie większe są koszty z tym związane.</text:span></text:span></text:p>
      <text:p text:style-name="P1"><text:span text:style-name="Domyślna_20_czcionka_20_akapitu"><text:span text:style-name="T2">Argumenty te jednak trafiały w próżnię, aż strona rosyjska zakomunikowała, iż obstawianie przez Polaków przy swych żądaniach zmusi cara do ich odprawienia.</text:span></text:span></text:p>
      <text:p text:style-name="P1"><text:span text:style-name="Domyślna_20_czcionka_20_akapitu"><text:span text:style-name="T2">Polacy ponowili swe stanowisko, wówczas dyplomaci rosyjscy manifestacyjnie udali się do cara. Po godzinie wrócili i odpowiedzieli w jego imieniu, iż car Fiodor odrzuca warunki <text:s/>polskie, ale pełen dobrej woli do zawarcia przymierza wojskowego z Rzeczpospolitą daję im szansę do namysłu i zmiany treści ich żądań.</text:span></text:span></text:p>
      <text:p text:style-name="P1"><text:soft-page-break/><text:span text:style-name="Domyślna_20_czcionka_20_akapitu"><text:span text:style-name="T2">Car wezwał na naradę w dniu 29 września w sprawie polskich propozycji Dumę bojarską, która obradowała dzień i noc w bardzo burzliwej atmosferze. Większość bojarów nalegała na zawarcie pokoju z Turcją, tylko niewielka część z patriarchą Joachimem na czele sprzeciwiała się tym planom. Wszyscy byli jednak zgodni, iż warunki na jakich Rzeczpospolita chce z nimi podpisać sojusz militarny, są nie do przyjęcia. Kolejna konferencja miała miejsce 1 października. Oboleński podsumował wyniki dotychczasowych sesji, oceniając je krytycznie i negatywnie. Polacy <text:s/>poprosili jeszcze – realizując osobistą instrukcję Jana III, aby mogli uzyskać audiencję u cara i przedstawić mu, w obecności znających się na wojnie bojarów, królewskie koncepcje prowadzenia wojny.</text:span></text:span></text:p>
      <text:p text:style-name="P1"><text:span text:style-name="Domyślna_20_czcionka_20_akapitu"><text:span text:style-name="T2">Oczywiście, że w tym stanie rzeczy dalsza dyskusja nie przyniosła absolutnie żadnych rezultatów. Po długich sporach i deklaracjach Oboleński złożył w imieniu cara oświadczenie, że ponieważ Polacy nie chcą zawierać koniunkcji bez wsparcia pieniężnego i odzyskania utraconych na rzecz Moskwy ziem, car Fiodor mimo swego życzliwego nastawienia do idei sojuszu wojskowego łączącego oba kraje jest zmuszony sprawę ta odłożyć do dalszych konferencji i swe propozycję przedstawić przez swych posłów. Z tym zapewnieniem mieli zostać Polacy odprawieni do swego kraju.</text:span></text:span></text:p>
      <text:p text:style-name="P1"><text:span text:style-name="Domyślna_20_czcionka_20_akapitu"><text:span text:style-name="T2">Na nic zdawały się polskie protesty przed dalszym odwlekaniem tej sprawy. W dniu 4 października oznajmiono polskim połom, że następnego dnia mają być gotowi do audiencji pożegnalnej u cara. Polacy wyrazili pełną gotowość podporządkowania się woli carskiej, ale zaapelowali o kolejną turę rozmów. Miały one miejsce tego samego dnia. W zasadzie ponawiając swe dotychczasowe propozycję Kryszpin-Kirszensztein zaczął ustępować w kwestii wysokości carskich subsydiów, najpierw głosząc zgodę na przyjęcie 400 000 rubli a potem nawet jedynie 200 000 rubli rocznie, ale były one przez Oboleńskiego zdecydowanie i twardo odrzucane. Nie chcieli nawet zgodzić się na poinformowanie cara o złagodzeniu polskiego stanowiska, ich ocena była negatywna, dalsze rozmowy nie miały sensu.</text:span></text:span></text:p>
      <text:p text:style-name="P1"><text:span text:style-name="Domyślna_20_czcionka_20_akapitu"><text:span text:style-name="T2">Nie chcąc jednak zerwania obrad, wypomniano Rosjanom o kosztach poselstwa i niepokoju jakie musi ono budzić w Stambule, zatem zaapelowano, aby <text:s/>Rosjanie </text:span></text:span><text:soft-page-break/><text:span text:style-name="Domyślna_20_czcionka_20_akapitu"><text:span text:style-name="T2">zgodzili się na <text:s/>przerwę w rokowaniach, aby mogli porozumieć się z królem co do dalszych losów swego poselstwa. W tym czasie, w oczekiwaniu na nowe królewskie instrukcje <text:s/>polscy dyplomaci mieli żyć na własny koszt. Car Fiodor, zgodził się ostatecznie na 8 tygodniową przerwę w rokowaniach. Nazajutrz polscy dyplomaci sporządzili obszerną relację z rokowań i wysłali ja do Jana III prosząc o nowe instrukcje. W międzyczasie z Warszawy nadeszła informacja, iż przez posła wysłanego na Krym Jana Karwowskiego dowiedziano się o rozmowach w sprawie pokoju między <text:s/>carem a sułtanem za pośrednictwem wołowskiego hospodara i chana krymskiego. Ponadto nie ma pozytywnych efektów wielkiej ofensywy dyplomatycznej w krajach zachodniej Europy, brak jest sukcesów w budowie szerokiej koalicji przeciw Turcji. W przesłanej korespondencji znalazło się także twierdzenie, iż podpisując przed rokiem traktat w Moskwie popełniono poważny błąd. umocniło to bowiem pozycję Rosji która teraz nie jest skłonna wyjść naprzeciw żądaniom polskim. Trzeba było wówczas bardziej wykorzystać fakt, iż Rosja toczyła walki z Turcją, a Rzeczpospolita miała już zatwary z nią pokój.</text:span></text:span></text:p>
      <text:p text:style-name="P1"><text:span text:style-name="Domyślna_20_czcionka_20_akapitu"><text:span text:style-name="T2">Król ze swej strony podkreślał jeszcze wagę misji Kryszpina-Kirszensteina i Gnińskiego, gdyż od jej powodzenia zależy końcowy efekt wszystkich akcji dyplomatycznych prowadzonych aktualnie przez Rzeczpospolitą. Jan III wskazywała, że cesarz tylko wtedy zgodzi się na przystąpienie do koalicji antytureckiej, jeżeli oprócz Austrii i Polski wejdzie do niej również Moskwa. Bazując na informacjach z Stambułu o problemach i słabościach Turcji dowodził jeszcze, iż aktualna chwila może być jedyną tak dobrą okazję na powodzenia akcji zaczepnej wobec niej.</text:span></text:span></text:p>
      <text:p text:style-name="P1"><text:span text:style-name="Domyślna_20_czcionka_20_akapitu"><text:span text:style-name="T2">W tej trudnej sytuacji król zwrócił się do senatorów z prośbą o ich opinię na temat aktualnych problemów polityki wschodniej Rzeczypospolitej. Konfederował w tej sprawie w gronie kilku senatorów w dniach 18-20 października, otrzymał też kilka listownych opinii odnoszących się do przedmiotu obrad. Zdania były różne i podzielone. Biskup poznański Wierzbowski, którego Morsztyn urabiał do grona swych profrancuskich popleczników sądził, iż Rzeczpospolita jedynie w przymierzu z Ludwikiem XIV rozwiąże swe bolączki wobec Turcji i odzyska Kamieniec, na co dowód dawał sukces jakimi w roku 1674 była francuska mediacja. <text:s/>Innego zdania był </text:span></text:span><text:soft-page-break/><text:span text:style-name="Domyślna_20_czcionka_20_akapitu"><text:span text:style-name="T2">Bonawentura Madaliński, biskup płocki, który doszedłszy do wniosku, że wojna z Turcją jest nieunikniona, a dysproporcja sił między nią i Polską ogromna, jedyny ratunek widzi w przymierzu z Moskwą. Wojewoda wołyński Jarzy Mniszek był absolutnie pewny, że na wiosnę wojna z Porta jest nieunikniona, radził przeto kontynuować rokowania zarówno z Europą Zachodnią, jak i z Moskwą. Na znaczenie rozmów moskiewskich główny nacisk położył również wojewoda miński Jerzy Karol Chodkiewicz. <text:s/>Sądził, że można liczyć na ich pomyślny wynik, chociaż ostrzegał, by Rosjanom nie ufać i ostrożnie brać za dobrą monetę ich zapewnienia.</text:span></text:span></text:p>
      <text:p text:style-name="P1"><text:span text:style-name="Domyślna_20_czcionka_20_akapitu"><text:span text:style-name="T2">Najobszerniejszej i <text:s/>najciekawszej wypowiedział się wojewoda czernihowski Mariusz Jaskólski. Przeanalizowawszy wszechstronnie sytuację dochodzi do wniosku, że zarówno traktat z roku 1674, jak i układ wynegocjowany przez Gnińskiego <text:s/>nie daję gwarancji trwałego pokoju, gdyż nie pozwolił Turkom realizacji ich kluczowego celu jakim było opanowanie całej Ukrainy. Wskazywał jednak na to, iż z powodu rozległości imperium Osmanów ich północne rubieże mają znaczenie mniejsze, niż w polityce Moskiewskiej relację z Polską i bieg jej południowej granicy. Wskazywał przy tym na trzy strategiczne bolączki w położeniu Polski względem Turcji i Moskwy. Na rzecz Porty utracono twierdzę Kamieniecką, która jest wrotami w głąb południowych prowincji RON. Przy Moskwie pozostaje Smoleńsk jako klucz do WXL i Kijów, co może skończyć się odpadnięciem prawobrzeżnej Ukrainy. W tej sytuacji Polska musi się trzymać albo Turków, albo <text:s/>Rosjan, ale odpowiedź z kim stanąć nie jest taka oczywista. Wojewoda czernihowski, jak najbardziej gorliwie opowiadać się za wspólnym działaniem państw chrześcijańskich przeciw Turcji liczył na porozumienie z Moskwą, to jednocześnie wskazywał jak niebezpiecznie urosła w siłę Rosja i jak dużo z niej czerpie z prowincji jakie zdobyła na RON. W tej sytuacji zalecał cierpliwość i starania o zyskanie przyjaźni ze Stambułem, bez narażania siebie na szwank prowadzenia takiej polityki względem Porty, aby uwikłała się ona w konflikt bezpośrednio nie uderzający z Rzeczpospolitą, co umożliwiło by w tym czasie pomyślne zakończenie konfliktu z Rosją o ziemie, które okupuje.</text:span></text:span></text:p>
      <text:p text:style-name="P1"><text:span text:style-name="Domyślna_20_czcionka_20_akapitu"><text:span text:style-name="T2">Gdy polscy delegaci czekali na nowe królewskie instrukcje, Rosjanie postanowili </text:span></text:span><text:soft-page-break/><text:span text:style-name="Domyślna_20_czcionka_20_akapitu"><text:span text:style-name="T2">wykorzystać ich obecność w rozmowach z Turkami. Była to forma nacisku na nich, aby przyspieszyć porozumienie szantażem wejścia cara w alians wojskowy z Sobieskim, a jednocześnie stawiała w podejrzanym świetle polskie wysiłki. Samuel Proski zdołał się wywiedzieć o tym w Stambule i łagodząc sprawy tłumaczył, iż polscy posłowie omawiają jedynie kwestie związane z ustanowieniem wieczystego pokoju między Polską i Rosją. Oskarżał się przed swoimi tureckimi korespondentami, iż Rosja pragnie skłócić króla polskiego z sułtanem i pchać ich do wojny przeciw sobie. O swych wiadomościach powiadomił z końcem listopada Warszawę, czym zbudził kolejne rozczarowania i niepokój z powodu postawy jaką reprezentowali Rosjanie. Na początku listopada polska delegacja w Moskwie otrzymała kolejne instrukcje, ale nic w nich nowego nie było. Jedyne ustępstwo ze strony Jana III dotyczyło kwestii wysokości subsydiów – godzono się na 200 000 rubli i zmniejszenia posiłków jakie rosyjski sojusznik miałby wystawić. Radził król nakłonić przynajmniej stronę rosyjską do przysłania swej delegacji na sejm, gdyż jak im wskazywano warunki jakie przedkładają stronie rosyjskiej są ułożone przez posłów i tylko oni mają możliwość ich zmiany. Król liczył, choć mało w to wierzył, iż konieczność zwłoki zmiękczy stanowisko rosyjskie. Kolejna runda rozmów odbyła się zatem między 15 listopada a 16 grudnia, podzielona była na konferencje przypadające na15 listopada, 18 listopada, 29 listopada i 16 grudnia. Jak można było się spodziewać nie poczyniono na nich żadnego postępu. <text:s/>zaproponować, by car przysłał do Polski nowego posła albo posłannika. Gdyby Rosjanie nie zgodzili się i na tę propozycję, należy dalsze rokowania odłożyć i zaproponować zwołanie wspólnej komisji, która miała zbliżyć oba stanowiska.</text:span></text:span></text:p>
      <text:p text:style-name="P1"><text:span text:style-name="Domyślna_20_czcionka_20_akapitu"><text:span text:style-name="T2">Opierając się na poleceniu króla i senatorów-rezydentów, dyplomaci polscy oświadczyli ponownie na sesji w dniu 16 grudnia, że od podanych przez siebie warunków koniunkcji odstąpić nie mogą, na co Rosjanie zareplikowali, że na to zgodzić się nie mogą i dodali, że w obecnej sytuacji dalsze rozmowy są bezcelowe, Polacy zaś winni opuścić Moskwę. Kryszpin-Kirszensztein i Gniński zaproponowali wówczas, żeby car wysłał swych posłów do króla, na co po konsultacji z Fiodorem Aleksięjewiczem otrzymali odpowiedź wymijającą. Car oświadczył, iż rozważy tą </text:span></text:span><text:soft-page-break/><text:span text:style-name="Domyślna_20_czcionka_20_akapitu"><text:span text:style-name="T2">propozycję w przyszłości, w chwili gdy uzna za możliwą do realizację ideę sojuszu, w jaką osobiście wierzy i popiera, a Polacy będą gotowi do ustępstw z warunków jakie obecnie uznać nie może – w ten sposób miała być otwarta furtka na wypadek fiaska negocjacji z Turcją, których koleje losu też były zmienne.</text:span></text:span></text:p>
      <text:p text:style-name="P1"><text:span text:style-name="Domyślna_20_czcionka_20_akapitu"><text:span text:style-name="T2">21 grudnia posłowie Rzeczypospolitej mieli audiencję pożegnalną u cara Fiodora, a w następnych zaś dniach załatwiali jeszcze szereg spraw techniczno-finansowych, przy czym dochodziło do bardzo nieprzyjemnych scysji między nimi Rosjanami. W dniu 3 stycznia opuścili stolicę Rosji. W dniu 25 stycznia przekroczyli granicę RON, a w dniu 14 lutego stawili się zdać relację przed Janem III.</text:span></text:span></text:p>
      <text:p text:style-name="P1"><text:span text:style-name="Domyślna_20_czcionka_20_akapitu"><text:span text:style-name="T2">Misja Kryszpin-Kirszenszteina i Gnińskiego okazała się być suma summarum poważną porażką polityczną, nie spełniła pokładanych w nią nadziei, przekreślała wówczas silnie rezonujące nastroje antytureckie, których źródło tkwiło w emocjonalnej ocenie traktatu Gnińskiego i fermentu zbudzanego przez zwolenników wojny z Turcją mających wsparcie ze strony kościoła. Podjęta w roku 1679 kolejna, poważna próba pozyskania Rosji jako sojusznika zakończyła się zupełnym niepowodzeniem i jasno wskazywała jak bardzo jest to trudny partner w rozmowach. Rosja mimo porażek w wojnie z Turcją stała na nieubłaganym stanowisku, aby godzić się na jakiekolwiek ustępstwa. Wydaję się, iż strona rosyjska nie miała żadnych wówczas aspiracji do wejścia w sojusz z RON, zainteresowana była zabiegami o pacyfikację swych relacji z Turcją i z chanatem krymskim, a nie przedłużaniem tego konfliktu.</text:span></text:span></text:p>
      <text:p text:style-name="P1"><text:span text:style-name="Domyślna_20_czcionka_20_akapitu"><text:span text:style-name="T2">Niepowodzenie misji do Moskwy w roku 1679 było <text:s/>ciosem dla polityki wówczas promowanej przez koła rządzące Rzeczpospolitą i osobistym dla Jana III, niweczyło przygotowywany układ polityczny w oparciu o jaki usiłowano budować wówczas własne bezpieczeństwo międzynarodowe. Jan III przekonawszy się jak zatwardziałym negocjatorem jest Rosja i jak konsekwentnie stara się budować swoja pozycje kosztem pozycji Rzeczypospolitej, jak bardzo stara się utwierdzić swe panowanie nad ziemiami ukraińskimi.</text:span></text:span></text:p>
      <text:p text:style-name="P1"><text:span text:style-name="Domyślna_20_czcionka_20_akapitu"><text:span text:style-name="T2">Niepomyślne wieści, jakie nadchodziły od naszych dyplomatów z Moskwy, oraz fiasko całej, tak starannie przygotowanej akcji dyplomatycznej, musiały wywołać i </text:span></text:span><text:soft-page-break/><text:span text:style-name="Domyślna_20_czcionka_20_akapitu"><text:span text:style-name="T2">wywołały poważny niepokój w Rzeczypospolitej. Gdy tak jeszcze niedawno niemal powszechnie mówiono o konieczności wojny z Turcją to pod koniec roku 1679 r., odezwały się znowu głosy, nawołujące jak przed kilku laty, do pogodzenia się z Porta i przestrzegające przed zrywaniem z nią pokoju, wystawiania go na szwank przez mało odpowiedzialne drażnienie Turcji inicjatywami w nią godzącymi. Poglądom tym był bliski między innymi sam Jan Gniński na radach którego opierał się wówczas bardzo mocno wówczas Jan III. Gniński mając za sobą wcześniej kontakty z dyplomatami cara i sułtana apelował o niedrażnienie Turcji, której decydenci działają impulsywnie, ani nie dawać wiary wszelkim zapewnieniom Rosjan, które zwykle nie są przez nich spełniane a wypowiadane, tylko po to, aby zwieść <text:s/>i oszukać rozmówcę. <text:s/></text:span></text:span></text:p>
      <text:p text:style-name="P1"><text:span text:style-name="Domyślna_20_czcionka_20_akapitu"><text:span text:style-name="T2">To nagłe ożywienie protureckich orientacji znalazło swe odzwierciedlenie w polityce Turcji wobec Polski w tym czasie. Prawdopodobnie kłopoty wewnętrzne skłaniały Portę do prowadzenia pokojowej polityki wobec sąsiadów. Po koniec <text:s/>listopada wrócił ze Stambułu także wysłannik królewski Spendowski, którego oficjalna misja polegała na powiadomieniu sułtana o przedłużeniu polsko-rosyjskiego rozejmu w roku 1678. Turcy przyjęli go życzliwie, nie mieli za złe Polsce układu z Rosją, tym bardziej, iż nie miał on żadnych sojuszniczych zapisów, a następnie zapewnili go, iż nie żywią wobec Polski żadnych złych zamiarów i będą żyć z Polską w zgodzie dopóty, dopóki Polacy dotrzymają układów z Portą.</text:span></text:span></text:p>
      <text:p text:style-name="P1"><text:span text:style-name="Domyślna_20_czcionka_20_akapitu"><text:span text:style-name="T2">Następnie, na znacznie niższym szczeblu bieżące problemy relacji między polską a Rosją stały się przedmiotem rozmów podczas zwołanej do Kadzynia na dzień 10 lutego 1680roku komisji mającej dokonać rozgraniczenia ziem zgodnie z traktatem Moskiewskim z roku 1678. <text:s/>Polscy komisarze ponowili sondaże w sprawie sojuszu wojskowego z Rosją, ale Buturlin i Czadajew przewodzący rosyjskiej delegacji oświadczyli, że nie mogą przystępować do nowych negocjacji, gdyż trzeba przede wszystkim zrealizować to, co ustalono w ostatnim traktacie moskiewskim i nie posiadają odpowiednich pełnomocnictw w tym zakresie, aby sprawy te teraz omawiać. Nie wyrazili zgody na włączenia jej do przedmiotu obrad, gdy 17 lutego Polacy próbowali ją ponownie podnieść. Wobec powyższego strony przeszły do rozstrzygnięcia spraw zasadniczych – wytyczenia nowych granic i wypłaty reszty </text:span></text:span><text:soft-page-break/><text:span text:style-name="Domyślna_20_czcionka_20_akapitu"><text:span text:style-name="T2">sum przewidzianych traktatem rozejmowym.</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10. Misja posłów rosyjskich w Grodnie w roku 1679 i szukanie sojuszników przeciw Turcji</text:span></text:span></text:h>
      <text:p text:style-name="P1"><text:span text:style-name="Domyślna_20_czcionka_20_akapitu"><text:span text:style-name="T4"/></text:span></text:p>
      <text:p text:style-name="P1"><text:span text:style-name="Domyślna_20_czcionka_20_akapitu"><text:span text:style-name="T2">Do Grodna wysłannicy carscy mający odebrać od Jana III zaprzysiężenie traktatu rozejmowego przybyli 31 marca. Przywitano ich niezwykle uroczyście, co niewątpliwie świadczyło o wadze, jaką strona polska przywiązuje do zbliżających się rozmów. Polacy mieli zamiar nie tylko zaakceptować traktat zawarty 8 października 1678roku w Moskwie, ale zgodnie z poleceniem sejmu zdobyć przychylność Rosjan do budowy wspólnego aliansu przeciwko Turcji. Sejm daremnie wyczekiwał na przybycie spóźniającej się delegacji rosyjskiej, gotów był prolongować swe obrady, ale dyplomaci cesarscy byli jeszcze daleko. Stąd zaproponowano, aby znając treść wydać Sobieskiemu prawo do jego zaprzysiężenia, wydelegować senatorów, którzy mieli tego dopilnować. Kolejny sejm natomiast miał sprawę ostatecznie zamknąć. Formalnie rzecz biorąc – sejm delegował swe prawo na rzecz króla, który miał reprezentować sejm i na kolejnym miał zostać z tego rozliczony. Mimo zakończenia sejmu wielu posłów pozostało na miejscu w oczekiwaniu na przyjazd posłów moskiewskich w Grodnie wraz z królem. W przypadku jakiś kontrowersji co do traktatu liczono się z możliwością pośpiesznego zwołania sejmu nadzwyczajnego, a nawet odwołania się do woli tych posłów, którzy jeszcze nie wyjechali. Obyło się jednak od takiego zamieszania.</text:span></text:span></text:p>
      <text:p text:style-name="P1"><text:span text:style-name="Domyślna_20_czcionka_20_akapitu"><text:span text:style-name="T2">Naprzeciw zbliżającym się do miasta dyplomatom moskiewskim wyprawiono kilkanaście chorągwi pieszych węgierskich, cudzoziemskich i semenów oraz liczne kawalkady. Spotkanie nastąpiło na pół mili przed Grodnem. W imieniu Jana Sobieskiego przywitał ich kanclerz Jan wielopolski. Delegacji rosyjskiej przewodzili - <text:s/>Iwan Buturlin i Iwan Czaadajew. Dnia 3 kwietnia posłowie carscy zostali przyjęci na uroczystej publicznej audiencji przez króla, po czym wkrótce rozpoczęli rozmowy z członkami wyznaczonej przez sejm komisji na czele z <text:s/>Krzysztofem Micutą sędzią grodzieńskim. Senat miał reprezentować Andrzej Kazimierz Kryszpin-Kirszensztein wojewoda mścisławski.</text:span></text:span></text:p>
      <text:p text:style-name="P1"><text:span text:style-name="Domyślna_20_czcionka_20_akapitu"><text:span text:style-name="T2">Dyplomatom rosyjskim polecono przede wszystkim przyjęcie przysięgi od króla na </text:span></text:span><text:soft-page-break/><text:span text:style-name="Domyślna_20_czcionka_20_akapitu"><text:span text:style-name="T2">traktat zawarty w Moskwie ubiegłego roku, następnie zaś powiadomienie Rzeczypospolitej o odstąpieniu Siebieża i wypłaceniu pozostałych 100 tyś. rubli, wszystko zgodnie z postanowieniami tegoż traktatu.</text:span></text:span></text:p>
      <text:p text:style-name="P1"><text:span text:style-name="Domyślna_20_czcionka_20_akapitu"><text:span text:style-name="T2">Ważniejsze były jednak dalsze polecenia zawarte w nakazie. Mieli więc posłowie zabiegać o nakłonienie Polaków do zgody na zawarcie pokoju wieczystego, ale nie ujawniać od razu swego stanowiska, przede wszystkim zmusić stronę polska do ujawnienia swych propozycji jako pierwsza. Spodziewając się jednak, iż Polacy taka zgodę uzależnią od sojuszu wojskowego i udziału mediatorów zagranicznych, szczególnie z zakresie cesji terytorialnych, mieli oni twardo przeciwstawiać się temu. Obiecując sojusz wojskowy miano uzyskać od Polaków akceptację dla oddania ziem, które Rosja kontroluje. Gdyby jednak Polacy kategorycznie się na to nie godzili, dopiero wówczas mogli dokonać ustępstw i wyrazić zgodę na pośrednictwo cesarza i królów angielskiego i duńskiego, idąc po linii proponowanej przez nich. Sojusz uwzględniać miał wspólne opieranie się agresji Turcji wobec każdego z sygnatariuszy, pomoc miała liczyć po 10 000 piechoty i 5000 jazdy na rzecz zaatakowanego.</text:span></text:span></text:p>
      <text:p text:style-name="P1"><text:span text:style-name="Domyślna_20_czcionka_20_akapitu"><text:span text:style-name="T2">Dodatkowo zlecono posłom rosyjskim, aby podnieśli sprawę prześladowania wyznawców wiary greckiej w Rzeczypospolitej i żądali dla nich całkowitej wolności. Sprawą tą miano szafować stronę polską i posłużyć się jako pretekstem tłumaczącym fiasko rozmów odnoszących się do sojuszu wojskowego.</text:span></text:span></text:p>
      <text:p text:style-name="P1"><text:span text:style-name="Domyślna_20_czcionka_20_akapitu"><text:span text:style-name="T2">Polacy niepokojący się ciągnącymi się długo, mozolnie i jałowo rozmów z Rosjanami zaczęli rzeczywiście otwarcie mówić o potrzebie dopuszczenia do rokowań z Rosją zagranicznych mediatorów. Mówiono o tym w roku 1678roku nieoficjalnie podczas rozmów w Moskwie, sprawę tą poruszano w różnych momentach w korespondencji dyplomatycznej między Warszawą a Moskwą. Rosjanie zajmowali w tej sprawie inne stanowisko i nie chcieli dopuścić do włączenia się przedstawicieli państw trzecich. Jednak gotowi byli pójść na ustępstwa, jednak tylko pozorne. Chcieli bowiem zaproponować pośredników, których poparcia byli pewni i a którzy wówczas nie dążyli Rzeczypospolitej specjalnymi względami, to jest cesarza, oraz władców angielskiego i duńskiego, odrzucali natomiast mediację </text:span></text:span><text:soft-page-break/><text:span text:style-name="Domyślna_20_czcionka_20_akapitu"><text:span text:style-name="T2">francuską, która wówczas jeszcze byłaby niewątpliwie korzystna dla Rzeczypospolitej, jak również i papieską, a więc te, które były wygodne i proponowane przez <text:s/>Polaków.</text:span></text:span></text:p>
      <text:p text:style-name="P1"><text:span text:style-name="Domyślna_20_czcionka_20_akapitu"><text:span text:style-name="T2">W dniu 6 kwietnia król złożył przysięgę na traktat moskiewski, posłowie carscy bowiem uzależniali od tego przystąpienie do właściwych rozmów. Rozpoczęły się one w dniu 7 kwietnia.</text:span></text:span></text:p>
      <text:p text:style-name="P1"><text:span text:style-name="Domyślna_20_czcionka_20_akapitu"><text:span text:style-name="T2">Deputaci polscy zażądali oddania Siebieża i wypłacenia drugiej części przyrzeczonych traktatem pieniędzy, następnie zaś złożenia przez dyplomatów rosyjskich deklaracji, z jakimi dalszymi propozycjami od cara przybyli do Grodna i wreszcie okazania plenipotencji. W sprawie zwrotu Siebieża i wypłacenia drugiej raty ustalonej sumy nie było żadnych kontrowersji. Rosjanie zażądali tylko pokwitowania. Kłopoty wynikły, jak niemal zawsze, z plenipotencją, która wzbudziła pewne zastrzeżenia ze strony polskiej, ale i tę sprawę załagodzono. Gorzej natomiast wygląda sprawa nowych propozycji ze strony rosyjskiej, gdyż posłowie carscy oświadczyli, że nie mogą przystępować do nowych negocjacji, gdyż trzeba przede wszystkim zrealizować to, co ustalono w ostatnim traktacie moskiewskim.</text:span></text:span></text:p>
      <text:p text:style-name="P1"><text:span text:style-name="Domyślna_20_czcionka_20_akapitu"><text:span text:style-name="T2">Na posiedzeniu w dniu 8 kwietnia <text:s/>polscy przedstawiciele <text:s/>sformułowali swoją propozycję połączenia sił przeciw Turcji i Tatarom. Dyplomaci moskiewscy nie zgodzili się jednak na włączenie tej sprawy do porządku dziennego i zażądali, aby najpierw przedyskutować warunki na jakich strony miały uzgodnić porozumienie pokojowe między sobą.</text:span></text:span></text:p>
      <text:p text:style-name="P1"><text:span text:style-name="Domyślna_20_czcionka_20_akapitu"><text:span text:style-name="T2">Polacy spotkawszy się z taką odpowiedzią udali się na naradę do króla, następnie zaś <text:s/>- co było zgodne z przypuszczeniami strony rosyjskiej wysunęli warunek poprzedzenia rozmów pokojowych mediacją i zaproponowali w tej roli papieża, cesarza, królów angielskiego, francuskiego i szwedzkiego oraz stany holenderskie. Jako miejsce obrad komisji wysunęli Mitawę, a termin rozpoczęcia rozmów — l listopada obecnego 1679 roku.</text:span></text:span></text:p>
      <text:p text:style-name="P1"><text:span text:style-name="Domyślna_20_czcionka_20_akapitu"><text:span text:style-name="T2">Rosjanie ustosunkowali się negatywnie do powyższych propozycji. Car najpierw musiałby wypowiedzieć się co do podanych kandydatur i dać swoje przyzwolenie, nie godzono się także na miejsce komisji mediacyjnej, motywując to zbytnią </text:span></text:span><text:soft-page-break/><text:span text:style-name="Domyślna_20_czcionka_20_akapitu"><text:span text:style-name="T2">odległością miejsca od granic rosyjskich. Także termin wyznaczający ją jeszcze na rok 1679 był dla Rosjan nie wygodny, postulowali sprawę odwlec w czasie, przestrzegając przed pospiechem, który nie pozwoli mediatorom dokładnie zbadać przedmiot sprawy. Jan III postanowił przetestować Rosjan zgodził się wysłać gońców do cara w sprawie mediatorów, zgodził się również na proponowany późniejszy termin komisji, zrezygnował z Mitawy na rzecz poprzednich miejsc rokowań — Andruszowa, Kadzynia i Zwirowicz, oświadczył jednak, że nie może być mowy o tym, by przyszła komisja odbyła się bez udziału pośredników.</text:span></text:span></text:p>
      <text:p text:style-name="P1"><text:span text:style-name="Domyślna_20_czcionka_20_akapitu"><text:span text:style-name="T2">W dniu 10 kwietnia na trzecim spotkaniu Buturlin i towarzysze ostrożnie poruszyli wreszcie sprawę nowej „koniunkcji sił" skierowanej przeciwko Porcie i Krymowi. Powiedzieli, że przymierze takie jest potrzebne obu państwom, podkreślili jednak, że przede wszystkim Rzeczypospolitej, której Turcy zagarnęli tyle prowincji. Posłowie polscy, którzy byli w Moskwie, nie mieli w tej sprawie pełnomocnictw i oznajmili, że problem ten trzeba będzie załatwić podczas sejmu. I właśnie teraz posłowie carscy po to przybyli do Grodna. Dodali, że oczekują od Polaków propozycji w tej materii.</text:span></text:span></text:p>
      <text:p text:style-name="P1"><text:span text:style-name="Domyślna_20_czcionka_20_akapitu"><text:span text:style-name="T2">Na razie żadna ze stron nie chciała wypowiedzieć się merytorycznie i badawczo sprawdzano się wzajemnie wysuwając przeciw sobie znów różne zadawnione urazy dotyczące współpracy militarnej. Wreszcie po naradzeniu się z królem negocjatorzy polscy zaproponowali, by układ o koniunkcji zacząć od opracowania konkretnych gwarancji tłumacząc swój dezyderat tym, że Rosjanie poprzednich paktów o przymierzu nie dotrzymali, narażając tym Polskę na ciężką wojnę z Turcją i na straty licznych prowincji, tym bardziej, iż udało się z nią uzyskać pokój, co prawda bolesny, ale faktyczny.</text:span></text:span></text:p>
      <text:p text:style-name="P1"><text:span text:style-name="Domyślna_20_czcionka_20_akapitu"><text:span text:style-name="T2">W dniu 11 lutego senatorowie polscy i litewscy zapoznali posłów carskich ze swoim projektem traktatu gwarancyjnego. Gwarancja miała według tego projektu polegać przede wszystkim na tym, że car powinien wybrać sobie dwóch monarchów (w tym cesarza), którzy by zaręczyli, iż car dotrzyma wszystkich punktów układu.</text:span></text:span></text:p>
      <text:p text:style-name="P1"><text:span text:style-name="Domyślna_20_czcionka_20_akapitu"><text:span text:style-name="T2">Następnie zażądali Polacy, by car dał zakładników spośród najznakomitszych bojarów, ponadto zaś jakieś własne miasto lub fortecę w zastaw, które leży na rdzennym obszarze Rosji i nie leżało nigdy w granicach Rzeczypospolitej. Dwa </text:span></text:span><text:soft-page-break/><text:span text:style-name="Domyślna_20_czcionka_20_akapitu"><text:span text:style-name="T2">ostatnie warunki polskie dotyczyły niezawierania przez żadną ze stron separatystycznego pokoju z Turcją i prowadzenia wojny solidarnie i korzystnie dla obu krajów. Dyplomaci moskiewscy bardzo niechętnie przyjęli deklarację oświadczając, że na gwarancję traktatu dość czasu będzie, gdy uzgodniona zostanie jego treść. Najważniejsza jest umowa o współdziałaniu wojskowym i w tej sprawie przede wszystkim oczekują propozycji.</text:span></text:span></text:p>
      <text:p text:style-name="P1"><text:span text:style-name="Domyślna_20_czcionka_20_akapitu"><text:span text:style-name="T2">Polacy zażądali bardzo dużo. W wypadku wojny car osobiście miał wyruszyć w pole, gdyż pod jego komendą Moskwa wystawi znacznie większe siły, niż to miałoby miejsce wtedy, gdyby armią dowodzili hetmani carscy. Dalsze warunki zakładały, że Rosja zwróciła Rzeczypospolitej wszystkie zagarnięte ziemie, strona moskiewska zadeklarowała konkretną liczbę wojska, którą może wystawić w wypadku wojny, przy czym Polacy uważają, że armia, która miałaby połączyć się z siłami polskimi i litewskimi, winna liczyć od 50 000 do 60 000 ludzi. Skarb carski wypłacał Polsce zniszczonej przez długotrwałe wojny co roku w czasie trwania wojny 600 000 rubli. Rosja ma zobowiązać się prowadzić wojnę nie tylko defensywną, ale i ofensywną. W czasie trwania wojny obie sprzymierzone armie nie wracały na leża zimowe do swych krajów, lecz pozostawały na ziemi nieprzyjacielskiej.</text:span></text:span></text:p>
      <text:p text:style-name="P1"><text:span text:style-name="Domyślna_20_czcionka_20_akapitu"><text:span text:style-name="T2">Propozycje te wywołały wielką konsternację dyplomatów rosyjskich, oświadczyli że są tak wygórowane i nierealne, iż nie sposób na nimi w ogóle dyskontować. Polacy argumentowali, że sami oferują konkretną pomoc i na szale sojuszu rzucają swój traktat pokojowy z Turcją, w wojnę z którą uwikłana jest nadal Rosja. Nie przekonało to jednak w ogóle Rosjan. Atmosfera rokowań stawała się coraz bardziej napięta. 13 kwietnia na nowej sesji posłowie moskiewscy określili propozycje polskie jako żarty i znów je całkowicie odrzucili.</text:span></text:span></text:p>
      <text:p text:style-name="P1"><text:span text:style-name="Domyślna_20_czcionka_20_akapitu"><text:span text:style-name="T2">Wyśmiano propozycje zobowiązania cara do wyruszenia osobistego w pole jako uwłaczającego jego majestatowi. Sprawy zwrotu ziem wg Rosjan nie można teraz nawet wspominać, gdyż dotyczy ona sprawy pokoju, a nie sojuszu wojskowego. Wojska car wystawi tyle, ile będzie potrzeba, żadnych konkretnych liczb posłowie moskiewscy podać nie chcieli. Odrzucili również żądania polskie w sprawie pieniędzy stwierdzając, że już dwukrotnie dali spore sumy i traktować je mogą jako </text:span></text:span><text:soft-page-break/><text:span text:style-name="Domyślna_20_czcionka_20_akapitu"><text:span text:style-name="T2">subsydia gwarantujące im pomoc wojskową ze strony Rzeczypospolitej. Co do wojny zaczepnej, to nie będą się temu sprzeciwiać.</text:span></text:span></text:p>
      <text:p text:style-name="P1"><text:span text:style-name="Domyślna_20_czcionka_20_akapitu"><text:span text:style-name="T2">Odpowiedź taka oczywiście nie zadowoliła Polaków, którzy z naciskiem podkreślili, że b Zażądali od Rosjan, by oni z kolei przedstawili swoje warunki. Nastąpiło to w dniu 16ez gwarancji wystawienia odpowiednio licznej armii i zapewnienia jej finansowania na odpowiednio długi czas nie może dojść do zawarcia żadnego aliansu. 15 lutego po uprzedniej ostrej i nieprzyjemnej wymianie zdań Rosjanie zgodzili się przedstawić kilka konkretów, ale nie wykraczały one poza dane im instrukcje. Propozycje rosyjskie składały się z siedmiu punktów. Posiłków obiecywali dać zaledwie 15 000 w tym 10 000. piechoty i 5 000. jazdy, a i ta obietnica obwarowana była różnymi warunkami, miedzy innymi takim, że wojska te nie mogą być użyte do szturmu miast i fortec. Żądali, by „</text:span></text:span><text:span text:style-name="Domyślna_20_czcionka_20_akapitu"><text:span text:style-name="T3">koniunkcję</text:span></text:span><text:span text:style-name="Domyślna_20_czcionka_20_akapitu"><text:span text:style-name="T2">" polsko-moskiewską rozszerzyć na innych monarchów chrześcijańskich, przede wszystkim papieża i cesarza. W wypadku gdyby Turcy ponownie zaatakowali Rosjan, Polacy powinni również przysłać równorzędne posiłki. Pozostałe warunki rosyjskie były już mniej istotne, a częściowo nawet pokrywały się z polskimi</text:span></text:span></text:p>
      <text:p text:style-name="P1"><text:span text:style-name="Domyślna_20_czcionka_20_akapitu"><text:span text:style-name="T2">Deklaracja dyplomatów carskich wywołała nową falę sporów, dyskusji i polemik. Przedstawiciele polscy stwierdzili kategorycznie, że bez zwrotu natychmiastowego przynajmniej połowy zabranych przez Moskwę ziem (zwrot drugiej połowy miał nastąpić na przyszłej komisji i zawarciu pokoju), bez posiłków minimum 40 000 wojska oraz bez żądanych pieniędzy król i Rzeczpospolita żadnego przymierza z Rosją zawrzeć nie mogą.</text:span></text:span></text:p>
      <text:p text:style-name="P1"><text:span text:style-name="Domyślna_20_czcionka_20_akapitu"><text:span text:style-name="T2">W tej sytuacji Buturlin i jego koledzy poprosili o ostateczną deklarację królewską i obiecali, że dadzą również ostateczną ze swojej strony,</text:span></text:span></text:p>
      <text:p text:style-name="P1"><text:span text:style-name="Domyślna_20_czcionka_20_akapitu"><text:span text:style-name="T2">W dniu 17 kwietnia odbyła się ostatnia konferencja przedstawicieli obu stron z licznym udziałem senatorów nie będących członkami komisji sejmowej oraz przedstawicieli szlachty. Polacy potwierdzili w swej ostatecznej deklaracji, że żądają, na razie zresztą, tylko województwa kijowskiego i smoleńskiego. Rzeczpospolita gotowa jest wystawić na wspólną wojnę przeciw Turcji 50 000 armię, w związku z czym musi jednak otrzymać nowe subsydia pieniężne od Rosji w wysokości 6 mln </text:span></text:span><text:soft-page-break/><text:span text:style-name="Domyślna_20_czcionka_20_akapitu"><text:span text:style-name="T2">złp rocznie na czas trwania tej wojny.</text:span></text:span></text:p>
      <text:p text:style-name="P1"><text:span text:style-name="Domyślna_20_czcionka_20_akapitu"><text:span text:style-name="T2">Nie było oczywiście mowy o tym, by Rosjanie mogli przyjąć te warunki. Bardzo stanowczo zareplikowali zwłaszcza w sprawie zwrotu Kijowa. Oddać go nie mogą, gdyż zdobyli go na Turkach, a nie na Polakach. Polacy zaś oddali Kijów wraz z całą Ukrainą dobrowolnie w ręce pogańskie, nie mają więc już żadnego prawa do tego miasta. Poza tym gdyby Rosjanie zwrócili Polakom Kijów, wybuchłaby z tego powodu nie tylko nowa wojna turecka, ale i nawet nowy bunt Kozaków, co więcej, oddanie Kijowa pogorszyłoby poważnie pozycję Rosji w wojnie z Turcją. Suma 6 000 000z złotych rocznie, której żądają Polacy, jest również stanowczo wygórowana. Jej zebranie wymagałoby nałożenia nowych podatków w państwie moskiewskim, a to wywołałoby niewątpliwie bunt ludności nie godzącej się na obciążenie jej nowymi ciężarami. Rosjanie starali się nawet dowodzić, iż obiecane traktatem moskiewskim pieniądze traktują jako subsydium za jakie oczekują namacalnej pomocy w wojnie z Turcją i przekazanie drugiej ich raty uzależniają od konkretnych w tym względzie propozycji polskiej strony. Przedstawiciele Rzeczpospolitej ostro zaprotestowali z tą – niezgodną z treścią, interpretacja niedawnego porozumienia, więc Rosjanie sugerując jedynie możliwy konfrontacyjny kierunek dyskusji w przypadku wygórowanych żądań Polaków ustąpili i zgodzili się sprawę tą uregulować zgodnie z podpisaną umową. Stało już zupełnie jasne, że do żadnego porozumienia wychodzącego poza zakres traktatu moskiewskiego dojść nie może w warunkach jakie wówczas istniały. Obie strony złożyły deklarowały oczywiście, iż dzieje się to nie z ich winy. Dodatkowo wzajemne zadrażnienia wywołały interwencje rosyjskich posłów w sprawie sytuacji kościoła prawosławnego w granicach RON, co zgodnie z poleceniem jakie otrzymali, miało ogniskować w sobie usprawiedliwienie braku zaufania między stronami i brak pomyślnego załatwienia sprawy sojuszu. Rosjanie mieli wyrazić na jednym z ostatnich spotkań, iż domagają się gwarancji swobód religijnych dla cerkwi prawosławnej w Rzeczypospolitej. Na to podkanclerz litewski Andrzej Plater zakomunikował, iż sejm podobnych gwarancji nie udzieli, gdyż wyznawcy prawosławia cieszą się swobodami i nie potrzebują szczególnej opieki. Rosjanie niepokoili się jednak pogłoskami o pojawieniu się kolejnych inicjatyw </text:span></text:span><text:soft-page-break/><text:span text:style-name="Domyślna_20_czcionka_20_akapitu"><text:span text:style-name="T2">mających zacieśnić unię między katolikami a prawosławiem, a także próbami posługiwania się przez Jana III w sposób tajny hierarchami prawosławnymi dla przekonania <text:s/>Jerzego Chmielnickiego i innych Kozaków, także tych z lewobrzeża, będących poddanych cara, do przyjęcia władzy RON. Nie były to podejrzenia zupełnie gołosłowne. Bowiem działając w imieniu Sobieskiego, Prawosławny biskup lwowski Szumlański, latem 1679roku rzeczywiście poufnie udał się do Jerzego Chmielnickiego, miał mu obiecać tytuł księcia ruskiego, całej starszyźnie kozackiej nobilitację, a całej Ukrainie te same prawa i instytucje, jakie miały Korona i Litwa i równouprawnienie prawosławia, a co za tym idzie dopuszczeniu jego duchownych do senatu. Rosjanie oceniali działania i propozycje Sobieskiego jako bardzo kunktatorskie i w gruncie rzeczy niekorzystne dla cara, pod jakimi kryła się myśl przewlekania konfliktu rosyjsko-tureckiego, który dla Polski był w takich przypadku politycznie wygodny.</text:span></text:span></text:p>
      <text:p text:style-name="P1"><text:span text:style-name="Domyślna_20_czcionka_20_akapitu"><text:span text:style-name="T2">Delegacja rosyjska w dniu 8 maja opuściła Warszawę i zgodnie z poleceniem carskim udali się w dalszą drogę na dwór cesarski do Wiednia, gdzie bezskutecznie starała się zyskać pomoc Austrii w wojnie z Portą i omówić także bez specjalnych efektów.</text:span></text:span></text:p>
      <text:p text:style-name="P1"><text:span text:style-name="Domyślna_20_czcionka_20_akapitu"><text:span text:style-name="T2">Ich misja w Polsce zimą 1679 r. nie mogła się skończyć powodzeniem wobec zbyt rozbieżnego stanowiska obu stron w podstawowych problemach stanowiących przedmiot rokowań. Posłowie carscy przyjechali do Grodna propozycjami, których wymowa dowodziła, że Moskwa nie była zainteresowana, zwłaszcza wobec prolongowania rozejmu andruszowskiego, w jakichkolwiek dalszych ustępstwach na rzecz Polski. Nie mieli w zamiarze wychodzić poza wygodny dla nich aktualnie rozejm z Polską, bowiem mimo klęski pod Czehryniem nie znajdowali się w dramatycznej sytuacji, ich najważniejsze prowincje były wolne od groźby agresji. Strona polska stawiała z kolei zbyt wielu nierealistycznych żądań, aby Rosjanie mogli je brać pod uwagę.</text:span></text:span></text:p>
      <text:p text:style-name="P1"><text:span text:style-name="Domyślna_20_czcionka_20_akapitu"><text:span text:style-name="T2">Wizyta </text:span></text:span><text:span text:style-name="Domyślna_20_czcionka_20_akapitu"><text:span text:style-name="T23">Szczęsnego (Fausta) Morsztyna (1631-1687)</text:span></text:span><text:span text:style-name="Domyślna_20_czcionka_20_akapitu"><text:span text:style-name="T2"> w Niderlandach i Anglii nie przyniosła żadnych pozytywnych konkretów. Latem i wczesną jesienią polskie poselstwo. przebywało w Holandii, głównie w Amsterdamie i Antwerpii. Konferowano na niskim szczeblu, odbyło się kilak spotkań z <text:s/>księciem Oranii </text:span></text:span><text:soft-page-break/><text:span text:style-name="Domyślna_20_czcionka_20_akapitu"><text:span text:style-name="T2">Henrykiem Kazimierze von Nassau-Dietz (1657 - 1696). Próby przekonania do swych racji i sięgające dalej propozycje ekonomicznej współpracy nie zyskały większego uznania. Wilhelm ograniczył się w zasadzie do kilku stonowanych pochlebstw i życzenia Janowi III powodzenia w walce z Turkami, ale jednocześnie nie omieszkał wskazać na kwestie zasadniczo różniące go w Sobieskim - wiarę, jego działania wobec Gdańska, bliskie związki ze Szwecją i Francją. Morsztyn skarżył się na koszty swego pobytu i niechęci jego kredytowania przez Holendrów. Stadhouder Wilchelm III Orańskie (1650-1702) zaszczycił polskich delegatów audiencja 20 września 1679r., była krótka, a mimo kurtuazji dyplomaci Jana III zostali chłodno potraktowani, ich propozycje nie zyskały zrozumienia. W Holandii nadal upatrywano w Polakach, jeśli nie aktualnego to potencjalnego sprzymierzeńca znienawidzonej Francji. Z jednej strony wysłuchiwano pretensji o politykę Jana III wobec Gdańska, z drugiej na ustanowione w Rzeczpospolitej cło generalne. Nie dawano żadnych widoków polskim dyplomatom na wsparcie protestanckiej Holandii dla sojuszu antytureckiego błogosławionego przez papieża. Do tego dochodziły obawy Holendrów dotyczące Francji i rozwoju wypadków w Anglii, co było głównym zainteresowaniem ich polityków w tym czasie. Pewne znaczenie miały spotkania Morsztyna z diasporą ariańską i przedstawicielami miejscowych protestantów oraz kupiectwa. Morsztyn przedstawiał, kierując się osobną, prywatna instrukcją swego monarchy plany osiedlenia arian żyjących w Prusach w Indiach Zachodnich, pojawiła się też kwestia częściowego zwrotu lub rekompensaty za ich majątki pozostawione w Rzeczpospolitej. Depesze z wizyty w Holandii nie budziły większego odzewu i reakcji w Warszawie. Nie mogąc nic zyskać, zadowoliwszy się obietnicami pomocy finansowej i technicznej od osób prywatnych na rzecz ewentualnych zamierzeń kolonialnych z udziałem pruskich arian, polska delegacja udała się 4 października do Anglii. </text:span></text:span></text:p>
      <text:p text:style-name="P1"><text:span text:style-name="Domyślna_20_czcionka_20_akapitu"><text:span text:style-name="T2">Polska delegacja po błądzeniu z powodu sztormu po 6 dniach dotarła do Londynu. Na miejscu natrafiono na skomplikowaną sytuację. Co prawda katolik Karol II (1630-1685)miał wiele osobistej sympatii wobec Jana III, ale właśnie fala antykatolickiego wzburzenia i kryzys parlamentarny przewalały się przez jego kraj i </text:span></text:span><text:soft-page-break/><text:span text:style-name="Domyślna_20_czcionka_20_akapitu"><text:span text:style-name="T2">nie był wstanie żadnych rzeczowych propozycji złożyć Polakom. Doszło jedynie do krótkiej audiencji w dniu 30 listopada 1679. Morsztyn wprowadzony w miejscowe <text:s text:c="2"/>realia nie śmiał poruszyć projektu idei ligi świętej, słusznie obawiając się, iż byłby to argument na rzecz szerzącej się w Anglii histerii antypapieskiej i nie przyłożyłoby żadnych zysków polskiej sprawie. W zasadzie zwrócono się o wsparcie finansowe, argumentując to solidarnością państw chrześcijańskich, Karol II dał wymijającą odpowiedź i obiecał jedynie wysłać prywatny list do Jana III. Podobnie jak w Holandii, także w Anglii Władysław Morsztyn prowadził nieoficjalne rozmowy z wpływowymi angielskimi notablami, kupcami i gminami religijnymi. Gmina kalwińska była gotowa ofiarować na cele ligi 80 000 talarów w zamian za zaprzestania prześladowań i prawa do swobodnego kultu ich współwyznawców w Polsce. Morsztyn, o tak konkretnej propozycji zawiadomiła senat, który w dniu 18 stycznia odrzucił tą propozycje, przy głośnym proteście duchownych, gdyż jak uznano - nie można było czynić heretykom żadnych ustępstw. Nie mniej Morsztyn jednocześnie zyskał finansową <text:s/>i polityczną pomoc dla planów kolonizacji ariańskiej przy okazji. W kolejnych latach dyskretne wsparcie i brak agresywnych <text:s/>działań Anglii wobec polskiej obecności w Indiach Zachodnich, było rezonansem wizyty Morsztyna i obietnicami pomocy złożonymi przez wpływowe gminy protestanckie w sprawie ariańskiej. Poselstwo Władysława Morsztyna w marcu 1680 droga morską wróciło do Polski. </text:span></text:span></text:p>
      <text:p text:style-name="P1"><text:span text:style-name="Domyślna_20_czcionka_20_akapitu"><text:span text:style-name="T23">Do Szwecji oraz Dani udał się z misją, kolejny przedstawiciel rodu Morsztynów, związanego w przeszłości z protestantyzmem - Władysława Morsztyna (1640-1689). W Szwecji miano otrzymać dobre z nią stosunki, wyjaśniać nabrzmiałe nieporozumienia, głównie niepokój przejawianymi przez Sobieskiego zainteresowanie sprawami morskimi, rozmawiać o Rosji i powstrzymywać brandenburskie intrygi, zapewnieniem, iż Rzeczpospolita w przypadku agresji Wielkiego Elektora na posiadłości szwedzkie nie będzie obojętnie na to patrzeć. Oczywiście omawiać miano sprawy ewentualne pomocy w przypadku wojny z Turcją, oraz zwrócić się o zwrot zagarniętego podczas Potopu mienia w archiwach oraz bibliotekach wywiezionych do </text:span></text:span><text:soft-page-break/><text:span text:style-name="Domyślna_20_czcionka_20_akapitu"><text:span text:style-name="T23">Szwecji. </text:span></text:span><text:span text:style-name="Domyślna_20_czcionka_20_akapitu"><text:span text:style-name="T25">SzczegółyChrystian V (ur. 15 kwietnia 1646 we Flensburgu, zm. 25 sierpnia 1699 w Kopenhadze)rabia Friedrich von Ahlefeldt (* 1623 w Søgård ; † 7. lipca 1686 w Kopenhadze ) był politykiem w usługach duńskich.</text:span></text:span></text:p>
      <text:p text:style-name="P11"><text:span text:style-name="Domyślna_20_czcionka_20_akapitu"><text:span text:style-name="T24">Karol XI Wittelsbach, szw. Karl XI (ur. 24 listopada 1655 w Sztokholmie, zm. 5 kwietnia 1697 tamże) – król Szwecji, książę Bremy i Verden, książę Palatynatu-Dwóch Mostów od 1660.</text:span></text:span></text:p>
      <text:p text:style-name="P11"><text:span text:style-name="Domyślna_20_czcionka_20_akapitu"><text:span text:style-name="T22"/></text:span></text:p>
      <text:p text:style-name="P1"><text:span text:style-name="Domyślna_20_czcionka_20_akapitu"><text:span text:style-name="T23">W Dani poselstwo miało trudniejsze zadanie, chodziło o podreperowanie stosunków, na którym cieniem kładła się inkorporacja Prus i wojna z Brandenburgią, w sytuacji jakiej Berlin i Kopenhaga były związane bliskimi stosunkami i sojuszami. Jedynie duńskie obawy i ciężar zmagań wojny z Szwecją przytrzymywało ją podczas wojny polsko-brandenburskiej z otwartym wystąpieniem przeciw Rzeczpospolitej. Aktualnie dwór duński był drażniony morskimi planami Sobieskiego i potencjalnym zagrożeniem, jakie mogły one przynieść skoordynowane z szwedzkimi inicjatywami na Bałtyku dla duńskiej polityki, mimo iż w tym czasie oba kraje starały się do siebie się zbliżyć i podtrzymywać wojenne zamiary. <text:s/></text:span></text:span></text:p>
      <text:p text:style-name="P1"><text:span text:style-name="Domyślna_20_czcionka_20_akapitu"><text:span text:style-name="T2">Do północnych krajów włoskich oraz na półwysep Iberyjski udali się Dominik Potocki oraz Franciszek Koryciński wraz z swym krewnym Piotrem Korycińskim - dworzaninem papieża Klemensa X. Chcąc ominąć Austrię, gdzie bawiło poselstwo Michała Radziwiłła, przez Drezno i Bawarię dotarli polscy posłowie do Mediolanu. W Saksonii w dniu 18 lipca mieli audiencję u księcia Jana Jerzego II Wettyn (1613 -1680), przekazali oni listy od Jana III, ale ich obecność nie miała żadnego większego znaczenia politycznego. Złą prasę Polakom skutecznie robili brandenburscy agencji, powszechnie uważano iż za propozycjami króla polskiego kryją się papieskie intrygi, czego też miała dowodzić obecność Piotra Korycińskiego. Z protestanckiej Saksonii po bardzo, krótkiej wizycie w protestanckiej Saksonii, Polacy w sierpniu zawitali do </text:span></text:span><text:span text:style-name="Domyślna_20_czcionka_20_akapitu"><text:span text:style-name="T2">katolickiej Bawarii, ale mimo tego ich przyjazd był odebrany chłodno. Nie rozumiano ani polskich intencji, ani kalkulacji. Moment przyjazdu nie był fortunny, </text:span></text:span><text:soft-page-break/><text:span text:style-name="Domyślna_20_czcionka_20_akapitu"><text:span text:style-name="T2">właśnie zmarł bawarki elektor - Ferdynand Maria Wittelsbach (1636-1679), a nowy młody władca <text:s/>- Maksymilian II Emanuel Wittelsbach (1662 -1726) był pod całkowita dominacją doradców, którzy zalecali ostrożność i skupienie się na sprawach wewnętrznych. Polskich dyplomatów zbyto niezobowiązującymi deklaracjami i obietnicą wypłaty niewielkiego subsydiów w przypadku otwartego konfliktu między Rzeczpospolitą i Portą Otomańską, pod warunkiem, iż podobne przyrzeczenie da papież. Mimo mizernych efektów dwóch audiencji, które miały miejsce 31 sierpnia i 8 września, dla <text:s/>młodego Maksymiliana II Emanuela był to jeden z pierwszych kontaktów z zagranicznymi dyplomatami i <text:s/>o Polakach wyrobił sobie wówczas pozytywny sąd, co będzie procentować w przyszłości, kiedy relację miedzy nim a Sobieskimi staną się bliskie i oparte na osobistych sympatiach. Chcąc zdążyć przez zimą, Polacy pod koniec września udali się do Włoch. Do Mediolanu przybyli 14 października i od razu natrafiono na poważne problemy. Najpierw natury finansowej. Z Warszawy nie nadeszły obiecane pieniądze, a posiadane wydawano dotąd zbyt lekkomyślnie. O pożyczki było trudno. Posłano po wsparcie do Rzymu, do protektora korony polskiej Pietro Vidoniego (1610-1681) wymawiał się brakiem gotówki. Pisano do Michała Radziwiłła, ten też odmawiał wskazując na własne problemy finansowe. Kilku członków polskiego poselstwa postanowiło wówczas zawrócić. Trudności z rozliczeniem <text:s text:c="2"/>kosztów stancji w Mediolanie dało pretekst francuskim agentom do skontrowania intrygi i podburzenia przeciw polakom miejscowego gubernatora. ten zagroził Polakom nawet aresztem jeśli nie uregulują długów, w końcu interweniował sam Jan III, posłał niewielkie pieniądze - 500 dukatów, a na miejscu <text:s/>pomoc obiecał władca Parmy - Ranuccio II Farnese (1630-1694), który gościł Polaków na przełomie roku 1679/1680, ale żadnych obietnic politycznych nie złożył. Nowa instrukcja, która dotarła z początkiem roku 1680 z Warszawy polecała polskim posłom nie udawać się do Toskanii, ze względu na koszta, ewentualnie zabiegi z Medyceuszami miały spaść na Michała Radziwiłła działającego w Rzymie. Zdecydowano, iż czym prędzej delegacja prowadzona przez </text:span></text:span><text:span text:style-name="Domyślna_20_czcionka_20_akapitu"><text:span text:style-name="T2">Franciszka Korycińskiego, ma udać się do Hiszpanii i Portugalii, przez Genuę, gdzie zaokrętowali się w dniu 18 lutego. Polskie poselstwo w dniu 28 lutego wylądowało w </text:span></text:span><text:soft-page-break/><text:span text:style-name="Domyślna_20_czcionka_20_akapitu"><text:span text:style-name="T2">Barcelonie. A następnie udało się do Madrytu do króla Hiszpanii Karola II (1661- 1700), który jednak nie zaszczycił ją osobistą audiencją, wymawiając się chorobą i polskich dyplomatów przyjął Juan Francisco de la Cerda Enriquez de Ribera (1637-1691), co pozwalało stronie hiszpańskiej składać mimo kurtuazji mało znaczące i zobowiązujące deklaracje. Hiszpanie chwalili pomysł ligi przeciw Turcji, ale wymawiali się udziału z nią, wskazując na własne problemy, koszty ewentualnej wojny i rolę Francji. Polacy mieli jeszcze nadzieję na prywatną audiencje u hiszpańskiego monarchy, ale ten ograniczył się do napisania prywatnego listu do Jana III. Usiłowano, podpierając się papieskim autorytetem, interweniować wśród hiszpańskiego duchowieństwa, ale efekty tych starań były mierne. Polski , słaby głos nikł między intrygami ścierających się w Madrycie francuskich i cesarskich wpływów, które niechętne były lasowanej przez Warszawie idei politycznej. Żadnego większego wrażenia polskie propozycje nie budziły, zatem o podobnym spotkaniu mowy być nie mogło, zatem już 3 kwietnia 1680r. polscy dyplomaci opuścili Madryt i skierowali się w stronę Lizbony. Wymienianie podczas pobytu w Hiszpanii z lizbońskim dworem oraz depesze oraz zasiłki pieniężne przysyłane z Warszawy, pozwalały wówczas przypuszczać, iż Portugalczycy są znacznie bardziej zainteresowani polskimi propozycjami. Po dotarcie z dużymi trudnościami, bowiem podróż przez hiszpańskie ziemie okazał się ciężką i niebezpieczną przeprawą - natrafiono na wzburzone przez wiosenne opady rzeki, musiano omijać miejscowości porażone zaraża, opędzano się od zbójeckich band, od których było gęsto w niektórych okolicach i na początku maja do portugalskiej stolicy. Polacy spotkali w dniu 20 maja 1680r. z regentem Portugalii <text:s/>Piotrem II (1648-1706), na oficjalnej audiencji <text:s/>i przedstawili swoją prośbę o pomoc przeciw Turkom. Polacy, być może z powodu swej egzotyczności cieszyli się zainteresowaniem. Portugalia była również zainteresowana obrona swych azjatyckich posiadłości przez turecką agresją, zatem uznawano za pożyteczne utrzymywania przyjaznych związków w Polską. Na konkretne polityczne obietnice jednak Polacy także w przypadku regenta </text:span></text:span><text:span text:style-name="Domyślna_20_czcionka_20_akapitu"><text:span text:style-name="T2">Portugalskiego liczyć nie mogli. Chwalono i popierano ideę, z jaką przybyli Polacy, ale bez konkretów. Co prawda regent i jego współpracownicy przez kolejne tygodnie </text:span></text:span><text:soft-page-break/><text:span text:style-name="Domyślna_20_czcionka_20_akapitu"><text:span text:style-name="T2">zaszczycali gości kolejnymi nieoficjalnymi spotkaniami i prywatnymi rozmowami, ale kończyło się to wszystko na słowach i luźnych obietnicach. Portugalczycy dla wyrażenia swego przyjacielskiego nastawienia zapłacili za pobyt polskim posłów, regent zdeponował 1000 dukatów dla Jana III, w wykorzystaniem na cele wojenne przeciwko Turcji, a ponadto obiecał w wybuchu wojny zasilić go kolejnymi funduszami. <text:s/>W dniu 17 sierpnia 1680r. Polacy weszli na statek "Fortuna" z zamiarem powrotu do kraju, pośpieszani królewskim ordynansem, jaki do nich dotarł. Część członków poselstwa miała inne plany, na przykład Piotr Koryciński jako generalny prepozyt miechowskich bożogrobców miał udać się lądem do Polski i po drodze <text:s/>wizytować klasztory swego zgromadzenia w Hiszpanii, Belgii i Francji, gdzie jednak zachorował na jakąś miejscową przypadłość i zmarł w biedzie po krótkim leczeniu w Paryżu ostatniego dnia roku 1680. Nie zdążył objąć biskupstwa kijowskiego, co mu obiecano jako nagrodę za udział w poselstwie. </text:span></text:span></text:p>
      <text:p text:style-name="P1"><text:span text:style-name="Domyślna_20_czcionka_20_akapitu"><text:span text:style-name="T2">Wysłany do Francji podskarbi Jan Andrzej Morsztyn, miał dyskontować swe wpływy w Wersalu na rzecz przekonania Ludwika XIV do idei Ligii Świętej, a w rzeczywistości udał się tam dzięki sejmowej zgodzie dla załatwiania spraw prywatnych i spotykając się z francuskimi osobistościami to odcinał się z celów swej misji, to bez skrępowania opowiadał o tajnikach polskiej dyplomacji oraz zamiarach Jana III. Gdy przybył do Paryża, jako oficjalny poseł Rzeczpospolitej to po pierwsze, jeszcze w 1678roku uzyskał francuskie poddaństwo, a przed powrotem w 1679roku został sekretarzem Ludwika XIV i złożył mu przysięgę wierność. Wyjeżdżając zabrał ze sobą imponująca kwotę 500 000zł i nie bez racji oskarżano go o defraudacje pieniędzy skarbowych. O niebezpiecznych grach Morsztyna dochodziły do uszu królewskich wieści przez umieszczonych w orszaku podskarbiego królewskich informatorów, ale nie były one pewne. W Paryżu co prawda Morsztyn działał ostentacyjnie, mydlił oczy Janowi III swymi listami, ale starał się mimo tego zachowywać pozory i działać ostrożnie. Polski król tracił resztki zaufania dla podskarbiego, a wykorzystując jego nieobecność nakazał przejąć pod swoja piecze </text:span></text:span><text:span text:style-name="Domyślna_20_czcionka_20_akapitu"><text:span text:style-name="T2">jego urząd i dokonać szczegółowej kontroli rachunków oraz kas, a jego popleczników w kraju i krążącą między nimi korespondencje objąć ścisła, choć </text:span></text:span><text:soft-page-break/><text:span text:style-name="Domyślna_20_czcionka_20_akapitu"><text:span text:style-name="T2">dyskretną kontrolą. Morsztyn przekonywał swych francuskich rozmówców, iż pchnięcie Rzeczpospolitej do wojny z Rosją odsunie możliwość jej sojuszu z cesarzem wokół antytureckiego zagrożenia - co zawsze będzie wbrew interesom francuskiej monarchii. Zalecał zatem Morsztyn do uruchomienia dyplomacji francuskiej do inspirowania tła dla konfliktu polsko-rosyjskiego i turecko-austriackiego, w sposób jaki <text:s/>aby stanowiska Warszawy i Wiednia nie mogły zostać pogodzone. Proponował też uwikłać Sobieskich obietnicami mariaży mających błogosławieństwo Ludwika XIV, wskazując ich nuworyszowskie usposobienie czyni polską rodzinę panująca podatną na podobne zabiegi. Oficjalnie oczywiście, co miało wyraz na audiencji w dniu 4 września 1679roku wedle instrukcji przekazanej przez króla i senatorów polskim dyplomatom, mieli oni przedłożyć zupełnie inne propozycje Ludwikowi XIV. Polacy zapraszali do Ligii Świętej i prosili o wsparcie finansowe, obiecując francuskiemu władcy widok na koronę cesarską, dla niebie lub kogoś z jego potomstwa, nad odzyskanych z rąk islamu Bizancjum. Przyjmując te propozycje Ludwik XIV stwierdził, iż wszelkie układy są możliwe jedynie po zawarciu odpowiednich traktatów z cesarzem i ustąpienia przez z polityki agresji przeciw Francji na terytorium Rzeszy, uznania praw i interesów francuskiego monarchy, a także ustąpienia przez papieża z konfrontacyjnego kursu wobec Paryża i potwierdzenia szczególnego uprzywilejowania francuskich Burbonów wobec miejscowego kościoła. Król francuski podkreśla, iż otwarty konflikt z Turcją, niepewny sukcesom naraża na ogromne straty handel lewantyński i ruinę jego poddanych. Jean-Baptiste Colbert (1619-1683), który właśnie przejął stery polityki zagranicznej Francji, z powodów ekonomicznych jednoznacznie odradzał mieszanie się w konflikt z Turcją. Ludwik XIV marzył o koronie cesarskiej, ale nie była to fantasmagoria bizantyjska, ale ta, którą składano na głowę pomazańca w Frankfurcie nad Menem. Zabiegi polskich dyplomatów traciły na znaczeniu i umykały uwadze towarzystwa trwoniącego czas i witalność w wersalskim korowodzie zabawy, wrażeń i drobnych intryg. W Warszawie bardzo liczono na zdolności Morsztyna, który </text:span></text:span><text:span text:style-name="Domyślna_20_czcionka_20_akapitu"><text:span text:style-name="T2">obracał je w zupełnie inny sposób, niż wynikało z wydawanych mu poleceń oraz możliwość uzyskania realnej pomocy ze strony Ludwika XIV. Wymiana </text:span></text:span><text:soft-page-break/><text:span text:style-name="Domyślna_20_czcionka_20_akapitu"><text:span text:style-name="T2">korespondencji miedzy Paryżem a Warszawę, była przez to ożywiona, a Jan III konsultując się w gronie swych najbardziej oddanych senatorów ciągle opracowywał nowe instrukcje dla swych dyplomatów, łudząc się, iż drobne gesty francuskie są dają szansę <text:s/>na urzeczywistnienie pokładanych w poselstwie nadziei. Ludwik XIV, jako chrześcijanin chwalił krucjatowy zapał Polaków, ale wymawiał się skomplikowaną politycznie sytuacją Francji i nie omieszkał też zarzucić Rzeczpospolitej wiarołomną i nieprzejednaną jej postawę wobec Brandenburgii, którą w tym czasie otaczał swoją pomocą, jako sojusznika. W tym czasie było oczywiście, iż w Paryżu akcje Berlina stoją wyżej niż Warszawy, a Francuzi nie mając w gruncie rzeczy nic do zaoferowania domagają się bezwarunkowego uchwycenia prób dogadania się Jana III z cesarzem Leopoldem. Obietnic matrymonialnych dotyczących królewicza Jakuba, nie byli też Francuzi skłonni podejmować, uznawano iż jest on jeszcze zbyt młody, a polityczny obraz niezbyt czytelny, aby składać ku temu jasne propozycje. Liczne poselstwo generowało coraz większe koszty, rozlokowane częściowo w Wersalu, częściowo w mniej lub bardziej podrzędnych hotelach paryskich. Morsztyn nie chciał wracać, załatwiając swe prywatne sprawy. Inni członkowie poselstwa byli stopniowo odwoływani do Polscy, Morsztyn nie wracał, dlatego w maju 1680 wysłano do niego ostre w tonie pismo wzywające go do natychmiastowego powrotu. Zignorował je jeszcze, ale kolejne z sierpnia 1680 postawił respektować i we wrześniu wyjechał do Polski, bo i położenie francuskiej partii bez jego pomocy nie było najlepsze. Wrócił zaopatrzony przez Francuzów w jasne wytyczne budowy mocnego stronnictwa i szkodzenia antytureckim planom Sobieskiego, mając na celu na początek rozbicie planowanego na rok 1681 sejmu. Nie dano mu na to jednak pieniędzy wystarczających do realizacji z powodzeniem tych planów. Miał on radzić sobie samodzielnie, posiłkować funduszami skarbowymi, co okazało się już trudne, gdyż po powrocie śledzono jego zarząd finansami bardzo ściśle, po drugie szukając, - co było bardzo trudne, niezadowolonych z rządów Jana III magnatów gotowych za swoje fundusze wspierać partię francuską. </text:span></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nux Libertine" svg:font-family="'Linux Libertine', Georgia"/>
    <style:font-face style:name="Mangal1" svg:font-family="Mangal"/>
    <style:font-face style:name="sans-serif" svg:font-family="sans-serif, Arial"/>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7:37:35.84</meta:creation-date>
    <dc:date>2016-03-05T11:14:14.34</dc:date>
    <meta:editing-duration>PT1H19M13S</meta:editing-duration>
    <meta:editing-cycles>20</meta:editing-cycles>
    <meta:generator>OpenOffice/4.0.1$Win32 OpenOffice.org_project/401m5$Build-9714</meta:generator>
    <meta:document-statistic meta:table-count="0" meta:image-count="0" meta:object-count="0" meta:page-count="164" meta:paragraph-count="233" meta:word-count="50065" meta:character-count="360421"/>
  </office:meta>
</office:document-meta>
</file>